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153.04pt"/>
    </style:style>
    <style:style style:name="co9" style:family="table-column">
      <style:table-column-properties fo:break-before="auto" style:column-width="161.55pt"/>
    </style:style>
    <style:style style:name="co10" style:family="table-column">
      <style:table-column-properties fo:break-before="auto" style:column-width="142.24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Default">
      <style:table-cell-properties fo:border="0.99pt solid #000000"/>
    </style:style>
    <style:style style:name="ce32" style:family="table-cell" style:parent-style-name="Default" style:data-style-name="N100">
      <style:table-cell-properties fo:border="0.99pt solid #000000"/>
    </style:style>
    <style:style style:name="ce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2" style:family="table-cell" style:parent-style-name="Pivot_20_Table_20_Value" style:data-style-name="N0"/>
    <style:style style:name="ce4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5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.c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_timestamp</text:p>
          </table:table-cell>
          <table:table-cell office:value-type="string" calcext:value-type="string">
            <text:p>qty_loop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nv_crystal_work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bers_any_thread</text:p>
          </table:table-cell>
          <table:table-cell office:value-type="string" calcext:value-type="string">
            <text:p>fibers_same_thread</text:p>
          </table:table-cell>
          <table:table-cell office:value-type="string" calcext:value-type="string">
            <text:p>fibers_any_thread_times_worker</text:p>
          </table:table-cell>
          <table:table-cell office:value-type="string" calcext:value-type="string">
            <text:p>fibers_same_thread_times_worker</text:p>
          </table:table-cell>
          <table:table-cell office:value-type="string" calcext:value-type="string">
            <text:p>fibers_any_thread_per_worker</text:p>
          </table:table-cell>
          <table:table-cell office:value-type="string" calcext:value-type="string">
            <text:p>fibers_same_thread_per_worker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0267" calcext:value-type="float">
            <text:p>2.67E-05</text:p>
          </table:table-cell>
          <table:table-cell office:value-type="float" office:value="0.000395029" calcext:value-type="float">
            <text:p>0.000395029</text:p>
          </table:table-cell>
          <table:table-cell office:value-type="float" office:value="0.000016711" calcext:value-type="float">
            <text:p>1.6711E-05</text:p>
          </table:table-cell>
          <table:table-cell office:value-type="float" office:value="0.000395029" calcext:value-type="float">
            <text:p>0.000395029</text:p>
          </table:table-cell>
          <table:table-cell office:value-type="float" office:value="0.000016711" calcext:value-type="float">
            <text:p>1.6711E-05</text:p>
          </table:table-cell>
          <table:table-cell office:value-type="float" office:value="0.000395029" calcext:value-type="float">
            <text:p>0.000395029</text:p>
          </table:table-cell>
          <table:table-cell office:value-type="float" office:value="0.000016711" calcext:value-type="float">
            <text:p>1.6711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0.000016831" calcext:value-type="float">
            <text:p>1.6831E-05</text:p>
          </table:table-cell>
          <table:table-cell office:value-type="float" office:value="0.000022542" calcext:value-type="float">
            <text:p>2.2542E-05</text:p>
          </table:table-cell>
          <table:table-cell office:value-type="float" office:value="0.000030186" calcext:value-type="float">
            <text:p>3.0186E-05</text:p>
          </table:table-cell>
          <table:table-cell office:value-type="float" office:value="0.000022542" calcext:value-type="float">
            <text:p>2.2542E-05</text:p>
          </table:table-cell>
          <table:table-cell office:value-type="float" office:value="0.000030186" calcext:value-type="float">
            <text:p>3.0186E-05</text:p>
          </table:table-cell>
          <table:table-cell office:value-type="float" office:value="0.000022542" calcext:value-type="float">
            <text:p>2.2542E-05</text:p>
          </table:table-cell>
          <table:table-cell office:value-type="float" office:value="0.000030186" calcext:value-type="float">
            <text:p>3.0186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018104" calcext:value-type="float">
            <text:p>1.8104E-05</text:p>
          </table:table-cell>
          <table:table-cell office:value-type="float" office:value="0.000060554" calcext:value-type="float">
            <text:p>6.0554E-05</text:p>
          </table:table-cell>
          <table:table-cell office:value-type="float" office:value="0.000038242" calcext:value-type="float">
            <text:p>3.8242E-05</text:p>
          </table:table-cell>
          <table:table-cell office:value-type="float" office:value="0.000121108" calcext:value-type="float">
            <text:p>0.000121108</text:p>
          </table:table-cell>
          <table:table-cell office:value-type="float" office:value="0.000076484" calcext:value-type="float">
            <text:p>7.6484E-05</text:p>
          </table:table-cell>
          <table:table-cell office:value-type="float" office:value="0.000030277" calcext:value-type="float">
            <text:p>3.0277E-05</text:p>
          </table:table-cell>
          <table:table-cell office:value-type="float" office:value="0.000019121" calcext:value-type="float">
            <text:p>1.9121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0.000011702" calcext:value-type="float">
            <text:p>1.1702E-05</text:p>
          </table:table-cell>
          <table:table-cell office:value-type="float" office:value="0.000039694" calcext:value-type="float">
            <text:p>3.9694E-05</text:p>
          </table:table-cell>
          <table:table-cell office:value-type="float" office:value="0.000022743" calcext:value-type="float">
            <text:p>2.2743E-05</text:p>
          </table:table-cell>
          <table:table-cell office:value-type="float" office:value="0.000079388" calcext:value-type="float">
            <text:p>7.9388E-05</text:p>
          </table:table-cell>
          <table:table-cell office:value-type="float" office:value="0.000045486" calcext:value-type="float">
            <text:p>4.5486E-05</text:p>
          </table:table-cell>
          <table:table-cell office:value-type="float" office:value="0.000019847" calcext:value-type="float">
            <text:p>1.9847E-05</text:p>
          </table:table-cell>
          <table:table-cell office:value-type="float" office:value="0.0000113715" calcext:value-type="float">
            <text:p>1.13715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033703" calcext:value-type="float">
            <text:p>3.3703E-05</text:p>
          </table:table-cell>
          <table:table-cell office:value-type="float" office:value="0.000119333" calcext:value-type="float">
            <text:p>0.000119333</text:p>
          </table:table-cell>
          <table:table-cell office:value-type="float" office:value="0.000078216" calcext:value-type="float">
            <text:p>7.8216E-05</text:p>
          </table:table-cell>
          <table:table-cell office:value-type="float" office:value="0.000357999" calcext:value-type="float">
            <text:p>0.000357999</text:p>
          </table:table-cell>
          <table:table-cell office:value-type="float" office:value="0.000234648" calcext:value-type="float">
            <text:p>0.000234648</text:p>
          </table:table-cell>
          <table:table-cell office:value-type="float" office:value="0.0000397776666666667" calcext:value-type="float">
            <text:p>3.97776666666667E-05</text:p>
          </table:table-cell>
          <table:table-cell office:value-type="float" office:value="0.000026072" calcext:value-type="float">
            <text:p>2.6072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0.000017052" calcext:value-type="float">
            <text:p>1.7052E-05</text:p>
          </table:table-cell>
          <table:table-cell office:value-type="float" office:value="0.000039644" calcext:value-type="float">
            <text:p>3.9644E-05</text:p>
          </table:table-cell>
          <table:table-cell office:value-type="float" office:value="0.000041367" calcext:value-type="float">
            <text:p>4.1367E-05</text:p>
          </table:table-cell>
          <table:table-cell office:value-type="float" office:value="0.000118932" calcext:value-type="float">
            <text:p>0.000118932</text:p>
          </table:table-cell>
          <table:table-cell office:value-type="float" office:value="0.000124101" calcext:value-type="float">
            <text:p>0.000124101</text:p>
          </table:table-cell>
          <table:table-cell office:value-type="float" office:value="0.0000132146666666667" calcext:value-type="float">
            <text:p>1.32146666666667E-05</text:p>
          </table:table-cell>
          <table:table-cell office:value-type="float" office:value="0.000013789" calcext:value-type="float">
            <text:p>1.3789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0268" calcext:value-type="float">
            <text:p>2.68E-05</text:p>
          </table:table-cell>
          <table:table-cell office:value-type="float" office:value="0.000116658" calcext:value-type="float">
            <text:p>0.000116658</text:p>
          </table:table-cell>
          <table:table-cell office:value-type="float" office:value="0.000066134" calcext:value-type="float">
            <text:p>6.6134E-05</text:p>
          </table:table-cell>
          <table:table-cell office:value-type="float" office:value="0.000466632" calcext:value-type="float">
            <text:p>0.000466632</text:p>
          </table:table-cell>
          <table:table-cell office:value-type="float" office:value="0.000264536" calcext:value-type="float">
            <text:p>0.000264536</text:p>
          </table:table-cell>
          <table:table-cell office:value-type="float" office:value="0.0000291645" calcext:value-type="float">
            <text:p>2.91645E-05</text:p>
          </table:table-cell>
          <table:table-cell office:value-type="float" office:value="0.0000165335" calcext:value-type="float">
            <text:p>1.65335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0.000016231" calcext:value-type="float">
            <text:p>1.6231E-05</text:p>
          </table:table-cell>
          <table:table-cell office:value-type="float" office:value="0.000040996" calcext:value-type="float">
            <text:p>4.0996E-05</text:p>
          </table:table-cell>
          <table:table-cell office:value-type="float" office:value="0.000041077" calcext:value-type="float">
            <text:p>4.1077E-05</text:p>
          </table:table-cell>
          <table:table-cell office:value-type="float" office:value="0.000163984" calcext:value-type="float">
            <text:p>0.000163984</text:p>
          </table:table-cell>
          <table:table-cell office:value-type="float" office:value="0.000164308" calcext:value-type="float">
            <text:p>0.000164308</text:p>
          </table:table-cell>
          <table:table-cell office:value-type="float" office:value="0.000010249" calcext:value-type="float">
            <text:p>1.0249E-05</text:p>
          </table:table-cell>
          <table:table-cell office:value-type="float" office:value="0.00001026925" calcext:value-type="float">
            <text:p>1.026925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029275" calcext:value-type="float">
            <text:p>2.9275E-05</text:p>
          </table:table-cell>
          <table:table-cell office:value-type="float" office:value="0.000135374" calcext:value-type="float">
            <text:p>0.000135374</text:p>
          </table:table-cell>
          <table:table-cell office:value-type="float" office:value="0.000063288" calcext:value-type="float">
            <text:p>6.3288E-05</text:p>
          </table:table-cell>
          <table:table-cell office:value-type="float" office:value="0.00067687" calcext:value-type="float">
            <text:p>0.00067687</text:p>
          </table:table-cell>
          <table:table-cell office:value-type="float" office:value="0.00031644" calcext:value-type="float">
            <text:p>0.00031644</text:p>
          </table:table-cell>
          <table:table-cell office:value-type="float" office:value="0.0000270748" calcext:value-type="float">
            <text:p>2.70748E-05</text:p>
          </table:table-cell>
          <table:table-cell office:value-type="float" office:value="0.0000126576" calcext:value-type="float">
            <text:p>1.26576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0.000017212" calcext:value-type="float">
            <text:p>1.7212E-05</text:p>
          </table:table-cell>
          <table:table-cell office:value-type="float" office:value="0.000047539" calcext:value-type="float">
            <text:p>4.7539E-05</text:p>
          </table:table-cell>
          <table:table-cell office:value-type="float" office:value="0.000060443" calcext:value-type="float">
            <text:p>6.0443E-05</text:p>
          </table:table-cell>
          <table:table-cell office:value-type="float" office:value="0.000237695" calcext:value-type="float">
            <text:p>0.000237695</text:p>
          </table:table-cell>
          <table:table-cell office:value-type="float" office:value="0.000302215" calcext:value-type="float">
            <text:p>0.000302215</text:p>
          </table:table-cell>
          <table:table-cell office:value-type="float" office:value="0.0000095078" calcext:value-type="float">
            <text:p>9.5078E-06</text:p>
          </table:table-cell>
          <table:table-cell office:value-type="float" office:value="0.0000120886" calcext:value-type="float">
            <text:p>1.20886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027191" calcext:value-type="float">
            <text:p>2.7191E-05</text:p>
          </table:table-cell>
          <table:table-cell office:value-type="float" office:value="0.000131987" calcext:value-type="float">
            <text:p>0.000131987</text:p>
          </table:table-cell>
          <table:table-cell office:value-type="float" office:value="0.000075391" calcext:value-type="float">
            <text:p>7.5391E-05</text:p>
          </table:table-cell>
          <table:table-cell office:value-type="float" office:value="0.000791922" calcext:value-type="float">
            <text:p>0.000791922</text:p>
          </table:table-cell>
          <table:table-cell office:value-type="float" office:value="0.000452346" calcext:value-type="float">
            <text:p>0.000452346</text:p>
          </table:table-cell>
          <table:table-cell office:value-type="float" office:value="0.0000219978333333333" calcext:value-type="float">
            <text:p>2.19978333333333E-05</text:p>
          </table:table-cell>
          <table:table-cell office:value-type="float" office:value="0.0000125651666666667" calcext:value-type="float">
            <text:p>1.25651666666667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0.000020428" calcext:value-type="float">
            <text:p>2.0428E-05</text:p>
          </table:table-cell>
          <table:table-cell office:value-type="float" office:value="0.000042369" calcext:value-type="float">
            <text:p>4.2369E-05</text:p>
          </table:table-cell>
          <table:table-cell office:value-type="float" office:value="0.000022141" calcext:value-type="float">
            <text:p>2.2141E-05</text:p>
          </table:table-cell>
          <table:table-cell office:value-type="float" office:value="0.000254214" calcext:value-type="float">
            <text:p>0.000254214</text:p>
          </table:table-cell>
          <table:table-cell office:value-type="float" office:value="0.000132846" calcext:value-type="float">
            <text:p>0.000132846</text:p>
          </table:table-cell>
          <table:table-cell office:value-type="float" office:value="0.0000070615" calcext:value-type="float">
            <text:p>7.0615E-06</text:p>
          </table:table-cell>
          <table:table-cell office:value-type="float" office:value="0.00000369016666666667" calcext:value-type="float">
            <text:p>3.6901666666666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02132" calcext:value-type="float">
            <text:p>2.132E-05</text:p>
          </table:table-cell>
          <table:table-cell office:value-type="float" office:value="0.000072265" calcext:value-type="float">
            <text:p>7.2265E-05</text:p>
          </table:table-cell>
          <table:table-cell office:value-type="float" office:value="0.000043101" calcext:value-type="float">
            <text:p>4.3101E-05</text:p>
          </table:table-cell>
          <table:table-cell office:value-type="float" office:value="0.000505855" calcext:value-type="float">
            <text:p>0.000505855</text:p>
          </table:table-cell>
          <table:table-cell office:value-type="float" office:value="0.000301707" calcext:value-type="float">
            <text:p>0.000301707</text:p>
          </table:table-cell>
          <table:table-cell office:value-type="float" office:value="0.0000103235714285714" calcext:value-type="float">
            <text:p>1.03235714285714E-05</text:p>
          </table:table-cell>
          <table:table-cell office:value-type="float" office:value="0.00000615728571428571" calcext:value-type="float">
            <text:p>6.1572857142857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0.000015338" calcext:value-type="float">
            <text:p>1.5338E-05</text:p>
          </table:table-cell>
          <table:table-cell office:value-type="float" office:value="0.000039123" calcext:value-type="float">
            <text:p>3.9123E-05</text:p>
          </table:table-cell>
          <table:table-cell office:value-type="float" office:value="0.000052138" calcext:value-type="float">
            <text:p>5.2138E-05</text:p>
          </table:table-cell>
          <table:table-cell office:value-type="float" office:value="0.000273861" calcext:value-type="float">
            <text:p>0.000273861</text:p>
          </table:table-cell>
          <table:table-cell office:value-type="float" office:value="0.000364966" calcext:value-type="float">
            <text:p>0.000364966</text:p>
          </table:table-cell>
          <table:table-cell office:value-type="float" office:value="0.000005589" calcext:value-type="float">
            <text:p>5.589E-06</text:p>
          </table:table-cell>
          <table:table-cell office:value-type="float" office:value="0.00000744828571428571" calcext:value-type="float">
            <text:p>7.4482857142857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034595" calcext:value-type="float">
            <text:p>3.4595E-05</text:p>
          </table:table-cell>
          <table:table-cell office:value-type="float" office:value="0.000137838" calcext:value-type="float">
            <text:p>0.000137838</text:p>
          </table:table-cell>
          <table:table-cell office:value-type="float" office:value="0.000079238" calcext:value-type="float">
            <text:p>7.9238E-05</text:p>
          </table:table-cell>
          <table:table-cell office:value-type="float" office:value="0.001102704" calcext:value-type="float">
            <text:p>0.001102704</text:p>
          </table:table-cell>
          <table:table-cell office:value-type="float" office:value="0.000633904" calcext:value-type="float">
            <text:p>0.000633904</text:p>
          </table:table-cell>
          <table:table-cell office:value-type="float" office:value="0.00001722975" calcext:value-type="float">
            <text:p>1.722975E-05</text:p>
          </table:table-cell>
          <table:table-cell office:value-type="float" office:value="0.00000990475" calcext:value-type="float">
            <text:p>9.9047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0.000015469" calcext:value-type="float">
            <text:p>1.5469E-05</text:p>
          </table:table-cell>
          <table:table-cell office:value-type="float" office:value="0.000053029" calcext:value-type="float">
            <text:p>5.3029E-05</text:p>
          </table:table-cell>
          <table:table-cell office:value-type="float" office:value="0.000044463" calcext:value-type="float">
            <text:p>4.4463E-05</text:p>
          </table:table-cell>
          <table:table-cell office:value-type="float" office:value="0.000424232" calcext:value-type="float">
            <text:p>0.000424232</text:p>
          </table:table-cell>
          <table:table-cell office:value-type="float" office:value="0.000355704" calcext:value-type="float">
            <text:p>0.000355704</text:p>
          </table:table-cell>
          <table:table-cell office:value-type="float" office:value="0.000006628625" calcext:value-type="float">
            <text:p>6.628625E-06</text:p>
          </table:table-cell>
          <table:table-cell office:value-type="float" office:value="0.000005557875" calcext:value-type="float">
            <text:p>5.55787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031209" calcext:value-type="float">
            <text:p>3.1209E-05</text:p>
          </table:table-cell>
          <table:table-cell office:value-type="float" office:value="0.00012833" calcext:value-type="float">
            <text:p>0.00012833</text:p>
          </table:table-cell>
          <table:table-cell office:value-type="float" office:value="0.00006949" calcext:value-type="float">
            <text:p>6.949E-05</text:p>
          </table:table-cell>
          <table:table-cell office:value-type="float" office:value="0.00115497" calcext:value-type="float">
            <text:p>0.00115497</text:p>
          </table:table-cell>
          <table:table-cell office:value-type="float" office:value="0.00062541" calcext:value-type="float">
            <text:p>0.00062541</text:p>
          </table:table-cell>
          <table:table-cell office:value-type="float" office:value="0.0000142588888888889" calcext:value-type="float">
            <text:p>1.42588888888889E-05</text:p>
          </table:table-cell>
          <table:table-cell office:value-type="float" office:value="0.00000772111111111111" calcext:value-type="float">
            <text:p>7.7211111111111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0.000017082" calcext:value-type="float">
            <text:p>1.7082E-05</text:p>
          </table:table-cell>
          <table:table-cell office:value-type="float" office:value="0.000055183" calcext:value-type="float">
            <text:p>5.5183E-05</text:p>
          </table:table-cell>
          <table:table-cell office:value-type="float" office:value="0.000028864" calcext:value-type="float">
            <text:p>2.8864E-05</text:p>
          </table:table-cell>
          <table:table-cell office:value-type="float" office:value="0.000496647" calcext:value-type="float">
            <text:p>0.000496647</text:p>
          </table:table-cell>
          <table:table-cell office:value-type="float" office:value="0.000259776" calcext:value-type="float">
            <text:p>0.000259776</text:p>
          </table:table-cell>
          <table:table-cell office:value-type="float" office:value="0.00000613144444444444" calcext:value-type="float">
            <text:p>6.13144444444444E-06</text:p>
          </table:table-cell>
          <table:table-cell office:value-type="float" office:value="0.00000320711111111111" calcext:value-type="float">
            <text:p>3.2071111111111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027431" calcext:value-type="float">
            <text:p>2.7431E-05</text:p>
          </table:table-cell>
          <table:table-cell office:value-type="float" office:value="0.000152275" calcext:value-type="float">
            <text:p>0.000152275</text:p>
          </table:table-cell>
          <table:table-cell office:value-type="float" office:value="0.000078977" calcext:value-type="float">
            <text:p>7.8977E-05</text:p>
          </table:table-cell>
          <table:table-cell office:value-type="float" office:value="0.00152275" calcext:value-type="float">
            <text:p>0.00152275</text:p>
          </table:table-cell>
          <table:table-cell office:value-type="float" office:value="0.00078977" calcext:value-type="float">
            <text:p>0.00078977</text:p>
          </table:table-cell>
          <table:table-cell office:value-type="float" office:value="0.0000152275" calcext:value-type="float">
            <text:p>1.52275E-05</text:p>
          </table:table-cell>
          <table:table-cell office:value-type="float" office:value="0.0000078977" calcext:value-type="float">
            <text:p>7.897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0.000018565" calcext:value-type="float">
            <text:p>1.8565E-05</text:p>
          </table:table-cell>
          <table:table-cell office:value-type="float" office:value="0.000077214" calcext:value-type="float">
            <text:p>7.7214E-05</text:p>
          </table:table-cell>
          <table:table-cell office:value-type="float" office:value="0.000024106" calcext:value-type="float">
            <text:p>2.4106E-05</text:p>
          </table:table-cell>
          <table:table-cell office:value-type="float" office:value="0.00077214" calcext:value-type="float">
            <text:p>0.00077214</text:p>
          </table:table-cell>
          <table:table-cell office:value-type="float" office:value="0.00024106" calcext:value-type="float">
            <text:p>0.00024106</text:p>
          </table:table-cell>
          <table:table-cell office:value-type="float" office:value="0.0000077214" calcext:value-type="float">
            <text:p>7.7214E-06</text:p>
          </table:table-cell>
          <table:table-cell office:value-type="float" office:value="0.0000024106" calcext:value-type="float">
            <text:p>2.4106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025026" calcext:value-type="float">
            <text:p>2.5026E-05</text:p>
          </table:table-cell>
          <table:table-cell office:value-type="float" office:value="0.000110246" calcext:value-type="float">
            <text:p>0.000110246</text:p>
          </table:table-cell>
          <table:table-cell office:value-type="float" office:value="0.000114464" calcext:value-type="float">
            <text:p>0.000114464</text:p>
          </table:table-cell>
          <table:table-cell office:value-type="float" office:value="0.001212706" calcext:value-type="float">
            <text:p>0.001212706</text:p>
          </table:table-cell>
          <table:table-cell office:value-type="float" office:value="0.001259104" calcext:value-type="float">
            <text:p>0.001259104</text:p>
          </table:table-cell>
          <table:table-cell office:value-type="float" office:value="0.0000100223636363636" calcext:value-type="float">
            <text:p>1.00223636363636E-05</text:p>
          </table:table-cell>
          <table:table-cell office:value-type="float" office:value="0.0000104058181818182" calcext:value-type="float">
            <text:p>1.04058181818182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0.000017602" calcext:value-type="float">
            <text:p>1.7602E-05</text:p>
          </table:table-cell>
          <table:table-cell office:value-type="float" office:value="0.000041368" calcext:value-type="float">
            <text:p>4.1368E-05</text:p>
          </table:table-cell>
          <table:table-cell office:value-type="float" office:value="0.000030367" calcext:value-type="float">
            <text:p>3.0367E-05</text:p>
          </table:table-cell>
          <table:table-cell office:value-type="float" office:value="0.000455048" calcext:value-type="float">
            <text:p>0.000455048</text:p>
          </table:table-cell>
          <table:table-cell office:value-type="float" office:value="0.000334037" calcext:value-type="float">
            <text:p>0.000334037</text:p>
          </table:table-cell>
          <table:table-cell office:value-type="float" office:value="0.00000376072727272727" calcext:value-type="float">
            <text:p>3.76072727272727E-06</text:p>
          </table:table-cell>
          <table:table-cell office:value-type="float" office:value="0.00000276063636363636" calcext:value-type="float">
            <text:p>2.76063636363636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028934" calcext:value-type="float">
            <text:p>2.8934E-05</text:p>
          </table:table-cell>
          <table:table-cell office:value-type="float" office:value="0.000089979" calcext:value-type="float">
            <text:p>8.9979E-05</text:p>
          </table:table-cell>
          <table:table-cell office:value-type="float" office:value="0.000092393" calcext:value-type="float">
            <text:p>9.2393E-05</text:p>
          </table:table-cell>
          <table:table-cell office:value-type="float" office:value="0.001079748" calcext:value-type="float">
            <text:p>0.001079748</text:p>
          </table:table-cell>
          <table:table-cell office:value-type="float" office:value="0.001108716" calcext:value-type="float">
            <text:p>0.001108716</text:p>
          </table:table-cell>
          <table:table-cell office:value-type="float" office:value="0.00000749825" calcext:value-type="float">
            <text:p>7.49825E-06</text:p>
          </table:table-cell>
          <table:table-cell office:value-type="float" office:value="0.00000769941666666667" calcext:value-type="float">
            <text:p>7.6994166666666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0.000017583" calcext:value-type="float">
            <text:p>1.7583E-05</text:p>
          </table:table-cell>
          <table:table-cell office:value-type="float" office:value="0.00004231" calcext:value-type="float">
            <text:p>4.231E-05</text:p>
          </table:table-cell>
          <table:table-cell office:value-type="float" office:value="0.000046587" calcext:value-type="float">
            <text:p>4.6587E-05</text:p>
          </table:table-cell>
          <table:table-cell office:value-type="float" office:value="0.00050772" calcext:value-type="float">
            <text:p>0.00050772</text:p>
          </table:table-cell>
          <table:table-cell office:value-type="float" office:value="0.000559044" calcext:value-type="float">
            <text:p>0.000559044</text:p>
          </table:table-cell>
          <table:table-cell office:value-type="float" office:value="0.00000352583333333333" calcext:value-type="float">
            <text:p>3.52583333333333E-06</text:p>
          </table:table-cell>
          <table:table-cell office:value-type="float" office:value="0.00000388225" calcext:value-type="float">
            <text:p>3.8822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022202" calcext:value-type="float">
            <text:p>2.2202E-05</text:p>
          </table:table-cell>
          <table:table-cell office:value-type="float" office:value="0.000094767" calcext:value-type="float">
            <text:p>9.4767E-05</text:p>
          </table:table-cell>
          <table:table-cell office:value-type="float" office:value="0.000099846" calcext:value-type="float">
            <text:p>9.9846E-05</text:p>
          </table:table-cell>
          <table:table-cell office:value-type="float" office:value="0.001231971" calcext:value-type="float">
            <text:p>0.001231971</text:p>
          </table:table-cell>
          <table:table-cell office:value-type="float" office:value="0.001297998" calcext:value-type="float">
            <text:p>0.001297998</text:p>
          </table:table-cell>
          <table:table-cell office:value-type="float" office:value="0.00000728976923076923" calcext:value-type="float">
            <text:p>7.28976923076923E-06</text:p>
          </table:table-cell>
          <table:table-cell office:value-type="float" office:value="0.00000768046153846154" calcext:value-type="float">
            <text:p>7.6804615384615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0.000014176" calcext:value-type="float">
            <text:p>1.4176E-05</text:p>
          </table:table-cell>
          <table:table-cell office:value-type="float" office:value="0.000029886" calcext:value-type="float">
            <text:p>2.9886E-05</text:p>
          </table:table-cell>
          <table:table-cell office:value-type="float" office:value="0.000081042" calcext:value-type="float">
            <text:p>8.1042E-05</text:p>
          </table:table-cell>
          <table:table-cell office:value-type="float" office:value="0.000388518" calcext:value-type="float">
            <text:p>0.000388518</text:p>
          </table:table-cell>
          <table:table-cell office:value-type="float" office:value="0.001053546" calcext:value-type="float">
            <text:p>0.001053546</text:p>
          </table:table-cell>
          <table:table-cell office:value-type="float" office:value="0.00000229892307692308" calcext:value-type="float">
            <text:p>2.29892307692308E-06</text:p>
          </table:table-cell>
          <table:table-cell office:value-type="float" office:value="0.000006234" calcext:value-type="float">
            <text:p>6.23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028133" calcext:value-type="float">
            <text:p>2.8133E-05</text:p>
          </table:table-cell>
          <table:table-cell office:value-type="float" office:value="0.000105327" calcext:value-type="float">
            <text:p>0.000105327</text:p>
          </table:table-cell>
          <table:table-cell office:value-type="float" office:value="0.000122389" calcext:value-type="float">
            <text:p>0.000122389</text:p>
          </table:table-cell>
          <table:table-cell office:value-type="float" office:value="0.001474578" calcext:value-type="float">
            <text:p>0.001474578</text:p>
          </table:table-cell>
          <table:table-cell office:value-type="float" office:value="0.001713446" calcext:value-type="float">
            <text:p>0.001713446</text:p>
          </table:table-cell>
          <table:table-cell office:value-type="float" office:value="0.00000752335714285714" calcext:value-type="float">
            <text:p>7.52335714285714E-06</text:p>
          </table:table-cell>
          <table:table-cell office:value-type="float" office:value="0.00000874207142857143" calcext:value-type="float">
            <text:p>8.74207142857143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0.000018635" calcext:value-type="float">
            <text:p>1.8635E-05</text:p>
          </table:table-cell>
          <table:table-cell office:value-type="float" office:value="0.000046567" calcext:value-type="float">
            <text:p>4.6567E-05</text:p>
          </table:table-cell>
          <table:table-cell office:value-type="float" office:value="0.000051567" calcext:value-type="float">
            <text:p>5.1567E-05</text:p>
          </table:table-cell>
          <table:table-cell office:value-type="float" office:value="0.000651938" calcext:value-type="float">
            <text:p>0.000651938</text:p>
          </table:table-cell>
          <table:table-cell office:value-type="float" office:value="0.000721938" calcext:value-type="float">
            <text:p>0.000721938</text:p>
          </table:table-cell>
          <table:table-cell office:value-type="float" office:value="0.00000332621428571429" calcext:value-type="float">
            <text:p>3.32621428571429E-06</text:p>
          </table:table-cell>
          <table:table-cell office:value-type="float" office:value="0.00000368335714285714" calcext:value-type="float">
            <text:p>3.6833571428571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018635" calcext:value-type="float">
            <text:p>1.8635E-05</text:p>
          </table:table-cell>
          <table:table-cell office:value-type="float" office:value="0.000087774" calcext:value-type="float">
            <text:p>8.7774E-05</text:p>
          </table:table-cell>
          <table:table-cell office:value-type="float" office:value="0.000123121" calcext:value-type="float">
            <text:p>0.000123121</text:p>
          </table:table-cell>
          <table:table-cell office:value-type="float" office:value="0.00131661" calcext:value-type="float">
            <text:p>0.00131661</text:p>
          </table:table-cell>
          <table:table-cell office:value-type="float" office:value="0.001846815" calcext:value-type="float">
            <text:p>0.001846815</text:p>
          </table:table-cell>
          <table:table-cell office:value-type="float" office:value="0.0000058516" calcext:value-type="float">
            <text:p>5.8516E-06</text:p>
          </table:table-cell>
          <table:table-cell office:value-type="float" office:value="0.00000820806666666667" calcext:value-type="float">
            <text:p>8.2080666666666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0.0000103" calcext:value-type="float">
            <text:p>1.03E-05</text:p>
          </table:table-cell>
          <table:table-cell office:value-type="float" office:value="0.00004798" calcext:value-type="float">
            <text:p>4.798E-05</text:p>
          </table:table-cell>
          <table:table-cell office:value-type="float" office:value="0.000099226" calcext:value-type="float">
            <text:p>9.9226E-05</text:p>
          </table:table-cell>
          <table:table-cell office:value-type="float" office:value="0.0007197" calcext:value-type="float">
            <text:p>0.0007197</text:p>
          </table:table-cell>
          <table:table-cell office:value-type="float" office:value="0.00148839" calcext:value-type="float">
            <text:p>0.00148839</text:p>
          </table:table-cell>
          <table:table-cell office:value-type="float" office:value="0.00000319866666666667" calcext:value-type="float">
            <text:p>3.19866666666667E-06</text:p>
          </table:table-cell>
          <table:table-cell office:value-type="float" office:value="0.00000661506666666667" calcext:value-type="float">
            <text:p>6.6150666666666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038372" calcext:value-type="float">
            <text:p>3.8372E-05</text:p>
          </table:table-cell>
          <table:table-cell office:value-type="float" office:value="0.000103563" calcext:value-type="float">
            <text:p>0.000103563</text:p>
          </table:table-cell>
          <table:table-cell office:value-type="float" office:value="0.000102161" calcext:value-type="float">
            <text:p>0.000102161</text:p>
          </table:table-cell>
          <table:table-cell office:value-type="float" office:value="0.001657008" calcext:value-type="float">
            <text:p>0.001657008</text:p>
          </table:table-cell>
          <table:table-cell office:value-type="float" office:value="0.001634576" calcext:value-type="float">
            <text:p>0.001634576</text:p>
          </table:table-cell>
          <table:table-cell office:value-type="float" office:value="0.0000064726875" calcext:value-type="float">
            <text:p>6.4726875E-06</text:p>
          </table:table-cell>
          <table:table-cell office:value-type="float" office:value="0.0000063850625" calcext:value-type="float">
            <text:p>6.385062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0.000022742" calcext:value-type="float">
            <text:p>2.2742E-05</text:p>
          </table:table-cell>
          <table:table-cell office:value-type="float" office:value="0.00006933" calcext:value-type="float">
            <text:p>6.933E-05</text:p>
          </table:table-cell>
          <table:table-cell office:value-type="float" office:value="0.00005907" calcext:value-type="float">
            <text:p>5.907E-05</text:p>
          </table:table-cell>
          <table:table-cell office:value-type="float" office:value="0.00110928" calcext:value-type="float">
            <text:p>0.00110928</text:p>
          </table:table-cell>
          <table:table-cell office:value-type="float" office:value="0.00094512" calcext:value-type="float">
            <text:p>0.00094512</text:p>
          </table:table-cell>
          <table:table-cell office:value-type="float" office:value="0.000004333125" calcext:value-type="float">
            <text:p>4.333125E-06</text:p>
          </table:table-cell>
          <table:table-cell office:value-type="float" office:value="0.000003691875" calcext:value-type="float">
            <text:p>3.69187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029645" calcext:value-type="float">
            <text:p>2.9645E-05</text:p>
          </table:table-cell>
          <table:table-cell office:value-type="float" office:value="0.000095268" calcext:value-type="float">
            <text:p>9.5268E-05</text:p>
          </table:table-cell>
          <table:table-cell office:value-type="float" office:value="0.000077024" calcext:value-type="float">
            <text:p>7.7024E-05</text:p>
          </table:table-cell>
          <table:table-cell office:value-type="float" office:value="0.001619556" calcext:value-type="float">
            <text:p>0.001619556</text:p>
          </table:table-cell>
          <table:table-cell office:value-type="float" office:value="0.001309408" calcext:value-type="float">
            <text:p>0.001309408</text:p>
          </table:table-cell>
          <table:table-cell office:value-type="float" office:value="0.000005604" calcext:value-type="float">
            <text:p>5.604E-06</text:p>
          </table:table-cell>
          <table:table-cell office:value-type="float" office:value="0.00000453082352941177" calcext:value-type="float">
            <text:p>4.5308235294117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0.000023173" calcext:value-type="float">
            <text:p>2.3173E-05</text:p>
          </table:table-cell>
          <table:table-cell office:value-type="float" office:value="0.00003746" calcext:value-type="float">
            <text:p>3.746E-05</text:p>
          </table:table-cell>
          <table:table-cell office:value-type="float" office:value="0.000095107" calcext:value-type="float">
            <text:p>9.5107E-05</text:p>
          </table:table-cell>
          <table:table-cell office:value-type="float" office:value="0.00063682" calcext:value-type="float">
            <text:p>0.00063682</text:p>
          </table:table-cell>
          <table:table-cell office:value-type="float" office:value="0.001616819" calcext:value-type="float">
            <text:p>0.001616819</text:p>
          </table:table-cell>
          <table:table-cell office:value-type="float" office:value="0.00000220352941176471" calcext:value-type="float">
            <text:p>2.20352941176471E-06</text:p>
          </table:table-cell>
          <table:table-cell office:value-type="float" office:value="0.00000559452941176471" calcext:value-type="float">
            <text:p>5.5945294117647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033363" calcext:value-type="float">
            <text:p>3.3363E-05</text:p>
          </table:table-cell>
          <table:table-cell office:value-type="float" office:value="0.00012304" calcext:value-type="float">
            <text:p>0.00012304</text:p>
          </table:table-cell>
          <table:table-cell office:value-type="float" office:value="0.00009613" calcext:value-type="float">
            <text:p>9.613E-05</text:p>
          </table:table-cell>
          <table:table-cell office:value-type="float" office:value="0.00221472" calcext:value-type="float">
            <text:p>0.00221472</text:p>
          </table:table-cell>
          <table:table-cell office:value-type="float" office:value="0.00173034" calcext:value-type="float">
            <text:p>0.00173034</text:p>
          </table:table-cell>
          <table:table-cell office:value-type="float" office:value="0.00000683555555555556" calcext:value-type="float">
            <text:p>6.83555555555556E-06</text:p>
          </table:table-cell>
          <table:table-cell office:value-type="float" office:value="0.00000534055555555555" calcext:value-type="float">
            <text:p>5.3405555555555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0.00002711" calcext:value-type="float">
            <text:p>2.711E-05</text:p>
          </table:table-cell>
          <table:table-cell office:value-type="float" office:value="0.000062567" calcext:value-type="float">
            <text:p>6.2567E-05</text:p>
          </table:table-cell>
          <table:table-cell office:value-type="float" office:value="0.000088375" calcext:value-type="float">
            <text:p>8.8375E-05</text:p>
          </table:table-cell>
          <table:table-cell office:value-type="float" office:value="0.001126206" calcext:value-type="float">
            <text:p>0.001126206</text:p>
          </table:table-cell>
          <table:table-cell office:value-type="float" office:value="0.00159075" calcext:value-type="float">
            <text:p>0.00159075</text:p>
          </table:table-cell>
          <table:table-cell office:value-type="float" office:value="0.00000347594444444444" calcext:value-type="float">
            <text:p>3.47594444444444E-06</text:p>
          </table:table-cell>
          <table:table-cell office:value-type="float" office:value="0.00000490972222222222" calcext:value-type="float">
            <text:p>4.90972222222222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027451" calcext:value-type="float">
            <text:p>2.7451E-05</text:p>
          </table:table-cell>
          <table:table-cell office:value-type="float" office:value="0.000125675" calcext:value-type="float">
            <text:p>0.000125675</text:p>
          </table:table-cell>
          <table:table-cell office:value-type="float" office:value="0.000081973" calcext:value-type="float">
            <text:p>8.1973E-05</text:p>
          </table:table-cell>
          <table:table-cell office:value-type="float" office:value="0.002387825" calcext:value-type="float">
            <text:p>0.002387825</text:p>
          </table:table-cell>
          <table:table-cell office:value-type="float" office:value="0.001557487" calcext:value-type="float">
            <text:p>0.001557487</text:p>
          </table:table-cell>
          <table:table-cell office:value-type="float" office:value="0.00000661447368421053" calcext:value-type="float">
            <text:p>6.61447368421053E-06</text:p>
          </table:table-cell>
          <table:table-cell office:value-type="float" office:value="0.00000431436842105263" calcext:value-type="float">
            <text:p>4.31436842105263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0.000021701" calcext:value-type="float">
            <text:p>2.1701E-05</text:p>
          </table:table-cell>
          <table:table-cell office:value-type="float" office:value="0.000051346" calcext:value-type="float">
            <text:p>5.1346E-05</text:p>
          </table:table-cell>
          <table:table-cell office:value-type="float" office:value="0.000083567" calcext:value-type="float">
            <text:p>8.3567E-05</text:p>
          </table:table-cell>
          <table:table-cell office:value-type="float" office:value="0.000975574" calcext:value-type="float">
            <text:p>0.000975574</text:p>
          </table:table-cell>
          <table:table-cell office:value-type="float" office:value="0.001587773" calcext:value-type="float">
            <text:p>0.001587773</text:p>
          </table:table-cell>
          <table:table-cell office:value-type="float" office:value="0.00000270242105263158" calcext:value-type="float">
            <text:p>2.70242105263158E-06</text:p>
          </table:table-cell>
          <table:table-cell office:value-type="float" office:value="0.00000439826315789474" calcext:value-type="float">
            <text:p>4.3982631578947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038342" calcext:value-type="float">
            <text:p>3.8342E-05</text:p>
          </table:table-cell>
          <table:table-cell office:value-type="float" office:value="0.000150611" calcext:value-type="float">
            <text:p>0.000150611</text:p>
          </table:table-cell>
          <table:table-cell office:value-type="float" office:value="0.000109194" calcext:value-type="float">
            <text:p>0.000109194</text:p>
          </table:table-cell>
          <table:table-cell office:value-type="float" office:value="0.00301222" calcext:value-type="float">
            <text:p>0.00301222</text:p>
          </table:table-cell>
          <table:table-cell office:value-type="float" office:value="0.00218388" calcext:value-type="float">
            <text:p>0.00218388</text:p>
          </table:table-cell>
          <table:table-cell office:value-type="float" office:value="0.00000753055" calcext:value-type="float">
            <text:p>7.53055E-06</text:p>
          </table:table-cell>
          <table:table-cell office:value-type="float" office:value="0.0000054597" calcext:value-type="float">
            <text:p>5.459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0.000031599" calcext:value-type="float">
            <text:p>3.1599E-05</text:p>
          </table:table-cell>
          <table:table-cell office:value-type="float" office:value="0.000079699" calcext:value-type="float">
            <text:p>7.9699E-05</text:p>
          </table:table-cell>
          <table:table-cell office:value-type="float" office:value="0.000113312" calcext:value-type="float">
            <text:p>0.000113312</text:p>
          </table:table-cell>
          <table:table-cell office:value-type="float" office:value="0.00159398" calcext:value-type="float">
            <text:p>0.00159398</text:p>
          </table:table-cell>
          <table:table-cell office:value-type="float" office:value="0.00226624" calcext:value-type="float">
            <text:p>0.00226624</text:p>
          </table:table-cell>
          <table:table-cell office:value-type="float" office:value="0.00000398495" calcext:value-type="float">
            <text:p>3.98495E-06</text:p>
          </table:table-cell>
          <table:table-cell office:value-type="float" office:value="0.0000056656" calcext:value-type="float">
            <text:p>5.6656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028133" calcext:value-type="float">
            <text:p>2.8133E-05</text:p>
          </table:table-cell>
          <table:table-cell office:value-type="float" office:value="0.000111949" calcext:value-type="float">
            <text:p>0.000111949</text:p>
          </table:table-cell>
          <table:table-cell office:value-type="float" office:value="0.000094978" calcext:value-type="float">
            <text:p>9.4978E-05</text:p>
          </table:table-cell>
          <table:table-cell office:value-type="float" office:value="0.002350929" calcext:value-type="float">
            <text:p>0.002350929</text:p>
          </table:table-cell>
          <table:table-cell office:value-type="float" office:value="0.001994538" calcext:value-type="float">
            <text:p>0.001994538</text:p>
          </table:table-cell>
          <table:table-cell office:value-type="float" office:value="0.00000533090476190476" calcext:value-type="float">
            <text:p>5.33090476190476E-06</text:p>
          </table:table-cell>
          <table:table-cell office:value-type="float" office:value="0.0000045227619047619" calcext:value-type="float">
            <text:p>4.5227619047619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0.000019586" calcext:value-type="float">
            <text:p>1.9586E-05</text:p>
          </table:table-cell>
          <table:table-cell office:value-type="float" office:value="0.000049021" calcext:value-type="float">
            <text:p>4.9021E-05</text:p>
          </table:table-cell>
          <table:table-cell office:value-type="float" office:value="0.000102692" calcext:value-type="float">
            <text:p>0.000102692</text:p>
          </table:table-cell>
          <table:table-cell office:value-type="float" office:value="0.001029441" calcext:value-type="float">
            <text:p>0.001029441</text:p>
          </table:table-cell>
          <table:table-cell office:value-type="float" office:value="0.002156532" calcext:value-type="float">
            <text:p>0.002156532</text:p>
          </table:table-cell>
          <table:table-cell office:value-type="float" office:value="0.00000233433333333333" calcext:value-type="float">
            <text:p>2.33433333333333E-06</text:p>
          </table:table-cell>
          <table:table-cell office:value-type="float" office:value="0.00000489009523809524" calcext:value-type="float">
            <text:p>4.8900952380952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031239" calcext:value-type="float">
            <text:p>3.1239E-05</text:p>
          </table:table-cell>
          <table:table-cell office:value-type="float" office:value="0.000108744" calcext:value-type="float">
            <text:p>0.000108744</text:p>
          </table:table-cell>
          <table:table-cell office:value-type="float" office:value="0.000127158" calcext:value-type="float">
            <text:p>0.000127158</text:p>
          </table:table-cell>
          <table:table-cell office:value-type="float" office:value="0.002392368" calcext:value-type="float">
            <text:p>0.002392368</text:p>
          </table:table-cell>
          <table:table-cell office:value-type="float" office:value="0.002797476" calcext:value-type="float">
            <text:p>0.002797476</text:p>
          </table:table-cell>
          <table:table-cell office:value-type="float" office:value="0.00000494290909090909" calcext:value-type="float">
            <text:p>4.94290909090909E-06</text:p>
          </table:table-cell>
          <table:table-cell office:value-type="float" office:value="0.00000577990909090909" calcext:value-type="float">
            <text:p>5.77990909090909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0.000018645" calcext:value-type="float">
            <text:p>1.8645E-05</text:p>
          </table:table-cell>
          <table:table-cell office:value-type="float" office:value="0.000072245" calcext:value-type="float">
            <text:p>7.2245E-05</text:p>
          </table:table-cell>
          <table:table-cell office:value-type="float" office:value="0.000119092" calcext:value-type="float">
            <text:p>0.000119092</text:p>
          </table:table-cell>
          <table:table-cell office:value-type="float" office:value="0.00158939" calcext:value-type="float">
            <text:p>0.00158939</text:p>
          </table:table-cell>
          <table:table-cell office:value-type="float" office:value="0.002620024" calcext:value-type="float">
            <text:p>0.002620024</text:p>
          </table:table-cell>
          <table:table-cell office:value-type="float" office:value="0.00000328386363636364" calcext:value-type="float">
            <text:p>3.28386363636364E-06</text:p>
          </table:table-cell>
          <table:table-cell office:value-type="float" office:value="0.00000541327272727273" calcext:value-type="float">
            <text:p>5.41327272727273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028543" calcext:value-type="float">
            <text:p>2.8543E-05</text:p>
          </table:table-cell>
          <table:table-cell office:value-type="float" office:value="0.000110337" calcext:value-type="float">
            <text:p>0.000110337</text:p>
          </table:table-cell>
          <table:table-cell office:value-type="float" office:value="0.000089127" calcext:value-type="float">
            <text:p>8.9127E-05</text:p>
          </table:table-cell>
          <table:table-cell office:value-type="float" office:value="0.002537751" calcext:value-type="float">
            <text:p>0.002537751</text:p>
          </table:table-cell>
          <table:table-cell office:value-type="float" office:value="0.002049921" calcext:value-type="float">
            <text:p>0.002049921</text:p>
          </table:table-cell>
          <table:table-cell office:value-type="float" office:value="0.00000479726086956522" calcext:value-type="float">
            <text:p>4.79726086956522E-06</text:p>
          </table:table-cell>
          <table:table-cell office:value-type="float" office:value="0.00000387508695652174" calcext:value-type="float">
            <text:p>3.8750869565217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0.000019226" calcext:value-type="float">
            <text:p>1.9226E-05</text:p>
          </table:table-cell>
          <table:table-cell office:value-type="float" office:value="0.000045505" calcext:value-type="float">
            <text:p>4.5505E-05</text:p>
          </table:table-cell>
          <table:table-cell office:value-type="float" office:value="0.000118512" calcext:value-type="float">
            <text:p>0.000118512</text:p>
          </table:table-cell>
          <table:table-cell office:value-type="float" office:value="0.001046615" calcext:value-type="float">
            <text:p>0.001046615</text:p>
          </table:table-cell>
          <table:table-cell office:value-type="float" office:value="0.002725776" calcext:value-type="float">
            <text:p>0.002725776</text:p>
          </table:table-cell>
          <table:table-cell office:value-type="float" office:value="0.00000197847826086957" calcext:value-type="float">
            <text:p>1.97847826086957E-06</text:p>
          </table:table-cell>
          <table:table-cell office:value-type="float" office:value="0.00000515269565217391" calcext:value-type="float">
            <text:p>5.1526956521739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034785" calcext:value-type="float">
            <text:p>3.4785E-05</text:p>
          </table:table-cell>
          <table:table-cell office:value-type="float" office:value="0.000148127" calcext:value-type="float">
            <text:p>0.000148127</text:p>
          </table:table-cell>
          <table:table-cell office:value-type="float" office:value="0.000099326" calcext:value-type="float">
            <text:p>9.9326E-05</text:p>
          </table:table-cell>
          <table:table-cell office:value-type="float" office:value="0.003555048" calcext:value-type="float">
            <text:p>0.003555048</text:p>
          </table:table-cell>
          <table:table-cell office:value-type="float" office:value="0.002383824" calcext:value-type="float">
            <text:p>0.002383824</text:p>
          </table:table-cell>
          <table:table-cell office:value-type="float" office:value="0.00000617195833333333" calcext:value-type="float">
            <text:p>6.17195833333333E-06</text:p>
          </table:table-cell>
          <table:table-cell office:value-type="float" office:value="0.00000413858333333333" calcext:value-type="float">
            <text:p>4.13858333333333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0.000020498" calcext:value-type="float">
            <text:p>2.0498E-05</text:p>
          </table:table-cell>
          <table:table-cell office:value-type="float" office:value="0.000051165" calcext:value-type="float">
            <text:p>5.1165E-05</text:p>
          </table:table-cell>
          <table:table-cell office:value-type="float" office:value="0.000092553" calcext:value-type="float">
            <text:p>9.2553E-05</text:p>
          </table:table-cell>
          <table:table-cell office:value-type="float" office:value="0.00122796" calcext:value-type="float">
            <text:p>0.00122796</text:p>
          </table:table-cell>
          <table:table-cell office:value-type="float" office:value="0.002221272" calcext:value-type="float">
            <text:p>0.002221272</text:p>
          </table:table-cell>
          <table:table-cell office:value-type="float" office:value="0.000002131875" calcext:value-type="float">
            <text:p>2.131875E-06</text:p>
          </table:table-cell>
          <table:table-cell office:value-type="float" office:value="0.000003856375" calcext:value-type="float">
            <text:p>3.85637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02665" calcext:value-type="float">
            <text:p>2.665E-05</text:p>
          </table:table-cell>
          <table:table-cell office:value-type="float" office:value="0.000118432" calcext:value-type="float">
            <text:p>0.000118432</text:p>
          </table:table-cell>
          <table:table-cell office:value-type="float" office:value="0.000095819" calcext:value-type="float">
            <text:p>9.5819E-05</text:p>
          </table:table-cell>
          <table:table-cell office:value-type="float" office:value="0.0029608" calcext:value-type="float">
            <text:p>0.0029608</text:p>
          </table:table-cell>
          <table:table-cell office:value-type="float" office:value="0.002395475" calcext:value-type="float">
            <text:p>0.002395475</text:p>
          </table:table-cell>
          <table:table-cell office:value-type="float" office:value="0.00000473728" calcext:value-type="float">
            <text:p>4.73728E-06</text:p>
          </table:table-cell>
          <table:table-cell office:value-type="float" office:value="0.00000383276" calcext:value-type="float">
            <text:p>3.83276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0.00001598" calcext:value-type="float">
            <text:p>1.598E-05</text:p>
          </table:table-cell>
          <table:table-cell office:value-type="float" office:value="0.000061294" calcext:value-type="float">
            <text:p>6.1294E-05</text:p>
          </table:table-cell>
          <table:table-cell office:value-type="float" office:value="0.000131526" calcext:value-type="float">
            <text:p>0.000131526</text:p>
          </table:table-cell>
          <table:table-cell office:value-type="float" office:value="0.00153235" calcext:value-type="float">
            <text:p>0.00153235</text:p>
          </table:table-cell>
          <table:table-cell office:value-type="float" office:value="0.00328815" calcext:value-type="float">
            <text:p>0.00328815</text:p>
          </table:table-cell>
          <table:table-cell office:value-type="float" office:value="0.00000245176" calcext:value-type="float">
            <text:p>2.45176E-06</text:p>
          </table:table-cell>
          <table:table-cell office:value-type="float" office:value="0.00000526104" calcext:value-type="float">
            <text:p>5.2610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029135" calcext:value-type="float">
            <text:p>2.9135E-05</text:p>
          </table:table-cell>
          <table:table-cell office:value-type="float" office:value="0.000115536" calcext:value-type="float">
            <text:p>0.000115536</text:p>
          </table:table-cell>
          <table:table-cell office:value-type="float" office:value="0.000109886" calcext:value-type="float">
            <text:p>0.000109886</text:p>
          </table:table-cell>
          <table:table-cell office:value-type="float" office:value="0.003003936" calcext:value-type="float">
            <text:p>0.003003936</text:p>
          </table:table-cell>
          <table:table-cell office:value-type="float" office:value="0.002857036" calcext:value-type="float">
            <text:p>0.002857036</text:p>
          </table:table-cell>
          <table:table-cell office:value-type="float" office:value="0.00000444369230769231" calcext:value-type="float">
            <text:p>4.44369230769231E-06</text:p>
          </table:table-cell>
          <table:table-cell office:value-type="float" office:value="0.00000422638461538462" calcext:value-type="float">
            <text:p>4.22638461538462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0.000036989" calcext:value-type="float">
            <text:p>3.6989E-05</text:p>
          </table:table-cell>
          <table:table-cell office:value-type="float" office:value="0.000058589" calcext:value-type="float">
            <text:p>5.8589E-05</text:p>
          </table:table-cell>
          <table:table-cell office:value-type="float" office:value="0.000134932" calcext:value-type="float">
            <text:p>0.000134932</text:p>
          </table:table-cell>
          <table:table-cell office:value-type="float" office:value="0.001523314" calcext:value-type="float">
            <text:p>0.001523314</text:p>
          </table:table-cell>
          <table:table-cell office:value-type="float" office:value="0.003508232" calcext:value-type="float">
            <text:p>0.003508232</text:p>
          </table:table-cell>
          <table:table-cell office:value-type="float" office:value="0.00000225342307692308" calcext:value-type="float">
            <text:p>2.25342307692308E-06</text:p>
          </table:table-cell>
          <table:table-cell office:value-type="float" office:value="0.00000518969230769231" calcext:value-type="float">
            <text:p>5.1896923076923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036789" calcext:value-type="float">
            <text:p>3.6789E-05</text:p>
          </table:table-cell>
          <table:table-cell office:value-type="float" office:value="0.000128661" calcext:value-type="float">
            <text:p>0.000128661</text:p>
          </table:table-cell>
          <table:table-cell office:value-type="float" office:value="0.000130444" calcext:value-type="float">
            <text:p>0.000130444</text:p>
          </table:table-cell>
          <table:table-cell office:value-type="float" office:value="0.003473847" calcext:value-type="float">
            <text:p>0.003473847</text:p>
          </table:table-cell>
          <table:table-cell office:value-type="float" office:value="0.003521988" calcext:value-type="float">
            <text:p>0.003521988</text:p>
          </table:table-cell>
          <table:table-cell office:value-type="float" office:value="0.00000476522222222222" calcext:value-type="float">
            <text:p>4.76522222222222E-06</text:p>
          </table:table-cell>
          <table:table-cell office:value-type="float" office:value="0.00000483125925925926" calcext:value-type="float">
            <text:p>4.83125925925926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0.000035006" calcext:value-type="float">
            <text:p>3.5006E-05</text:p>
          </table:table-cell>
          <table:table-cell office:value-type="float" office:value="0.000046567" calcext:value-type="float">
            <text:p>4.6567E-05</text:p>
          </table:table-cell>
          <table:table-cell office:value-type="float" office:value="0.000173164" calcext:value-type="float">
            <text:p>0.000173164</text:p>
          </table:table-cell>
          <table:table-cell office:value-type="float" office:value="0.001257309" calcext:value-type="float">
            <text:p>0.001257309</text:p>
          </table:table-cell>
          <table:table-cell office:value-type="float" office:value="0.004675428" calcext:value-type="float">
            <text:p>0.004675428</text:p>
          </table:table-cell>
          <table:table-cell office:value-type="float" office:value="0.0000017247037037037" calcext:value-type="float">
            <text:p>1.7247037037037E-06</text:p>
          </table:table-cell>
          <table:table-cell office:value-type="float" office:value="0.00000641348148148148" calcext:value-type="float">
            <text:p>6.41348148148148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023624" calcext:value-type="float">
            <text:p>2.3624E-05</text:p>
          </table:table-cell>
          <table:table-cell office:value-type="float" office:value="0.000097382" calcext:value-type="float">
            <text:p>9.7382E-05</text:p>
          </table:table-cell>
          <table:table-cell office:value-type="float" office:value="0.00008024" calcext:value-type="float">
            <text:p>8.024E-05</text:p>
          </table:table-cell>
          <table:table-cell office:value-type="float" office:value="0.002726696" calcext:value-type="float">
            <text:p>0.002726696</text:p>
          </table:table-cell>
          <table:table-cell office:value-type="float" office:value="0.00224672" calcext:value-type="float">
            <text:p>0.00224672</text:p>
          </table:table-cell>
          <table:table-cell office:value-type="float" office:value="0.00000347792857142857" calcext:value-type="float">
            <text:p>3.47792857142857E-06</text:p>
          </table:table-cell>
          <table:table-cell office:value-type="float" office:value="0.00000286571428571429" calcext:value-type="float">
            <text:p>2.86571428571429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0.000015028" calcext:value-type="float">
            <text:p>1.5028E-05</text:p>
          </table:table-cell>
          <table:table-cell office:value-type="float" office:value="0.000061916" calcext:value-type="float">
            <text:p>6.1916E-05</text:p>
          </table:table-cell>
          <table:table-cell office:value-type="float" office:value="0.000109846" calcext:value-type="float">
            <text:p>0.000109846</text:p>
          </table:table-cell>
          <table:table-cell office:value-type="float" office:value="0.001733648" calcext:value-type="float">
            <text:p>0.001733648</text:p>
          </table:table-cell>
          <table:table-cell office:value-type="float" office:value="0.003075688" calcext:value-type="float">
            <text:p>0.003075688</text:p>
          </table:table-cell>
          <table:table-cell office:value-type="float" office:value="0.00000221128571428571" calcext:value-type="float">
            <text:p>2.21128571428571E-06</text:p>
          </table:table-cell>
          <table:table-cell office:value-type="float" office:value="0.00000392307142857143" calcext:value-type="float">
            <text:p>3.92307142857143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033522" calcext:value-type="float">
            <text:p>3.3522E-05</text:p>
          </table:table-cell>
          <table:table-cell office:value-type="float" office:value="0.000109655" calcext:value-type="float">
            <text:p>0.000109655</text:p>
          </table:table-cell>
          <table:table-cell office:value-type="float" office:value="0.000087985" calcext:value-type="float">
            <text:p>8.7985E-05</text:p>
          </table:table-cell>
          <table:table-cell office:value-type="float" office:value="0.003179995" calcext:value-type="float">
            <text:p>0.003179995</text:p>
          </table:table-cell>
          <table:table-cell office:value-type="float" office:value="0.002551565" calcext:value-type="float">
            <text:p>0.002551565</text:p>
          </table:table-cell>
          <table:table-cell office:value-type="float" office:value="0.00000378120689655172" calcext:value-type="float">
            <text:p>3.78120689655172E-06</text:p>
          </table:table-cell>
          <table:table-cell office:value-type="float" office:value="0.00000303396551724138" calcext:value-type="float">
            <text:p>3.03396551724138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0.000019106" calcext:value-type="float">
            <text:p>1.9106E-05</text:p>
          </table:table-cell>
          <table:table-cell office:value-type="float" office:value="0.000076233" calcext:value-type="float">
            <text:p>7.6233E-05</text:p>
          </table:table-cell>
          <table:table-cell office:value-type="float" office:value="0.00012791" calcext:value-type="float">
            <text:p>0.00012791</text:p>
          </table:table-cell>
          <table:table-cell office:value-type="float" office:value="0.002210757" calcext:value-type="float">
            <text:p>0.002210757</text:p>
          </table:table-cell>
          <table:table-cell office:value-type="float" office:value="0.00370939" calcext:value-type="float">
            <text:p>0.00370939</text:p>
          </table:table-cell>
          <table:table-cell office:value-type="float" office:value="0.00000262872413793103" calcext:value-type="float">
            <text:p>2.62872413793103E-06</text:p>
          </table:table-cell>
          <table:table-cell office:value-type="float" office:value="0.00000441068965517241" calcext:value-type="float">
            <text:p>4.4106896551724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020729" calcext:value-type="float">
            <text:p>2.0729E-05</text:p>
          </table:table-cell>
          <table:table-cell office:value-type="float" office:value="0.000086011" calcext:value-type="float">
            <text:p>8.6011E-05</text:p>
          </table:table-cell>
          <table:table-cell office:value-type="float" office:value="0.000099156" calcext:value-type="float">
            <text:p>9.9156E-05</text:p>
          </table:table-cell>
          <table:table-cell office:value-type="float" office:value="0.00258033" calcext:value-type="float">
            <text:p>0.00258033</text:p>
          </table:table-cell>
          <table:table-cell office:value-type="float" office:value="0.00297468" calcext:value-type="float">
            <text:p>0.00297468</text:p>
          </table:table-cell>
          <table:table-cell office:value-type="float" office:value="0.00000286703333333333" calcext:value-type="float">
            <text:p>2.86703333333333E-06</text:p>
          </table:table-cell>
          <table:table-cell office:value-type="float" office:value="0.0000033052" calcext:value-type="float">
            <text:p>3.3052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0.000012063" calcext:value-type="float">
            <text:p>1.2063E-05</text:p>
          </table:table-cell>
          <table:table-cell office:value-type="float" office:value="0.000036989" calcext:value-type="float">
            <text:p>3.6989E-05</text:p>
          </table:table-cell>
          <table:table-cell office:value-type="float" office:value="0.000147335" calcext:value-type="float">
            <text:p>0.000147335</text:p>
          </table:table-cell>
          <table:table-cell office:value-type="float" office:value="0.00110967" calcext:value-type="float">
            <text:p>0.00110967</text:p>
          </table:table-cell>
          <table:table-cell office:value-type="float" office:value="0.00442005" calcext:value-type="float">
            <text:p>0.00442005</text:p>
          </table:table-cell>
          <table:table-cell office:value-type="float" office:value="0.00000123296666666667" calcext:value-type="float">
            <text:p>1.23296666666667E-06</text:p>
          </table:table-cell>
          <table:table-cell office:value-type="float" office:value="0.00000491116666666667" calcext:value-type="float">
            <text:p>4.9111666666666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027492" calcext:value-type="float">
            <text:p>2.7492E-05</text:p>
          </table:table-cell>
          <table:table-cell office:value-type="float" office:value="0.000136275" calcext:value-type="float">
            <text:p>0.000136275</text:p>
          </table:table-cell>
          <table:table-cell office:value-type="float" office:value="0.000084688" calcext:value-type="float">
            <text:p>8.4688E-05</text:p>
          </table:table-cell>
          <table:table-cell office:value-type="float" office:value="0.004224525" calcext:value-type="float">
            <text:p>0.004224525</text:p>
          </table:table-cell>
          <table:table-cell office:value-type="float" office:value="0.002625328" calcext:value-type="float">
            <text:p>0.002625328</text:p>
          </table:table-cell>
          <table:table-cell office:value-type="float" office:value="0.00000439596774193548" calcext:value-type="float">
            <text:p>4.39596774193548E-06</text:p>
          </table:table-cell>
          <table:table-cell office:value-type="float" office:value="0.00000273187096774194" calcext:value-type="float">
            <text:p>2.7318709677419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0.000018374" calcext:value-type="float">
            <text:p>1.8374E-05</text:p>
          </table:table-cell>
          <table:table-cell office:value-type="float" office:value="0.000051807" calcext:value-type="float">
            <text:p>5.1807E-05</text:p>
          </table:table-cell>
          <table:table-cell office:value-type="float" office:value="0.000115085" calcext:value-type="float">
            <text:p>0.000115085</text:p>
          </table:table-cell>
          <table:table-cell office:value-type="float" office:value="0.001606017" calcext:value-type="float">
            <text:p>0.001606017</text:p>
          </table:table-cell>
          <table:table-cell office:value-type="float" office:value="0.003567635" calcext:value-type="float">
            <text:p>0.003567635</text:p>
          </table:table-cell>
          <table:table-cell office:value-type="float" office:value="0.0000016711935483871" calcext:value-type="float">
            <text:p>1.6711935483871E-06</text:p>
          </table:table-cell>
          <table:table-cell office:value-type="float" office:value="0.00000371241935483871" calcext:value-type="float">
            <text:p>3.7124193548387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025337" calcext:value-type="float">
            <text:p>2.5337E-05</text:p>
          </table:table-cell>
          <table:table-cell office:value-type="float" office:value="0.000114845" calcext:value-type="float">
            <text:p>0.000114845</text:p>
          </table:table-cell>
          <table:table-cell office:value-type="float" office:value="0.000094547" calcext:value-type="float">
            <text:p>9.4547E-05</text:p>
          </table:table-cell>
          <table:table-cell office:value-type="float" office:value="0.00367504" calcext:value-type="float">
            <text:p>0.00367504</text:p>
          </table:table-cell>
          <table:table-cell office:value-type="float" office:value="0.003025504" calcext:value-type="float">
            <text:p>0.003025504</text:p>
          </table:table-cell>
          <table:table-cell office:value-type="float" office:value="0.00000358890625" calcext:value-type="float">
            <text:p>3.58890625E-06</text:p>
          </table:table-cell>
          <table:table-cell office:value-type="float" office:value="0.00000295459375" calcext:value-type="float">
            <text:p>2.9545937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0.000022763" calcext:value-type="float">
            <text:p>2.2763E-05</text:p>
          </table:table-cell>
          <table:table-cell office:value-type="float" office:value="0.000075381" calcext:value-type="float">
            <text:p>7.5381E-05</text:p>
          </table:table-cell>
          <table:table-cell office:value-type="float" office:value="0.000099125" calcext:value-type="float">
            <text:p>9.9125E-05</text:p>
          </table:table-cell>
          <table:table-cell office:value-type="float" office:value="0.002412192" calcext:value-type="float">
            <text:p>0.002412192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000235565625" calcext:value-type="float">
            <text:p>2.35565625E-06</text:p>
          </table:table-cell>
          <table:table-cell office:value-type="float" office:value="0.00000309765625" calcext:value-type="float">
            <text:p>3.09765625E-06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089187" calcext:value-type="float">
            <text:p>8.9187E-05</text:p>
          </table:table-cell>
          <table:table-cell office:value-type="float" office:value="0.00022998" calcext:value-type="float">
            <text:p>0.00022998</text:p>
          </table:table-cell>
          <table:table-cell office:value-type="float" office:value="0.000081011" calcext:value-type="float">
            <text:p>8.1011E-05</text:p>
          </table:table-cell>
          <table:table-cell office:value-type="float" office:value="0.00022998" calcext:value-type="float">
            <text:p>0.00022998</text:p>
          </table:table-cell>
          <table:table-cell office:value-type="float" office:value="0.000081011" calcext:value-type="float">
            <text:p>8.1011E-05</text:p>
          </table:table-cell>
          <table:table-cell office:value-type="float" office:value="0.00022998" calcext:value-type="float">
            <text:p>0.00022998</text:p>
          </table:table-cell>
          <table:table-cell office:value-type="float" office:value="0.000081011" calcext:value-type="float">
            <text:p>8.1011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0.002073639" calcext:value-type="float">
            <text:p>0.002073639</text:p>
          </table:table-cell>
          <table:table-cell office:value-type="float" office:value="0.002134914" calcext:value-type="float">
            <text:p>0.002134914</text:p>
          </table:table-cell>
          <table:table-cell office:value-type="float" office:value="0.002017544" calcext:value-type="float">
            <text:p>0.002017544</text:p>
          </table:table-cell>
          <table:table-cell office:value-type="float" office:value="0.002134914" calcext:value-type="float">
            <text:p>0.002134914</text:p>
          </table:table-cell>
          <table:table-cell office:value-type="float" office:value="0.002017544" calcext:value-type="float">
            <text:p>0.002017544</text:p>
          </table:table-cell>
          <table:table-cell office:value-type="float" office:value="0.002134914" calcext:value-type="float">
            <text:p>0.002134914</text:p>
          </table:table-cell>
          <table:table-cell office:value-type="float" office:value="0.002017544" calcext:value-type="float">
            <text:p>0.002017544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095168" calcext:value-type="float">
            <text:p>9.5168E-05</text:p>
          </table:table-cell>
          <table:table-cell office:value-type="float" office:value="0.000255157" calcext:value-type="float">
            <text:p>0.000255157</text:p>
          </table:table-cell>
          <table:table-cell office:value-type="float" office:value="0.000127318" calcext:value-type="float">
            <text:p>0.000127318</text:p>
          </table:table-cell>
          <table:table-cell office:value-type="float" office:value="0.000510314" calcext:value-type="float">
            <text:p>0.000510314</text:p>
          </table:table-cell>
          <table:table-cell office:value-type="float" office:value="0.000254636" calcext:value-type="float">
            <text:p>0.000254636</text:p>
          </table:table-cell>
          <table:table-cell office:value-type="float" office:value="0.0001275785" calcext:value-type="float">
            <text:p>0.0001275785</text:p>
          </table:table-cell>
          <table:table-cell office:value-type="float" office:value="0.000063659" calcext:value-type="float">
            <text:p>6.3659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0.002351388" calcext:value-type="float">
            <text:p>0.002351388</text:p>
          </table:table-cell>
          <table:table-cell office:value-type="float" office:value="0.001417461" calcext:value-type="float">
            <text:p>0.001417461</text:p>
          </table:table-cell>
          <table:table-cell office:value-type="float" office:value="0.002110087" calcext:value-type="float">
            <text:p>0.002110087</text:p>
          </table:table-cell>
          <table:table-cell office:value-type="float" office:value="0.002834922" calcext:value-type="float">
            <text:p>0.002834922</text:p>
          </table:table-cell>
          <table:table-cell office:value-type="float" office:value="0.004220174" calcext:value-type="float">
            <text:p>0.004220174</text:p>
          </table:table-cell>
          <table:table-cell office:value-type="float" office:value="0.0007087305" calcext:value-type="float">
            <text:p>0.0007087305</text:p>
          </table:table-cell>
          <table:table-cell office:value-type="float" office:value="0.0010550435" calcext:value-type="float">
            <text:p>0.001055043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098284" calcext:value-type="float">
            <text:p>9.8284E-05</text:p>
          </table:table-cell>
          <table:table-cell office:value-type="float" office:value="0.000270105" calcext:value-type="float">
            <text:p>0.000270105</text:p>
          </table:table-cell>
          <table:table-cell office:value-type="float" office:value="0.000151895" calcext:value-type="float">
            <text:p>0.000151895</text:p>
          </table:table-cell>
          <table:table-cell office:value-type="float" office:value="0.000810315" calcext:value-type="float">
            <text:p>0.000810315</text:p>
          </table:table-cell>
          <table:table-cell office:value-type="float" office:value="0.000455685" calcext:value-type="float">
            <text:p>0.000455685</text:p>
          </table:table-cell>
          <table:table-cell office:value-type="float" office:value="0.000090035" calcext:value-type="float">
            <text:p>9.0035E-05</text:p>
          </table:table-cell>
          <table:table-cell office:value-type="float" office:value="0.0000506316666666667" calcext:value-type="float">
            <text:p>5.06316666666667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0.002174357" calcext:value-type="float">
            <text:p>0.002174357</text:p>
          </table:table-cell>
          <table:table-cell office:value-type="float" office:value="0.00124016" calcext:value-type="float">
            <text:p>0.00124016</text:p>
          </table:table-cell>
          <table:table-cell office:value-type="float" office:value="0.002387877" calcext:value-type="float">
            <text:p>0.002387877</text:p>
          </table:table-cell>
          <table:table-cell office:value-type="float" office:value="0.00372048" calcext:value-type="float">
            <text:p>0.00372048</text:p>
          </table:table-cell>
          <table:table-cell office:value-type="float" office:value="0.007163631" calcext:value-type="float">
            <text:p>0.007163631</text:p>
          </table:table-cell>
          <table:table-cell office:value-type="float" office:value="0.000413386666666667" calcext:value-type="float">
            <text:p>0.000413386666667</text:p>
          </table:table-cell>
          <table:table-cell office:value-type="float" office:value="0.000795959" calcext:value-type="float">
            <text:p>0.000795959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099296" calcext:value-type="float">
            <text:p>9.9296E-05</text:p>
          </table:table-cell>
          <table:table-cell office:value-type="float" office:value="0.000398225" calcext:value-type="float">
            <text:p>0.000398225</text:p>
          </table:table-cell>
          <table:table-cell office:value-type="float" office:value="0.000196417" calcext:value-type="float">
            <text:p>0.000196417</text:p>
          </table:table-cell>
          <table:table-cell office:value-type="float" office:value="0.0015929" calcext:value-type="float">
            <text:p>0.0015929</text:p>
          </table:table-cell>
          <table:table-cell office:value-type="float" office:value="0.000785668" calcext:value-type="float">
            <text:p>0.000785668</text:p>
          </table:table-cell>
          <table:table-cell office:value-type="float" office:value="0.00009955625" calcext:value-type="float">
            <text:p>9.955625E-05</text:p>
          </table:table-cell>
          <table:table-cell office:value-type="float" office:value="0.00004910425" calcext:value-type="float">
            <text:p>4.910425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0.00238447" calcext:value-type="float">
            <text:p>0.00238447</text:p>
          </table:table-cell>
          <table:table-cell office:value-type="float" office:value="0.001195787" calcext:value-type="float">
            <text:p>0.001195787</text:p>
          </table:table-cell>
          <table:table-cell office:value-type="float" office:value="0.001996414" calcext:value-type="float">
            <text:p>0.001996414</text:p>
          </table:table-cell>
          <table:table-cell office:value-type="float" office:value="0.004783148" calcext:value-type="float">
            <text:p>0.004783148</text:p>
          </table:table-cell>
          <table:table-cell office:value-type="float" office:value="0.007985656" calcext:value-type="float">
            <text:p>0.007985656</text:p>
          </table:table-cell>
          <table:table-cell office:value-type="float" office:value="0.00029894675" calcext:value-type="float">
            <text:p>0.00029894675</text:p>
          </table:table-cell>
          <table:table-cell office:value-type="float" office:value="0.0004991035" calcext:value-type="float">
            <text:p>0.000499103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110076" calcext:value-type="float">
            <text:p>0.000110076</text:p>
          </table:table-cell>
          <table:table-cell office:value-type="float" office:value="0.000308207" calcext:value-type="float">
            <text:p>0.000308207</text:p>
          </table:table-cell>
          <table:table-cell office:value-type="float" office:value="0.00020291" calcext:value-type="float">
            <text:p>0.00020291</text:p>
          </table:table-cell>
          <table:table-cell office:value-type="float" office:value="0.001541035" calcext:value-type="float">
            <text:p>0.001541035</text:p>
          </table:table-cell>
          <table:table-cell office:value-type="float" office:value="0.00101455" calcext:value-type="float">
            <text:p>0.00101455</text:p>
          </table:table-cell>
          <table:table-cell office:value-type="float" office:value="0.0000616414" calcext:value-type="float">
            <text:p>6.16414E-05</text:p>
          </table:table-cell>
          <table:table-cell office:value-type="float" office:value="0.000040582" calcext:value-type="float">
            <text:p>4.0582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0.002068179" calcext:value-type="float">
            <text:p>0.002068179</text:p>
          </table:table-cell>
          <table:table-cell office:value-type="float" office:value="0.002016672" calcext:value-type="float">
            <text:p>0.002016672</text:p>
          </table:table-cell>
          <table:table-cell office:value-type="float" office:value="0.001745686" calcext:value-type="float">
            <text:p>0.001745686</text:p>
          </table:table-cell>
          <table:table-cell office:value-type="float" office:value="0.01008336" calcext:value-type="float">
            <text:p>0.01008336</text:p>
          </table:table-cell>
          <table:table-cell office:value-type="float" office:value="0.00872843" calcext:value-type="float">
            <text:p>0.00872843</text:p>
          </table:table-cell>
          <table:table-cell office:value-type="float" office:value="0.0004033344" calcext:value-type="float">
            <text:p>0.0004033344</text:p>
          </table:table-cell>
          <table:table-cell office:value-type="float" office:value="0.0003491372" calcext:value-type="float">
            <text:p>0.0003491372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070101" calcext:value-type="float">
            <text:p>7.0101E-05</text:p>
          </table:table-cell>
          <table:table-cell office:value-type="float" office:value="0.000216465" calcext:value-type="float">
            <text:p>0.000216465</text:p>
          </table:table-cell>
          <table:table-cell office:value-type="float" office:value="0.000171982" calcext:value-type="float">
            <text:p>0.000171982</text:p>
          </table:table-cell>
          <table:table-cell office:value-type="float" office:value="0.00129879" calcext:value-type="float">
            <text:p>0.00129879</text:p>
          </table:table-cell>
          <table:table-cell office:value-type="float" office:value="0.001031892" calcext:value-type="float">
            <text:p>0.001031892</text:p>
          </table:table-cell>
          <table:table-cell office:value-type="float" office:value="0.0000360775" calcext:value-type="float">
            <text:p>3.60775E-05</text:p>
          </table:table-cell>
          <table:table-cell office:value-type="float" office:value="0.0000286636666666667" calcext:value-type="float">
            <text:p>2.86636666666667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0.002285626" calcext:value-type="float">
            <text:p>0.002285626</text:p>
          </table:table-cell>
          <table:table-cell office:value-type="float" office:value="0.000740725" calcext:value-type="float">
            <text:p>0.000740725</text:p>
          </table:table-cell>
          <table:table-cell office:value-type="float" office:value="0.002242555" calcext:value-type="float">
            <text:p>0.002242555</text:p>
          </table:table-cell>
          <table:table-cell office:value-type="float" office:value="0.00444435" calcext:value-type="float">
            <text:p>0.00444435</text:p>
          </table:table-cell>
          <table:table-cell office:value-type="float" office:value="0.01345533" calcext:value-type="float">
            <text:p>0.01345533</text:p>
          </table:table-cell>
          <table:table-cell office:value-type="float" office:value="0.000123454166666667" calcext:value-type="float">
            <text:p>0.000123454166667</text:p>
          </table:table-cell>
          <table:table-cell office:value-type="float" office:value="0.000373759166666667" calcext:value-type="float">
            <text:p>0.000373759166667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104656" calcext:value-type="float">
            <text:p>0.000104656</text:p>
          </table:table-cell>
          <table:table-cell office:value-type="float" office:value="0.000276848" calcext:value-type="float">
            <text:p>0.000276848</text:p>
          </table:table-cell>
          <table:table-cell office:value-type="float" office:value="0.000185457" calcext:value-type="float">
            <text:p>0.000185457</text:p>
          </table:table-cell>
          <table:table-cell office:value-type="float" office:value="0.001937936" calcext:value-type="float">
            <text:p>0.001937936</text:p>
          </table:table-cell>
          <table:table-cell office:value-type="float" office:value="0.001298199" calcext:value-type="float">
            <text:p>0.001298199</text:p>
          </table:table-cell>
          <table:table-cell office:value-type="float" office:value="0.0000395497142857143" calcext:value-type="float">
            <text:p>3.95497142857143E-05</text:p>
          </table:table-cell>
          <table:table-cell office:value-type="float" office:value="0.0000264938571428571" calcext:value-type="float">
            <text:p>2.64938571428571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0.002615212" calcext:value-type="float">
            <text:p>0.002615212</text:p>
          </table:table-cell>
          <table:table-cell office:value-type="float" office:value="0.000584604" calcext:value-type="float">
            <text:p>0.000584604</text:p>
          </table:table-cell>
          <table:table-cell office:value-type="float" office:value="0.002425227" calcext:value-type="float">
            <text:p>0.002425227</text:p>
          </table:table-cell>
          <table:table-cell office:value-type="float" office:value="0.004092228" calcext:value-type="float">
            <text:p>0.004092228</text:p>
          </table:table-cell>
          <table:table-cell office:value-type="float" office:value="0.016976589" calcext:value-type="float">
            <text:p>0.016976589</text:p>
          </table:table-cell>
          <table:table-cell office:value-type="float" office:value="0.0000835148571428571" calcext:value-type="float">
            <text:p>8.35148571428571E-05</text:p>
          </table:table-cell>
          <table:table-cell office:value-type="float" office:value="0.000346461" calcext:value-type="float">
            <text:p>0.000346461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102301" calcext:value-type="float">
            <text:p>0.000102301</text:p>
          </table:table-cell>
          <table:table-cell office:value-type="float" office:value="0.000317294" calcext:value-type="float">
            <text:p>0.000317294</text:p>
          </table:table-cell>
          <table:table-cell office:value-type="float" office:value="0.000211766" calcext:value-type="float">
            <text:p>0.000211766</text:p>
          </table:table-cell>
          <table:table-cell office:value-type="float" office:value="0.002538352" calcext:value-type="float">
            <text:p>0.002538352</text:p>
          </table:table-cell>
          <table:table-cell office:value-type="float" office:value="0.001694128" calcext:value-type="float">
            <text:p>0.001694128</text:p>
          </table:table-cell>
          <table:table-cell office:value-type="float" office:value="0.00003966175" calcext:value-type="float">
            <text:p>3.966175E-05</text:p>
          </table:table-cell>
          <table:table-cell office:value-type="float" office:value="0.00002647075" calcext:value-type="float">
            <text:p>2.647075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0.002411962" calcext:value-type="float">
            <text:p>0.002411962</text:p>
          </table:table-cell>
          <table:table-cell office:value-type="float" office:value="0.001930111" calcext:value-type="float">
            <text:p>0.001930111</text:p>
          </table:table-cell>
          <table:table-cell office:value-type="float" office:value="0.002440806" calcext:value-type="float">
            <text:p>0.002440806</text:p>
          </table:table-cell>
          <table:table-cell office:value-type="float" office:value="0.015440888" calcext:value-type="float">
            <text:p>0.015440888</text:p>
          </table:table-cell>
          <table:table-cell office:value-type="float" office:value="0.019526448" calcext:value-type="float">
            <text:p>0.019526448</text:p>
          </table:table-cell>
          <table:table-cell office:value-type="float" office:value="0.000241263875" calcext:value-type="float">
            <text:p>0.000241263875</text:p>
          </table:table-cell>
          <table:table-cell office:value-type="float" office:value="0.00030510075" calcext:value-type="float">
            <text:p>0.0003051007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076242" calcext:value-type="float">
            <text:p>7.6242E-05</text:p>
          </table:table-cell>
          <table:table-cell office:value-type="float" office:value="0.000311082" calcext:value-type="float">
            <text:p>0.000311082</text:p>
          </table:table-cell>
          <table:table-cell office:value-type="float" office:value="0.000201847" calcext:value-type="float">
            <text:p>0.000201847</text:p>
          </table:table-cell>
          <table:table-cell office:value-type="float" office:value="0.002799738" calcext:value-type="float">
            <text:p>0.002799738</text:p>
          </table:table-cell>
          <table:table-cell office:value-type="float" office:value="0.001816623" calcext:value-type="float">
            <text:p>0.001816623</text:p>
          </table:table-cell>
          <table:table-cell office:value-type="float" office:value="0.0000345646666666667" calcext:value-type="float">
            <text:p>3.45646666666667E-05</text:p>
          </table:table-cell>
          <table:table-cell office:value-type="float" office:value="0.0000224274444444444" calcext:value-type="float">
            <text:p>2.24274444444444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0.001641921" calcext:value-type="float">
            <text:p>0.001641921</text:p>
          </table:table-cell>
          <table:table-cell office:value-type="float" office:value="0.000673109" calcext:value-type="float">
            <text:p>0.000673109</text:p>
          </table:table-cell>
          <table:table-cell office:value-type="float" office:value="0.002051438" calcext:value-type="float">
            <text:p>0.002051438</text:p>
          </table:table-cell>
          <table:table-cell office:value-type="float" office:value="0.006057981" calcext:value-type="float">
            <text:p>0.006057981</text:p>
          </table:table-cell>
          <table:table-cell office:value-type="float" office:value="0.018462942" calcext:value-type="float">
            <text:p>0.018462942</text:p>
          </table:table-cell>
          <table:table-cell office:value-type="float" office:value="0.0000747898888888889" calcext:value-type="float">
            <text:p>7.47898888888889E-05</text:p>
          </table:table-cell>
          <table:table-cell office:value-type="float" office:value="0.000227937555555556" calcext:value-type="float">
            <text:p>0.000227937555556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097543" calcext:value-type="float">
            <text:p>9.7543E-05</text:p>
          </table:table-cell>
          <table:table-cell office:value-type="float" office:value="0.000386323" calcext:value-type="float">
            <text:p>0.000386323</text:p>
          </table:table-cell>
          <table:table-cell office:value-type="float" office:value="0.000159498" calcext:value-type="float">
            <text:p>0.000159498</text:p>
          </table:table-cell>
          <table:table-cell office:value-type="float" office:value="0.00386323" calcext:value-type="float">
            <text:p>0.00386323</text:p>
          </table:table-cell>
          <table:table-cell office:value-type="float" office:value="0.00159498" calcext:value-type="float">
            <text:p>0.00159498</text:p>
          </table:table-cell>
          <table:table-cell office:value-type="float" office:value="0.0000386323" calcext:value-type="float">
            <text:p>3.86323E-05</text:p>
          </table:table-cell>
          <table:table-cell office:value-type="float" office:value="0.0000159498" calcext:value-type="float">
            <text:p>1.59498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0.002299541" calcext:value-type="float">
            <text:p>0.002299541</text:p>
          </table:table-cell>
          <table:table-cell office:value-type="float" office:value="0.001815637" calcext:value-type="float">
            <text:p>0.001815637</text:p>
          </table:table-cell>
          <table:table-cell office:value-type="float" office:value="0.001627664" calcext:value-type="float">
            <text:p>0.001627664</text:p>
          </table:table-cell>
          <table:table-cell office:value-type="float" office:value="0.01815637" calcext:value-type="float">
            <text:p>0.01815637</text:p>
          </table:table-cell>
          <table:table-cell office:value-type="float" office:value="0.01627664" calcext:value-type="float">
            <text:p>0.01627664</text:p>
          </table:table-cell>
          <table:table-cell office:value-type="float" office:value="0.0001815637" calcext:value-type="float">
            <text:p>0.0001815637</text:p>
          </table:table-cell>
          <table:table-cell office:value-type="float" office:value="0.0001627664" calcext:value-type="float">
            <text:p>0.0001627664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115426" calcext:value-type="float">
            <text:p>0.000115426</text:p>
          </table:table-cell>
          <table:table-cell office:value-type="float" office:value="0.000420366" calcext:value-type="float">
            <text:p>0.000420366</text:p>
          </table:table-cell>
          <table:table-cell office:value-type="float" office:value="0.000210333" calcext:value-type="float">
            <text:p>0.000210333</text:p>
          </table:table-cell>
          <table:table-cell office:value-type="float" office:value="0.004624026" calcext:value-type="float">
            <text:p>0.004624026</text:p>
          </table:table-cell>
          <table:table-cell office:value-type="float" office:value="0.002313663" calcext:value-type="float">
            <text:p>0.002313663</text:p>
          </table:table-cell>
          <table:table-cell office:value-type="float" office:value="0.0000382150909090909" calcext:value-type="float">
            <text:p>3.82150909090909E-05</text:p>
          </table:table-cell>
          <table:table-cell office:value-type="float" office:value="0.0000191211818181818" calcext:value-type="float">
            <text:p>1.91211818181818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0.002364423" calcext:value-type="float">
            <text:p>0.002364423</text:p>
          </table:table-cell>
          <table:table-cell office:value-type="float" office:value="0.000203581" calcext:value-type="float">
            <text:p>0.000203581</text:p>
          </table:table-cell>
          <table:table-cell office:value-type="float" office:value="0.003555561" calcext:value-type="float">
            <text:p>0.003555561</text:p>
          </table:table-cell>
          <table:table-cell office:value-type="float" office:value="0.002239391" calcext:value-type="float">
            <text:p>0.002239391</text:p>
          </table:table-cell>
          <table:table-cell office:value-type="float" office:value="0.039111171" calcext:value-type="float">
            <text:p>0.039111171</text:p>
          </table:table-cell>
          <table:table-cell office:value-type="float" office:value="0.0000185073636363636" calcext:value-type="float">
            <text:p>1.85073636363636E-05</text:p>
          </table:table-cell>
          <table:table-cell office:value-type="float" office:value="0.000323232818181818" calcext:value-type="float">
            <text:p>0.000323232818182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079929" calcext:value-type="float">
            <text:p>7.9929E-05</text:p>
          </table:table-cell>
          <table:table-cell office:value-type="float" office:value="0.000368279" calcext:value-type="float">
            <text:p>0.000368279</text:p>
          </table:table-cell>
          <table:table-cell office:value-type="float" office:value="0.000298218" calcext:value-type="float">
            <text:p>0.000298218</text:p>
          </table:table-cell>
          <table:table-cell office:value-type="float" office:value="0.004419348" calcext:value-type="float">
            <text:p>0.004419348</text:p>
          </table:table-cell>
          <table:table-cell office:value-type="float" office:value="0.003578616" calcext:value-type="float">
            <text:p>0.003578616</text:p>
          </table:table-cell>
          <table:table-cell office:value-type="float" office:value="0.0000306899166666667" calcext:value-type="float">
            <text:p>3.06899166666667E-05</text:p>
          </table:table-cell>
          <table:table-cell office:value-type="float" office:value="0.0000248515" calcext:value-type="float">
            <text:p>2.48515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0.002148779" calcext:value-type="float">
            <text:p>0.002148779</text:p>
          </table:table-cell>
          <table:table-cell office:value-type="float" office:value="0.000826917" calcext:value-type="float">
            <text:p>0.000826917</text:p>
          </table:table-cell>
          <table:table-cell office:value-type="float" office:value="0.003717454" calcext:value-type="float">
            <text:p>0.003717454</text:p>
          </table:table-cell>
          <table:table-cell office:value-type="float" office:value="0.009923004" calcext:value-type="float">
            <text:p>0.009923004</text:p>
          </table:table-cell>
          <table:table-cell office:value-type="float" office:value="0.044609448" calcext:value-type="float">
            <text:p>0.044609448</text:p>
          </table:table-cell>
          <table:table-cell office:value-type="float" office:value="0.00006890975" calcext:value-type="float">
            <text:p>6.890975E-05</text:p>
          </table:table-cell>
          <table:table-cell office:value-type="float" office:value="0.000309787833333333" calcext:value-type="float">
            <text:p>0.000309787833333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081453" calcext:value-type="float">
            <text:p>8.1453E-05</text:p>
          </table:table-cell>
          <table:table-cell office:value-type="float" office:value="0.00032592" calcext:value-type="float">
            <text:p>0.00032592</text:p>
          </table:table-cell>
          <table:table-cell office:value-type="float" office:value="0.000312074" calcext:value-type="float">
            <text:p>0.000312074</text:p>
          </table:table-cell>
          <table:table-cell office:value-type="float" office:value="0.00423696" calcext:value-type="float">
            <text:p>0.00423696</text:p>
          </table:table-cell>
          <table:table-cell office:value-type="float" office:value="0.004056962" calcext:value-type="float">
            <text:p>0.004056962</text:p>
          </table:table-cell>
          <table:table-cell office:value-type="float" office:value="0.0000250707692307692" calcext:value-type="float">
            <text:p>2.50707692307692E-05</text:p>
          </table:table-cell>
          <table:table-cell office:value-type="float" office:value="0.0000240056923076923" calcext:value-type="float">
            <text:p>2.40056923076923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0.002188464" calcext:value-type="float">
            <text:p>0.002188464</text:p>
          </table:table-cell>
          <table:table-cell office:value-type="float" office:value="0.001497521" calcext:value-type="float">
            <text:p>0.001497521</text:p>
          </table:table-cell>
          <table:table-cell office:value-type="float" office:value="0.002321302" calcext:value-type="float">
            <text:p>0.002321302</text:p>
          </table:table-cell>
          <table:table-cell office:value-type="float" office:value="0.019467773" calcext:value-type="float">
            <text:p>0.019467773</text:p>
          </table:table-cell>
          <table:table-cell office:value-type="float" office:value="0.030176926" calcext:value-type="float">
            <text:p>0.030176926</text:p>
          </table:table-cell>
          <table:table-cell office:value-type="float" office:value="0.000115193923076923" calcext:value-type="float">
            <text:p>0.000115193923077</text:p>
          </table:table-cell>
          <table:table-cell office:value-type="float" office:value="0.000178561692307692" calcext:value-type="float">
            <text:p>0.000178561692308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081282" calcext:value-type="float">
            <text:p>8.1282E-05</text:p>
          </table:table-cell>
          <table:table-cell office:value-type="float" office:value="0.000418362" calcext:value-type="float">
            <text:p>0.000418362</text:p>
          </table:table-cell>
          <table:table-cell office:value-type="float" office:value="0.000291315" calcext:value-type="float">
            <text:p>0.000291315</text:p>
          </table:table-cell>
          <table:table-cell office:value-type="float" office:value="0.005857068" calcext:value-type="float">
            <text:p>0.005857068</text:p>
          </table:table-cell>
          <table:table-cell office:value-type="float" office:value="0.00407841" calcext:value-type="float">
            <text:p>0.00407841</text:p>
          </table:table-cell>
          <table:table-cell office:value-type="float" office:value="0.000029883" calcext:value-type="float">
            <text:p>2.9883E-05</text:p>
          </table:table-cell>
          <table:table-cell office:value-type="float" office:value="0.0000208082142857143" calcext:value-type="float">
            <text:p>2.08082142857143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0.002575168" calcext:value-type="float">
            <text:p>0.002575168</text:p>
          </table:table-cell>
          <table:table-cell office:value-type="float" office:value="0.000068368" calcext:value-type="float">
            <text:p>6.8368E-05</text:p>
          </table:table-cell>
          <table:table-cell office:value-type="float" office:value="0.004182734" calcext:value-type="float">
            <text:p>0.004182734</text:p>
          </table:table-cell>
          <table:table-cell office:value-type="float" office:value="0.000957152" calcext:value-type="float">
            <text:p>0.000957152</text:p>
          </table:table-cell>
          <table:table-cell office:value-type="float" office:value="0.058558276" calcext:value-type="float">
            <text:p>0.058558276</text:p>
          </table:table-cell>
          <table:table-cell office:value-type="float" office:value="0.00000488342857142857" calcext:value-type="float">
            <text:p>4.88342857142857E-06</text:p>
          </table:table-cell>
          <table:table-cell office:value-type="float" office:value="0.000298766714285714" calcext:value-type="float">
            <text:p>0.000298766714286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118071" calcext:value-type="float">
            <text:p>0.000118071</text:p>
          </table:table-cell>
          <table:table-cell office:value-type="float" office:value="0.000376224" calcext:value-type="float">
            <text:p>0.000376224</text:p>
          </table:table-cell>
          <table:table-cell office:value-type="float" office:value="0.000220723" calcext:value-type="float">
            <text:p>0.000220723</text:p>
          </table:table-cell>
          <table:table-cell office:value-type="float" office:value="0.00564336" calcext:value-type="float">
            <text:p>0.00564336</text:p>
          </table:table-cell>
          <table:table-cell office:value-type="float" office:value="0.003310845" calcext:value-type="float">
            <text:p>0.003310845</text:p>
          </table:table-cell>
          <table:table-cell office:value-type="float" office:value="0.0000250816" calcext:value-type="float">
            <text:p>2.50816E-05</text:p>
          </table:table-cell>
          <table:table-cell office:value-type="float" office:value="0.0000147148666666667" calcext:value-type="float">
            <text:p>1.47148666666667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0.002959747" calcext:value-type="float">
            <text:p>0.002959747</text:p>
          </table:table-cell>
          <table:table-cell office:value-type="float" office:value="0.000141474" calcext:value-type="float">
            <text:p>0.000141474</text:p>
          </table:table-cell>
          <table:table-cell office:value-type="float" office:value="0.003473708" calcext:value-type="float">
            <text:p>0.003473708</text:p>
          </table:table-cell>
          <table:table-cell office:value-type="float" office:value="0.00212211" calcext:value-type="float">
            <text:p>0.00212211</text:p>
          </table:table-cell>
          <table:table-cell office:value-type="float" office:value="0.05210562" calcext:value-type="float">
            <text:p>0.05210562</text:p>
          </table:table-cell>
          <table:table-cell office:value-type="float" office:value="0.0000094316" calcext:value-type="float">
            <text:p>9.4316E-06</text:p>
          </table:table-cell>
          <table:table-cell office:value-type="float" office:value="0.000231580533333333" calcext:value-type="float">
            <text:p>0.000231580533333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10196" calcext:value-type="float">
            <text:p>0.00010196</text:p>
          </table:table-cell>
          <table:table-cell office:value-type="float" office:value="0.000429433" calcext:value-type="float">
            <text:p>0.000429433</text:p>
          </table:table-cell>
          <table:table-cell office:value-type="float" office:value="0.000200735" calcext:value-type="float">
            <text:p>0.000200735</text:p>
          </table:table-cell>
          <table:table-cell office:value-type="float" office:value="0.006870928" calcext:value-type="float">
            <text:p>0.006870928</text:p>
          </table:table-cell>
          <table:table-cell office:value-type="float" office:value="0.00321176" calcext:value-type="float">
            <text:p>0.00321176</text:p>
          </table:table-cell>
          <table:table-cell office:value-type="float" office:value="0.0000268395625" calcext:value-type="float">
            <text:p>2.68395625E-05</text:p>
          </table:table-cell>
          <table:table-cell office:value-type="float" office:value="0.0000125459375" calcext:value-type="float">
            <text:p>1.25459375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0.00211674" calcext:value-type="float">
            <text:p>0.00211674</text:p>
          </table:table-cell>
          <table:table-cell office:value-type="float" office:value="0.000161112" calcext:value-type="float">
            <text:p>0.000161112</text:p>
          </table:table-cell>
          <table:table-cell office:value-type="float" office:value="0.003491601" calcext:value-type="float">
            <text:p>0.003491601</text:p>
          </table:table-cell>
          <table:table-cell office:value-type="float" office:value="0.002577792" calcext:value-type="float">
            <text:p>0.002577792</text:p>
          </table:table-cell>
          <table:table-cell office:value-type="float" office:value="0.055865616" calcext:value-type="float">
            <text:p>0.055865616</text:p>
          </table:table-cell>
          <table:table-cell office:value-type="float" office:value="0.0000100695" calcext:value-type="float">
            <text:p>1.00695E-05</text:p>
          </table:table-cell>
          <table:table-cell office:value-type="float" office:value="0.0002182250625" calcext:value-type="float">
            <text:p>0.000218225062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076183" calcext:value-type="float">
            <text:p>7.6183E-05</text:p>
          </table:table-cell>
          <table:table-cell office:value-type="float" office:value="0.000359462" calcext:value-type="float">
            <text:p>0.000359462</text:p>
          </table:table-cell>
          <table:table-cell office:value-type="float" office:value="0.000203611" calcext:value-type="float">
            <text:p>0.000203611</text:p>
          </table:table-cell>
          <table:table-cell office:value-type="float" office:value="0.006110854" calcext:value-type="float">
            <text:p>0.006110854</text:p>
          </table:table-cell>
          <table:table-cell office:value-type="float" office:value="0.003461387" calcext:value-type="float">
            <text:p>0.003461387</text:p>
          </table:table-cell>
          <table:table-cell office:value-type="float" office:value="0.0000211448235294118" calcext:value-type="float">
            <text:p>2.11448235294118E-05</text:p>
          </table:table-cell>
          <table:table-cell office:value-type="float" office:value="0.0000119771176470588" calcext:value-type="float">
            <text:p>1.19771176470588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0.003032403" calcext:value-type="float">
            <text:p>0.003032403</text:p>
          </table:table-cell>
          <table:table-cell office:value-type="float" office:value="0.000205314" calcext:value-type="float">
            <text:p>0.000205314</text:p>
          </table:table-cell>
          <table:table-cell office:value-type="float" office:value="0.004163648" calcext:value-type="float">
            <text:p>0.004163648</text:p>
          </table:table-cell>
          <table:table-cell office:value-type="float" office:value="0.003490338" calcext:value-type="float">
            <text:p>0.003490338</text:p>
          </table:table-cell>
          <table:table-cell office:value-type="float" office:value="0.070782016" calcext:value-type="float">
            <text:p>0.070782016</text:p>
          </table:table-cell>
          <table:table-cell office:value-type="float" office:value="0.0000120772941176471" calcext:value-type="float">
            <text:p>1.20772941176471E-05</text:p>
          </table:table-cell>
          <table:table-cell office:value-type="float" office:value="0.000244920470588235" calcext:value-type="float">
            <text:p>0.000244920470588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10678" calcext:value-type="float">
            <text:p>0.00010678</text:p>
          </table:table-cell>
          <table:table-cell office:value-type="float" office:value="0.000457196" calcext:value-type="float">
            <text:p>0.000457196</text:p>
          </table:table-cell>
          <table:table-cell office:value-type="float" office:value="0.000213539" calcext:value-type="float">
            <text:p>0.000213539</text:p>
          </table:table-cell>
          <table:table-cell office:value-type="float" office:value="0.008229528" calcext:value-type="float">
            <text:p>0.008229528</text:p>
          </table:table-cell>
          <table:table-cell office:value-type="float" office:value="0.003843702" calcext:value-type="float">
            <text:p>0.003843702</text:p>
          </table:table-cell>
          <table:table-cell office:value-type="float" office:value="0.0000253997777777778" calcext:value-type="float">
            <text:p>2.53997777777778E-05</text:p>
          </table:table-cell>
          <table:table-cell office:value-type="float" office:value="0.0000118632777777778" calcext:value-type="float">
            <text:p>1.18632777777778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0.002873114" calcext:value-type="float">
            <text:p>0.002873114</text:p>
          </table:table-cell>
          <table:table-cell office:value-type="float" office:value="0.000494676" calcext:value-type="float">
            <text:p>0.000494676</text:p>
          </table:table-cell>
          <table:table-cell office:value-type="float" office:value="0.003735037" calcext:value-type="float">
            <text:p>0.003735037</text:p>
          </table:table-cell>
          <table:table-cell office:value-type="float" office:value="0.008904168" calcext:value-type="float">
            <text:p>0.008904168</text:p>
          </table:table-cell>
          <table:table-cell office:value-type="float" office:value="0.067230666" calcext:value-type="float">
            <text:p>0.067230666</text:p>
          </table:table-cell>
          <table:table-cell office:value-type="float" office:value="0.000027482" calcext:value-type="float">
            <text:p>2.7482E-05</text:p>
          </table:table-cell>
          <table:table-cell office:value-type="float" office:value="0.000207502055555556" calcext:value-type="float">
            <text:p>0.000207502055556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082584" calcext:value-type="float">
            <text:p>8.2584E-05</text:p>
          </table:table-cell>
          <table:table-cell office:value-type="float" office:value="0.000536494" calcext:value-type="float">
            <text:p>0.000536494</text:p>
          </table:table-cell>
          <table:table-cell office:value-type="float" office:value="0.000265056" calcext:value-type="float">
            <text:p>0.000265056</text:p>
          </table:table-cell>
          <table:table-cell office:value-type="float" office:value="0.010193386" calcext:value-type="float">
            <text:p>0.010193386</text:p>
          </table:table-cell>
          <table:table-cell office:value-type="float" office:value="0.005036064" calcext:value-type="float">
            <text:p>0.005036064</text:p>
          </table:table-cell>
          <table:table-cell office:value-type="float" office:value="0.0000282365263157895" calcext:value-type="float">
            <text:p>2.82365263157895E-05</text:p>
          </table:table-cell>
          <table:table-cell office:value-type="float" office:value="0.0000139503157894737" calcext:value-type="float">
            <text:p>1.39503157894737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0.00233101" calcext:value-type="float">
            <text:p>0.00233101</text:p>
          </table:table-cell>
          <table:table-cell office:value-type="float" office:value="0.000808472" calcext:value-type="float">
            <text:p>0.000808472</text:p>
          </table:table-cell>
          <table:table-cell office:value-type="float" office:value="0.002986757" calcext:value-type="float">
            <text:p>0.002986757</text:p>
          </table:table-cell>
          <table:table-cell office:value-type="float" office:value="0.015360968" calcext:value-type="float">
            <text:p>0.015360968</text:p>
          </table:table-cell>
          <table:table-cell office:value-type="float" office:value="0.056748383" calcext:value-type="float">
            <text:p>0.056748383</text:p>
          </table:table-cell>
          <table:table-cell office:value-type="float" office:value="0.0000425511578947368" calcext:value-type="float">
            <text:p>4.25511578947368E-05</text:p>
          </table:table-cell>
          <table:table-cell office:value-type="float" office:value="0.000157197736842105" calcext:value-type="float">
            <text:p>0.000157197736842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103013" calcext:value-type="float">
            <text:p>0.000103013</text:p>
          </table:table-cell>
          <table:table-cell office:value-type="float" office:value="0.000527817" calcext:value-type="float">
            <text:p>0.000527817</text:p>
          </table:table-cell>
          <table:table-cell office:value-type="float" office:value="0.000230441" calcext:value-type="float">
            <text:p>0.000230441</text:p>
          </table:table-cell>
          <table:table-cell office:value-type="float" office:value="0.01055634" calcext:value-type="float">
            <text:p>0.01055634</text:p>
          </table:table-cell>
          <table:table-cell office:value-type="float" office:value="0.00460882" calcext:value-type="float">
            <text:p>0.00460882</text:p>
          </table:table-cell>
          <table:table-cell office:value-type="float" office:value="0.00002639085" calcext:value-type="float">
            <text:p>2.639085E-05</text:p>
          </table:table-cell>
          <table:table-cell office:value-type="float" office:value="0.00001152205" calcext:value-type="float">
            <text:p>1.152205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0.002912037" calcext:value-type="float">
            <text:p>0.002912037</text:p>
          </table:table-cell>
          <table:table-cell office:value-type="float" office:value="0.002337793" calcext:value-type="float">
            <text:p>0.002337793</text:p>
          </table:table-cell>
          <table:table-cell office:value-type="float" office:value="0.001960357" calcext:value-type="float">
            <text:p>0.001960357</text:p>
          </table:table-cell>
          <table:table-cell office:value-type="float" office:value="0.04675586" calcext:value-type="float">
            <text:p>0.04675586</text:p>
          </table:table-cell>
          <table:table-cell office:value-type="float" office:value="0.03920714" calcext:value-type="float">
            <text:p>0.03920714</text:p>
          </table:table-cell>
          <table:table-cell office:value-type="float" office:value="0.00011688965" calcext:value-type="float">
            <text:p>0.00011688965</text:p>
          </table:table-cell>
          <table:table-cell office:value-type="float" office:value="0.00009801785" calcext:value-type="float">
            <text:p>9.801785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105087" calcext:value-type="float">
            <text:p>0.000105087</text:p>
          </table:table-cell>
          <table:table-cell office:value-type="float" office:value="0.000227696" calcext:value-type="float">
            <text:p>0.000227696</text:p>
          </table:table-cell>
          <table:table-cell office:value-type="float" office:value="0.000259516" calcext:value-type="float">
            <text:p>0.000259516</text:p>
          </table:table-cell>
          <table:table-cell office:value-type="float" office:value="0.004781616" calcext:value-type="float">
            <text:p>0.004781616</text:p>
          </table:table-cell>
          <table:table-cell office:value-type="float" office:value="0.005449836" calcext:value-type="float">
            <text:p>0.005449836</text:p>
          </table:table-cell>
          <table:table-cell office:value-type="float" office:value="0.0000108426666666667" calcext:value-type="float">
            <text:p>1.08426666666667E-05</text:p>
          </table:table-cell>
          <table:table-cell office:value-type="float" office:value="0.0000123579047619048" calcext:value-type="float">
            <text:p>1.23579047619048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0.003250501" calcext:value-type="float">
            <text:p>0.003250501</text:p>
          </table:table-cell>
          <table:table-cell office:value-type="float" office:value="0.000093856" calcext:value-type="float">
            <text:p>9.3856E-05</text:p>
          </table:table-cell>
          <table:table-cell office:value-type="float" office:value="0.003352451" calcext:value-type="float">
            <text:p>0.003352451</text:p>
          </table:table-cell>
          <table:table-cell office:value-type="float" office:value="0.001970976" calcext:value-type="float">
            <text:p>0.001970976</text:p>
          </table:table-cell>
          <table:table-cell office:value-type="float" office:value="0.070401471" calcext:value-type="float">
            <text:p>0.070401471</text:p>
          </table:table-cell>
          <table:table-cell office:value-type="float" office:value="0.00000446933333333333" calcext:value-type="float">
            <text:p>4.46933333333333E-06</text:p>
          </table:table-cell>
          <table:table-cell office:value-type="float" office:value="0.000159640523809524" calcext:value-type="float">
            <text:p>0.00015964052381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109204" calcext:value-type="float">
            <text:p>0.000109204</text:p>
          </table:table-cell>
          <table:table-cell office:value-type="float" office:value="0.000281807" calcext:value-type="float">
            <text:p>0.000281807</text:p>
          </table:table-cell>
          <table:table-cell office:value-type="float" office:value="0.000522598" calcext:value-type="float">
            <text:p>0.000522598</text:p>
          </table:table-cell>
          <table:table-cell office:value-type="float" office:value="0.006199754" calcext:value-type="float">
            <text:p>0.006199754</text:p>
          </table:table-cell>
          <table:table-cell office:value-type="float" office:value="0.011497156" calcext:value-type="float">
            <text:p>0.011497156</text:p>
          </table:table-cell>
          <table:table-cell office:value-type="float" office:value="0.0000128094090909091" calcext:value-type="float">
            <text:p>1.28094090909091E-05</text:p>
          </table:table-cell>
          <table:table-cell office:value-type="float" office:value="0.0000237544545454545" calcext:value-type="float">
            <text:p>2.37544545454545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0.002551042" calcext:value-type="float">
            <text:p>0.002551042</text:p>
          </table:table-cell>
          <table:table-cell office:value-type="float" office:value="0.000081132" calcext:value-type="float">
            <text:p>8.1132E-05</text:p>
          </table:table-cell>
          <table:table-cell office:value-type="float" office:value="0.004083799" calcext:value-type="float">
            <text:p>0.004083799</text:p>
          </table:table-cell>
          <table:table-cell office:value-type="float" office:value="0.001784904" calcext:value-type="float">
            <text:p>0.001784904</text:p>
          </table:table-cell>
          <table:table-cell office:value-type="float" office:value="0.089843578" calcext:value-type="float">
            <text:p>0.089843578</text:p>
          </table:table-cell>
          <table:table-cell office:value-type="float" office:value="0.00000368781818181818" calcext:value-type="float">
            <text:p>3.68781818181818E-06</text:p>
          </table:table-cell>
          <table:table-cell office:value-type="float" office:value="0.000185627227272727" calcext:value-type="float">
            <text:p>0.000185627227273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115025" calcext:value-type="float">
            <text:p>0.000115025</text:p>
          </table:table-cell>
          <table:table-cell office:value-type="float" office:value="0.000218699" calcext:value-type="float">
            <text:p>0.000218699</text:p>
          </table:table-cell>
          <table:table-cell office:value-type="float" office:value="0.000573052" calcext:value-type="float">
            <text:p>0.000573052</text:p>
          </table:table-cell>
          <table:table-cell office:value-type="float" office:value="0.005030077" calcext:value-type="float">
            <text:p>0.005030077</text:p>
          </table:table-cell>
          <table:table-cell office:value-type="float" office:value="0.013180196" calcext:value-type="float">
            <text:p>0.013180196</text:p>
          </table:table-cell>
          <table:table-cell office:value-type="float" office:value="0.00000950865217391304" calcext:value-type="float">
            <text:p>9.50865217391304E-06</text:p>
          </table:table-cell>
          <table:table-cell office:value-type="float" office:value="0.0000249153043478261" calcext:value-type="float">
            <text:p>2.49153043478261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0.002660627" calcext:value-type="float">
            <text:p>0.002660627</text:p>
          </table:table-cell>
          <table:table-cell office:value-type="float" office:value="0.000077966" calcext:value-type="float">
            <text:p>7.7966E-05</text:p>
          </table:table-cell>
          <table:table-cell office:value-type="float" office:value="0.003528761" calcext:value-type="float">
            <text:p>0.003528761</text:p>
          </table:table-cell>
          <table:table-cell office:value-type="float" office:value="0.001793218" calcext:value-type="float">
            <text:p>0.001793218</text:p>
          </table:table-cell>
          <table:table-cell office:value-type="float" office:value="0.081161503" calcext:value-type="float">
            <text:p>0.081161503</text:p>
          </table:table-cell>
          <table:table-cell office:value-type="float" office:value="0.00000338982608695652" calcext:value-type="float">
            <text:p>3.38982608695652E-06</text:p>
          </table:table-cell>
          <table:table-cell office:value-type="float" office:value="0.000153424391304348" calcext:value-type="float">
            <text:p>0.000153424391304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118672" calcext:value-type="float">
            <text:p>0.000118672</text:p>
          </table:table-cell>
          <table:table-cell office:value-type="float" office:value="0.000262962" calcext:value-type="float">
            <text:p>0.000262962</text:p>
          </table:table-cell>
          <table:table-cell office:value-type="float" office:value="0.00035293" calcext:value-type="float">
            <text:p>0.00035293</text:p>
          </table:table-cell>
          <table:table-cell office:value-type="float" office:value="0.006311088" calcext:value-type="float">
            <text:p>0.006311088</text:p>
          </table:table-cell>
          <table:table-cell office:value-type="float" office:value="0.00847032" calcext:value-type="float">
            <text:p>0.00847032</text:p>
          </table:table-cell>
          <table:table-cell office:value-type="float" office:value="0.00001095675" calcext:value-type="float">
            <text:p>1.095675E-05</text:p>
          </table:table-cell>
          <table:table-cell office:value-type="float" office:value="0.0000147054166666667" calcext:value-type="float">
            <text:p>1.47054166666667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0.002386424" calcext:value-type="float">
            <text:p>0.002386424</text:p>
          </table:table-cell>
          <table:table-cell office:value-type="float" office:value="0.000080481" calcext:value-type="float">
            <text:p>8.0481E-05</text:p>
          </table:table-cell>
          <table:table-cell office:value-type="float" office:value="0.003901658" calcext:value-type="float">
            <text:p>0.003901658</text:p>
          </table:table-cell>
          <table:table-cell office:value-type="float" office:value="0.001931544" calcext:value-type="float">
            <text:p>0.001931544</text:p>
          </table:table-cell>
          <table:table-cell office:value-type="float" office:value="0.093639792" calcext:value-type="float">
            <text:p>0.093639792</text:p>
          </table:table-cell>
          <table:table-cell office:value-type="float" office:value="0.000003353375" calcext:value-type="float">
            <text:p>3.353375E-06</text:p>
          </table:table-cell>
          <table:table-cell office:value-type="float" office:value="0.000162569083333333" calcext:value-type="float">
            <text:p>0.000162569083333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131726" calcext:value-type="float">
            <text:p>0.000131726</text:p>
          </table:table-cell>
          <table:table-cell office:value-type="float" office:value="0.000348372" calcext:value-type="float">
            <text:p>0.000348372</text:p>
          </table:table-cell>
          <table:table-cell office:value-type="float" office:value="0.00027805" calcext:value-type="float">
            <text:p>0.00027805</text:p>
          </table:table-cell>
          <table:table-cell office:value-type="float" office:value="0.0087093" calcext:value-type="float">
            <text:p>0.0087093</text:p>
          </table:table-cell>
          <table:table-cell office:value-type="float" office:value="0.00695125" calcext:value-type="float">
            <text:p>0.00695125</text:p>
          </table:table-cell>
          <table:table-cell office:value-type="float" office:value="0.00001393488" calcext:value-type="float">
            <text:p>1.393488E-05</text:p>
          </table:table-cell>
          <table:table-cell office:value-type="float" office:value="0.000011122" calcext:value-type="float">
            <text:p>1.1122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0.002561281" calcext:value-type="float">
            <text:p>0.002561281</text:p>
          </table:table-cell>
          <table:table-cell office:value-type="float" office:value="0.000086542" calcext:value-type="float">
            <text:p>8.6542E-05</text:p>
          </table:table-cell>
          <table:table-cell office:value-type="float" office:value="0.004501841" calcext:value-type="float">
            <text:p>0.004501841</text:p>
          </table:table-cell>
          <table:table-cell office:value-type="float" office:value="0.00216355" calcext:value-type="float">
            <text:p>0.00216355</text:p>
          </table:table-cell>
          <table:table-cell office:value-type="float" office:value="0.112546025" calcext:value-type="float">
            <text:p>0.112546025</text:p>
          </table:table-cell>
          <table:table-cell office:value-type="float" office:value="0.00000346168" calcext:value-type="float">
            <text:p>3.46168E-06</text:p>
          </table:table-cell>
          <table:table-cell office:value-type="float" office:value="0.00018007364" calcext:value-type="float">
            <text:p>0.00018007364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126336" calcext:value-type="float">
            <text:p>0.000126336</text:p>
          </table:table-cell>
          <table:table-cell office:value-type="float" office:value="0.000205996" calcext:value-type="float">
            <text:p>0.000205996</text:p>
          </table:table-cell>
          <table:table-cell office:value-type="float" office:value="0.000670174" calcext:value-type="float">
            <text:p>0.000670174</text:p>
          </table:table-cell>
          <table:table-cell office:value-type="float" office:value="0.005355896" calcext:value-type="float">
            <text:p>0.005355896</text:p>
          </table:table-cell>
          <table:table-cell office:value-type="float" office:value="0.017424524" calcext:value-type="float">
            <text:p>0.017424524</text:p>
          </table:table-cell>
          <table:table-cell office:value-type="float" office:value="0.00000792292307692308" calcext:value-type="float">
            <text:p>7.92292307692308E-06</text:p>
          </table:table-cell>
          <table:table-cell office:value-type="float" office:value="0.0000257759230769231" calcext:value-type="float">
            <text:p>2.57759230769231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0.002589664" calcext:value-type="float">
            <text:p>0.002589664</text:p>
          </table:table-cell>
          <table:table-cell office:value-type="float" office:value="0.000099747" calcext:value-type="float">
            <text:p>9.9747E-05</text:p>
          </table:table-cell>
          <table:table-cell office:value-type="float" office:value="0.00445325" calcext:value-type="float">
            <text:p>0.00445325</text:p>
          </table:table-cell>
          <table:table-cell office:value-type="float" office:value="0.002593422" calcext:value-type="float">
            <text:p>0.002593422</text:p>
          </table:table-cell>
          <table:table-cell office:value-type="float" office:value="0.1157845" calcext:value-type="float">
            <text:p>0.1157845</text:p>
          </table:table-cell>
          <table:table-cell office:value-type="float" office:value="0.00000383642307692308" calcext:value-type="float">
            <text:p>3.83642307692308E-06</text:p>
          </table:table-cell>
          <table:table-cell office:value-type="float" office:value="0.000171278846153846" calcext:value-type="float">
            <text:p>0.000171278846154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153127" calcext:value-type="float">
            <text:p>0.000153127</text:p>
          </table:table-cell>
          <table:table-cell office:value-type="float" office:value="0.000276517" calcext:value-type="float">
            <text:p>0.000276517</text:p>
          </table:table-cell>
          <table:table-cell office:value-type="float" office:value="0.000541412" calcext:value-type="float">
            <text:p>0.000541412</text:p>
          </table:table-cell>
          <table:table-cell office:value-type="float" office:value="0.007465959" calcext:value-type="float">
            <text:p>0.007465959</text:p>
          </table:table-cell>
          <table:table-cell office:value-type="float" office:value="0.014618124" calcext:value-type="float">
            <text:p>0.014618124</text:p>
          </table:table-cell>
          <table:table-cell office:value-type="float" office:value="0.0000102413703703704" calcext:value-type="float">
            <text:p>1.02413703703704E-05</text:p>
          </table:table-cell>
          <table:table-cell office:value-type="float" office:value="0.0000200522962962963" calcext:value-type="float">
            <text:p>2.00522962962963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0.002634639" calcext:value-type="float">
            <text:p>0.002634639</text:p>
          </table:table-cell>
          <table:table-cell office:value-type="float" office:value="0.000076693" calcext:value-type="float">
            <text:p>7.6693E-05</text:p>
          </table:table-cell>
          <table:table-cell office:value-type="float" office:value="0.004832329" calcext:value-type="float">
            <text:p>0.004832329</text:p>
          </table:table-cell>
          <table:table-cell office:value-type="float" office:value="0.002070711" calcext:value-type="float">
            <text:p>0.002070711</text:p>
          </table:table-cell>
          <table:table-cell office:value-type="float" office:value="0.130472883" calcext:value-type="float">
            <text:p>0.130472883</text:p>
          </table:table-cell>
          <table:table-cell office:value-type="float" office:value="0.00000284048148148148" calcext:value-type="float">
            <text:p>2.84048148148148E-06</text:p>
          </table:table-cell>
          <table:table-cell office:value-type="float" office:value="0.000178975148148148" calcext:value-type="float">
            <text:p>0.000178975148148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109455" calcext:value-type="float">
            <text:p>0.000109455</text:p>
          </table:table-cell>
          <table:table-cell office:value-type="float" office:value="0.000244357" calcext:value-type="float">
            <text:p>0.000244357</text:p>
          </table:table-cell>
          <table:table-cell office:value-type="float" office:value="0.000434583" calcext:value-type="float">
            <text:p>0.000434583</text:p>
          </table:table-cell>
          <table:table-cell office:value-type="float" office:value="0.006841996" calcext:value-type="float">
            <text:p>0.006841996</text:p>
          </table:table-cell>
          <table:table-cell office:value-type="float" office:value="0.012168324" calcext:value-type="float">
            <text:p>0.012168324</text:p>
          </table:table-cell>
          <table:table-cell office:value-type="float" office:value="0.00000872703571428571" calcext:value-type="float">
            <text:p>8.72703571428571E-06</text:p>
          </table:table-cell>
          <table:table-cell office:value-type="float" office:value="0.0000155208214285714" calcext:value-type="float">
            <text:p>1.55208214285714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0.002433963" calcext:value-type="float">
            <text:p>0.002433963</text:p>
          </table:table-cell>
          <table:table-cell office:value-type="float" office:value="0.000105528" calcext:value-type="float">
            <text:p>0.000105528</text:p>
          </table:table-cell>
          <table:table-cell office:value-type="float" office:value="0.005066958" calcext:value-type="float">
            <text:p>0.005066958</text:p>
          </table:table-cell>
          <table:table-cell office:value-type="float" office:value="0.002954784" calcext:value-type="float">
            <text:p>0.002954784</text:p>
          </table:table-cell>
          <table:table-cell office:value-type="float" office:value="0.141874824" calcext:value-type="float">
            <text:p>0.141874824</text:p>
          </table:table-cell>
          <table:table-cell office:value-type="float" office:value="0.00000376885714285714" calcext:value-type="float">
            <text:p>3.76885714285714E-06</text:p>
          </table:table-cell>
          <table:table-cell office:value-type="float" office:value="0.000180962785714286" calcext:value-type="float">
            <text:p>0.000180962785714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121998" calcext:value-type="float">
            <text:p>0.000121998</text:p>
          </table:table-cell>
          <table:table-cell office:value-type="float" office:value="0.000304109" calcext:value-type="float">
            <text:p>0.000304109</text:p>
          </table:table-cell>
          <table:table-cell office:value-type="float" office:value="0.000460241" calcext:value-type="float">
            <text:p>0.000460241</text:p>
          </table:table-cell>
          <table:table-cell office:value-type="float" office:value="0.008819161" calcext:value-type="float">
            <text:p>0.008819161</text:p>
          </table:table-cell>
          <table:table-cell office:value-type="float" office:value="0.013346989" calcext:value-type="float">
            <text:p>0.013346989</text:p>
          </table:table-cell>
          <table:table-cell office:value-type="float" office:value="0.0000104865172413793" calcext:value-type="float">
            <text:p>1.04865172413793E-05</text:p>
          </table:table-cell>
          <table:table-cell office:value-type="float" office:value="0.0000158703793103448" calcext:value-type="float">
            <text:p>1.58703793103448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0.002601065" calcext:value-type="float">
            <text:p>0.002601065</text:p>
          </table:table-cell>
          <table:table-cell office:value-type="float" office:value="0.000103985" calcext:value-type="float">
            <text:p>0.000103985</text:p>
          </table:table-cell>
          <table:table-cell office:value-type="float" office:value="0.003614361" calcext:value-type="float">
            <text:p>0.003614361</text:p>
          </table:table-cell>
          <table:table-cell office:value-type="float" office:value="0.003015565" calcext:value-type="float">
            <text:p>0.003015565</text:p>
          </table:table-cell>
          <table:table-cell office:value-type="float" office:value="0.104816469" calcext:value-type="float">
            <text:p>0.104816469</text:p>
          </table:table-cell>
          <table:table-cell office:value-type="float" office:value="0.00000358568965517241" calcext:value-type="float">
            <text:p>3.58568965517241E-06</text:p>
          </table:table-cell>
          <table:table-cell office:value-type="float" office:value="0.000124633137931034" calcext:value-type="float">
            <text:p>0.000124633137931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109224" calcext:value-type="float">
            <text:p>0.000109224</text:p>
          </table:table-cell>
          <table:table-cell office:value-type="float" office:value="0.000263443" calcext:value-type="float">
            <text:p>0.000263443</text:p>
          </table:table-cell>
          <table:table-cell office:value-type="float" office:value="0.000569585" calcext:value-type="float">
            <text:p>0.000569585</text:p>
          </table:table-cell>
          <table:table-cell office:value-type="float" office:value="0.00790329" calcext:value-type="float">
            <text:p>0.00790329</text:p>
          </table:table-cell>
          <table:table-cell office:value-type="float" office:value="0.01708755" calcext:value-type="float">
            <text:p>0.01708755</text:p>
          </table:table-cell>
          <table:table-cell office:value-type="float" office:value="0.00000878143333333333" calcext:value-type="float">
            <text:p>8.78143333333333E-06</text:p>
          </table:table-cell>
          <table:table-cell office:value-type="float" office:value="0.0000189861666666667" calcext:value-type="float">
            <text:p>1.89861666666667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0.003274425" calcext:value-type="float">
            <text:p>0.003274425</text:p>
          </table:table-cell>
          <table:table-cell office:value-type="float" office:value="0.000116047" calcext:value-type="float">
            <text:p>0.000116047</text:p>
          </table:table-cell>
          <table:table-cell office:value-type="float" office:value="0.004046519" calcext:value-type="float">
            <text:p>0.004046519</text:p>
          </table:table-cell>
          <table:table-cell office:value-type="float" office:value="0.00348141" calcext:value-type="float">
            <text:p>0.00348141</text:p>
          </table:table-cell>
          <table:table-cell office:value-type="float" office:value="0.12139557" calcext:value-type="float">
            <text:p>0.12139557</text:p>
          </table:table-cell>
          <table:table-cell office:value-type="float" office:value="0.00000386823333333333" calcext:value-type="float">
            <text:p>3.86823333333333E-06</text:p>
          </table:table-cell>
          <table:table-cell office:value-type="float" office:value="0.000134883966666667" calcext:value-type="float">
            <text:p>0.000134883966667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105367" calcext:value-type="float">
            <text:p>0.000105367</text:p>
          </table:table-cell>
          <table:table-cell office:value-type="float" office:value="0.000281696" calcext:value-type="float">
            <text:p>0.000281696</text:p>
          </table:table-cell>
          <table:table-cell office:value-type="float" office:value="0.000395499" calcext:value-type="float">
            <text:p>0.000395499</text:p>
          </table:table-cell>
          <table:table-cell office:value-type="float" office:value="0.008732576" calcext:value-type="float">
            <text:p>0.008732576</text:p>
          </table:table-cell>
          <table:table-cell office:value-type="float" office:value="0.012260469" calcext:value-type="float">
            <text:p>0.012260469</text:p>
          </table:table-cell>
          <table:table-cell office:value-type="float" office:value="0.00000908696774193548" calcext:value-type="float">
            <text:p>9.08696774193548E-06</text:p>
          </table:table-cell>
          <table:table-cell office:value-type="float" office:value="0.0000127580322580645" calcext:value-type="float">
            <text:p>1.27580322580645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0.003047311" calcext:value-type="float">
            <text:p>0.003047311</text:p>
          </table:table-cell>
          <table:table-cell office:value-type="float" office:value="0.000119814" calcext:value-type="float">
            <text:p>0.000119814</text:p>
          </table:table-cell>
          <table:table-cell office:value-type="float" office:value="0.003852957" calcext:value-type="float">
            <text:p>0.003852957</text:p>
          </table:table-cell>
          <table:table-cell office:value-type="float" office:value="0.003714234" calcext:value-type="float">
            <text:p>0.003714234</text:p>
          </table:table-cell>
          <table:table-cell office:value-type="float" office:value="0.119441667" calcext:value-type="float">
            <text:p>0.119441667</text:p>
          </table:table-cell>
          <table:table-cell office:value-type="float" office:value="0.00000386496774193548" calcext:value-type="float">
            <text:p>3.86496774193548E-06</text:p>
          </table:table-cell>
          <table:table-cell office:value-type="float" office:value="0.000124288935483871" calcext:value-type="float">
            <text:p>0.000124288935484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112591" calcext:value-type="float">
            <text:p>0.000112591</text:p>
          </table:table-cell>
          <table:table-cell office:value-type="float" office:value="0.000357599" calcext:value-type="float">
            <text:p>0.000357599</text:p>
          </table:table-cell>
          <table:table-cell office:value-type="float" office:value="0.000491911" calcext:value-type="float">
            <text:p>0.000491911</text:p>
          </table:table-cell>
          <table:table-cell office:value-type="float" office:value="0.011443168" calcext:value-type="float">
            <text:p>0.011443168</text:p>
          </table:table-cell>
          <table:table-cell office:value-type="float" office:value="0.015741152" calcext:value-type="float">
            <text:p>0.015741152</text:p>
          </table:table-cell>
          <table:table-cell office:value-type="float" office:value="0.00001117496875" calcext:value-type="float">
            <text:p>1.117496875E-05</text:p>
          </table:table-cell>
          <table:table-cell office:value-type="float" office:value="0.00001537221875" calcext:value-type="float">
            <text:p>1.537221875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0.003269816" calcext:value-type="float">
            <text:p>0.003269816</text:p>
          </table:table-cell>
          <table:table-cell office:value-type="float" office:value="0.00028351" calcext:value-type="float">
            <text:p>0.00028351</text:p>
          </table:table-cell>
          <table:table-cell office:value-type="float" office:value="0.003972952" calcext:value-type="float">
            <text:p>0.003972952</text:p>
          </table:table-cell>
          <table:table-cell office:value-type="float" office:value="0.00907232" calcext:value-type="float">
            <text:p>0.00907232</text:p>
          </table:table-cell>
          <table:table-cell office:value-type="float" office:value="0.127134464" calcext:value-type="float">
            <text:p>0.127134464</text:p>
          </table:table-cell>
          <table:table-cell office:value-type="float" office:value="0.0000088596875" calcext:value-type="float">
            <text:p>8.8596875E-06</text:p>
          </table:table-cell>
          <table:table-cell office:value-type="float" office:value="0.00012415475" calcext:value-type="float">
            <text:p>0.00012415475</text:p>
          </table:table-cell>
        </table:table-row>
        <table:table-row table:style-name="ro1">
          <table:table-cell office:value-type="string" calcext:value-type="string">
            <text:p>2019-10-20 21:07:3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228928" calcext:value-type="float">
            <text:p>0.000228928</text:p>
          </table:table-cell>
          <table:table-cell office:value-type="float" office:value="0.000416457" calcext:value-type="float">
            <text:p>0.000416457</text:p>
          </table:table-cell>
          <table:table-cell office:value-type="float" office:value="0.000227345" calcext:value-type="float">
            <text:p>0.000227345</text:p>
          </table:table-cell>
          <table:table-cell office:value-type="float" office:value="0.000416457" calcext:value-type="float">
            <text:p>0.000416457</text:p>
          </table:table-cell>
          <table:table-cell office:value-type="float" office:value="0.000227345" calcext:value-type="float">
            <text:p>0.000227345</text:p>
          </table:table-cell>
          <table:table-cell office:value-type="float" office:value="0.000416457" calcext:value-type="float">
            <text:p>0.000416457</text:p>
          </table:table-cell>
          <table:table-cell office:value-type="float" office:value="0.000227345" calcext:value-type="float">
            <text:p>0.000227345</text:p>
          </table:table-cell>
        </table:table-row>
        <table:table-row table:style-name="ro1">
          <table:table-cell office:value-type="string" calcext:value-type="string">
            <text:p>2019-10-20 21:07:3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0.161732517" calcext:value-type="float">
            <text:p>0.161732517</text:p>
          </table:table-cell>
          <table:table-cell office:value-type="float" office:value="0.154111275" calcext:value-type="float">
            <text:p>0.154111275</text:p>
          </table:table-cell>
          <table:table-cell office:value-type="float" office:value="0.152942315" calcext:value-type="float">
            <text:p>0.152942315</text:p>
          </table:table-cell>
          <table:table-cell office:value-type="float" office:value="0.154111275" calcext:value-type="float">
            <text:p>0.154111275</text:p>
          </table:table-cell>
          <table:table-cell office:value-type="float" office:value="0.152942315" calcext:value-type="float">
            <text:p>0.152942315</text:p>
          </table:table-cell>
          <table:table-cell office:value-type="float" office:value="0.154111275" calcext:value-type="float">
            <text:p>0.154111275</text:p>
          </table:table-cell>
          <table:table-cell office:value-type="float" office:value="0.152942315" calcext:value-type="float">
            <text:p>0.152942315</text:p>
          </table:table-cell>
        </table:table-row>
        <table:table-row table:style-name="ro1">
          <table:table-cell office:value-type="string" calcext:value-type="string">
            <text:p>2019-10-20 21:07:3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274232" calcext:value-type="float">
            <text:p>0.000274232</text:p>
          </table:table-cell>
          <table:table-cell office:value-type="float" office:value="0.000307083" calcext:value-type="float">
            <text:p>0.000307083</text:p>
          </table:table-cell>
          <table:table-cell office:value-type="float" office:value="0.000346306" calcext:value-type="float">
            <text:p>0.000346306</text:p>
          </table:table-cell>
          <table:table-cell office:value-type="float" office:value="0.000614166" calcext:value-type="float">
            <text:p>0.000614166</text:p>
          </table:table-cell>
          <table:table-cell office:value-type="float" office:value="0.000692612" calcext:value-type="float">
            <text:p>0.000692612</text:p>
          </table:table-cell>
          <table:table-cell office:value-type="float" office:value="0.0001535415" calcext:value-type="float">
            <text:p>0.0001535415</text:p>
          </table:table-cell>
          <table:table-cell office:value-type="float" office:value="0.000173153" calcext:value-type="float">
            <text:p>0.000173153</text:p>
          </table:table-cell>
        </table:table-row>
        <table:table-row table:style-name="ro1">
          <table:table-cell office:value-type="string" calcext:value-type="string">
            <text:p>2019-10-20 21:07:3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0.17608467" calcext:value-type="float">
            <text:p>0.17608467</text:p>
          </table:table-cell>
          <table:table-cell office:value-type="float" office:value="0.182977451" calcext:value-type="float">
            <text:p>0.182977451</text:p>
          </table:table-cell>
          <table:table-cell office:value-type="float" office:value="0.158863261" calcext:value-type="float">
            <text:p>0.158863261</text:p>
          </table:table-cell>
          <table:table-cell office:value-type="float" office:value="0.365954902" calcext:value-type="float">
            <text:p>0.365954902</text:p>
          </table:table-cell>
          <table:table-cell office:value-type="float" office:value="0.317726522" calcext:value-type="float">
            <text:p>0.317726522</text:p>
          </table:table-cell>
          <table:table-cell office:value-type="float" office:value="0.0914887255" calcext:value-type="float">
            <text:p>0.0914887255</text:p>
          </table:table-cell>
          <table:table-cell office:value-type="float" office:value="0.0794316305" calcext:value-type="float">
            <text:p>0.0794316305</text:p>
          </table:table-cell>
        </table:table-row>
        <table:table-row table:style-name="ro1">
          <table:table-cell office:value-type="string" calcext:value-type="string">
            <text:p>2019-10-20 21:07:3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312113" calcext:value-type="float">
            <text:p>0.000312113</text:p>
          </table:table-cell>
          <table:table-cell office:value-type="float" office:value="0.000379068" calcext:value-type="float">
            <text:p>0.000379068</text:p>
          </table:table-cell>
          <table:table-cell office:value-type="float" office:value="0.000367536" calcext:value-type="float">
            <text:p>0.000367536</text:p>
          </table:table-cell>
          <table:table-cell office:value-type="float" office:value="0.001137204" calcext:value-type="float">
            <text:p>0.001137204</text:p>
          </table:table-cell>
          <table:table-cell office:value-type="float" office:value="0.001102608" calcext:value-type="float">
            <text:p>0.001102608</text:p>
          </table:table-cell>
          <table:table-cell office:value-type="float" office:value="0.000126356" calcext:value-type="float">
            <text:p>0.000126356</text:p>
          </table:table-cell>
          <table:table-cell office:value-type="float" office:value="0.000122512" calcext:value-type="float">
            <text:p>0.000122512</text:p>
          </table:table-cell>
        </table:table-row>
        <table:table-row table:style-name="ro1">
          <table:table-cell office:value-type="string" calcext:value-type="string">
            <text:p>2019-10-20 21:07:3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0.175699931" calcext:value-type="float">
            <text:p>0.175699931</text:p>
          </table:table-cell>
          <table:table-cell office:value-type="float" office:value="0.131034967" calcext:value-type="float">
            <text:p>0.131034967</text:p>
          </table:table-cell>
          <table:table-cell office:value-type="float" office:value="0.155634413" calcext:value-type="float">
            <text:p>0.155634413</text:p>
          </table:table-cell>
          <table:table-cell office:value-type="float" office:value="0.393104901" calcext:value-type="float">
            <text:p>0.393104901</text:p>
          </table:table-cell>
          <table:table-cell office:value-type="float" office:value="0.466903239" calcext:value-type="float">
            <text:p>0.466903239</text:p>
          </table:table-cell>
          <table:table-cell office:value-type="float" office:value="0.0436783223333333" calcext:value-type="float">
            <text:p>0.043678322333333</text:p>
          </table:table-cell>
          <table:table-cell office:value-type="float" office:value="0.0518781376666667" calcext:value-type="float">
            <text:p>0.051878137666667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28375" calcext:value-type="float">
            <text:p>0.00028375</text:p>
          </table:table-cell>
          <table:table-cell office:value-type="float" office:value="0.000819741" calcext:value-type="float">
            <text:p>0.000819741</text:p>
          </table:table-cell>
          <table:table-cell office:value-type="float" office:value="0.000436024" calcext:value-type="float">
            <text:p>0.000436024</text:p>
          </table:table-cell>
          <table:table-cell office:value-type="float" office:value="0.003278964" calcext:value-type="float">
            <text:p>0.003278964</text:p>
          </table:table-cell>
          <table:table-cell office:value-type="float" office:value="0.001744096" calcext:value-type="float">
            <text:p>0.001744096</text:p>
          </table:table-cell>
          <table:table-cell office:value-type="float" office:value="0.00020493525" calcext:value-type="float">
            <text:p>0.00020493525</text:p>
          </table:table-cell>
          <table:table-cell office:value-type="float" office:value="0.000109006" calcext:value-type="float">
            <text:p>0.000109006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0.16498244" calcext:value-type="float">
            <text:p>0.16498244</text:p>
          </table:table-cell>
          <table:table-cell office:value-type="float" office:value="0.116410529" calcext:value-type="float">
            <text:p>0.116410529</text:p>
          </table:table-cell>
          <table:table-cell office:value-type="float" office:value="0.146810748" calcext:value-type="float">
            <text:p>0.146810748</text:p>
          </table:table-cell>
          <table:table-cell office:value-type="float" office:value="0.465642116" calcext:value-type="float">
            <text:p>0.465642116</text:p>
          </table:table-cell>
          <table:table-cell office:value-type="float" office:value="0.587242992" calcext:value-type="float">
            <text:p>0.587242992</text:p>
          </table:table-cell>
          <table:table-cell office:value-type="float" office:value="0.02910263225" calcext:value-type="float">
            <text:p>0.02910263225</text:p>
          </table:table-cell>
          <table:table-cell office:value-type="float" office:value="0.036702687" calcext:value-type="float">
            <text:p>0.036702687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254856" calcext:value-type="float">
            <text:p>0.000254856</text:p>
          </table:table-cell>
          <table:table-cell office:value-type="float" office:value="0.000709154" calcext:value-type="float">
            <text:p>0.000709154</text:p>
          </table:table-cell>
          <table:table-cell office:value-type="float" office:value="0.000417219" calcext:value-type="float">
            <text:p>0.000417219</text:p>
          </table:table-cell>
          <table:table-cell office:value-type="float" office:value="0.00354577" calcext:value-type="float">
            <text:p>0.00354577</text:p>
          </table:table-cell>
          <table:table-cell office:value-type="float" office:value="0.002086095" calcext:value-type="float">
            <text:p>0.002086095</text:p>
          </table:table-cell>
          <table:table-cell office:value-type="float" office:value="0.0001418308" calcext:value-type="float">
            <text:p>0.0001418308</text:p>
          </table:table-cell>
          <table:table-cell office:value-type="float" office:value="0.0000834438" calcext:value-type="float">
            <text:p>8.34438E-05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0.152726043" calcext:value-type="float">
            <text:p>0.152726043</text:p>
          </table:table-cell>
          <table:table-cell office:value-type="float" office:value="0.121807047" calcext:value-type="float">
            <text:p>0.121807047</text:p>
          </table:table-cell>
          <table:table-cell office:value-type="float" office:value="0.149412665" calcext:value-type="float">
            <text:p>0.149412665</text:p>
          </table:table-cell>
          <table:table-cell office:value-type="float" office:value="0.609035235" calcext:value-type="float">
            <text:p>0.609035235</text:p>
          </table:table-cell>
          <table:table-cell office:value-type="float" office:value="0.747063325" calcext:value-type="float">
            <text:p>0.747063325</text:p>
          </table:table-cell>
          <table:table-cell office:value-type="float" office:value="0.0243614094" calcext:value-type="float">
            <text:p>0.0243614094</text:p>
          </table:table-cell>
          <table:table-cell office:value-type="float" office:value="0.029882533" calcext:value-type="float">
            <text:p>0.029882533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26744" calcext:value-type="float">
            <text:p>0.00026744</text:p>
          </table:table-cell>
          <table:table-cell office:value-type="float" office:value="0.000822416" calcext:value-type="float">
            <text:p>0.000822416</text:p>
          </table:table-cell>
          <table:table-cell office:value-type="float" office:value="0.000360082" calcext:value-type="float">
            <text:p>0.000360082</text:p>
          </table:table-cell>
          <table:table-cell office:value-type="float" office:value="0.004934496" calcext:value-type="float">
            <text:p>0.004934496</text:p>
          </table:table-cell>
          <table:table-cell office:value-type="float" office:value="0.002160492" calcext:value-type="float">
            <text:p>0.002160492</text:p>
          </table:table-cell>
          <table:table-cell office:value-type="float" office:value="0.000137069333333333" calcext:value-type="float">
            <text:p>0.000137069333333</text:p>
          </table:table-cell>
          <table:table-cell office:value-type="float" office:value="0.0000600136666666667" calcext:value-type="float">
            <text:p>6.00136666666667E-05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0.161261774" calcext:value-type="float">
            <text:p>0.161261774</text:p>
          </table:table-cell>
          <table:table-cell office:value-type="float" office:value="0.126795403" calcext:value-type="float">
            <text:p>0.126795403</text:p>
          </table:table-cell>
          <table:table-cell office:value-type="float" office:value="0.154590016" calcext:value-type="float">
            <text:p>0.154590016</text:p>
          </table:table-cell>
          <table:table-cell office:value-type="float" office:value="0.760772418" calcext:value-type="float">
            <text:p>0.760772418</text:p>
          </table:table-cell>
          <table:table-cell office:value-type="float" office:value="0.927540096" calcext:value-type="float">
            <text:p>0.927540096</text:p>
          </table:table-cell>
          <table:table-cell office:value-type="float" office:value="0.0211325671666667" calcext:value-type="float">
            <text:p>0.021132567166667</text:p>
          </table:table-cell>
          <table:table-cell office:value-type="float" office:value="0.0257650026666667" calcext:value-type="float">
            <text:p>0.025765002666667</text:p>
          </table:table-cell>
        </table:table-row>
        <table:table-row table:style-name="ro1">
          <table:table-cell office:value-type="string" calcext:value-type="string">
            <text:p>2019-10-20 21:07:4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279372" calcext:value-type="float">
            <text:p>0.000279372</text:p>
          </table:table-cell>
          <table:table-cell office:value-type="float" office:value="0.000676704" calcext:value-type="float">
            <text:p>0.000676704</text:p>
          </table:table-cell>
          <table:table-cell office:value-type="float" office:value="0.00074486" calcext:value-type="float">
            <text:p>0.00074486</text:p>
          </table:table-cell>
          <table:table-cell office:value-type="float" office:value="0.004736928" calcext:value-type="float">
            <text:p>0.004736928</text:p>
          </table:table-cell>
          <table:table-cell office:value-type="float" office:value="0.00521402" calcext:value-type="float">
            <text:p>0.00521402</text:p>
          </table:table-cell>
          <table:table-cell office:value-type="float" office:value="0.000096672" calcext:value-type="float">
            <text:p>9.6672E-05</text:p>
          </table:table-cell>
          <table:table-cell office:value-type="float" office:value="0.000106408571428571" calcext:value-type="float">
            <text:p>0.000106408571429</text:p>
          </table:table-cell>
        </table:table-row>
        <table:table-row table:style-name="ro1">
          <table:table-cell office:value-type="string" calcext:value-type="string">
            <text:p>2019-10-20 21:07:4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0.154332365" calcext:value-type="float">
            <text:p>0.154332365</text:p>
          </table:table-cell>
          <table:table-cell office:value-type="float" office:value="0.048005614" calcext:value-type="float">
            <text:p>0.048005614</text:p>
          </table:table-cell>
          <table:table-cell office:value-type="float" office:value="0.209512145" calcext:value-type="float">
            <text:p>0.209512145</text:p>
          </table:table-cell>
          <table:table-cell office:value-type="float" office:value="0.336039298" calcext:value-type="float">
            <text:p>0.336039298</text:p>
          </table:table-cell>
          <table:table-cell office:value-type="float" office:value="1.466585015" calcext:value-type="float">
            <text:p>1.466585015</text:p>
          </table:table-cell>
          <table:table-cell office:value-type="float" office:value="0.00685794485714286" calcext:value-type="float">
            <text:p>0.006857944857143</text:p>
          </table:table-cell>
          <table:table-cell office:value-type="float" office:value="0.0299303064285714" calcext:value-type="float">
            <text:p>0.029930306428572</text:p>
          </table:table-cell>
        </table:table-row>
        <table:table-row table:style-name="ro1">
          <table:table-cell office:value-type="string" calcext:value-type="string">
            <text:p>2019-10-20 21:07:4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274823" calcext:value-type="float">
            <text:p>0.000274823</text:p>
          </table:table-cell>
          <table:table-cell office:value-type="float" office:value="0.000826594" calcext:value-type="float">
            <text:p>0.000826594</text:p>
          </table:table-cell>
          <table:table-cell office:value-type="float" office:value="0.000906333" calcext:value-type="float">
            <text:p>0.000906333</text:p>
          </table:table-cell>
          <table:table-cell office:value-type="float" office:value="0.006612752" calcext:value-type="float">
            <text:p>0.006612752</text:p>
          </table:table-cell>
          <table:table-cell office:value-type="float" office:value="0.007250664" calcext:value-type="float">
            <text:p>0.007250664</text:p>
          </table:table-cell>
          <table:table-cell office:value-type="float" office:value="0.00010332425" calcext:value-type="float">
            <text:p>0.00010332425</text:p>
          </table:table-cell>
          <table:table-cell office:value-type="float" office:value="0.000113291625" calcext:value-type="float">
            <text:p>0.000113291625</text:p>
          </table:table-cell>
        </table:table-row>
        <table:table-row table:style-name="ro1">
          <table:table-cell office:value-type="string" calcext:value-type="string">
            <text:p>2019-10-20 21:07:4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0.157909716" calcext:value-type="float">
            <text:p>0.157909716</text:p>
          </table:table-cell>
          <table:table-cell office:value-type="float" office:value="0.050857481" calcext:value-type="float">
            <text:p>0.050857481</text:p>
          </table:table-cell>
          <table:table-cell office:value-type="float" office:value="0.207875761" calcext:value-type="float">
            <text:p>0.207875761</text:p>
          </table:table-cell>
          <table:table-cell office:value-type="float" office:value="0.406859848" calcext:value-type="float">
            <text:p>0.406859848</text:p>
          </table:table-cell>
          <table:table-cell office:value-type="float" office:value="1.663006088" calcext:value-type="float">
            <text:p>1.663006088</text:p>
          </table:table-cell>
          <table:table-cell office:value-type="float" office:value="0.006357185125" calcext:value-type="float">
            <text:p>0.006357185125</text:p>
          </table:table-cell>
          <table:table-cell office:value-type="float" office:value="0.025984470125" calcext:value-type="float">
            <text:p>0.025984470125</text:p>
          </table:table-cell>
        </table:table-row>
        <table:table-row table:style-name="ro1">
          <table:table-cell office:value-type="string" calcext:value-type="string">
            <text:p>2019-10-20 21:07:4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282287" calcext:value-type="float">
            <text:p>0.000282287</text:p>
          </table:table-cell>
          <table:table-cell office:value-type="float" office:value="0.000770709" calcext:value-type="float">
            <text:p>0.000770709</text:p>
          </table:table-cell>
          <table:table-cell office:value-type="float" office:value="0.000711629" calcext:value-type="float">
            <text:p>0.000711629</text:p>
          </table:table-cell>
          <table:table-cell office:value-type="float" office:value="0.006936381" calcext:value-type="float">
            <text:p>0.006936381</text:p>
          </table:table-cell>
          <table:table-cell office:value-type="float" office:value="0.006404661" calcext:value-type="float">
            <text:p>0.006404661</text:p>
          </table:table-cell>
          <table:table-cell office:value-type="float" office:value="0.0000856343333333333" calcext:value-type="float">
            <text:p>8.56343333333333E-05</text:p>
          </table:table-cell>
          <table:table-cell office:value-type="float" office:value="0.0000790698888888889" calcext:value-type="float">
            <text:p>7.90698888888889E-05</text:p>
          </table:table-cell>
        </table:table-row>
        <table:table-row table:style-name="ro1">
          <table:table-cell office:value-type="string" calcext:value-type="string">
            <text:p>2019-10-20 21:07:4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0.148649234" calcext:value-type="float">
            <text:p>0.148649234</text:p>
          </table:table-cell>
          <table:table-cell office:value-type="float" office:value="0.029892832" calcext:value-type="float">
            <text:p>0.029892832</text:p>
          </table:table-cell>
          <table:table-cell office:value-type="float" office:value="0.246076587" calcext:value-type="float">
            <text:p>0.246076587</text:p>
          </table:table-cell>
          <table:table-cell office:value-type="float" office:value="0.269035488" calcext:value-type="float">
            <text:p>0.269035488</text:p>
          </table:table-cell>
          <table:table-cell office:value-type="float" office:value="2.214689283" calcext:value-type="float">
            <text:p>2.214689283</text:p>
          </table:table-cell>
          <table:table-cell office:value-type="float" office:value="0.00332142577777778" calcext:value-type="float">
            <text:p>0.003321425777778</text:p>
          </table:table-cell>
          <table:table-cell office:value-type="float" office:value="0.027341843" calcext:value-type="float">
            <text:p>0.027341843</text:p>
          </table:table-cell>
        </table:table-row>
        <table:table-row table:style-name="ro1">
          <table:table-cell office:value-type="string" calcext:value-type="string">
            <text:p>2019-10-20 21:07:4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290061" calcext:value-type="float">
            <text:p>0.000290061</text:p>
          </table:table-cell>
          <table:table-cell office:value-type="float" office:value="0.000967417" calcext:value-type="float">
            <text:p>0.000967417</text:p>
          </table:table-cell>
          <table:table-cell office:value-type="float" office:value="0.000627422" calcext:value-type="float">
            <text:p>0.000627422</text:p>
          </table:table-cell>
          <table:table-cell office:value-type="float" office:value="0.00967417" calcext:value-type="float">
            <text:p>0.00967417</text:p>
          </table:table-cell>
          <table:table-cell office:value-type="float" office:value="0.00627422" calcext:value-type="float">
            <text:p>0.00627422</text:p>
          </table:table-cell>
          <table:table-cell office:value-type="float" office:value="0.0000967417" calcext:value-type="float">
            <text:p>9.67417E-05</text:p>
          </table:table-cell>
          <table:table-cell office:value-type="float" office:value="0.0000627422" calcext:value-type="float">
            <text:p>6.27422E-05</text:p>
          </table:table-cell>
        </table:table-row>
        <table:table-row table:style-name="ro1">
          <table:table-cell office:value-type="string" calcext:value-type="string">
            <text:p>2019-10-20 21:07:4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0.157267127" calcext:value-type="float">
            <text:p>0.157267127</text:p>
          </table:table-cell>
          <table:table-cell office:value-type="float" office:value="0.124292882" calcext:value-type="float">
            <text:p>0.124292882</text:p>
          </table:table-cell>
          <table:table-cell office:value-type="float" office:value="0.143207534" calcext:value-type="float">
            <text:p>0.143207534</text:p>
          </table:table-cell>
          <table:table-cell office:value-type="float" office:value="1.24292882" calcext:value-type="float">
            <text:p>1.24292882</text:p>
          </table:table-cell>
          <table:table-cell office:value-type="float" office:value="1.43207534" calcext:value-type="float">
            <text:p>1.43207534</text:p>
          </table:table-cell>
          <table:table-cell office:value-type="float" office:value="0.0124292882" calcext:value-type="float">
            <text:p>0.0124292882</text:p>
          </table:table-cell>
          <table:table-cell office:value-type="float" office:value="0.0143207534" calcext:value-type="float">
            <text:p>0.0143207534</text:p>
          </table:table-cell>
        </table:table-row>
        <table:table-row table:style-name="ro1">
          <table:table-cell office:value-type="string" calcext:value-type="string">
            <text:p>2019-10-20 21:07:4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320859" calcext:value-type="float">
            <text:p>0.000320859</text:p>
          </table:table-cell>
          <table:table-cell office:value-type="float" office:value="0.000679409" calcext:value-type="float">
            <text:p>0.000679409</text:p>
          </table:table-cell>
          <table:table-cell office:value-type="float" office:value="0.00088346" calcext:value-type="float">
            <text:p>0.00088346</text:p>
          </table:table-cell>
          <table:table-cell office:value-type="float" office:value="0.007473499" calcext:value-type="float">
            <text:p>0.007473499</text:p>
          </table:table-cell>
          <table:table-cell office:value-type="float" office:value="0.00971806" calcext:value-type="float">
            <text:p>0.00971806</text:p>
          </table:table-cell>
          <table:table-cell office:value-type="float" office:value="0.0000617644545454545" calcext:value-type="float">
            <text:p>6.17644545454545E-05</text:p>
          </table:table-cell>
          <table:table-cell office:value-type="float" office:value="0.0000803145454545455" calcext:value-type="float">
            <text:p>8.03145454545455E-05</text:p>
          </table:table-cell>
        </table:table-row>
        <table:table-row table:style-name="ro1">
          <table:table-cell office:value-type="string" calcext:value-type="string">
            <text:p>2019-10-20 21:07:4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0.172514261" calcext:value-type="float">
            <text:p>0.172514261</text:p>
          </table:table-cell>
          <table:table-cell office:value-type="float" office:value="0.044485321" calcext:value-type="float">
            <text:p>0.044485321</text:p>
          </table:table-cell>
          <table:table-cell office:value-type="float" office:value="0.230377214" calcext:value-type="float">
            <text:p>0.230377214</text:p>
          </table:table-cell>
          <table:table-cell office:value-type="float" office:value="0.489338531" calcext:value-type="float">
            <text:p>0.489338531</text:p>
          </table:table-cell>
          <table:table-cell office:value-type="float" office:value="2.534149354" calcext:value-type="float">
            <text:p>2.534149354</text:p>
          </table:table-cell>
          <table:table-cell office:value-type="float" office:value="0.00404412009090909" calcext:value-type="float">
            <text:p>0.004044120090909</text:p>
          </table:table-cell>
          <table:table-cell office:value-type="float" office:value="0.0209433830909091" calcext:value-type="float">
            <text:p>0.020943383090909</text:p>
          </table:table-cell>
        </table:table-row>
        <table:table-row table:style-name="ro1">
          <table:table-cell office:value-type="string" calcext:value-type="string">
            <text:p>2019-10-20 21:07:4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293518" calcext:value-type="float">
            <text:p>0.000293518</text:p>
          </table:table-cell>
          <table:table-cell office:value-type="float" office:value="0.000735182" calcext:value-type="float">
            <text:p>0.000735182</text:p>
          </table:table-cell>
          <table:table-cell office:value-type="float" office:value="0.001222973" calcext:value-type="float">
            <text:p>0.001222973</text:p>
          </table:table-cell>
          <table:table-cell office:value-type="float" office:value="0.008822184" calcext:value-type="float">
            <text:p>0.008822184</text:p>
          </table:table-cell>
          <table:table-cell office:value-type="float" office:value="0.014675676" calcext:value-type="float">
            <text:p>0.014675676</text:p>
          </table:table-cell>
          <table:table-cell office:value-type="float" office:value="0.0000612651666666667" calcext:value-type="float">
            <text:p>6.12651666666667E-05</text:p>
          </table:table-cell>
          <table:table-cell office:value-type="float" office:value="0.000101914416666667" calcext:value-type="float">
            <text:p>0.000101914416667</text:p>
          </table:table-cell>
        </table:table-row>
        <table:table-row table:style-name="ro1">
          <table:table-cell office:value-type="string" calcext:value-type="string">
            <text:p>2019-10-20 21:07:4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0.154521922" calcext:value-type="float">
            <text:p>0.154521922</text:p>
          </table:table-cell>
          <table:table-cell office:value-type="float" office:value="0.140071478" calcext:value-type="float">
            <text:p>0.140071478</text:p>
          </table:table-cell>
          <table:table-cell office:value-type="float" office:value="0.145886036" calcext:value-type="float">
            <text:p>0.145886036</text:p>
          </table:table-cell>
          <table:table-cell office:value-type="float" office:value="1.680857736" calcext:value-type="float">
            <text:p>1.680857736</text:p>
          </table:table-cell>
          <table:table-cell office:value-type="float" office:value="1.750632432" calcext:value-type="float">
            <text:p>1.750632432</text:p>
          </table:table-cell>
          <table:table-cell office:value-type="float" office:value="0.0116726231666667" calcext:value-type="float">
            <text:p>0.011672623166667</text:p>
          </table:table-cell>
          <table:table-cell office:value-type="float" office:value="0.0121571696666667" calcext:value-type="float">
            <text:p>0.012157169666667</text:p>
          </table:table-cell>
        </table:table-row>
        <table:table-row table:style-name="ro1">
          <table:table-cell office:value-type="string" calcext:value-type="string">
            <text:p>2019-10-20 21:07:4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191547" calcext:value-type="float">
            <text:p>0.000191547</text:p>
          </table:table-cell>
          <table:table-cell office:value-type="float" office:value="0.000706549" calcext:value-type="float">
            <text:p>0.000706549</text:p>
          </table:table-cell>
          <table:table-cell office:value-type="float" office:value="0.000892326" calcext:value-type="float">
            <text:p>0.000892326</text:p>
          </table:table-cell>
          <table:table-cell office:value-type="float" office:value="0.009185137" calcext:value-type="float">
            <text:p>0.009185137</text:p>
          </table:table-cell>
          <table:table-cell office:value-type="float" office:value="0.011600238" calcext:value-type="float">
            <text:p>0.011600238</text:p>
          </table:table-cell>
          <table:table-cell office:value-type="float" office:value="0.0000543499230769231" calcext:value-type="float">
            <text:p>5.43499230769231E-05</text:p>
          </table:table-cell>
          <table:table-cell office:value-type="float" office:value="0.0000686404615384615" calcext:value-type="float">
            <text:p>6.86404615384615E-05</text:p>
          </table:table-cell>
        </table:table-row>
        <table:table-row table:style-name="ro1">
          <table:table-cell office:value-type="string" calcext:value-type="string">
            <text:p>2019-10-20 21:07:4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0.146541351" calcext:value-type="float">
            <text:p>0.146541351</text:p>
          </table:table-cell>
          <table:table-cell office:value-type="float" office:value="0.016971663" calcext:value-type="float">
            <text:p>0.016971663</text:p>
          </table:table-cell>
          <table:table-cell office:value-type="float" office:value="0.297855085" calcext:value-type="float">
            <text:p>0.297855085</text:p>
          </table:table-cell>
          <table:table-cell office:value-type="float" office:value="0.220631619" calcext:value-type="float">
            <text:p>0.220631619</text:p>
          </table:table-cell>
          <table:table-cell office:value-type="float" office:value="3.872116105" calcext:value-type="float">
            <text:p>3.872116105</text:p>
          </table:table-cell>
          <table:table-cell office:value-type="float" office:value="0.00130551253846154" calcext:value-type="float">
            <text:p>0.001305512538462</text:p>
          </table:table-cell>
          <table:table-cell office:value-type="float" office:value="0.0229119296153846" calcext:value-type="float">
            <text:p>0.022911929615385</text:p>
          </table:table-cell>
        </table:table-row>
        <table:table-row table:style-name="ro1">
          <table:table-cell office:value-type="string" calcext:value-type="string">
            <text:p>2019-10-20 21:07:4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255818" calcext:value-type="float">
            <text:p>0.000255818</text:p>
          </table:table-cell>
          <table:table-cell office:value-type="float" office:value="0.001103912" calcext:value-type="float">
            <text:p>0.001103912</text:p>
          </table:table-cell>
          <table:table-cell office:value-type="float" office:value="0.000810563" calcext:value-type="float">
            <text:p>0.000810563</text:p>
          </table:table-cell>
          <table:table-cell office:value-type="float" office:value="0.015454768" calcext:value-type="float">
            <text:p>0.015454768</text:p>
          </table:table-cell>
          <table:table-cell office:value-type="float" office:value="0.011347882" calcext:value-type="float">
            <text:p>0.011347882</text:p>
          </table:table-cell>
          <table:table-cell office:value-type="float" office:value="0.0000788508571428571" calcext:value-type="float">
            <text:p>7.88508571428571E-05</text:p>
          </table:table-cell>
          <table:table-cell office:value-type="float" office:value="0.0000578973571428571" calcext:value-type="float">
            <text:p>5.78973571428571E-05</text:p>
          </table:table-cell>
        </table:table-row>
        <table:table-row table:style-name="ro1">
          <table:table-cell office:value-type="string" calcext:value-type="string">
            <text:p>2019-10-20 21:07:4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0.165932903" calcext:value-type="float">
            <text:p>0.165932903</text:p>
          </table:table-cell>
          <table:table-cell office:value-type="float" office:value="0.061122971" calcext:value-type="float">
            <text:p>0.061122971</text:p>
          </table:table-cell>
          <table:table-cell office:value-type="float" office:value="0.247705746" calcext:value-type="float">
            <text:p>0.247705746</text:p>
          </table:table-cell>
          <table:table-cell office:value-type="float" office:value="0.855721594" calcext:value-type="float">
            <text:p>0.855721594</text:p>
          </table:table-cell>
          <table:table-cell office:value-type="float" office:value="3.467880444" calcext:value-type="float">
            <text:p>3.467880444</text:p>
          </table:table-cell>
          <table:table-cell office:value-type="float" office:value="0.0043659265" calcext:value-type="float">
            <text:p>0.0043659265</text:p>
          </table:table-cell>
          <table:table-cell office:value-type="float" office:value="0.0176932675714286" calcext:value-type="float">
            <text:p>0.017693267571429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190565" calcext:value-type="float">
            <text:p>0.000190565</text:p>
          </table:table-cell>
          <table:table-cell office:value-type="float" office:value="0.001016067" calcext:value-type="float">
            <text:p>0.001016067</text:p>
          </table:table-cell>
          <table:table-cell office:value-type="float" office:value="0.000887247" calcext:value-type="float">
            <text:p>0.000887247</text:p>
          </table:table-cell>
          <table:table-cell office:value-type="float" office:value="0.015241005" calcext:value-type="float">
            <text:p>0.015241005</text:p>
          </table:table-cell>
          <table:table-cell office:value-type="float" office:value="0.013308705" calcext:value-type="float">
            <text:p>0.013308705</text:p>
          </table:table-cell>
          <table:table-cell office:value-type="float" office:value="0.0000677378" calcext:value-type="float">
            <text:p>6.77378E-05</text:p>
          </table:table-cell>
          <table:table-cell office:value-type="float" office:value="0.0000591498" calcext:value-type="float">
            <text:p>5.91498E-05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0.173031732" calcext:value-type="float">
            <text:p>0.173031732</text:p>
          </table:table-cell>
          <table:table-cell office:value-type="float" office:value="0.144336857" calcext:value-type="float">
            <text:p>0.144336857</text:p>
          </table:table-cell>
          <table:table-cell office:value-type="float" office:value="0.158816356" calcext:value-type="float">
            <text:p>0.158816356</text:p>
          </table:table-cell>
          <table:table-cell office:value-type="float" office:value="2.165052855" calcext:value-type="float">
            <text:p>2.165052855</text:p>
          </table:table-cell>
          <table:table-cell office:value-type="float" office:value="2.38224534" calcext:value-type="float">
            <text:p>2.38224534</text:p>
          </table:table-cell>
          <table:table-cell office:value-type="float" office:value="0.00962245713333334" calcext:value-type="float">
            <text:p>0.009622457133333</text:p>
          </table:table-cell>
          <table:table-cell office:value-type="float" office:value="0.0105877570666667" calcext:value-type="float">
            <text:p>0.010587757066667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282277" calcext:value-type="float">
            <text:p>0.000282277</text:p>
          </table:table-cell>
          <table:table-cell office:value-type="float" office:value="0.000581686" calcext:value-type="float">
            <text:p>0.000581686</text:p>
          </table:table-cell>
          <table:table-cell office:value-type="float" office:value="0.001527212" calcext:value-type="float">
            <text:p>0.001527212</text:p>
          </table:table-cell>
          <table:table-cell office:value-type="float" office:value="0.009306976" calcext:value-type="float">
            <text:p>0.009306976</text:p>
          </table:table-cell>
          <table:table-cell office:value-type="float" office:value="0.024435392" calcext:value-type="float">
            <text:p>0.024435392</text:p>
          </table:table-cell>
          <table:table-cell office:value-type="float" office:value="0.000036355375" calcext:value-type="float">
            <text:p>3.6355375E-05</text:p>
          </table:table-cell>
          <table:table-cell office:value-type="float" office:value="0.00009545075" calcext:value-type="float">
            <text:p>9.545075E-05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0.148656413" calcext:value-type="float">
            <text:p>0.148656413</text:p>
          </table:table-cell>
          <table:table-cell office:value-type="float" office:value="0.001848092" calcext:value-type="float">
            <text:p>0.001848092</text:p>
          </table:table-cell>
          <table:table-cell office:value-type="float" office:value="0.292745496" calcext:value-type="float">
            <text:p>0.292745496</text:p>
          </table:table-cell>
          <table:table-cell office:value-type="float" office:value="0.029569472" calcext:value-type="float">
            <text:p>0.029569472</text:p>
          </table:table-cell>
          <table:table-cell office:value-type="float" office:value="4.683927936" calcext:value-type="float">
            <text:p>4.683927936</text:p>
          </table:table-cell>
          <table:table-cell office:value-type="float" office:value="0.00011550575" calcext:value-type="float">
            <text:p>0.00011550575</text:p>
          </table:table-cell>
          <table:table-cell office:value-type="float" office:value="0.0182965935" calcext:value-type="float">
            <text:p>0.0182965935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278219" calcext:value-type="float">
            <text:p>0.000278219</text:p>
          </table:table-cell>
          <table:table-cell office:value-type="float" office:value="0.000595232" calcext:value-type="float">
            <text:p>0.000595232</text:p>
          </table:table-cell>
          <table:table-cell office:value-type="float" office:value="0.00165468" calcext:value-type="float">
            <text:p>0.00165468</text:p>
          </table:table-cell>
          <table:table-cell office:value-type="float" office:value="0.010118944" calcext:value-type="float">
            <text:p>0.010118944</text:p>
          </table:table-cell>
          <table:table-cell office:value-type="float" office:value="0.02812956" calcext:value-type="float">
            <text:p>0.02812956</text:p>
          </table:table-cell>
          <table:table-cell office:value-type="float" office:value="0.0000350136470588235" calcext:value-type="float">
            <text:p>3.50136470588235E-05</text:p>
          </table:table-cell>
          <table:table-cell office:value-type="float" office:value="0.0000973341176470588" calcext:value-type="float">
            <text:p>9.73341176470588E-05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0.183380749" calcext:value-type="float">
            <text:p>0.183380749</text:p>
          </table:table-cell>
          <table:table-cell office:value-type="float" office:value="0.012834748" calcext:value-type="float">
            <text:p>0.012834748</text:p>
          </table:table-cell>
          <table:table-cell office:value-type="float" office:value="0.292791486" calcext:value-type="float">
            <text:p>0.292791486</text:p>
          </table:table-cell>
          <table:table-cell office:value-type="float" office:value="0.218190716" calcext:value-type="float">
            <text:p>0.218190716</text:p>
          </table:table-cell>
          <table:table-cell office:value-type="float" office:value="4.977455262" calcext:value-type="float">
            <text:p>4.977455262</text:p>
          </table:table-cell>
          <table:table-cell office:value-type="float" office:value="0.000754985176470588" calcext:value-type="float">
            <text:p>0.000754985176471</text:p>
          </table:table-cell>
          <table:table-cell office:value-type="float" office:value="0.0172230285882353" calcext:value-type="float">
            <text:p>0.017223028588235</text:p>
          </table:table-cell>
        </table:table-row>
        <table:table-row table:style-name="ro1">
          <table:table-cell office:value-type="string" calcext:value-type="string">
            <text:p>2019-10-20 21:07:4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25131" calcext:value-type="float">
            <text:p>0.00025131</text:p>
          </table:table-cell>
          <table:table-cell office:value-type="float" office:value="0.000767674" calcext:value-type="float">
            <text:p>0.000767674</text:p>
          </table:table-cell>
          <table:table-cell office:value-type="float" office:value="0.001100014" calcext:value-type="float">
            <text:p>0.001100014</text:p>
          </table:table-cell>
          <table:table-cell office:value-type="float" office:value="0.013818132" calcext:value-type="float">
            <text:p>0.013818132</text:p>
          </table:table-cell>
          <table:table-cell office:value-type="float" office:value="0.019800252" calcext:value-type="float">
            <text:p>0.019800252</text:p>
          </table:table-cell>
          <table:table-cell office:value-type="float" office:value="0.0000426485555555556" calcext:value-type="float">
            <text:p>4.26485555555556E-05</text:p>
          </table:table-cell>
          <table:table-cell office:value-type="float" office:value="0.0000611118888888889" calcext:value-type="float">
            <text:p>6.11118888888889E-05</text:p>
          </table:table-cell>
        </table:table-row>
        <table:table-row table:style-name="ro1">
          <table:table-cell office:value-type="string" calcext:value-type="string">
            <text:p>2019-10-20 21:07:4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0.196951171" calcext:value-type="float">
            <text:p>0.196951171</text:p>
          </table:table-cell>
          <table:table-cell office:value-type="float" office:value="0.036063196" calcext:value-type="float">
            <text:p>0.036063196</text:p>
          </table:table-cell>
          <table:table-cell office:value-type="float" office:value="0.2540987" calcext:value-type="float">
            <text:p>0.2540987</text:p>
          </table:table-cell>
          <table:table-cell office:value-type="float" office:value="0.649137528" calcext:value-type="float">
            <text:p>0.649137528</text:p>
          </table:table-cell>
          <table:table-cell office:value-type="float" office:value="4.5737766" calcext:value-type="float">
            <text:p>4.5737766</text:p>
          </table:table-cell>
          <table:table-cell office:value-type="float" office:value="0.00200351088888889" calcext:value-type="float">
            <text:p>0.002003510888889</text:p>
          </table:table-cell>
          <table:table-cell office:value-type="float" office:value="0.0141165944444444" calcext:value-type="float">
            <text:p>0.014116594444445</text:p>
          </table:table-cell>
        </table:table-row>
        <table:table-row table:style-name="ro1">
          <table:table-cell office:value-type="string" calcext:value-type="string">
            <text:p>2019-10-20 21:07:4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246119" calcext:value-type="float">
            <text:p>0.000246119</text:p>
          </table:table-cell>
          <table:table-cell office:value-type="float" office:value="0.000679609" calcext:value-type="float">
            <text:p>0.000679609</text:p>
          </table:table-cell>
          <table:table-cell office:value-type="float" office:value="0.001218075" calcext:value-type="float">
            <text:p>0.001218075</text:p>
          </table:table-cell>
          <table:table-cell office:value-type="float" office:value="0.012912571" calcext:value-type="float">
            <text:p>0.012912571</text:p>
          </table:table-cell>
          <table:table-cell office:value-type="float" office:value="0.023143425" calcext:value-type="float">
            <text:p>0.023143425</text:p>
          </table:table-cell>
          <table:table-cell office:value-type="float" office:value="0.0000357688947368421" calcext:value-type="float">
            <text:p>3.57688947368421E-05</text:p>
          </table:table-cell>
          <table:table-cell office:value-type="float" office:value="0.0000641092105263158" calcext:value-type="float">
            <text:p>6.41092105263158E-05</text:p>
          </table:table-cell>
        </table:table-row>
        <table:table-row table:style-name="ro1">
          <table:table-cell office:value-type="string" calcext:value-type="string">
            <text:p>2019-10-20 21:07:4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0.176084767" calcext:value-type="float">
            <text:p>0.176084767</text:p>
          </table:table-cell>
          <table:table-cell office:value-type="float" office:value="0.080093269" calcext:value-type="float">
            <text:p>0.080093269</text:p>
          </table:table-cell>
          <table:table-cell office:value-type="float" office:value="0.209187594" calcext:value-type="float">
            <text:p>0.209187594</text:p>
          </table:table-cell>
          <table:table-cell office:value-type="float" office:value="1.521772111" calcext:value-type="float">
            <text:p>1.521772111</text:p>
          </table:table-cell>
          <table:table-cell office:value-type="float" office:value="3.974564286" calcext:value-type="float">
            <text:p>3.974564286</text:p>
          </table:table-cell>
          <table:table-cell office:value-type="float" office:value="0.00421543521052632" calcext:value-type="float">
            <text:p>0.004215435210526</text:p>
          </table:table-cell>
          <table:table-cell office:value-type="float" office:value="0.0110098733684211" calcext:value-type="float">
            <text:p>0.011009873368421</text:p>
          </table:table-cell>
        </table:table-row>
        <table:table-row table:style-name="ro1">
          <table:table-cell office:value-type="string" calcext:value-type="string">
            <text:p>2019-10-20 21:07:4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250297" calcext:value-type="float">
            <text:p>0.000250297</text:p>
          </table:table-cell>
          <table:table-cell office:value-type="float" office:value="0.000825571" calcext:value-type="float">
            <text:p>0.000825571</text:p>
          </table:table-cell>
          <table:table-cell office:value-type="float" office:value="0.001097069" calcext:value-type="float">
            <text:p>0.001097069</text:p>
          </table:table-cell>
          <table:table-cell office:value-type="float" office:value="0.01651142" calcext:value-type="float">
            <text:p>0.01651142</text:p>
          </table:table-cell>
          <table:table-cell office:value-type="float" office:value="0.02194138" calcext:value-type="float">
            <text:p>0.02194138</text:p>
          </table:table-cell>
          <table:table-cell office:value-type="float" office:value="0.00004127855" calcext:value-type="float">
            <text:p>4.127855E-05</text:p>
          </table:table-cell>
          <table:table-cell office:value-type="float" office:value="0.00005485345" calcext:value-type="float">
            <text:p>5.485345E-05</text:p>
          </table:table-cell>
        </table:table-row>
        <table:table-row table:style-name="ro1">
          <table:table-cell office:value-type="string" calcext:value-type="string">
            <text:p>2019-10-20 21:07:4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0.180307954" calcext:value-type="float">
            <text:p>0.180307954</text:p>
          </table:table-cell>
          <table:table-cell office:value-type="float" office:value="0.134442984" calcext:value-type="float">
            <text:p>0.134442984</text:p>
          </table:table-cell>
          <table:table-cell office:value-type="float" office:value="0.169536379" calcext:value-type="float">
            <text:p>0.169536379</text:p>
          </table:table-cell>
          <table:table-cell office:value-type="float" office:value="2.68885968" calcext:value-type="float">
            <text:p>2.68885968</text:p>
          </table:table-cell>
          <table:table-cell office:value-type="float" office:value="3.39072758" calcext:value-type="float">
            <text:p>3.39072758</text:p>
          </table:table-cell>
          <table:table-cell office:value-type="float" office:value="0.0067221492" calcext:value-type="float">
            <text:p>0.0067221492</text:p>
          </table:table-cell>
          <table:table-cell office:value-type="float" office:value="0.00847681895" calcext:value-type="float">
            <text:p>0.00847681895</text:p>
          </table:table-cell>
        </table:table-row>
        <table:table-row table:style-name="ro1">
          <table:table-cell office:value-type="string" calcext:value-type="string">
            <text:p>2019-10-20 21:07:4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26752" calcext:value-type="float">
            <text:p>0.00026752</text:p>
          </table:table-cell>
          <table:table-cell office:value-type="float" office:value="0.000677185" calcext:value-type="float">
            <text:p>0.000677185</text:p>
          </table:table-cell>
          <table:table-cell office:value-type="float" office:value="0.001228874" calcext:value-type="float">
            <text:p>0.001228874</text:p>
          </table:table-cell>
          <table:table-cell office:value-type="float" office:value="0.014220885" calcext:value-type="float">
            <text:p>0.014220885</text:p>
          </table:table-cell>
          <table:table-cell office:value-type="float" office:value="0.025806354" calcext:value-type="float">
            <text:p>0.025806354</text:p>
          </table:table-cell>
          <table:table-cell office:value-type="float" office:value="0.0000322469047619048" calcext:value-type="float">
            <text:p>3.22469047619048E-05</text:p>
          </table:table-cell>
          <table:table-cell office:value-type="float" office:value="0.0000585178095238095" calcext:value-type="float">
            <text:p>5.85178095238095E-05</text:p>
          </table:table-cell>
        </table:table-row>
        <table:table-row table:style-name="ro1">
          <table:table-cell office:value-type="string" calcext:value-type="string">
            <text:p>2019-10-20 21:07:4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0.193239714" calcext:value-type="float">
            <text:p>0.193239714</text:p>
          </table:table-cell>
          <table:table-cell office:value-type="float" office:value="0.000159117" calcext:value-type="float">
            <text:p>0.000159117</text:p>
          </table:table-cell>
          <table:table-cell office:value-type="float" office:value="0.290099275" calcext:value-type="float">
            <text:p>0.290099275</text:p>
          </table:table-cell>
          <table:table-cell office:value-type="float" office:value="0.003341457" calcext:value-type="float">
            <text:p>0.003341457</text:p>
          </table:table-cell>
          <table:table-cell office:value-type="float" office:value="6.092084775" calcext:value-type="float">
            <text:p>6.092084775</text:p>
          </table:table-cell>
          <table:table-cell office:value-type="float" office:value="0.000007577" calcext:value-type="float">
            <text:p>7.577E-06</text:p>
          </table:table-cell>
          <table:table-cell office:value-type="float" office:value="0.0138142511904762" calcext:value-type="float">
            <text:p>0.013814251190476</text:p>
          </table:table-cell>
        </table:table-row>
        <table:table-row table:style-name="ro1">
          <table:table-cell office:value-type="string" calcext:value-type="string">
            <text:p>2019-10-20 21:07:4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212947" calcext:value-type="float">
            <text:p>0.000212947</text:p>
          </table:table-cell>
          <table:table-cell office:value-type="float" office:value="0.000882207" calcext:value-type="float">
            <text:p>0.000882207</text:p>
          </table:table-cell>
          <table:table-cell office:value-type="float" office:value="0.00094777" calcext:value-type="float">
            <text:p>0.00094777</text:p>
          </table:table-cell>
          <table:table-cell office:value-type="float" office:value="0.019408554" calcext:value-type="float">
            <text:p>0.019408554</text:p>
          </table:table-cell>
          <table:table-cell office:value-type="float" office:value="0.02085094" calcext:value-type="float">
            <text:p>0.02085094</text:p>
          </table:table-cell>
          <table:table-cell office:value-type="float" office:value="0.0000401003181818182" calcext:value-type="float">
            <text:p>4.01003181818182E-05</text:p>
          </table:table-cell>
          <table:table-cell office:value-type="float" office:value="0.0000430804545454546" calcext:value-type="float">
            <text:p>4.30804545454546E-05</text:p>
          </table:table-cell>
        </table:table-row>
        <table:table-row table:style-name="ro1">
          <table:table-cell office:value-type="string" calcext:value-type="string">
            <text:p>2019-10-20 21:07:4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0.205486756" calcext:value-type="float">
            <text:p>0.205486756</text:p>
          </table:table-cell>
          <table:table-cell office:value-type="float" office:value="0.000638212" calcext:value-type="float">
            <text:p>0.000638212</text:p>
          </table:table-cell>
          <table:table-cell office:value-type="float" office:value="0.281407494" calcext:value-type="float">
            <text:p>0.281407494</text:p>
          </table:table-cell>
          <table:table-cell office:value-type="float" office:value="0.014040664" calcext:value-type="float">
            <text:p>0.014040664</text:p>
          </table:table-cell>
          <table:table-cell office:value-type="float" office:value="6.190964868" calcext:value-type="float">
            <text:p>6.190964868</text:p>
          </table:table-cell>
          <table:table-cell office:value-type="float" office:value="0.0000290096363636364" calcext:value-type="float">
            <text:p>2.90096363636364E-05</text:p>
          </table:table-cell>
          <table:table-cell office:value-type="float" office:value="0.0127912497272727" calcext:value-type="float">
            <text:p>0.012791249727273</text:p>
          </table:table-cell>
        </table:table-row>
        <table:table-row table:style-name="ro1">
          <table:table-cell office:value-type="string" calcext:value-type="string">
            <text:p>2019-10-20 21:07:4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212817" calcext:value-type="float">
            <text:p>0.000212817</text:p>
          </table:table-cell>
          <table:table-cell office:value-type="float" office:value="0.000804733" calcext:value-type="float">
            <text:p>0.000804733</text:p>
          </table:table-cell>
          <table:table-cell office:value-type="float" office:value="0.001069457" calcext:value-type="float">
            <text:p>0.001069457</text:p>
          </table:table-cell>
          <table:table-cell office:value-type="float" office:value="0.018508859" calcext:value-type="float">
            <text:p>0.018508859</text:p>
          </table:table-cell>
          <table:table-cell office:value-type="float" office:value="0.024597511" calcext:value-type="float">
            <text:p>0.024597511</text:p>
          </table:table-cell>
          <table:table-cell office:value-type="float" office:value="0.0000349883913043478" calcext:value-type="float">
            <text:p>3.49883913043478E-05</text:p>
          </table:table-cell>
          <table:table-cell office:value-type="float" office:value="0.0000464981304347826" calcext:value-type="float">
            <text:p>4.64981304347826E-05</text:p>
          </table:table-cell>
        </table:table-row>
        <table:table-row table:style-name="ro1">
          <table:table-cell office:value-type="string" calcext:value-type="string">
            <text:p>2019-10-20 21:07:4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0.16770459" calcext:value-type="float">
            <text:p>0.16770459</text:p>
          </table:table-cell>
          <table:table-cell office:value-type="float" office:value="0.000695349" calcext:value-type="float">
            <text:p>0.000695349</text:p>
          </table:table-cell>
          <table:table-cell office:value-type="float" office:value="0.311435724" calcext:value-type="float">
            <text:p>0.311435724</text:p>
          </table:table-cell>
          <table:table-cell office:value-type="float" office:value="0.015993027" calcext:value-type="float">
            <text:p>0.015993027</text:p>
          </table:table-cell>
          <table:table-cell office:value-type="float" office:value="7.163021652" calcext:value-type="float">
            <text:p>7.163021652</text:p>
          </table:table-cell>
          <table:table-cell office:value-type="float" office:value="0.0000302325652173913" calcext:value-type="float">
            <text:p>3.02325652173913E-05</text:p>
          </table:table-cell>
          <table:table-cell office:value-type="float" office:value="0.0135406836521739" calcext:value-type="float">
            <text:p>0.013540683652174</text:p>
          </table:table-cell>
        </table:table-row>
        <table:table-row table:style-name="ro1">
          <table:table-cell office:value-type="string" calcext:value-type="string">
            <text:p>2019-10-20 21:07:4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29466" calcext:value-type="float">
            <text:p>0.00029466</text:p>
          </table:table-cell>
          <table:table-cell office:value-type="float" office:value="0.000515542" calcext:value-type="float">
            <text:p>0.000515542</text:p>
          </table:table-cell>
          <table:table-cell office:value-type="float" office:value="0.000682054" calcext:value-type="float">
            <text:p>0.000682054</text:p>
          </table:table-cell>
          <table:table-cell office:value-type="float" office:value="0.012373008" calcext:value-type="float">
            <text:p>0.012373008</text:p>
          </table:table-cell>
          <table:table-cell office:value-type="float" office:value="0.016369296" calcext:value-type="float">
            <text:p>0.016369296</text:p>
          </table:table-cell>
          <table:table-cell office:value-type="float" office:value="0.0000214809166666667" calcext:value-type="float">
            <text:p>2.14809166666667E-05</text:p>
          </table:table-cell>
          <table:table-cell office:value-type="float" office:value="0.0000284189166666667" calcext:value-type="float">
            <text:p>2.84189166666667E-05</text:p>
          </table:table-cell>
        </table:table-row>
        <table:table-row table:style-name="ro1">
          <table:table-cell office:value-type="string" calcext:value-type="string">
            <text:p>2019-10-20 21:07:4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0.168442751" calcext:value-type="float">
            <text:p>0.168442751</text:p>
          </table:table-cell>
          <table:table-cell office:value-type="float" office:value="0.001769033" calcext:value-type="float">
            <text:p>0.001769033</text:p>
          </table:table-cell>
          <table:table-cell office:value-type="float" office:value="0.316187107" calcext:value-type="float">
            <text:p>0.316187107</text:p>
          </table:table-cell>
          <table:table-cell office:value-type="float" office:value="0.042456792" calcext:value-type="float">
            <text:p>0.042456792</text:p>
          </table:table-cell>
          <table:table-cell office:value-type="float" office:value="7.588490568" calcext:value-type="float">
            <text:p>7.588490568</text:p>
          </table:table-cell>
          <table:table-cell office:value-type="float" office:value="0.0000737097083333333" calcext:value-type="float">
            <text:p>7.37097083333333E-05</text:p>
          </table:table-cell>
          <table:table-cell office:value-type="float" office:value="0.0131744627916667" calcext:value-type="float">
            <text:p>0.013174462791667</text:p>
          </table:table-cell>
        </table:table-row>
        <table:table-row table:style-name="ro1">
          <table:table-cell office:value-type="string" calcext:value-type="string">
            <text:p>2019-10-20 21:07:4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332592" calcext:value-type="float">
            <text:p>0.000332592</text:p>
          </table:table-cell>
          <table:table-cell office:value-type="float" office:value="0.001141451" calcext:value-type="float">
            <text:p>0.001141451</text:p>
          </table:table-cell>
          <table:table-cell office:value-type="float" office:value="0.000856069" calcext:value-type="float">
            <text:p>0.000856069</text:p>
          </table:table-cell>
          <table:table-cell office:value-type="float" office:value="0.028536275" calcext:value-type="float">
            <text:p>0.028536275</text:p>
          </table:table-cell>
          <table:table-cell office:value-type="float" office:value="0.021401725" calcext:value-type="float">
            <text:p>0.021401725</text:p>
          </table:table-cell>
          <table:table-cell office:value-type="float" office:value="0.00004565804" calcext:value-type="float">
            <text:p>4.565804E-05</text:p>
          </table:table-cell>
          <table:table-cell office:value-type="float" office:value="0.00003424276" calcext:value-type="float">
            <text:p>3.424276E-05</text:p>
          </table:table-cell>
        </table:table-row>
        <table:table-row table:style-name="ro1">
          <table:table-cell office:value-type="string" calcext:value-type="string">
            <text:p>2019-10-20 21:07:4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0.185183654" calcext:value-type="float">
            <text:p>0.185183654</text:p>
          </table:table-cell>
          <table:table-cell office:value-type="float" office:value="0.005100514" calcext:value-type="float">
            <text:p>0.005100514</text:p>
          </table:table-cell>
          <table:table-cell office:value-type="float" office:value="0.335023738" calcext:value-type="float">
            <text:p>0.335023738</text:p>
          </table:table-cell>
          <table:table-cell office:value-type="float" office:value="0.12751285" calcext:value-type="float">
            <text:p>0.12751285</text:p>
          </table:table-cell>
          <table:table-cell office:value-type="float" office:value="8.37559345" calcext:value-type="float">
            <text:p>8.37559345</text:p>
          </table:table-cell>
          <table:table-cell office:value-type="float" office:value="0.00020402056" calcext:value-type="float">
            <text:p>0.00020402056</text:p>
          </table:table-cell>
          <table:table-cell office:value-type="float" office:value="0.01340094952" calcext:value-type="float">
            <text:p>0.01340094952</text:p>
          </table:table-cell>
        </table:table-row>
        <table:table-row table:style-name="ro1">
          <table:table-cell office:value-type="string" calcext:value-type="string">
            <text:p>2019-10-20 21:07:5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32128" calcext:value-type="float">
            <text:p>0.00032128</text:p>
          </table:table-cell>
          <table:table-cell office:value-type="float" office:value="0.001390697" calcext:value-type="float">
            <text:p>0.001390697</text:p>
          </table:table-cell>
          <table:table-cell office:value-type="float" office:value="0.00073937" calcext:value-type="float">
            <text:p>0.00073937</text:p>
          </table:table-cell>
          <table:table-cell office:value-type="float" office:value="0.036158122" calcext:value-type="float">
            <text:p>0.036158122</text:p>
          </table:table-cell>
          <table:table-cell office:value-type="float" office:value="0.01922362" calcext:value-type="float">
            <text:p>0.01922362</text:p>
          </table:table-cell>
          <table:table-cell office:value-type="float" office:value="0.0000534883461538462" calcext:value-type="float">
            <text:p>5.34883461538462E-05</text:p>
          </table:table-cell>
          <table:table-cell office:value-type="float" office:value="0.0000284373076923077" calcext:value-type="float">
            <text:p>2.84373076923077E-05</text:p>
          </table:table-cell>
        </table:table-row>
        <table:table-row table:style-name="ro1">
          <table:table-cell office:value-type="string" calcext:value-type="string">
            <text:p>2019-10-20 21:07:5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0.178471991" calcext:value-type="float">
            <text:p>0.178471991</text:p>
          </table:table-cell>
          <table:table-cell office:value-type="float" office:value="0.019483174" calcext:value-type="float">
            <text:p>0.019483174</text:p>
          </table:table-cell>
          <table:table-cell office:value-type="float" office:value="0.312876648" calcext:value-type="float">
            <text:p>0.312876648</text:p>
          </table:table-cell>
          <table:table-cell office:value-type="float" office:value="0.506562524" calcext:value-type="float">
            <text:p>0.506562524</text:p>
          </table:table-cell>
          <table:table-cell office:value-type="float" office:value="8.134792848" calcext:value-type="float">
            <text:p>8.134792848</text:p>
          </table:table-cell>
          <table:table-cell office:value-type="float" office:value="0.000749352846153846" calcext:value-type="float">
            <text:p>0.000749352846154</text:p>
          </table:table-cell>
          <table:table-cell office:value-type="float" office:value="0.0120337172307692" calcext:value-type="float">
            <text:p>0.012033717230769</text:p>
          </table:table-cell>
        </table:table-row>
        <table:table-row table:style-name="ro1">
          <table:table-cell office:value-type="string" calcext:value-type="string">
            <text:p>2019-10-20 21:07:5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317503" calcext:value-type="float">
            <text:p>0.000317503</text:p>
          </table:table-cell>
          <table:table-cell office:value-type="float" office:value="0.000956427" calcext:value-type="float">
            <text:p>0.000956427</text:p>
          </table:table-cell>
          <table:table-cell office:value-type="float" office:value="0.00107657" calcext:value-type="float">
            <text:p>0.00107657</text:p>
          </table:table-cell>
          <table:table-cell office:value-type="float" office:value="0.025823529" calcext:value-type="float">
            <text:p>0.025823529</text:p>
          </table:table-cell>
          <table:table-cell office:value-type="float" office:value="0.02906739" calcext:value-type="float">
            <text:p>0.02906739</text:p>
          </table:table-cell>
          <table:table-cell office:value-type="float" office:value="0.0000354232222222222" calcext:value-type="float">
            <text:p>3.54232222222222E-05</text:p>
          </table:table-cell>
          <table:table-cell office:value-type="float" office:value="0.000039872962962963" calcext:value-type="float">
            <text:p>3.9872962962963E-05</text:p>
          </table:table-cell>
        </table:table-row>
        <table:table-row table:style-name="ro1">
          <table:table-cell office:value-type="string" calcext:value-type="string">
            <text:p>2019-10-20 21:07:5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0.188632147" calcext:value-type="float">
            <text:p>0.188632147</text:p>
          </table:table-cell>
          <table:table-cell office:value-type="float" office:value="0.036069108" calcext:value-type="float">
            <text:p>0.036069108</text:p>
          </table:table-cell>
          <table:table-cell office:value-type="float" office:value="0.328789889" calcext:value-type="float">
            <text:p>0.328789889</text:p>
          </table:table-cell>
          <table:table-cell office:value-type="float" office:value="0.973865916" calcext:value-type="float">
            <text:p>0.973865916</text:p>
          </table:table-cell>
          <table:table-cell office:value-type="float" office:value="8.877327003" calcext:value-type="float">
            <text:p>8.877327003</text:p>
          </table:table-cell>
          <table:table-cell office:value-type="float" office:value="0.00133589288888889" calcext:value-type="float">
            <text:p>0.001335892888889</text:p>
          </table:table-cell>
          <table:table-cell office:value-type="float" office:value="0.0121774032962963" calcext:value-type="float">
            <text:p>0.012177403296296</text:p>
          </table:table-cell>
        </table:table-row>
        <table:table-row table:style-name="ro1">
          <table:table-cell office:value-type="string" calcext:value-type="string">
            <text:p>2019-10-20 21:07:5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302825" calcext:value-type="float">
            <text:p>0.000302825</text:p>
          </table:table-cell>
          <table:table-cell office:value-type="float" office:value="0.001163162" calcext:value-type="float">
            <text:p>0.001163162</text:p>
          </table:table-cell>
          <table:table-cell office:value-type="float" office:value="0.000740072" calcext:value-type="float">
            <text:p>0.000740072</text:p>
          </table:table-cell>
          <table:table-cell office:value-type="float" office:value="0.032568536" calcext:value-type="float">
            <text:p>0.032568536</text:p>
          </table:table-cell>
          <table:table-cell office:value-type="float" office:value="0.020722016" calcext:value-type="float">
            <text:p>0.020722016</text:p>
          </table:table-cell>
          <table:table-cell office:value-type="float" office:value="0.0000415415" calcext:value-type="float">
            <text:p>4.15415E-05</text:p>
          </table:table-cell>
          <table:table-cell office:value-type="float" office:value="0.0000264311428571429" calcext:value-type="float">
            <text:p>2.64311428571429E-05</text:p>
          </table:table-cell>
        </table:table-row>
        <table:table-row table:style-name="ro1">
          <table:table-cell office:value-type="string" calcext:value-type="string">
            <text:p>2019-10-20 21:07:5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0.184775025" calcext:value-type="float">
            <text:p>0.184775025</text:p>
          </table:table-cell>
          <table:table-cell office:value-type="float" office:value="0.069648447" calcext:value-type="float">
            <text:p>0.069648447</text:p>
          </table:table-cell>
          <table:table-cell office:value-type="float" office:value="0.256229515" calcext:value-type="float">
            <text:p>0.256229515</text:p>
          </table:table-cell>
          <table:table-cell office:value-type="float" office:value="1.950156516" calcext:value-type="float">
            <text:p>1.950156516</text:p>
          </table:table-cell>
          <table:table-cell office:value-type="float" office:value="7.17442642" calcext:value-type="float">
            <text:p>7.17442642</text:p>
          </table:table-cell>
          <table:table-cell office:value-type="float" office:value="0.00248744453571429" calcext:value-type="float">
            <text:p>0.002487444535714</text:p>
          </table:table-cell>
          <table:table-cell office:value-type="float" office:value="0.00915105410714286" calcext:value-type="float">
            <text:p>0.009151054107143</text:p>
          </table:table-cell>
        </table:table-row>
        <table:table-row table:style-name="ro1">
          <table:table-cell office:value-type="string" calcext:value-type="string">
            <text:p>2019-10-20 21:07:5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194253" calcext:value-type="float">
            <text:p>0.000194253</text:p>
          </table:table-cell>
          <table:table-cell office:value-type="float" office:value="0.001171428" calcext:value-type="float">
            <text:p>0.001171428</text:p>
          </table:table-cell>
          <table:table-cell office:value-type="float" office:value="0.000684469" calcext:value-type="float">
            <text:p>0.000684469</text:p>
          </table:table-cell>
          <table:table-cell office:value-type="float" office:value="0.033971412" calcext:value-type="float">
            <text:p>0.033971412</text:p>
          </table:table-cell>
          <table:table-cell office:value-type="float" office:value="0.019849601" calcext:value-type="float">
            <text:p>0.019849601</text:p>
          </table:table-cell>
          <table:table-cell office:value-type="float" office:value="0.0000403940689655172" calcext:value-type="float">
            <text:p>4.03940689655172E-05</text:p>
          </table:table-cell>
          <table:table-cell office:value-type="float" office:value="0.0000236023793103448" calcext:value-type="float">
            <text:p>2.36023793103448E-05</text:p>
          </table:table-cell>
        </table:table-row>
        <table:table-row table:style-name="ro1">
          <table:table-cell office:value-type="string" calcext:value-type="string">
            <text:p>2019-10-20 21:07:5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0.193892804" calcext:value-type="float">
            <text:p>0.193892804</text:p>
          </table:table-cell>
          <table:table-cell office:value-type="float" office:value="0.108926219" calcext:value-type="float">
            <text:p>0.108926219</text:p>
          </table:table-cell>
          <table:table-cell office:value-type="float" office:value="0.240195013" calcext:value-type="float">
            <text:p>0.240195013</text:p>
          </table:table-cell>
          <table:table-cell office:value-type="float" office:value="3.158860351" calcext:value-type="float">
            <text:p>3.158860351</text:p>
          </table:table-cell>
          <table:table-cell office:value-type="float" office:value="6.965655377" calcext:value-type="float">
            <text:p>6.965655377</text:p>
          </table:table-cell>
          <table:table-cell office:value-type="float" office:value="0.00375607651724138" calcext:value-type="float">
            <text:p>0.003756076517241</text:p>
          </table:table-cell>
          <table:table-cell office:value-type="float" office:value="0.00828258665517241" calcext:value-type="float">
            <text:p>0.008282586655172</text:p>
          </table:table-cell>
        </table:table-row>
        <table:table-row table:style-name="ro1">
          <table:table-cell office:value-type="string" calcext:value-type="string">
            <text:p>2019-10-20 21:07:5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31053" calcext:value-type="float">
            <text:p>0.00031053</text:p>
          </table:table-cell>
          <table:table-cell office:value-type="float" office:value="0.001082061" calcext:value-type="float">
            <text:p>0.001082061</text:p>
          </table:table-cell>
          <table:table-cell office:value-type="float" office:value="0.000966194" calcext:value-type="float">
            <text:p>0.000966194</text:p>
          </table:table-cell>
          <table:table-cell office:value-type="float" office:value="0.03246183" calcext:value-type="float">
            <text:p>0.03246183</text:p>
          </table:table-cell>
          <table:table-cell office:value-type="float" office:value="0.02898582" calcext:value-type="float">
            <text:p>0.02898582</text:p>
          </table:table-cell>
          <table:table-cell office:value-type="float" office:value="0.0000360687" calcext:value-type="float">
            <text:p>3.60687E-05</text:p>
          </table:table-cell>
          <table:table-cell office:value-type="float" office:value="0.0000322064666666667" calcext:value-type="float">
            <text:p>3.22064666666667E-05</text:p>
          </table:table-cell>
        </table:table-row>
        <table:table-row table:style-name="ro1">
          <table:table-cell office:value-type="string" calcext:value-type="string">
            <text:p>2019-10-20 21:07:5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0.181437914" calcext:value-type="float">
            <text:p>0.181437914</text:p>
          </table:table-cell>
          <table:table-cell office:value-type="float" office:value="0.174344778" calcext:value-type="float">
            <text:p>0.174344778</text:p>
          </table:table-cell>
          <table:table-cell office:value-type="float" office:value="0.191815106" calcext:value-type="float">
            <text:p>0.191815106</text:p>
          </table:table-cell>
          <table:table-cell office:value-type="float" office:value="5.23034334" calcext:value-type="float">
            <text:p>5.23034334</text:p>
          </table:table-cell>
          <table:table-cell office:value-type="float" office:value="5.75445318" calcext:value-type="float">
            <text:p>5.75445318</text:p>
          </table:table-cell>
          <table:table-cell office:value-type="float" office:value="0.0058114926" calcext:value-type="float">
            <text:p>0.0058114926</text:p>
          </table:table-cell>
          <table:table-cell office:value-type="float" office:value="0.00639383686666667" calcext:value-type="float">
            <text:p>0.006393836866667</text:p>
          </table:table-cell>
        </table:table-row>
        <table:table-row table:style-name="ro1">
          <table:table-cell office:value-type="string" calcext:value-type="string">
            <text:p>2019-10-20 21:07:5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311361" calcext:value-type="float">
            <text:p>0.000311361</text:p>
          </table:table-cell>
          <table:table-cell office:value-type="float" office:value="0.000526504" calcext:value-type="float">
            <text:p>0.000526504</text:p>
          </table:table-cell>
          <table:table-cell office:value-type="float" office:value="0.001560735" calcext:value-type="float">
            <text:p>0.001560735</text:p>
          </table:table-cell>
          <table:table-cell office:value-type="float" office:value="0.016321624" calcext:value-type="float">
            <text:p>0.016321624</text:p>
          </table:table-cell>
          <table:table-cell office:value-type="float" office:value="0.048382785" calcext:value-type="float">
            <text:p>0.048382785</text:p>
          </table:table-cell>
          <table:table-cell office:value-type="float" office:value="0.000016984" calcext:value-type="float">
            <text:p>1.6984E-05</text:p>
          </table:table-cell>
          <table:table-cell office:value-type="float" office:value="0.0000503462903225806" calcext:value-type="float">
            <text:p>5.03462903225806E-05</text:p>
          </table:table-cell>
        </table:table-row>
        <table:table-row table:style-name="ro1">
          <table:table-cell office:value-type="string" calcext:value-type="string">
            <text:p>2019-10-20 21:07:5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0.192928896" calcext:value-type="float">
            <text:p>0.192928896</text:p>
          </table:table-cell>
          <table:table-cell office:value-type="float" office:value="0.000140763" calcext:value-type="float">
            <text:p>0.000140763</text:p>
          </table:table-cell>
          <table:table-cell office:value-type="float" office:value="0.380316654" calcext:value-type="float">
            <text:p>0.380316654</text:p>
          </table:table-cell>
          <table:table-cell office:value-type="float" office:value="0.004363653" calcext:value-type="float">
            <text:p>0.004363653</text:p>
          </table:table-cell>
          <table:table-cell office:value-type="float" office:value="11.789816274" calcext:value-type="float">
            <text:p>11.789816274</text:p>
          </table:table-cell>
          <table:table-cell office:value-type="float" office:value="0.00000454074193548387" calcext:value-type="float">
            <text:p>4.54074193548387E-06</text:p>
          </table:table-cell>
          <table:table-cell office:value-type="float" office:value="0.0122682791612903" calcext:value-type="float">
            <text:p>0.01226827916129</text:p>
          </table:table-cell>
        </table:table-row>
        <table:table-row table:style-name="ro1">
          <table:table-cell office:value-type="string" calcext:value-type="string">
            <text:p>2019-10-20 21:07:5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258743" calcext:value-type="float">
            <text:p>0.000258743</text:p>
          </table:table-cell>
          <table:table-cell office:value-type="float" office:value="0.000501106" calcext:value-type="float">
            <text:p>0.000501106</text:p>
          </table:table-cell>
          <table:table-cell office:value-type="float" office:value="0.00159593" calcext:value-type="float">
            <text:p>0.00159593</text:p>
          </table:table-cell>
          <table:table-cell office:value-type="float" office:value="0.016035392" calcext:value-type="float">
            <text:p>0.016035392</text:p>
          </table:table-cell>
          <table:table-cell office:value-type="float" office:value="0.05106976" calcext:value-type="float">
            <text:p>0.05106976</text:p>
          </table:table-cell>
          <table:table-cell office:value-type="float" office:value="0.0000156595625" calcext:value-type="float">
            <text:p>1.56595625E-05</text:p>
          </table:table-cell>
          <table:table-cell office:value-type="float" office:value="0.0000498728125" calcext:value-type="float">
            <text:p>4.98728125E-05</text:p>
          </table:table-cell>
        </table:table-row>
        <table:table-row table:style-name="ro1">
          <table:table-cell office:value-type="string" calcext:value-type="string">
            <text:p>2019-10-20 21:07:5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0.182157621" calcext:value-type="float">
            <text:p>0.182157621</text:p>
          </table:table-cell>
          <table:table-cell office:value-type="float" office:value="0.000135533" calcext:value-type="float">
            <text:p>0.000135533</text:p>
          </table:table-cell>
          <table:table-cell office:value-type="float" office:value="0.380288265" calcext:value-type="float">
            <text:p>0.380288265</text:p>
          </table:table-cell>
          <table:table-cell office:value-type="float" office:value="0.004337056" calcext:value-type="float">
            <text:p>0.004337056</text:p>
          </table:table-cell>
          <table:table-cell office:value-type="float" office:value="12.16922448" calcext:value-type="float">
            <text:p>12.16922448</text:p>
          </table:table-cell>
          <table:table-cell office:value-type="float" office:value="0.00000423540625" calcext:value-type="float">
            <text:p>4.23540625E-06</text:p>
          </table:table-cell>
          <table:table-cell office:value-type="float" office:value="0.01188400828125" calcext:value-type="float">
            <text:p>0.01188400828125</text:p>
          </table:table-cell>
        </table:table-row>
        <table:table-row table:style-name="ro1">
          <table:table-cell office:value-type="string" calcext:value-type="string">
            <text:p>2019-10-20 21:07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345395" calcext:value-type="float">
            <text:p>0.000345395</text:p>
          </table:table-cell>
          <table:table-cell office:value-type="float" office:value="0.000623485" calcext:value-type="float">
            <text:p>0.000623485</text:p>
          </table:table-cell>
          <table:table-cell office:value-type="float" office:value="0.000346216" calcext:value-type="float">
            <text:p>0.000346216</text:p>
          </table:table-cell>
          <table:table-cell office:value-type="float" office:value="0.000623485" calcext:value-type="float">
            <text:p>0.000623485</text:p>
          </table:table-cell>
          <table:table-cell office:value-type="float" office:value="0.000346216" calcext:value-type="float">
            <text:p>0.000346216</text:p>
          </table:table-cell>
          <table:table-cell office:value-type="float" office:value="0.000623485" calcext:value-type="float">
            <text:p>0.000623485</text:p>
          </table:table-cell>
          <table:table-cell office:value-type="float" office:value="0.000346216" calcext:value-type="float">
            <text:p>0.000346216</text:p>
          </table:table-cell>
        </table:table-row>
        <table:table-row table:style-name="ro1">
          <table:table-cell office:value-type="string" calcext:value-type="string">
            <text:p>2019-10-20 21:07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1.682477567" calcext:value-type="float">
            <text:p>1.682477567</text:p>
          </table:table-cell>
          <table:table-cell office:value-type="float" office:value="1.665201797" calcext:value-type="float">
            <text:p>1.665201797</text:p>
          </table:table-cell>
          <table:table-cell office:value-type="float" office:value="1.67571959" calcext:value-type="float">
            <text:p>1.67571959</text:p>
          </table:table-cell>
          <table:table-cell office:value-type="float" office:value="1.665201797" calcext:value-type="float">
            <text:p>1.665201797</text:p>
          </table:table-cell>
          <table:table-cell office:value-type="float" office:value="1.67571959" calcext:value-type="float">
            <text:p>1.67571959</text:p>
          </table:table-cell>
          <table:table-cell office:value-type="float" office:value="1.665201797" calcext:value-type="float">
            <text:p>1.665201797</text:p>
          </table:table-cell>
          <table:table-cell office:value-type="float" office:value="1.67571959" calcext:value-type="float">
            <text:p>1.67571959</text:p>
          </table:table-cell>
        </table:table-row>
        <table:table-row table:style-name="ro1">
          <table:table-cell office:value-type="string" calcext:value-type="string">
            <text:p>2019-10-20 21:08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499503" calcext:value-type="float">
            <text:p>0.000499503</text:p>
          </table:table-cell>
          <table:table-cell office:value-type="float" office:value="0.000761251" calcext:value-type="float">
            <text:p>0.000761251</text:p>
          </table:table-cell>
          <table:table-cell office:value-type="float" office:value="0.000732027" calcext:value-type="float">
            <text:p>0.000732027</text:p>
          </table:table-cell>
          <table:table-cell office:value-type="float" office:value="0.001522502" calcext:value-type="float">
            <text:p>0.001522502</text:p>
          </table:table-cell>
          <table:table-cell office:value-type="float" office:value="0.001464054" calcext:value-type="float">
            <text:p>0.001464054</text:p>
          </table:table-cell>
          <table:table-cell office:value-type="float" office:value="0.0003806255" calcext:value-type="float">
            <text:p>0.0003806255</text:p>
          </table:table-cell>
          <table:table-cell office:value-type="float" office:value="0.0003660135" calcext:value-type="float">
            <text:p>0.0003660135</text:p>
          </table:table-cell>
        </table:table-row>
        <table:table-row table:style-name="ro1">
          <table:table-cell office:value-type="string" calcext:value-type="string">
            <text:p>2019-10-20 21:08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1.855885149" calcext:value-type="float">
            <text:p>1.855885149</text:p>
          </table:table-cell>
          <table:table-cell office:value-type="float" office:value="1.701727101" calcext:value-type="float">
            <text:p>1.701727101</text:p>
          </table:table-cell>
          <table:table-cell office:value-type="float" office:value="1.794081324" calcext:value-type="float">
            <text:p>1.794081324</text:p>
          </table:table-cell>
          <table:table-cell office:value-type="float" office:value="3.403454202" calcext:value-type="float">
            <text:p>3.403454202</text:p>
          </table:table-cell>
          <table:table-cell office:value-type="float" office:value="3.588162648" calcext:value-type="float">
            <text:p>3.588162648</text:p>
          </table:table-cell>
          <table:table-cell office:value-type="float" office:value="0.8508635505" calcext:value-type="float">
            <text:p>0.8508635505</text:p>
          </table:table-cell>
          <table:table-cell office:value-type="float" office:value="0.897040662" calcext:value-type="float">
            <text:p>0.897040662</text:p>
          </table:table-cell>
        </table:table-row>
        <table:table-row table:style-name="ro1">
          <table:table-cell office:value-type="string" calcext:value-type="string">
            <text:p>2019-10-20 21:08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357658" calcext:value-type="float">
            <text:p>0.000357658</text:p>
          </table:table-cell>
          <table:table-cell office:value-type="float" office:value="0.00070682" calcext:value-type="float">
            <text:p>0.00070682</text:p>
          </table:table-cell>
          <table:table-cell office:value-type="float" office:value="0.00050345" calcext:value-type="float">
            <text:p>0.00050345</text:p>
          </table:table-cell>
          <table:table-cell office:value-type="float" office:value="0.00212046" calcext:value-type="float">
            <text:p>0.00212046</text:p>
          </table:table-cell>
          <table:table-cell office:value-type="float" office:value="0.00151035" calcext:value-type="float">
            <text:p>0.00151035</text:p>
          </table:table-cell>
          <table:table-cell office:value-type="float" office:value="0.000235606666666667" calcext:value-type="float">
            <text:p>0.000235606666667</text:p>
          </table:table-cell>
          <table:table-cell office:value-type="float" office:value="0.000167816666666667" calcext:value-type="float">
            <text:p>0.000167816666667</text:p>
          </table:table-cell>
        </table:table-row>
        <table:table-row table:style-name="ro1">
          <table:table-cell office:value-type="string" calcext:value-type="string">
            <text:p>2019-10-20 21:08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1.812790251" calcext:value-type="float">
            <text:p>1.812790251</text:p>
          </table:table-cell>
          <table:table-cell office:value-type="float" office:value="1.045965966" calcext:value-type="float">
            <text:p>1.045965966</text:p>
          </table:table-cell>
          <table:table-cell office:value-type="float" office:value="1.928231081" calcext:value-type="float">
            <text:p>1.928231081</text:p>
          </table:table-cell>
          <table:table-cell office:value-type="float" office:value="3.137897898" calcext:value-type="float">
            <text:p>3.137897898</text:p>
          </table:table-cell>
          <table:table-cell office:value-type="float" office:value="5.784693243" calcext:value-type="float">
            <text:p>5.784693243</text:p>
          </table:table-cell>
          <table:table-cell office:value-type="float" office:value="0.348655322" calcext:value-type="float">
            <text:p>0.348655322</text:p>
          </table:table-cell>
          <table:table-cell office:value-type="float" office:value="0.642743693666667" calcext:value-type="float">
            <text:p>0.642743693666667</text:p>
          </table:table-cell>
        </table:table-row>
        <table:table-row table:style-name="ro1">
          <table:table-cell office:value-type="string" calcext:value-type="string">
            <text:p>2019-10-20 21:08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444821" calcext:value-type="float">
            <text:p>0.000444821</text:p>
          </table:table-cell>
          <table:table-cell office:value-type="float" office:value="0.000512788" calcext:value-type="float">
            <text:p>0.000512788</text:p>
          </table:table-cell>
          <table:table-cell office:value-type="float" office:value="0.000595061" calcext:value-type="float">
            <text:p>0.000595061</text:p>
          </table:table-cell>
          <table:table-cell office:value-type="float" office:value="0.002051152" calcext:value-type="float">
            <text:p>0.002051152</text:p>
          </table:table-cell>
          <table:table-cell office:value-type="float" office:value="0.002380244" calcext:value-type="float">
            <text:p>0.002380244</text:p>
          </table:table-cell>
          <table:table-cell office:value-type="float" office:value="0.000128197" calcext:value-type="float">
            <text:p>0.000128197</text:p>
          </table:table-cell>
          <table:table-cell office:value-type="float" office:value="0.00014876525" calcext:value-type="float">
            <text:p>0.00014876525</text:p>
          </table:table-cell>
        </table:table-row>
        <table:table-row table:style-name="ro1">
          <table:table-cell office:value-type="string" calcext:value-type="string">
            <text:p>2019-10-20 21:08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1.929126152" calcext:value-type="float">
            <text:p>1.929126152</text:p>
          </table:table-cell>
          <table:table-cell office:value-type="float" office:value="0.817903746" calcext:value-type="float">
            <text:p>0.817903746</text:p>
          </table:table-cell>
          <table:table-cell office:value-type="float" office:value="2.376674445" calcext:value-type="float">
            <text:p>2.376674445</text:p>
          </table:table-cell>
          <table:table-cell office:value-type="float" office:value="3.271614984" calcext:value-type="float">
            <text:p>3.271614984</text:p>
          </table:table-cell>
          <table:table-cell office:value-type="float" office:value="9.50669778" calcext:value-type="float">
            <text:p>9.50669778</text:p>
          </table:table-cell>
          <table:table-cell office:value-type="float" office:value="0.2044759365" calcext:value-type="float">
            <text:p>0.2044759365</text:p>
          </table:table-cell>
          <table:table-cell office:value-type="float" office:value="0.59416861125" calcext:value-type="float">
            <text:p>0.59416861125</text:p>
          </table:table-cell>
        </table:table-row>
        <table:table-row table:style-name="ro1">
          <table:table-cell office:value-type="string" calcext:value-type="string">
            <text:p>2019-10-20 21:08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349873" calcext:value-type="float">
            <text:p>0.000349873</text:p>
          </table:table-cell>
          <table:table-cell office:value-type="float" office:value="0.001038097" calcext:value-type="float">
            <text:p>0.001038097</text:p>
          </table:table-cell>
          <table:table-cell office:value-type="float" office:value="0.000656746" calcext:value-type="float">
            <text:p>0.000656746</text:p>
          </table:table-cell>
          <table:table-cell office:value-type="float" office:value="0.005190485" calcext:value-type="float">
            <text:p>0.005190485</text:p>
          </table:table-cell>
          <table:table-cell office:value-type="float" office:value="0.00328373" calcext:value-type="float">
            <text:p>0.00328373</text:p>
          </table:table-cell>
          <table:table-cell office:value-type="float" office:value="0.0002076194" calcext:value-type="float">
            <text:p>0.0002076194</text:p>
          </table:table-cell>
          <table:table-cell office:value-type="float" office:value="0.0001313492" calcext:value-type="float">
            <text:p>0.0001313492</text:p>
          </table:table-cell>
        </table:table-row>
        <table:table-row table:style-name="ro1">
          <table:table-cell office:value-type="string" calcext:value-type="string">
            <text:p>2019-10-20 21:08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1.596332206" calcext:value-type="float">
            <text:p>1.596332206</text:p>
          </table:table-cell>
          <table:table-cell office:value-type="float" office:value="1.332190422" calcext:value-type="float">
            <text:p>1.332190422</text:p>
          </table:table-cell>
          <table:table-cell office:value-type="float" office:value="1.824092066" calcext:value-type="float">
            <text:p>1.824092066</text:p>
          </table:table-cell>
          <table:table-cell office:value-type="float" office:value="6.66095211" calcext:value-type="float">
            <text:p>6.66095211</text:p>
          </table:table-cell>
          <table:table-cell office:value-type="float" office:value="9.12046033" calcext:value-type="float">
            <text:p>9.12046033</text:p>
          </table:table-cell>
          <table:table-cell office:value-type="float" office:value="0.2664380844" calcext:value-type="float">
            <text:p>0.2664380844</text:p>
          </table:table-cell>
          <table:table-cell office:value-type="float" office:value="0.3648184132" calcext:value-type="float">
            <text:p>0.3648184132</text:p>
          </table:table-cell>
        </table:table-row>
        <table:table-row table:style-name="ro1">
          <table:table-cell office:value-type="string" calcext:value-type="string">
            <text:p>2019-10-20 21:08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396971" calcext:value-type="float">
            <text:p>0.000396971</text:p>
          </table:table-cell>
          <table:table-cell office:value-type="float" office:value="0.00115778" calcext:value-type="float">
            <text:p>0.00115778</text:p>
          </table:table-cell>
          <table:table-cell office:value-type="float" office:value="0.000745881" calcext:value-type="float">
            <text:p>0.000745881</text:p>
          </table:table-cell>
          <table:table-cell office:value-type="float" office:value="0.00694668" calcext:value-type="float">
            <text:p>0.00694668</text:p>
          </table:table-cell>
          <table:table-cell office:value-type="float" office:value="0.004475286" calcext:value-type="float">
            <text:p>0.004475286</text:p>
          </table:table-cell>
          <table:table-cell office:value-type="float" office:value="0.000192963333333333" calcext:value-type="float">
            <text:p>0.000192963333333</text:p>
          </table:table-cell>
          <table:table-cell office:value-type="float" office:value="0.0001243135" calcext:value-type="float">
            <text:p>0.0001243135</text:p>
          </table:table-cell>
        </table:table-row>
        <table:table-row table:style-name="ro1">
          <table:table-cell office:value-type="string" calcext:value-type="string">
            <text:p>2019-10-20 21:08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1.812134706" calcext:value-type="float">
            <text:p>1.812134706</text:p>
          </table:table-cell>
          <table:table-cell office:value-type="float" office:value="0.436448406" calcext:value-type="float">
            <text:p>0.436448406</text:p>
          </table:table-cell>
          <table:table-cell office:value-type="float" office:value="2.509560335" calcext:value-type="float">
            <text:p>2.509560335</text:p>
          </table:table-cell>
          <table:table-cell office:value-type="float" office:value="2.618690436" calcext:value-type="float">
            <text:p>2.618690436</text:p>
          </table:table-cell>
          <table:table-cell office:value-type="float" office:value="15.05736201" calcext:value-type="float">
            <text:p>15.05736201</text:p>
          </table:table-cell>
          <table:table-cell office:value-type="float" office:value="0.072741401" calcext:value-type="float">
            <text:p>0.072741401</text:p>
          </table:table-cell>
          <table:table-cell office:value-type="float" office:value="0.418260055833333" calcext:value-type="float">
            <text:p>0.418260055833333</text:p>
          </table:table-cell>
        </table:table-row>
        <table:table-row table:style-name="ro1">
          <table:table-cell office:value-type="string" calcext:value-type="string">
            <text:p>2019-10-20 21:08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272238" calcext:value-type="float">
            <text:p>0.000272238</text:p>
          </table:table-cell>
          <table:table-cell office:value-type="float" office:value="0.000906081" calcext:value-type="float">
            <text:p>0.000906081</text:p>
          </table:table-cell>
          <table:table-cell office:value-type="float" office:value="0.000678666" calcext:value-type="float">
            <text:p>0.000678666</text:p>
          </table:table-cell>
          <table:table-cell office:value-type="float" office:value="0.006342567" calcext:value-type="float">
            <text:p>0.006342567</text:p>
          </table:table-cell>
          <table:table-cell office:value-type="float" office:value="0.004750662" calcext:value-type="float">
            <text:p>0.004750662</text:p>
          </table:table-cell>
          <table:table-cell office:value-type="float" office:value="0.000129440142857143" calcext:value-type="float">
            <text:p>0.000129440142857</text:p>
          </table:table-cell>
          <table:table-cell office:value-type="float" office:value="0.0000969522857142857" calcext:value-type="float">
            <text:p>9.69522857142857E-05</text:p>
          </table:table-cell>
        </table:table-row>
        <table:table-row table:style-name="ro1">
          <table:table-cell office:value-type="string" calcext:value-type="string">
            <text:p>2019-10-20 21:08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1.66742316" calcext:value-type="float">
            <text:p>1.66742316</text:p>
          </table:table-cell>
          <table:table-cell office:value-type="float" office:value="1.383231681" calcext:value-type="float">
            <text:p>1.383231681</text:p>
          </table:table-cell>
          <table:table-cell office:value-type="float" office:value="1.633740581" calcext:value-type="float">
            <text:p>1.633740581</text:p>
          </table:table-cell>
          <table:table-cell office:value-type="float" office:value="9.682621767" calcext:value-type="float">
            <text:p>9.682621767</text:p>
          </table:table-cell>
          <table:table-cell office:value-type="float" office:value="11.436184067" calcext:value-type="float">
            <text:p>11.436184067</text:p>
          </table:table-cell>
          <table:table-cell office:value-type="float" office:value="0.197604525857143" calcext:value-type="float">
            <text:p>0.197604525857143</text:p>
          </table:table-cell>
          <table:table-cell office:value-type="float" office:value="0.233391511571429" calcext:value-type="float">
            <text:p>0.233391511571429</text:p>
          </table:table-cell>
        </table:table-row>
        <table:table-row table:style-name="ro1">
          <table:table-cell office:value-type="string" calcext:value-type="string">
            <text:p>2019-10-20 21:08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403173" calcext:value-type="float">
            <text:p>0.000403173</text:p>
          </table:table-cell>
          <table:table-cell office:value-type="float" office:value="0.001138565" calcext:value-type="float">
            <text:p>0.001138565</text:p>
          </table:table-cell>
          <table:table-cell office:value-type="float" office:value="0.000859343" calcext:value-type="float">
            <text:p>0.000859343</text:p>
          </table:table-cell>
          <table:table-cell office:value-type="float" office:value="0.00910852" calcext:value-type="float">
            <text:p>0.00910852</text:p>
          </table:table-cell>
          <table:table-cell office:value-type="float" office:value="0.006874744" calcext:value-type="float">
            <text:p>0.006874744</text:p>
          </table:table-cell>
          <table:table-cell office:value-type="float" office:value="0.000142320625" calcext:value-type="float">
            <text:p>0.000142320625</text:p>
          </table:table-cell>
          <table:table-cell office:value-type="float" office:value="0.000107417875" calcext:value-type="float">
            <text:p>0.000107417875</text:p>
          </table:table-cell>
        </table:table-row>
        <table:table-row table:style-name="ro1">
          <table:table-cell office:value-type="string" calcext:value-type="string">
            <text:p>2019-10-20 21:08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1.61787657" calcext:value-type="float">
            <text:p>1.61787657</text:p>
          </table:table-cell>
          <table:table-cell office:value-type="float" office:value="0.252300322" calcext:value-type="float">
            <text:p>0.252300322</text:p>
          </table:table-cell>
          <table:table-cell office:value-type="float" office:value="2.625504007" calcext:value-type="float">
            <text:p>2.625504007</text:p>
          </table:table-cell>
          <table:table-cell office:value-type="float" office:value="2.018402576" calcext:value-type="float">
            <text:p>2.018402576</text:p>
          </table:table-cell>
          <table:table-cell office:value-type="float" office:value="21.004032056" calcext:value-type="float">
            <text:p>21.004032056</text:p>
          </table:table-cell>
          <table:table-cell office:value-type="float" office:value="0.03153754025" calcext:value-type="float">
            <text:p>0.03153754025</text:p>
          </table:table-cell>
          <table:table-cell office:value-type="float" office:value="0.328188000875" calcext:value-type="float">
            <text:p>0.328188000875</text:p>
          </table:table-cell>
        </table:table-row>
        <table:table-row table:style-name="ro1">
          <table:table-cell office:value-type="string" calcext:value-type="string">
            <text:p>2019-10-20 21:08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310189" calcext:value-type="float">
            <text:p>0.000310189</text:p>
          </table:table-cell>
          <table:table-cell office:value-type="float" office:value="0.000765288" calcext:value-type="float">
            <text:p>0.000765288</text:p>
          </table:table-cell>
          <table:table-cell office:value-type="float" office:value="0.001315035" calcext:value-type="float">
            <text:p>0.001315035</text:p>
          </table:table-cell>
          <table:table-cell office:value-type="float" office:value="0.006887592" calcext:value-type="float">
            <text:p>0.006887592</text:p>
          </table:table-cell>
          <table:table-cell office:value-type="float" office:value="0.011835315" calcext:value-type="float">
            <text:p>0.011835315</text:p>
          </table:table-cell>
          <table:table-cell office:value-type="float" office:value="0.000085032" calcext:value-type="float">
            <text:p>8.5032E-05</text:p>
          </table:table-cell>
          <table:table-cell office:value-type="float" office:value="0.000146115" calcext:value-type="float">
            <text:p>0.000146115</text:p>
          </table:table-cell>
        </table:table-row>
        <table:table-row table:style-name="ro1">
          <table:table-cell office:value-type="string" calcext:value-type="string">
            <text:p>2019-10-20 21:08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1.693013678" calcext:value-type="float">
            <text:p>1.693013678</text:p>
          </table:table-cell>
          <table:table-cell office:value-type="float" office:value="0.183266949" calcext:value-type="float">
            <text:p>0.183266949</text:p>
          </table:table-cell>
          <table:table-cell office:value-type="float" office:value="2.96153956" calcext:value-type="float">
            <text:p>2.96153956</text:p>
          </table:table-cell>
          <table:table-cell office:value-type="float" office:value="1.649402541" calcext:value-type="float">
            <text:p>1.649402541</text:p>
          </table:table-cell>
          <table:table-cell office:value-type="float" office:value="26.65385604" calcext:value-type="float">
            <text:p>26.65385604</text:p>
          </table:table-cell>
          <table:table-cell office:value-type="float" office:value="0.0203629943333333" calcext:value-type="float">
            <text:p>0.020362994333333</text:p>
          </table:table-cell>
          <table:table-cell office:value-type="float" office:value="0.329059951111111" calcext:value-type="float">
            <text:p>0.329059951111111</text:p>
          </table:table-cell>
        </table:table-row>
        <table:table-row table:style-name="ro1">
          <table:table-cell office:value-type="string" calcext:value-type="string">
            <text:p>2019-10-20 21:08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38027" calcext:value-type="float">
            <text:p>0.00038027</text:p>
          </table:table-cell>
          <table:table-cell office:value-type="float" office:value="0.00114647" calcext:value-type="float">
            <text:p>0.00114647</text:p>
          </table:table-cell>
          <table:table-cell office:value-type="float" office:value="0.001220197" calcext:value-type="float">
            <text:p>0.001220197</text:p>
          </table:table-cell>
          <table:table-cell office:value-type="float" office:value="0.0114647" calcext:value-type="float">
            <text:p>0.0114647</text:p>
          </table:table-cell>
          <table:table-cell office:value-type="float" office:value="0.01220197" calcext:value-type="float">
            <text:p>0.01220197</text:p>
          </table:table-cell>
          <table:table-cell office:value-type="float" office:value="0.000114647" calcext:value-type="float">
            <text:p>0.000114647</text:p>
          </table:table-cell>
          <table:table-cell office:value-type="float" office:value="0.0001220197" calcext:value-type="float">
            <text:p>0.0001220197</text:p>
          </table:table-cell>
        </table:table-row>
        <table:table-row table:style-name="ro1">
          <table:table-cell office:value-type="string" calcext:value-type="string">
            <text:p>2019-10-20 21:08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1.788225756" calcext:value-type="float">
            <text:p>1.788225756</text:p>
          </table:table-cell>
          <table:table-cell office:value-type="float" office:value="1.536394787" calcext:value-type="float">
            <text:p>1.536394787</text:p>
          </table:table-cell>
          <table:table-cell office:value-type="float" office:value="1.911764395" calcext:value-type="float">
            <text:p>1.911764395</text:p>
          </table:table-cell>
          <table:table-cell office:value-type="float" office:value="15.36394787" calcext:value-type="float">
            <text:p>15.36394787</text:p>
          </table:table-cell>
          <table:table-cell office:value-type="float" office:value="19.11764395" calcext:value-type="float">
            <text:p>19.11764395</text:p>
          </table:table-cell>
          <table:table-cell office:value-type="float" office:value="0.1536394787" calcext:value-type="float">
            <text:p>0.1536394787</text:p>
          </table:table-cell>
          <table:table-cell office:value-type="float" office:value="0.1911764395" calcext:value-type="float">
            <text:p>0.1911764395</text:p>
          </table:table-cell>
        </table:table-row>
        <table:table-row table:style-name="ro1">
          <table:table-cell office:value-type="string" calcext:value-type="string">
            <text:p>2019-10-20 21:08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277228" calcext:value-type="float">
            <text:p>0.000277228</text:p>
          </table:table-cell>
          <table:table-cell office:value-type="float" office:value="0.00115705" calcext:value-type="float">
            <text:p>0.00115705</text:p>
          </table:table-cell>
          <table:table-cell office:value-type="float" office:value="0.00087842" calcext:value-type="float">
            <text:p>0.00087842</text:p>
          </table:table-cell>
          <table:table-cell office:value-type="float" office:value="0.01272755" calcext:value-type="float">
            <text:p>0.01272755</text:p>
          </table:table-cell>
          <table:table-cell office:value-type="float" office:value="0.00966262" calcext:value-type="float">
            <text:p>0.00966262</text:p>
          </table:table-cell>
          <table:table-cell office:value-type="float" office:value="0.000105186363636364" calcext:value-type="float">
            <text:p>0.000105186363636</text:p>
          </table:table-cell>
          <table:table-cell office:value-type="float" office:value="0.0000798563636363636" calcext:value-type="float">
            <text:p>7.98563636363636E-05</text:p>
          </table:table-cell>
        </table:table-row>
        <table:table-row table:style-name="ro1">
          <table:table-cell office:value-type="string" calcext:value-type="string">
            <text:p>2019-10-20 21:08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1.729534249" calcext:value-type="float">
            <text:p>1.729534249</text:p>
          </table:table-cell>
          <table:table-cell office:value-type="float" office:value="0.5682306" calcext:value-type="float">
            <text:p>0.5682306</text:p>
          </table:table-cell>
          <table:table-cell office:value-type="float" office:value="2.643402423" calcext:value-type="float">
            <text:p>2.643402423</text:p>
          </table:table-cell>
          <table:table-cell office:value-type="float" office:value="6.2505366" calcext:value-type="float">
            <text:p>6.2505366</text:p>
          </table:table-cell>
          <table:table-cell office:value-type="float" office:value="29.077426653" calcext:value-type="float">
            <text:p>29.077426653</text:p>
          </table:table-cell>
          <table:table-cell office:value-type="float" office:value="0.0516573272727273" calcext:value-type="float">
            <text:p>0.051657327272727</text:p>
          </table:table-cell>
          <table:table-cell office:value-type="float" office:value="0.240309311181818" calcext:value-type="float">
            <text:p>0.240309311181818</text:p>
          </table:table-cell>
        </table:table-row>
        <table:table-row table:style-name="ro1">
          <table:table-cell office:value-type="string" calcext:value-type="string">
            <text:p>2019-10-20 21:08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365763" calcext:value-type="float">
            <text:p>0.000365763</text:p>
          </table:table-cell>
          <table:table-cell office:value-type="float" office:value="0.000640546" calcext:value-type="float">
            <text:p>0.000640546</text:p>
          </table:table-cell>
          <table:table-cell office:value-type="float" office:value="0.001494881" calcext:value-type="float">
            <text:p>0.001494881</text:p>
          </table:table-cell>
          <table:table-cell office:value-type="float" office:value="0.007686552" calcext:value-type="float">
            <text:p>0.007686552</text:p>
          </table:table-cell>
          <table:table-cell office:value-type="float" office:value="0.017938572" calcext:value-type="float">
            <text:p>0.017938572</text:p>
          </table:table-cell>
          <table:table-cell office:value-type="float" office:value="0.0000533788333333333" calcext:value-type="float">
            <text:p>5.33788333333333E-05</text:p>
          </table:table-cell>
          <table:table-cell office:value-type="float" office:value="0.000124573416666667" calcext:value-type="float">
            <text:p>0.000124573416667</text:p>
          </table:table-cell>
        </table:table-row>
        <table:table-row table:style-name="ro1">
          <table:table-cell office:value-type="string" calcext:value-type="string">
            <text:p>2019-10-20 21:08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1.731754752" calcext:value-type="float">
            <text:p>1.731754752</text:p>
          </table:table-cell>
          <table:table-cell office:value-type="float" office:value="0.075669336" calcext:value-type="float">
            <text:p>0.075669336</text:p>
          </table:table-cell>
          <table:table-cell office:value-type="float" office:value="3.033936222" calcext:value-type="float">
            <text:p>3.033936222</text:p>
          </table:table-cell>
          <table:table-cell office:value-type="float" office:value="0.908032032" calcext:value-type="float">
            <text:p>0.908032032</text:p>
          </table:table-cell>
          <table:table-cell office:value-type="float" office:value="36.407234664" calcext:value-type="float">
            <text:p>36.407234664</text:p>
          </table:table-cell>
          <table:table-cell office:value-type="float" office:value="0.006305778" calcext:value-type="float">
            <text:p>0.006305778</text:p>
          </table:table-cell>
          <table:table-cell office:value-type="float" office:value="0.2528280185" calcext:value-type="float">
            <text:p>0.2528280185</text:p>
          </table:table-cell>
        </table:table-row>
        <table:table-row table:style-name="ro1">
          <table:table-cell office:value-type="string" calcext:value-type="string">
            <text:p>2019-10-20 21:08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395117" calcext:value-type="float">
            <text:p>0.000395117</text:p>
          </table:table-cell>
          <table:table-cell office:value-type="float" office:value="0.001178419" calcext:value-type="float">
            <text:p>0.001178419</text:p>
          </table:table-cell>
          <table:table-cell office:value-type="float" office:value="0.001815288" calcext:value-type="float">
            <text:p>0.001815288</text:p>
          </table:table-cell>
          <table:table-cell office:value-type="float" office:value="0.015319447" calcext:value-type="float">
            <text:p>0.015319447</text:p>
          </table:table-cell>
          <table:table-cell office:value-type="float" office:value="0.023598744" calcext:value-type="float">
            <text:p>0.023598744</text:p>
          </table:table-cell>
          <table:table-cell office:value-type="float" office:value="0.0000906476153846154" calcext:value-type="float">
            <text:p>9.06476153846154E-05</text:p>
          </table:table-cell>
          <table:table-cell office:value-type="float" office:value="0.000139637538461538" calcext:value-type="float">
            <text:p>0.000139637538462</text:p>
          </table:table-cell>
        </table:table-row>
        <table:table-row table:style-name="ro1">
          <table:table-cell office:value-type="string" calcext:value-type="string">
            <text:p>2019-10-20 21:08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1.798891679" calcext:value-type="float">
            <text:p>1.798891679</text:p>
          </table:table-cell>
          <table:table-cell office:value-type="float" office:value="0.428294596" calcext:value-type="float">
            <text:p>0.428294596</text:p>
          </table:table-cell>
          <table:table-cell office:value-type="float" office:value="2.672644637" calcext:value-type="float">
            <text:p>2.672644637</text:p>
          </table:table-cell>
          <table:table-cell office:value-type="float" office:value="5.567829748" calcext:value-type="float">
            <text:p>5.567829748</text:p>
          </table:table-cell>
          <table:table-cell office:value-type="float" office:value="34.744380281" calcext:value-type="float">
            <text:p>34.744380281</text:p>
          </table:table-cell>
          <table:table-cell office:value-type="float" office:value="0.0329457381538462" calcext:value-type="float">
            <text:p>0.032945738153846</text:p>
          </table:table-cell>
          <table:table-cell office:value-type="float" office:value="0.205588049" calcext:value-type="float">
            <text:p>0.205588049</text:p>
          </table:table-cell>
        </table:table-row>
        <table:table-row table:style-name="ro1">
          <table:table-cell office:value-type="string" calcext:value-type="string">
            <text:p>2019-10-20 21:09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446654" calcext:value-type="float">
            <text:p>0.000446654</text:p>
          </table:table-cell>
          <table:table-cell office:value-type="float" office:value="0.001263468" calcext:value-type="float">
            <text:p>0.001263468</text:p>
          </table:table-cell>
          <table:table-cell office:value-type="float" office:value="0.001586873" calcext:value-type="float">
            <text:p>0.001586873</text:p>
          </table:table-cell>
          <table:table-cell office:value-type="float" office:value="0.017688552" calcext:value-type="float">
            <text:p>0.017688552</text:p>
          </table:table-cell>
          <table:table-cell office:value-type="float" office:value="0.022216222" calcext:value-type="float">
            <text:p>0.022216222</text:p>
          </table:table-cell>
          <table:table-cell office:value-type="float" office:value="0.0000902477142857143" calcext:value-type="float">
            <text:p>9.02477142857143E-05</text:p>
          </table:table-cell>
          <table:table-cell office:value-type="float" office:value="0.000113348071428571" calcext:value-type="float">
            <text:p>0.000113348071429</text:p>
          </table:table-cell>
        </table:table-row>
        <table:table-row table:style-name="ro1">
          <table:table-cell office:value-type="string" calcext:value-type="string">
            <text:p>2019-10-20 21:09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1.852648488" calcext:value-type="float">
            <text:p>1.852648488</text:p>
          </table:table-cell>
          <table:table-cell office:value-type="float" office:value="1.501438203" calcext:value-type="float">
            <text:p>1.501438203</text:p>
          </table:table-cell>
          <table:table-cell office:value-type="float" office:value="1.783402537" calcext:value-type="float">
            <text:p>1.783402537</text:p>
          </table:table-cell>
          <table:table-cell office:value-type="float" office:value="21.020134842" calcext:value-type="float">
            <text:p>21.020134842</text:p>
          </table:table-cell>
          <table:table-cell office:value-type="float" office:value="24.967635518" calcext:value-type="float">
            <text:p>24.967635518</text:p>
          </table:table-cell>
          <table:table-cell office:value-type="float" office:value="0.107245585928571" calcext:value-type="float">
            <text:p>0.107245585928571</text:p>
          </table:table-cell>
          <table:table-cell office:value-type="float" office:value="0.1273858955" calcext:value-type="float">
            <text:p>0.1273858955</text:p>
          </table:table-cell>
        </table:table-row>
        <table:table-row table:style-name="ro1">
          <table:table-cell office:value-type="string" calcext:value-type="string">
            <text:p>2019-10-20 21:09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409194" calcext:value-type="float">
            <text:p>0.000409194</text:p>
          </table:table-cell>
          <table:table-cell office:value-type="float" office:value="0.001429859" calcext:value-type="float">
            <text:p>0.001429859</text:p>
          </table:table-cell>
          <table:table-cell office:value-type="float" office:value="0.001512614" calcext:value-type="float">
            <text:p>0.001512614</text:p>
          </table:table-cell>
          <table:table-cell office:value-type="float" office:value="0.021447885" calcext:value-type="float">
            <text:p>0.021447885</text:p>
          </table:table-cell>
          <table:table-cell office:value-type="float" office:value="0.02268921" calcext:value-type="float">
            <text:p>0.02268921</text:p>
          </table:table-cell>
          <table:table-cell office:value-type="float" office:value="0.0000953239333333333" calcext:value-type="float">
            <text:p>9.53239333333333E-05</text:p>
          </table:table-cell>
          <table:table-cell office:value-type="float" office:value="0.000100840933333333" calcext:value-type="float">
            <text:p>0.000100840933333</text:p>
          </table:table-cell>
        </table:table-row>
        <table:table-row table:style-name="ro1">
          <table:table-cell office:value-type="string" calcext:value-type="string">
            <text:p>2019-10-20 21:09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1.786676143" calcext:value-type="float">
            <text:p>1.786676143</text:p>
          </table:table-cell>
          <table:table-cell office:value-type="float" office:value="0.076415485" calcext:value-type="float">
            <text:p>0.076415485</text:p>
          </table:table-cell>
          <table:table-cell office:value-type="float" office:value="3.074856994" calcext:value-type="float">
            <text:p>3.074856994</text:p>
          </table:table-cell>
          <table:table-cell office:value-type="float" office:value="1.146232275" calcext:value-type="float">
            <text:p>1.146232275</text:p>
          </table:table-cell>
          <table:table-cell office:value-type="float" office:value="46.12285491" calcext:value-type="float">
            <text:p>46.12285491</text:p>
          </table:table-cell>
          <table:table-cell office:value-type="float" office:value="0.00509436566666667" calcext:value-type="float">
            <text:p>0.005094365666667</text:p>
          </table:table-cell>
          <table:table-cell office:value-type="float" office:value="0.204990466266667" calcext:value-type="float">
            <text:p>0.204990466266667</text:p>
          </table:table-cell>
        </table:table-row>
        <table:table-row table:style-name="ro1">
          <table:table-cell office:value-type="string" calcext:value-type="string">
            <text:p>2019-10-20 21:0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3693" calcext:value-type="float">
            <text:p>0.0003693</text:p>
          </table:table-cell>
          <table:table-cell office:value-type="float" office:value="0.001334021" calcext:value-type="float">
            <text:p>0.001334021</text:p>
          </table:table-cell>
          <table:table-cell office:value-type="float" office:value="0.001672392" calcext:value-type="float">
            <text:p>0.001672392</text:p>
          </table:table-cell>
          <table:table-cell office:value-type="float" office:value="0.021344336" calcext:value-type="float">
            <text:p>0.021344336</text:p>
          </table:table-cell>
          <table:table-cell office:value-type="float" office:value="0.026758272" calcext:value-type="float">
            <text:p>0.026758272</text:p>
          </table:table-cell>
          <table:table-cell office:value-type="float" office:value="0.0000833763125" calcext:value-type="float">
            <text:p>8.33763125E-05</text:p>
          </table:table-cell>
          <table:table-cell office:value-type="float" office:value="0.0001045245" calcext:value-type="float">
            <text:p>0.0001045245</text:p>
          </table:table-cell>
        </table:table-row>
        <table:table-row table:style-name="ro1">
          <table:table-cell office:value-type="string" calcext:value-type="string">
            <text:p>2019-10-20 21:0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2.165401569" calcext:value-type="float">
            <text:p>2.165401569</text:p>
          </table:table-cell>
          <table:table-cell office:value-type="float" office:value="0.359921259" calcext:value-type="float">
            <text:p>0.359921259</text:p>
          </table:table-cell>
          <table:table-cell office:value-type="float" office:value="2.853381917" calcext:value-type="float">
            <text:p>2.853381917</text:p>
          </table:table-cell>
          <table:table-cell office:value-type="float" office:value="5.758740144" calcext:value-type="float">
            <text:p>5.758740144</text:p>
          </table:table-cell>
          <table:table-cell office:value-type="float" office:value="45.654110672" calcext:value-type="float">
            <text:p>45.654110672</text:p>
          </table:table-cell>
          <table:table-cell office:value-type="float" office:value="0.0224950786875" calcext:value-type="float">
            <text:p>0.0224950786875</text:p>
          </table:table-cell>
          <table:table-cell office:value-type="float" office:value="0.1783363698125" calcext:value-type="float">
            <text:p>0.1783363698125</text:p>
          </table:table-cell>
        </table:table-row>
        <table:table-row table:style-name="ro1">
          <table:table-cell office:value-type="string" calcext:value-type="string">
            <text:p>2019-10-20 21:09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382334" calcext:value-type="float">
            <text:p>0.000382334</text:p>
          </table:table-cell>
          <table:table-cell office:value-type="float" office:value="0.001427566" calcext:value-type="float">
            <text:p>0.001427566</text:p>
          </table:table-cell>
          <table:table-cell office:value-type="float" office:value="0.001045111" calcext:value-type="float">
            <text:p>0.001045111</text:p>
          </table:table-cell>
          <table:table-cell office:value-type="float" office:value="0.024268622" calcext:value-type="float">
            <text:p>0.024268622</text:p>
          </table:table-cell>
          <table:table-cell office:value-type="float" office:value="0.017766887" calcext:value-type="float">
            <text:p>0.017766887</text:p>
          </table:table-cell>
          <table:table-cell office:value-type="float" office:value="0.0000839744705882353" calcext:value-type="float">
            <text:p>8.39744705882353E-05</text:p>
          </table:table-cell>
          <table:table-cell office:value-type="float" office:value="0.0000614771176470588" calcext:value-type="float">
            <text:p>6.14771176470588E-05</text:p>
          </table:table-cell>
        </table:table-row>
        <table:table-row table:style-name="ro1">
          <table:table-cell office:value-type="string" calcext:value-type="string">
            <text:p>2019-10-20 21:09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1.746379856" calcext:value-type="float">
            <text:p>1.746379856</text:p>
          </table:table-cell>
          <table:table-cell office:value-type="float" office:value="1.055074283" calcext:value-type="float">
            <text:p>1.055074283</text:p>
          </table:table-cell>
          <table:table-cell office:value-type="float" office:value="2.367324531" calcext:value-type="float">
            <text:p>2.367324531</text:p>
          </table:table-cell>
          <table:table-cell office:value-type="float" office:value="17.936262811" calcext:value-type="float">
            <text:p>17.936262811</text:p>
          </table:table-cell>
          <table:table-cell office:value-type="float" office:value="40.244517027" calcext:value-type="float">
            <text:p>40.244517027</text:p>
          </table:table-cell>
          <table:table-cell office:value-type="float" office:value="0.0620631931176471" calcext:value-type="float">
            <text:p>0.062063193117647</text:p>
          </table:table-cell>
          <table:table-cell office:value-type="float" office:value="0.139254384176471" calcext:value-type="float">
            <text:p>0.139254384176471</text:p>
          </table:table-cell>
        </table:table-row>
        <table:table-row table:style-name="ro1">
          <table:table-cell office:value-type="string" calcext:value-type="string">
            <text:p>2019-10-20 21:09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370963" calcext:value-type="float">
            <text:p>0.000370963</text:p>
          </table:table-cell>
          <table:table-cell office:value-type="float" office:value="0.00077666" calcext:value-type="float">
            <text:p>0.00077666</text:p>
          </table:table-cell>
          <table:table-cell office:value-type="float" office:value="0.002249219" calcext:value-type="float">
            <text:p>0.002249219</text:p>
          </table:table-cell>
          <table:table-cell office:value-type="float" office:value="0.01397988" calcext:value-type="float">
            <text:p>0.01397988</text:p>
          </table:table-cell>
          <table:table-cell office:value-type="float" office:value="0.040485942" calcext:value-type="float">
            <text:p>0.040485942</text:p>
          </table:table-cell>
          <table:table-cell office:value-type="float" office:value="0.0000431477777777778" calcext:value-type="float">
            <text:p>4.31477777777778E-05</text:p>
          </table:table-cell>
          <table:table-cell office:value-type="float" office:value="0.000124956611111111" calcext:value-type="float">
            <text:p>0.000124956611111</text:p>
          </table:table-cell>
        </table:table-row>
        <table:table-row table:style-name="ro1">
          <table:table-cell office:value-type="string" calcext:value-type="string">
            <text:p>2019-10-20 21:09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1.753529585" calcext:value-type="float">
            <text:p>1.753529585</text:p>
          </table:table-cell>
          <table:table-cell office:value-type="float" office:value="0.005491393" calcext:value-type="float">
            <text:p>0.005491393</text:p>
          </table:table-cell>
          <table:table-cell office:value-type="float" office:value="3.034341955" calcext:value-type="float">
            <text:p>3.034341955</text:p>
          </table:table-cell>
          <table:table-cell office:value-type="float" office:value="0.098845074" calcext:value-type="float">
            <text:p>0.098845074</text:p>
          </table:table-cell>
          <table:table-cell office:value-type="float" office:value="54.61815519" calcext:value-type="float">
            <text:p>54.61815519</text:p>
          </table:table-cell>
          <table:table-cell office:value-type="float" office:value="0.000305077388888889" calcext:value-type="float">
            <text:p>0.000305077388889</text:p>
          </table:table-cell>
          <table:table-cell office:value-type="float" office:value="0.168574553055556" calcext:value-type="float">
            <text:p>0.168574553055556</text:p>
          </table:table-cell>
        </table:table-row>
        <table:table-row table:style-name="ro1">
          <table:table-cell office:value-type="string" calcext:value-type="string">
            <text:p>2019-10-20 21:09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401008" calcext:value-type="float">
            <text:p>0.000401008</text:p>
          </table:table-cell>
          <table:table-cell office:value-type="float" office:value="0.000895773" calcext:value-type="float">
            <text:p>0.000895773</text:p>
          </table:table-cell>
          <table:table-cell office:value-type="float" office:value="0.002322576" calcext:value-type="float">
            <text:p>0.002322576</text:p>
          </table:table-cell>
          <table:table-cell office:value-type="float" office:value="0.017019687" calcext:value-type="float">
            <text:p>0.017019687</text:p>
          </table:table-cell>
          <table:table-cell office:value-type="float" office:value="0.044128944" calcext:value-type="float">
            <text:p>0.044128944</text:p>
          </table:table-cell>
          <table:table-cell office:value-type="float" office:value="0.0000471459473684211" calcext:value-type="float">
            <text:p>4.71459473684211E-05</text:p>
          </table:table-cell>
          <table:table-cell office:value-type="float" office:value="0.000122240842105263" calcext:value-type="float">
            <text:p>0.000122240842105</text:p>
          </table:table-cell>
        </table:table-row>
        <table:table-row table:style-name="ro1">
          <table:table-cell office:value-type="string" calcext:value-type="string">
            <text:p>2019-10-20 21:09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1.81350315" calcext:value-type="float">
            <text:p>1.81350315</text:p>
          </table:table-cell>
          <table:table-cell office:value-type="float" office:value="0.023596638" calcext:value-type="float">
            <text:p>0.023596638</text:p>
          </table:table-cell>
          <table:table-cell office:value-type="float" office:value="2.781663018" calcext:value-type="float">
            <text:p>2.781663018</text:p>
          </table:table-cell>
          <table:table-cell office:value-type="float" office:value="0.448336122" calcext:value-type="float">
            <text:p>0.448336122</text:p>
          </table:table-cell>
          <table:table-cell office:value-type="float" office:value="52.851597342" calcext:value-type="float">
            <text:p>52.851597342</text:p>
          </table:table-cell>
          <table:table-cell office:value-type="float" office:value="0.00124192831578947" calcext:value-type="float">
            <text:p>0.001241928315789</text:p>
          </table:table-cell>
          <table:table-cell office:value-type="float" office:value="0.146403316736842" calcext:value-type="float">
            <text:p>0.146403316736842</text:p>
          </table:table-cell>
        </table:table-row>
        <table:table-row table:style-name="ro1">
          <table:table-cell office:value-type="string" calcext:value-type="string">
            <text:p>2019-10-20 21:09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268361" calcext:value-type="float">
            <text:p>0.000268361</text:p>
          </table:table-cell>
          <table:table-cell office:value-type="float" office:value="0.00070163" calcext:value-type="float">
            <text:p>0.00070163</text:p>
          </table:table-cell>
          <table:table-cell office:value-type="float" office:value="0.002170423" calcext:value-type="float">
            <text:p>0.002170423</text:p>
          </table:table-cell>
          <table:table-cell office:value-type="float" office:value="0.0140326" calcext:value-type="float">
            <text:p>0.0140326</text:p>
          </table:table-cell>
          <table:table-cell office:value-type="float" office:value="0.04340846" calcext:value-type="float">
            <text:p>0.04340846</text:p>
          </table:table-cell>
          <table:table-cell office:value-type="float" office:value="0.0000350815" calcext:value-type="float">
            <text:p>3.50815E-05</text:p>
          </table:table-cell>
          <table:table-cell office:value-type="float" office:value="0.00010852115" calcext:value-type="float">
            <text:p>0.00010852115</text:p>
          </table:table-cell>
        </table:table-row>
        <table:table-row table:style-name="ro1">
          <table:table-cell office:value-type="string" calcext:value-type="string">
            <text:p>2019-10-20 21:09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1.905633712" calcext:value-type="float">
            <text:p>1.905633712</text:p>
          </table:table-cell>
          <table:table-cell office:value-type="float" office:value="0.078062226" calcext:value-type="float">
            <text:p>0.078062226</text:p>
          </table:table-cell>
          <table:table-cell office:value-type="float" office:value="2.73779753" calcext:value-type="float">
            <text:p>2.73779753</text:p>
          </table:table-cell>
          <table:table-cell office:value-type="float" office:value="1.56124452" calcext:value-type="float">
            <text:p>1.56124452</text:p>
          </table:table-cell>
          <table:table-cell office:value-type="float" office:value="54.7559506" calcext:value-type="float">
            <text:p>54.7559506</text:p>
          </table:table-cell>
          <table:table-cell office:value-type="float" office:value="0.0039031113" calcext:value-type="float">
            <text:p>0.0039031113</text:p>
          </table:table-cell>
          <table:table-cell office:value-type="float" office:value="0.1368898765" calcext:value-type="float">
            <text:p>0.1368898765</text:p>
          </table:table-cell>
        </table:table-row>
        <table:table-row table:style-name="ro1">
          <table:table-cell office:value-type="string" calcext:value-type="string">
            <text:p>2019-10-20 21:09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416046" calcext:value-type="float">
            <text:p>0.000416046</text:p>
          </table:table-cell>
          <table:table-cell office:value-type="float" office:value="0.001266054" calcext:value-type="float">
            <text:p>0.001266054</text:p>
          </table:table-cell>
          <table:table-cell office:value-type="float" office:value="0.001813717" calcext:value-type="float">
            <text:p>0.001813717</text:p>
          </table:table-cell>
          <table:table-cell office:value-type="float" office:value="0.026587134" calcext:value-type="float">
            <text:p>0.026587134</text:p>
          </table:table-cell>
          <table:table-cell office:value-type="float" office:value="0.038088057" calcext:value-type="float">
            <text:p>0.038088057</text:p>
          </table:table-cell>
          <table:table-cell office:value-type="float" office:value="0.0000602882857142857" calcext:value-type="float">
            <text:p>6.02882857142857E-05</text:p>
          </table:table-cell>
          <table:table-cell office:value-type="float" office:value="0.0000863674761904762" calcext:value-type="float">
            <text:p>8.63674761904762E-05</text:p>
          </table:table-cell>
        </table:table-row>
        <table:table-row table:style-name="ro1">
          <table:table-cell office:value-type="string" calcext:value-type="string">
            <text:p>2019-10-20 21:09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2.020922975" calcext:value-type="float">
            <text:p>2.020922975</text:p>
          </table:table-cell>
          <table:table-cell office:value-type="float" office:value="0.282508859" calcext:value-type="float">
            <text:p>0.282508859</text:p>
          </table:table-cell>
          <table:table-cell office:value-type="float" office:value="3.288383624" calcext:value-type="float">
            <text:p>3.288383624</text:p>
          </table:table-cell>
          <table:table-cell office:value-type="float" office:value="5.932686039" calcext:value-type="float">
            <text:p>5.932686039</text:p>
          </table:table-cell>
          <table:table-cell office:value-type="float" office:value="69.056056104" calcext:value-type="float">
            <text:p>69.056056104</text:p>
          </table:table-cell>
          <table:table-cell office:value-type="float" office:value="0.0134528028095238" calcext:value-type="float">
            <text:p>0.013452802809524</text:p>
          </table:table-cell>
          <table:table-cell office:value-type="float" office:value="0.156589696380952" calcext:value-type="float">
            <text:p>0.156589696380952</text:p>
          </table:table-cell>
        </table:table-row>
        <table:table-row table:style-name="ro1">
          <table:table-cell office:value-type="string" calcext:value-type="string">
            <text:p>2019-10-20 21:09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394848" calcext:value-type="float">
            <text:p>0.000394848</text:p>
          </table:table-cell>
          <table:table-cell office:value-type="float" office:value="0.00099121" calcext:value-type="float">
            <text:p>0.00099121</text:p>
          </table:table-cell>
          <table:table-cell office:value-type="float" office:value="0.001982893" calcext:value-type="float">
            <text:p>0.001982893</text:p>
          </table:table-cell>
          <table:table-cell office:value-type="float" office:value="0.02180662" calcext:value-type="float">
            <text:p>0.02180662</text:p>
          </table:table-cell>
          <table:table-cell office:value-type="float" office:value="0.043623646" calcext:value-type="float">
            <text:p>0.043623646</text:p>
          </table:table-cell>
          <table:table-cell office:value-type="float" office:value="0.000045055" calcext:value-type="float">
            <text:p>4.5055E-05</text:p>
          </table:table-cell>
          <table:table-cell office:value-type="float" office:value="0.0000901315" calcext:value-type="float">
            <text:p>9.01315E-05</text:p>
          </table:table-cell>
        </table:table-row>
        <table:table-row table:style-name="ro1">
          <table:table-cell office:value-type="string" calcext:value-type="string">
            <text:p>2019-10-20 21:09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1.788989898" calcext:value-type="float">
            <text:p>1.788989898</text:p>
          </table:table-cell>
          <table:table-cell office:value-type="float" office:value="0.645237449" calcext:value-type="float">
            <text:p>0.645237449</text:p>
          </table:table-cell>
          <table:table-cell office:value-type="float" office:value="2.628285188" calcext:value-type="float">
            <text:p>2.628285188</text:p>
          </table:table-cell>
          <table:table-cell office:value-type="float" office:value="14.195223878" calcext:value-type="float">
            <text:p>14.195223878</text:p>
          </table:table-cell>
          <table:table-cell office:value-type="float" office:value="57.822274136" calcext:value-type="float">
            <text:p>57.822274136</text:p>
          </table:table-cell>
          <table:table-cell office:value-type="float" office:value="0.0293289749545455" calcext:value-type="float">
            <text:p>0.029328974954546</text:p>
          </table:table-cell>
          <table:table-cell office:value-type="float" office:value="0.119467508545455" calcext:value-type="float">
            <text:p>0.119467508545455</text:p>
          </table:table-cell>
        </table:table-row>
        <table:table-row table:style-name="ro1">
          <table:table-cell office:value-type="string" calcext:value-type="string">
            <text:p>2019-10-20 21:09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406208" calcext:value-type="float">
            <text:p>0.000406208</text:p>
          </table:table-cell>
          <table:table-cell office:value-type="float" office:value="0.001001931" calcext:value-type="float">
            <text:p>0.001001931</text:p>
          </table:table-cell>
          <table:table-cell office:value-type="float" office:value="0.001836009" calcext:value-type="float">
            <text:p>0.001836009</text:p>
          </table:table-cell>
          <table:table-cell office:value-type="float" office:value="0.023044413" calcext:value-type="float">
            <text:p>0.023044413</text:p>
          </table:table-cell>
          <table:table-cell office:value-type="float" office:value="0.042228207" calcext:value-type="float">
            <text:p>0.042228207</text:p>
          </table:table-cell>
          <table:table-cell office:value-type="float" office:value="0.0000435622173913044" calcext:value-type="float">
            <text:p>4.35622173913044E-05</text:p>
          </table:table-cell>
          <table:table-cell office:value-type="float" office:value="0.0000798264782608696" calcext:value-type="float">
            <text:p>7.98264782608696E-05</text:p>
          </table:table-cell>
        </table:table-row>
        <table:table-row table:style-name="ro1">
          <table:table-cell office:value-type="string" calcext:value-type="string">
            <text:p>2019-10-20 21:09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1.942003387" calcext:value-type="float">
            <text:p>1.942003387</text:p>
          </table:table-cell>
          <table:table-cell office:value-type="float" office:value="1.446961152" calcext:value-type="float">
            <text:p>1.446961152</text:p>
          </table:table-cell>
          <table:table-cell office:value-type="float" office:value="2.172242834" calcext:value-type="float">
            <text:p>2.172242834</text:p>
          </table:table-cell>
          <table:table-cell office:value-type="float" office:value="33.280106496" calcext:value-type="float">
            <text:p>33.280106496</text:p>
          </table:table-cell>
          <table:table-cell office:value-type="float" office:value="49.961585182" calcext:value-type="float">
            <text:p>49.961585182</text:p>
          </table:table-cell>
          <table:table-cell office:value-type="float" office:value="0.0629113544347826" calcext:value-type="float">
            <text:p>0.062911354434783</text:p>
          </table:table-cell>
          <table:table-cell office:value-type="float" office:value="0.0944453406086956" calcext:value-type="float">
            <text:p>0.094445340608696</text:p>
          </table:table-cell>
        </table:table-row>
        <table:table-row table:style-name="ro1">
          <table:table-cell office:value-type="string" calcext:value-type="string">
            <text:p>2019-10-20 21:09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40151" calcext:value-type="float">
            <text:p>0.00040151</text:p>
          </table:table-cell>
          <table:table-cell office:value-type="float" office:value="0.000937842" calcext:value-type="float">
            <text:p>0.000937842</text:p>
          </table:table-cell>
          <table:table-cell office:value-type="float" office:value="0.002160575" calcext:value-type="float">
            <text:p>0.002160575</text:p>
          </table:table-cell>
          <table:table-cell office:value-type="float" office:value="0.022508208" calcext:value-type="float">
            <text:p>0.022508208</text:p>
          </table:table-cell>
          <table:table-cell office:value-type="float" office:value="0.0518538" calcext:value-type="float">
            <text:p>0.0518538</text:p>
          </table:table-cell>
          <table:table-cell office:value-type="float" office:value="0.00003907675" calcext:value-type="float">
            <text:p>3.907675E-05</text:p>
          </table:table-cell>
          <table:table-cell office:value-type="float" office:value="0.0000900239583333333" calcext:value-type="float">
            <text:p>9.00239583333333E-05</text:p>
          </table:table-cell>
        </table:table-row>
        <table:table-row table:style-name="ro1">
          <table:table-cell office:value-type="string" calcext:value-type="string">
            <text:p>2019-10-20 21:09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1.957456202" calcext:value-type="float">
            <text:p>1.957456202</text:p>
          </table:table-cell>
          <table:table-cell office:value-type="float" office:value="0.000266027" calcext:value-type="float">
            <text:p>0.000266027</text:p>
          </table:table-cell>
          <table:table-cell office:value-type="float" office:value="3.531650839" calcext:value-type="float">
            <text:p>3.531650839</text:p>
          </table:table-cell>
          <table:table-cell office:value-type="float" office:value="0.006384648" calcext:value-type="float">
            <text:p>0.006384648</text:p>
          </table:table-cell>
          <table:table-cell office:value-type="float" office:value="84.759620136" calcext:value-type="float">
            <text:p>84.759620136</text:p>
          </table:table-cell>
          <table:table-cell office:value-type="float" office:value="0.0000110844583333333" calcext:value-type="float">
            <text:p>1.10844583333333E-05</text:p>
          </table:table-cell>
          <table:table-cell office:value-type="float" office:value="0.147152118291667" calcext:value-type="float">
            <text:p>0.147152118291667</text:p>
          </table:table-cell>
        </table:table-row>
        <table:table-row table:style-name="ro1">
          <table:table-cell office:value-type="string" calcext:value-type="string">
            <text:p>2019-10-20 21:09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390339" calcext:value-type="float">
            <text:p>0.000390339</text:p>
          </table:table-cell>
          <table:table-cell office:value-type="float" office:value="0.00124242" calcext:value-type="float">
            <text:p>0.00124242</text:p>
          </table:table-cell>
          <table:table-cell office:value-type="float" office:value="0.001766118" calcext:value-type="float">
            <text:p>0.001766118</text:p>
          </table:table-cell>
          <table:table-cell office:value-type="float" office:value="0.0310605" calcext:value-type="float">
            <text:p>0.0310605</text:p>
          </table:table-cell>
          <table:table-cell office:value-type="float" office:value="0.04415295" calcext:value-type="float">
            <text:p>0.04415295</text:p>
          </table:table-cell>
          <table:table-cell office:value-type="float" office:value="0.0000496968" calcext:value-type="float">
            <text:p>4.96968E-05</text:p>
          </table:table-cell>
          <table:table-cell office:value-type="float" office:value="0.00007064472" calcext:value-type="float">
            <text:p>7.064472E-05</text:p>
          </table:table-cell>
        </table:table-row>
        <table:table-row table:style-name="ro1">
          <table:table-cell office:value-type="string" calcext:value-type="string">
            <text:p>2019-10-20 21:09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1.982555408" calcext:value-type="float">
            <text:p>1.982555408</text:p>
          </table:table-cell>
          <table:table-cell office:value-type="float" office:value="0.000614908" calcext:value-type="float">
            <text:p>0.000614908</text:p>
          </table:table-cell>
          <table:table-cell office:value-type="float" office:value="3.747266772" calcext:value-type="float">
            <text:p>3.747266772</text:p>
          </table:table-cell>
          <table:table-cell office:value-type="float" office:value="0.0153727" calcext:value-type="float">
            <text:p>0.0153727</text:p>
          </table:table-cell>
          <table:table-cell office:value-type="float" office:value="93.6816693" calcext:value-type="float">
            <text:p>93.6816693</text:p>
          </table:table-cell>
          <table:table-cell office:value-type="float" office:value="0.00002459632" calcext:value-type="float">
            <text:p>2.459632E-05</text:p>
          </table:table-cell>
          <table:table-cell office:value-type="float" office:value="0.14989067088" calcext:value-type="float">
            <text:p>0.14989067088</text:p>
          </table:table-cell>
        </table:table-row>
        <table:table-row table:style-name="ro1">
          <table:table-cell office:value-type="string" calcext:value-type="string">
            <text:p>2019-10-20 21:10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369941" calcext:value-type="float">
            <text:p>0.000369941</text:p>
          </table:table-cell>
          <table:table-cell office:value-type="float" office:value="0.001452042" calcext:value-type="float">
            <text:p>0.001452042</text:p>
          </table:table-cell>
          <table:table-cell office:value-type="float" office:value="0.001651845" calcext:value-type="float">
            <text:p>0.001651845</text:p>
          </table:table-cell>
          <table:table-cell office:value-type="float" office:value="0.037753092" calcext:value-type="float">
            <text:p>0.037753092</text:p>
          </table:table-cell>
          <table:table-cell office:value-type="float" office:value="0.04294797" calcext:value-type="float">
            <text:p>0.04294797</text:p>
          </table:table-cell>
          <table:table-cell office:value-type="float" office:value="0.0000558477692307692" calcext:value-type="float">
            <text:p>5.58477692307692E-05</text:p>
          </table:table-cell>
          <table:table-cell office:value-type="float" office:value="0.0000635325" calcext:value-type="float">
            <text:p>6.35325E-05</text:p>
          </table:table-cell>
        </table:table-row>
        <table:table-row table:style-name="ro1">
          <table:table-cell office:value-type="string" calcext:value-type="string">
            <text:p>2019-10-20 21:10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2.00016315" calcext:value-type="float">
            <text:p>2.00016315</text:p>
          </table:table-cell>
          <table:table-cell office:value-type="float" office:value="0.000841943" calcext:value-type="float">
            <text:p>0.000841943</text:p>
          </table:table-cell>
          <table:table-cell office:value-type="float" office:value="3.689996636" calcext:value-type="float">
            <text:p>3.689996636</text:p>
          </table:table-cell>
          <table:table-cell office:value-type="float" office:value="0.021890518" calcext:value-type="float">
            <text:p>0.021890518</text:p>
          </table:table-cell>
          <table:table-cell office:value-type="float" office:value="95.939912536" calcext:value-type="float">
            <text:p>95.939912536</text:p>
          </table:table-cell>
          <table:table-cell office:value-type="float" office:value="0.0000323824230769231" calcext:value-type="float">
            <text:p>3.23824230769231E-05</text:p>
          </table:table-cell>
          <table:table-cell office:value-type="float" office:value="0.141922947538462" calcext:value-type="float">
            <text:p>0.141922947538462</text:p>
          </table:table-cell>
        </table:table-row>
        <table:table-row table:style-name="ro1">
          <table:table-cell office:value-type="string" calcext:value-type="string">
            <text:p>2019-10-20 21:10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421046" calcext:value-type="float">
            <text:p>0.000421046</text:p>
          </table:table-cell>
          <table:table-cell office:value-type="float" office:value="0.00112426" calcext:value-type="float">
            <text:p>0.00112426</text:p>
          </table:table-cell>
          <table:table-cell office:value-type="float" office:value="0.001783771" calcext:value-type="float">
            <text:p>0.001783771</text:p>
          </table:table-cell>
          <table:table-cell office:value-type="float" office:value="0.03035502" calcext:value-type="float">
            <text:p>0.03035502</text:p>
          </table:table-cell>
          <table:table-cell office:value-type="float" office:value="0.048161817" calcext:value-type="float">
            <text:p>0.048161817</text:p>
          </table:table-cell>
          <table:table-cell office:value-type="float" office:value="0.0000416392592592593" calcext:value-type="float">
            <text:p>4.16392592592593E-05</text:p>
          </table:table-cell>
          <table:table-cell office:value-type="float" office:value="0.0000660655925925926" calcext:value-type="float">
            <text:p>6.60655925925926E-05</text:p>
          </table:table-cell>
        </table:table-row>
        <table:table-row table:style-name="ro1">
          <table:table-cell office:value-type="string" calcext:value-type="string">
            <text:p>2019-10-20 21:10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1.989153765" calcext:value-type="float">
            <text:p>1.989153765</text:p>
          </table:table-cell>
          <table:table-cell office:value-type="float" office:value="0.003766815" calcext:value-type="float">
            <text:p>0.003766815</text:p>
          </table:table-cell>
          <table:table-cell office:value-type="float" office:value="3.674666422" calcext:value-type="float">
            <text:p>3.674666422</text:p>
          </table:table-cell>
          <table:table-cell office:value-type="float" office:value="0.101704005" calcext:value-type="float">
            <text:p>0.101704005</text:p>
          </table:table-cell>
          <table:table-cell office:value-type="float" office:value="99.215993394" calcext:value-type="float">
            <text:p>99.215993394</text:p>
          </table:table-cell>
          <table:table-cell office:value-type="float" office:value="0.000139511666666667" calcext:value-type="float">
            <text:p>0.000139511666667</text:p>
          </table:table-cell>
          <table:table-cell office:value-type="float" office:value="0.13609875637037" calcext:value-type="float">
            <text:p>0.13609875637037</text:p>
          </table:table-cell>
        </table:table-row>
        <table:table-row table:style-name="ro1">
          <table:table-cell office:value-type="string" calcext:value-type="string">
            <text:p>2019-10-20 21:1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389377" calcext:value-type="float">
            <text:p>0.000389377</text:p>
          </table:table-cell>
          <table:table-cell office:value-type="float" office:value="0.001460999" calcext:value-type="float">
            <text:p>0.001460999</text:p>
          </table:table-cell>
          <table:table-cell office:value-type="float" office:value="0.001457012" calcext:value-type="float">
            <text:p>0.001457012</text:p>
          </table:table-cell>
          <table:table-cell office:value-type="float" office:value="0.040907972" calcext:value-type="float">
            <text:p>0.040907972</text:p>
          </table:table-cell>
          <table:table-cell office:value-type="float" office:value="0.040796336" calcext:value-type="float">
            <text:p>0.040796336</text:p>
          </table:table-cell>
          <table:table-cell office:value-type="float" office:value="0.0000521785357142857" calcext:value-type="float">
            <text:p>5.21785357142857E-05</text:p>
          </table:table-cell>
          <table:table-cell office:value-type="float" office:value="0.0000520361428571429" calcext:value-type="float">
            <text:p>5.20361428571429E-05</text:p>
          </table:table-cell>
        </table:table-row>
        <table:table-row table:style-name="ro1">
          <table:table-cell office:value-type="string" calcext:value-type="string">
            <text:p>2019-10-20 21:1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1.994361534" calcext:value-type="float">
            <text:p>1.994361534</text:p>
          </table:table-cell>
          <table:table-cell office:value-type="float" office:value="0.017527606" calcext:value-type="float">
            <text:p>0.017527606</text:p>
          </table:table-cell>
          <table:table-cell office:value-type="float" office:value="3.78119317" calcext:value-type="float">
            <text:p>3.78119317</text:p>
          </table:table-cell>
          <table:table-cell office:value-type="float" office:value="0.490772968" calcext:value-type="float">
            <text:p>0.490772968</text:p>
          </table:table-cell>
          <table:table-cell office:value-type="float" office:value="105.87340876" calcext:value-type="float">
            <text:p>105.87340876</text:p>
          </table:table-cell>
          <table:table-cell office:value-type="float" office:value="0.000625985928571429" calcext:value-type="float">
            <text:p>0.000625985928571</text:p>
          </table:table-cell>
          <table:table-cell office:value-type="float" office:value="0.135042613214286" calcext:value-type="float">
            <text:p>0.135042613214286</text:p>
          </table:table-cell>
        </table:table-row>
        <table:table-row table:style-name="ro1">
          <table:table-cell office:value-type="string" calcext:value-type="string">
            <text:p>2019-10-20 21:10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378306" calcext:value-type="float">
            <text:p>0.000378306</text:p>
          </table:table-cell>
          <table:table-cell office:value-type="float" office:value="0.001735561" calcext:value-type="float">
            <text:p>0.001735561</text:p>
          </table:table-cell>
          <table:table-cell office:value-type="float" office:value="0.001152462" calcext:value-type="float">
            <text:p>0.001152462</text:p>
          </table:table-cell>
          <table:table-cell office:value-type="float" office:value="0.050331269" calcext:value-type="float">
            <text:p>0.050331269</text:p>
          </table:table-cell>
          <table:table-cell office:value-type="float" office:value="0.033421398" calcext:value-type="float">
            <text:p>0.033421398</text:p>
          </table:table-cell>
          <table:table-cell office:value-type="float" office:value="0.0000598469310344828" calcext:value-type="float">
            <text:p>5.98469310344828E-05</text:p>
          </table:table-cell>
          <table:table-cell office:value-type="float" office:value="0.0000397400689655172" calcext:value-type="float">
            <text:p>3.97400689655172E-05</text:p>
          </table:table-cell>
        </table:table-row>
        <table:table-row table:style-name="ro1">
          <table:table-cell office:value-type="string" calcext:value-type="string">
            <text:p>2019-10-20 21:10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2.079554815" calcext:value-type="float">
            <text:p>2.079554815</text:p>
          </table:table-cell>
          <table:table-cell office:value-type="float" office:value="0.043590415" calcext:value-type="float">
            <text:p>0.043590415</text:p>
          </table:table-cell>
          <table:table-cell office:value-type="float" office:value="3.640981009" calcext:value-type="float">
            <text:p>3.640981009</text:p>
          </table:table-cell>
          <table:table-cell office:value-type="float" office:value="1.264122035" calcext:value-type="float">
            <text:p>1.264122035</text:p>
          </table:table-cell>
          <table:table-cell office:value-type="float" office:value="105.588449261" calcext:value-type="float">
            <text:p>105.588449261</text:p>
          </table:table-cell>
          <table:table-cell office:value-type="float" office:value="0.00150311775862069" calcext:value-type="float">
            <text:p>0.001503117758621</text:p>
          </table:table-cell>
          <table:table-cell office:value-type="float" office:value="0.125551069275862" calcext:value-type="float">
            <text:p>0.125551069275862</text:p>
          </table:table-cell>
        </table:table-row>
        <table:table-row table:style-name="ro1">
          <table:table-cell office:value-type="string" calcext:value-type="string">
            <text:p>2019-10-20 21:10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393284" calcext:value-type="float">
            <text:p>0.000393284</text:p>
          </table:table-cell>
          <table:table-cell office:value-type="float" office:value="0.001463093" calcext:value-type="float">
            <text:p>0.001463093</text:p>
          </table:table-cell>
          <table:table-cell office:value-type="float" office:value="0.00156326" calcext:value-type="float">
            <text:p>0.00156326</text:p>
          </table:table-cell>
          <table:table-cell office:value-type="float" office:value="0.04389279" calcext:value-type="float">
            <text:p>0.04389279</text:p>
          </table:table-cell>
          <table:table-cell office:value-type="float" office:value="0.0468978" calcext:value-type="float">
            <text:p>0.0468978</text:p>
          </table:table-cell>
          <table:table-cell office:value-type="float" office:value="0.0000487697666666667" calcext:value-type="float">
            <text:p>4.87697666666667E-05</text:p>
          </table:table-cell>
          <table:table-cell office:value-type="float" office:value="0.0000521086666666667" calcext:value-type="float">
            <text:p>5.21086666666667E-05</text:p>
          </table:table-cell>
        </table:table-row>
        <table:table-row table:style-name="ro1">
          <table:table-cell office:value-type="string" calcext:value-type="string">
            <text:p>2019-10-20 21:10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2.148002224" calcext:value-type="float">
            <text:p>2.148002224</text:p>
          </table:table-cell>
          <table:table-cell office:value-type="float" office:value="0.103536886" calcext:value-type="float">
            <text:p>0.103536886</text:p>
          </table:table-cell>
          <table:table-cell office:value-type="float" office:value="3.780343213" calcext:value-type="float">
            <text:p>3.780343213</text:p>
          </table:table-cell>
          <table:table-cell office:value-type="float" office:value="3.10610658" calcext:value-type="float">
            <text:p>3.10610658</text:p>
          </table:table-cell>
          <table:table-cell office:value-type="float" office:value="113.41029639" calcext:value-type="float">
            <text:p>113.41029639</text:p>
          </table:table-cell>
          <table:table-cell office:value-type="float" office:value="0.00345122953333333" calcext:value-type="float">
            <text:p>0.003451229533333</text:p>
          </table:table-cell>
          <table:table-cell office:value-type="float" office:value="0.126011440433333" calcext:value-type="float">
            <text:p>0.126011440433333</text:p>
          </table:table-cell>
        </table:table-row>
        <table:table-row table:style-name="ro1">
          <table:table-cell office:value-type="string" calcext:value-type="string">
            <text:p>2019-10-20 21:10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377726" calcext:value-type="float">
            <text:p>0.000377726</text:p>
          </table:table-cell>
          <table:table-cell office:value-type="float" office:value="0.002365489" calcext:value-type="float">
            <text:p>0.002365489</text:p>
          </table:table-cell>
          <table:table-cell office:value-type="float" office:value="0.000464298" calcext:value-type="float">
            <text:p>0.000464298</text:p>
          </table:table-cell>
          <table:table-cell office:value-type="float" office:value="0.073330159" calcext:value-type="float">
            <text:p>0.073330159</text:p>
          </table:table-cell>
          <table:table-cell office:value-type="float" office:value="0.014393238" calcext:value-type="float">
            <text:p>0.014393238</text:p>
          </table:table-cell>
          <table:table-cell office:value-type="float" office:value="0.0000763060967741936" calcext:value-type="float">
            <text:p>7.63060967741936E-05</text:p>
          </table:table-cell>
          <table:table-cell office:value-type="float" office:value="0.0000149773548387097" calcext:value-type="float">
            <text:p>1.49773548387097E-05</text:p>
          </table:table-cell>
        </table:table-row>
        <table:table-row table:style-name="ro1">
          <table:table-cell office:value-type="string" calcext:value-type="string">
            <text:p>2019-10-20 21:10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2.070759828" calcext:value-type="float">
            <text:p>2.070759828</text:p>
          </table:table-cell>
          <table:table-cell office:value-type="float" office:value="0.210708633" calcext:value-type="float">
            <text:p>0.210708633</text:p>
          </table:table-cell>
          <table:table-cell office:value-type="float" office:value="3.417461708" calcext:value-type="float">
            <text:p>3.417461708</text:p>
          </table:table-cell>
          <table:table-cell office:value-type="float" office:value="6.531967623" calcext:value-type="float">
            <text:p>6.531967623</text:p>
          </table:table-cell>
          <table:table-cell office:value-type="float" office:value="105.941312948" calcext:value-type="float">
            <text:p>105.941312948</text:p>
          </table:table-cell>
          <table:table-cell office:value-type="float" office:value="0.00679705267741936" calcext:value-type="float">
            <text:p>0.006797052677419</text:p>
          </table:table-cell>
          <table:table-cell office:value-type="float" office:value="0.110240700258065" calcext:value-type="float">
            <text:p>0.110240700258065</text:p>
          </table:table-cell>
        </table:table-row>
        <table:table-row table:style-name="ro1">
          <table:table-cell office:value-type="string" calcext:value-type="string">
            <text:p>2019-10-20 21:10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387063" calcext:value-type="float">
            <text:p>0.000387063</text:p>
          </table:table-cell>
          <table:table-cell office:value-type="float" office:value="0.002034921" calcext:value-type="float">
            <text:p>0.002034921</text:p>
          </table:table-cell>
          <table:table-cell office:value-type="float" office:value="0.000888209" calcext:value-type="float">
            <text:p>0.000888209</text:p>
          </table:table-cell>
          <table:table-cell office:value-type="float" office:value="0.065117472" calcext:value-type="float">
            <text:p>0.065117472</text:p>
          </table:table-cell>
          <table:table-cell office:value-type="float" office:value="0.028422688" calcext:value-type="float">
            <text:p>0.028422688</text:p>
          </table:table-cell>
          <table:table-cell office:value-type="float" office:value="0.00006359128125" calcext:value-type="float">
            <text:p>6.359128125E-05</text:p>
          </table:table-cell>
          <table:table-cell office:value-type="float" office:value="0.00002775653125" calcext:value-type="float">
            <text:p>2.775653125E-05</text:p>
          </table:table-cell>
        </table:table-row>
        <table:table-row table:style-name="ro1">
          <table:table-cell office:value-type="string" calcext:value-type="string">
            <text:p>2019-10-20 21:10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1.912888013" calcext:value-type="float">
            <text:p>1.912888013</text:p>
          </table:table-cell>
          <table:table-cell office:value-type="float" office:value="0.427510963" calcext:value-type="float">
            <text:p>0.427510963</text:p>
          </table:table-cell>
          <table:table-cell office:value-type="float" office:value="3.514473843" calcext:value-type="float">
            <text:p>3.514473843</text:p>
          </table:table-cell>
          <table:table-cell office:value-type="float" office:value="13.680350816" calcext:value-type="float">
            <text:p>13.680350816</text:p>
          </table:table-cell>
          <table:table-cell office:value-type="float" office:value="112.463162976" calcext:value-type="float">
            <text:p>112.463162976</text:p>
          </table:table-cell>
          <table:table-cell office:value-type="float" office:value="0.01335971759375" calcext:value-type="float">
            <text:p>0.01335971759375</text:p>
          </table:table-cell>
          <table:table-cell office:value-type="float" office:value="0.10982730759375" calcext:value-type="float">
            <text:p>0.10982730759375</text:p>
          </table:table-cell>
        </table:table-row>
      </table:table>
      <table:table table:name="Pivot Table_bench.cr_1" table:style-name="ta1">
        <table:shapes>
          <draw:frame draw:z-index="0" draw:style-name="gr1" draw:text-style-name="P1" svg:width="1218.13pt" svg:height="685.16pt" svg:x="405.41pt" svg:y="51.9pt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29"/>
        <table:table-column table:style-name="co12" table:default-cell-style-name="ce36"/>
        <table:table-column table:style-name="co12" table:number-columns-repeated="3" table:default-cell-style-name="ce42"/>
        <table:table-column table:style-name="co12" table:default-cell-style-name="ce48"/>
        <table:table-row table:style-name="ro1">
          <table:table-cell table:style-name="Pivot_20_Table_20_Field" office:value-type="string" calcext:value-type="string">
            <text:p>batch_timestamp</text:p>
          </table:table-cell>
          <table:table-cell table:style-name="ce31" office:value-type="string" calcext:value-type="string">
            <text:p>- all -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qty_loops</text:p>
          </table:table-cell>
          <table:table-cell table:style-name="ce32" office:value-type="string" calcext:value-type="string">
            <text:p>35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title</text:p>
          </table:table-cell>
          <table:table-cell table:style-name="ce31" office:value-type="string" calcext:value-type="string">
            <text:p>fib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6"/>
          <table:table-cell table:style-name="ce33" office:value-type="string" calcext:value-type="string">
            <text:p>Data</text:p>
          </table:table-cell>
          <table:table-cell table:style-name="ce39" table:number-columns-repeated="3"/>
          <table:table-cell table:style-name="ce45"/>
        </table:table-row>
        <table:table-row table:style-name="ro1">
          <table:table-cell table:style-name="ce27" office:value-type="string" calcext:value-type="string">
            <text:p>env_crystal_workers</text:p>
          </table:table-cell>
          <table:table-cell table:style-name="ce34" office:value-type="string" calcext:value-type="string">
            <text:p>Average - normal</text:p>
          </table:table-cell>
          <table:table-cell table:style-name="ce40" office:value-type="string" calcext:value-type="string">
            <text:p>Average - fibers_any_thread</text:p>
          </table:table-cell>
          <table:table-cell table:style-name="ce40" office:value-type="string" calcext:value-type="string">
            <text:p>Average - fibers_same_thread</text:p>
          </table:table-cell>
          <table:table-cell table:style-name="ce40" office:value-type="string" calcext:value-type="string">
            <text:p>Average - fibers_any_thread_times_worker</text:p>
          </table:table-cell>
          <table:table-cell table:style-name="ce46" office:value-type="string" calcext:value-type="string">
            <text:p>Average - fibers_same_thread_times_worker</text:p>
          </table:table-cell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float" office:value="1.682477567" calcext:value-type="float">
            <text:p>1.682477567</text:p>
          </table:table-cell>
          <table:table-cell table:style-name="ce41" office:value-type="float" office:value="1.665201797" calcext:value-type="float">
            <text:p>1.665201797</text:p>
          </table:table-cell>
          <table:table-cell table:style-name="ce41" office:value-type="float" office:value="1.67571959" calcext:value-type="float">
            <text:p>1.67571959</text:p>
          </table:table-cell>
          <table:table-cell table:style-name="ce41" office:value-type="float" office:value="1.665201797" calcext:value-type="float">
            <text:p>1.665201797</text:p>
          </table:table-cell>
          <table:table-cell table:style-name="ce47" office:value-type="float" office:value="1.67571959" calcext:value-type="float">
            <text:p>1.67571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55885149" calcext:value-type="float">
            <text:p>1.855885149</text:p>
          </table:table-cell>
          <table:table-cell office:value-type="float" office:value="1.701727101" calcext:value-type="float">
            <text:p>1.701727101</text:p>
          </table:table-cell>
          <table:table-cell office:value-type="float" office:value="1.794081324" calcext:value-type="float">
            <text:p>1.794081324</text:p>
          </table:table-cell>
          <table:table-cell office:value-type="float" office:value="3.403454202" calcext:value-type="float">
            <text:p>3.403454202</text:p>
          </table:table-cell>
          <table:table-cell office:value-type="float" office:value="3.588162648" calcext:value-type="float">
            <text:p>3.588162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12790251" calcext:value-type="float">
            <text:p>1.812790251</text:p>
          </table:table-cell>
          <table:table-cell office:value-type="float" office:value="1.045965966" calcext:value-type="float">
            <text:p>1.045965966</text:p>
          </table:table-cell>
          <table:table-cell office:value-type="float" office:value="1.928231081" calcext:value-type="float">
            <text:p>1.928231081</text:p>
          </table:table-cell>
          <table:table-cell office:value-type="float" office:value="3.137897898" calcext:value-type="float">
            <text:p>3.137897898</text:p>
          </table:table-cell>
          <table:table-cell office:value-type="float" office:value="5.784693243" calcext:value-type="float">
            <text:p>5.7846932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29126152" calcext:value-type="float">
            <text:p>1.929126152</text:p>
          </table:table-cell>
          <table:table-cell office:value-type="float" office:value="0.817903746" calcext:value-type="float">
            <text:p>0.817903746</text:p>
          </table:table-cell>
          <table:table-cell office:value-type="float" office:value="2.376674445" calcext:value-type="float">
            <text:p>2.376674445</text:p>
          </table:table-cell>
          <table:table-cell office:value-type="float" office:value="3.271614984" calcext:value-type="float">
            <text:p>3.271614984</text:p>
          </table:table-cell>
          <table:table-cell office:value-type="float" office:value="9.50669778" calcext:value-type="float">
            <text:p>9.50669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96332206" calcext:value-type="float">
            <text:p>1.596332206</text:p>
          </table:table-cell>
          <table:table-cell office:value-type="float" office:value="1.332190422" calcext:value-type="float">
            <text:p>1.332190422</text:p>
          </table:table-cell>
          <table:table-cell office:value-type="float" office:value="1.824092066" calcext:value-type="float">
            <text:p>1.824092066</text:p>
          </table:table-cell>
          <table:table-cell office:value-type="float" office:value="6.66095211" calcext:value-type="float">
            <text:p>6.66095211</text:p>
          </table:table-cell>
          <table:table-cell office:value-type="float" office:value="9.12046033" calcext:value-type="float">
            <text:p>9.120460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12134706" calcext:value-type="float">
            <text:p>1.812134706</text:p>
          </table:table-cell>
          <table:table-cell office:value-type="float" office:value="0.436448406" calcext:value-type="float">
            <text:p>0.436448406</text:p>
          </table:table-cell>
          <table:table-cell office:value-type="float" office:value="2.509560335" calcext:value-type="float">
            <text:p>2.509560335</text:p>
          </table:table-cell>
          <table:table-cell office:value-type="float" office:value="2.618690436" calcext:value-type="float">
            <text:p>2.618690436</text:p>
          </table:table-cell>
          <table:table-cell office:value-type="float" office:value="15.05736201" calcext:value-type="float">
            <text:p>15.05736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6742316" calcext:value-type="float">
            <text:p>1.66742316</text:p>
          </table:table-cell>
          <table:table-cell office:value-type="float" office:value="1.383231681" calcext:value-type="float">
            <text:p>1.383231681</text:p>
          </table:table-cell>
          <table:table-cell office:value-type="float" office:value="1.633740581" calcext:value-type="float">
            <text:p>1.633740581</text:p>
          </table:table-cell>
          <table:table-cell office:value-type="float" office:value="9.682621767" calcext:value-type="float">
            <text:p>9.682621767</text:p>
          </table:table-cell>
          <table:table-cell office:value-type="float" office:value="11.436184067" calcext:value-type="float">
            <text:p>11.4361840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1787657" calcext:value-type="float">
            <text:p>1.61787657</text:p>
          </table:table-cell>
          <table:table-cell office:value-type="float" office:value="0.252300322" calcext:value-type="float">
            <text:p>0.252300322</text:p>
          </table:table-cell>
          <table:table-cell office:value-type="float" office:value="2.625504007" calcext:value-type="float">
            <text:p>2.625504007</text:p>
          </table:table-cell>
          <table:table-cell office:value-type="float" office:value="2.018402576" calcext:value-type="float">
            <text:p>2.018402576</text:p>
          </table:table-cell>
          <table:table-cell office:value-type="float" office:value="21.004032056" calcext:value-type="float">
            <text:p>21.00403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93013678" calcext:value-type="float">
            <text:p>1.693013678</text:p>
          </table:table-cell>
          <table:table-cell office:value-type="float" office:value="0.183266949" calcext:value-type="float">
            <text:p>0.183266949</text:p>
          </table:table-cell>
          <table:table-cell office:value-type="float" office:value="2.96153956" calcext:value-type="float">
            <text:p>2.96153956</text:p>
          </table:table-cell>
          <table:table-cell office:value-type="float" office:value="1.649402541" calcext:value-type="float">
            <text:p>1.649402541</text:p>
          </table:table-cell>
          <table:table-cell office:value-type="float" office:value="26.65385604" calcext:value-type="float">
            <text:p>26.653856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88225756" calcext:value-type="float">
            <text:p>1.788225756</text:p>
          </table:table-cell>
          <table:table-cell office:value-type="float" office:value="1.536394787" calcext:value-type="float">
            <text:p>1.536394787</text:p>
          </table:table-cell>
          <table:table-cell office:value-type="float" office:value="1.911764395" calcext:value-type="float">
            <text:p>1.911764395</text:p>
          </table:table-cell>
          <table:table-cell office:value-type="float" office:value="15.36394787" calcext:value-type="float">
            <text:p>15.36394787</text:p>
          </table:table-cell>
          <table:table-cell office:value-type="float" office:value="19.11764395" calcext:value-type="float">
            <text:p>19.117643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29534249" calcext:value-type="float">
            <text:p>1.729534249</text:p>
          </table:table-cell>
          <table:table-cell office:value-type="float" office:value="0.5682306" calcext:value-type="float">
            <text:p>0.5682306</text:p>
          </table:table-cell>
          <table:table-cell office:value-type="float" office:value="2.643402423" calcext:value-type="float">
            <text:p>2.643402423</text:p>
          </table:table-cell>
          <table:table-cell office:value-type="float" office:value="6.2505366" calcext:value-type="float">
            <text:p>6.2505366</text:p>
          </table:table-cell>
          <table:table-cell office:value-type="float" office:value="29.077426653" calcext:value-type="float">
            <text:p>29.0774266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31754752" calcext:value-type="float">
            <text:p>1.731754752</text:p>
          </table:table-cell>
          <table:table-cell office:value-type="float" office:value="0.075669336" calcext:value-type="float">
            <text:p>0.075669336</text:p>
          </table:table-cell>
          <table:table-cell office:value-type="float" office:value="3.033936222" calcext:value-type="float">
            <text:p>3.033936222</text:p>
          </table:table-cell>
          <table:table-cell office:value-type="float" office:value="0.908032032" calcext:value-type="float">
            <text:p>0.908032032</text:p>
          </table:table-cell>
          <table:table-cell office:value-type="float" office:value="36.407234664" calcext:value-type="float">
            <text:p>36.407234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98891679" calcext:value-type="float">
            <text:p>1.798891679</text:p>
          </table:table-cell>
          <table:table-cell office:value-type="float" office:value="0.428294596" calcext:value-type="float">
            <text:p>0.428294596</text:p>
          </table:table-cell>
          <table:table-cell office:value-type="float" office:value="2.672644637" calcext:value-type="float">
            <text:p>2.672644637</text:p>
          </table:table-cell>
          <table:table-cell office:value-type="float" office:value="5.567829748" calcext:value-type="float">
            <text:p>5.567829748</text:p>
          </table:table-cell>
          <table:table-cell office:value-type="float" office:value="34.744380281" calcext:value-type="float">
            <text:p>34.744380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52648488" calcext:value-type="float">
            <text:p>1.852648488</text:p>
          </table:table-cell>
          <table:table-cell office:value-type="float" office:value="1.501438203" calcext:value-type="float">
            <text:p>1.501438203</text:p>
          </table:table-cell>
          <table:table-cell office:value-type="float" office:value="1.783402537" calcext:value-type="float">
            <text:p>1.783402537</text:p>
          </table:table-cell>
          <table:table-cell office:value-type="float" office:value="21.020134842" calcext:value-type="float">
            <text:p>21.020134842</text:p>
          </table:table-cell>
          <table:table-cell office:value-type="float" office:value="24.967635518" calcext:value-type="float">
            <text:p>24.9676355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86676143" calcext:value-type="float">
            <text:p>1.786676143</text:p>
          </table:table-cell>
          <table:table-cell office:value-type="float" office:value="0.076415485" calcext:value-type="float">
            <text:p>0.076415485</text:p>
          </table:table-cell>
          <table:table-cell office:value-type="float" office:value="3.074856994" calcext:value-type="float">
            <text:p>3.074856994</text:p>
          </table:table-cell>
          <table:table-cell office:value-type="float" office:value="1.146232275" calcext:value-type="float">
            <text:p>1.146232275</text:p>
          </table:table-cell>
          <table:table-cell office:value-type="float" office:value="46.12285491" calcext:value-type="float">
            <text:p>46.122854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65401569" calcext:value-type="float">
            <text:p>2.165401569</text:p>
          </table:table-cell>
          <table:table-cell office:value-type="float" office:value="0.359921259" calcext:value-type="float">
            <text:p>0.359921259</text:p>
          </table:table-cell>
          <table:table-cell office:value-type="float" office:value="2.853381917" calcext:value-type="float">
            <text:p>2.853381917</text:p>
          </table:table-cell>
          <table:table-cell office:value-type="float" office:value="5.758740144" calcext:value-type="float">
            <text:p>5.758740144</text:p>
          </table:table-cell>
          <table:table-cell office:value-type="float" office:value="45.654110672" calcext:value-type="float">
            <text:p>45.6541106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46379856" calcext:value-type="float">
            <text:p>1.746379856</text:p>
          </table:table-cell>
          <table:table-cell office:value-type="float" office:value="1.055074283" calcext:value-type="float">
            <text:p>1.055074283</text:p>
          </table:table-cell>
          <table:table-cell office:value-type="float" office:value="2.367324531" calcext:value-type="float">
            <text:p>2.367324531</text:p>
          </table:table-cell>
          <table:table-cell office:value-type="float" office:value="17.936262811" calcext:value-type="float">
            <text:p>17.936262811</text:p>
          </table:table-cell>
          <table:table-cell office:value-type="float" office:value="40.244517027" calcext:value-type="float">
            <text:p>40.2445170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53529585" calcext:value-type="float">
            <text:p>1.753529585</text:p>
          </table:table-cell>
          <table:table-cell office:value-type="float" office:value="0.005491393" calcext:value-type="float">
            <text:p>0.005491393</text:p>
          </table:table-cell>
          <table:table-cell office:value-type="float" office:value="3.034341955" calcext:value-type="float">
            <text:p>3.034341955</text:p>
          </table:table-cell>
          <table:table-cell office:value-type="float" office:value="0.098845074" calcext:value-type="float">
            <text:p>0.098845074</text:p>
          </table:table-cell>
          <table:table-cell office:value-type="float" office:value="54.61815519" calcext:value-type="float">
            <text:p>54.618155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81350315" calcext:value-type="float">
            <text:p>1.81350315</text:p>
          </table:table-cell>
          <table:table-cell office:value-type="float" office:value="0.023596638" calcext:value-type="float">
            <text:p>0.023596638</text:p>
          </table:table-cell>
          <table:table-cell office:value-type="float" office:value="2.781663018" calcext:value-type="float">
            <text:p>2.781663018</text:p>
          </table:table-cell>
          <table:table-cell office:value-type="float" office:value="0.448336122" calcext:value-type="float">
            <text:p>0.448336122</text:p>
          </table:table-cell>
          <table:table-cell office:value-type="float" office:value="52.851597342" calcext:value-type="float">
            <text:p>52.8515973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05633712" calcext:value-type="float">
            <text:p>1.905633712</text:p>
          </table:table-cell>
          <table:table-cell office:value-type="float" office:value="0.078062226" calcext:value-type="float">
            <text:p>0.078062226</text:p>
          </table:table-cell>
          <table:table-cell office:value-type="float" office:value="2.73779753" calcext:value-type="float">
            <text:p>2.73779753</text:p>
          </table:table-cell>
          <table:table-cell office:value-type="float" office:value="1.56124452" calcext:value-type="float">
            <text:p>1.56124452</text:p>
          </table:table-cell>
          <table:table-cell office:value-type="float" office:value="54.7559506" calcext:value-type="float">
            <text:p>54.7559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20922975" calcext:value-type="float">
            <text:p>2.020922975</text:p>
          </table:table-cell>
          <table:table-cell office:value-type="float" office:value="0.282508859" calcext:value-type="float">
            <text:p>0.282508859</text:p>
          </table:table-cell>
          <table:table-cell office:value-type="float" office:value="3.288383624" calcext:value-type="float">
            <text:p>3.288383624</text:p>
          </table:table-cell>
          <table:table-cell office:value-type="float" office:value="5.932686039" calcext:value-type="float">
            <text:p>5.932686039</text:p>
          </table:table-cell>
          <table:table-cell office:value-type="float" office:value="69.056056104" calcext:value-type="float">
            <text:p>69.0560561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88989898" calcext:value-type="float">
            <text:p>1.788989898</text:p>
          </table:table-cell>
          <table:table-cell office:value-type="float" office:value="0.645237449" calcext:value-type="float">
            <text:p>0.645237449</text:p>
          </table:table-cell>
          <table:table-cell office:value-type="float" office:value="2.628285188" calcext:value-type="float">
            <text:p>2.628285188</text:p>
          </table:table-cell>
          <table:table-cell office:value-type="float" office:value="14.195223878" calcext:value-type="float">
            <text:p>14.195223878</text:p>
          </table:table-cell>
          <table:table-cell office:value-type="float" office:value="57.822274136" calcext:value-type="float">
            <text:p>57.822274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42003387" calcext:value-type="float">
            <text:p>1.942003387</text:p>
          </table:table-cell>
          <table:table-cell office:value-type="float" office:value="1.446961152" calcext:value-type="float">
            <text:p>1.446961152</text:p>
          </table:table-cell>
          <table:table-cell office:value-type="float" office:value="2.172242834" calcext:value-type="float">
            <text:p>2.172242834</text:p>
          </table:table-cell>
          <table:table-cell office:value-type="float" office:value="33.280106496" calcext:value-type="float">
            <text:p>33.280106496</text:p>
          </table:table-cell>
          <table:table-cell office:value-type="float" office:value="49.961585182" calcext:value-type="float">
            <text:p>49.961585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57456202" calcext:value-type="float">
            <text:p>1.957456202</text:p>
          </table:table-cell>
          <table:table-cell office:value-type="float" office:value="0.000266027" calcext:value-type="float">
            <text:p>0.000266027</text:p>
          </table:table-cell>
          <table:table-cell office:value-type="float" office:value="3.531650839" calcext:value-type="float">
            <text:p>3.531650839</text:p>
          </table:table-cell>
          <table:table-cell office:value-type="float" office:value="0.006384648" calcext:value-type="float">
            <text:p>0.006384648</text:p>
          </table:table-cell>
          <table:table-cell office:value-type="float" office:value="84.759620136" calcext:value-type="float">
            <text:p>84.7596201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982555408" calcext:value-type="float">
            <text:p>1.982555408</text:p>
          </table:table-cell>
          <table:table-cell office:value-type="float" office:value="0.000614908" calcext:value-type="float">
            <text:p>0.000614908</text:p>
          </table:table-cell>
          <table:table-cell office:value-type="float" office:value="3.747266772" calcext:value-type="float">
            <text:p>3.747266772</text:p>
          </table:table-cell>
          <table:table-cell office:value-type="float" office:value="0.0153727" calcext:value-type="float">
            <text:p>0.0153727</text:p>
          </table:table-cell>
          <table:table-cell office:value-type="float" office:value="93.6816693" calcext:value-type="float">
            <text:p>93.68166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0016315" calcext:value-type="float">
            <text:p>2.00016315</text:p>
          </table:table-cell>
          <table:table-cell office:value-type="float" office:value="0.000841943" calcext:value-type="float">
            <text:p>0.000841943</text:p>
          </table:table-cell>
          <table:table-cell office:value-type="float" office:value="3.689996636" calcext:value-type="float">
            <text:p>3.689996636</text:p>
          </table:table-cell>
          <table:table-cell office:value-type="float" office:value="0.021890518" calcext:value-type="float">
            <text:p>0.021890518</text:p>
          </table:table-cell>
          <table:table-cell office:value-type="float" office:value="95.939912536" calcext:value-type="float">
            <text:p>95.9399125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989153765" calcext:value-type="float">
            <text:p>1.989153765</text:p>
          </table:table-cell>
          <table:table-cell office:value-type="float" office:value="0.003766815" calcext:value-type="float">
            <text:p>0.003766815</text:p>
          </table:table-cell>
          <table:table-cell office:value-type="float" office:value="3.674666422" calcext:value-type="float">
            <text:p>3.674666422</text:p>
          </table:table-cell>
          <table:table-cell office:value-type="float" office:value="0.101704005" calcext:value-type="float">
            <text:p>0.101704005</text:p>
          </table:table-cell>
          <table:table-cell office:value-type="float" office:value="99.215993394" calcext:value-type="float">
            <text:p>99.2159933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994361534" calcext:value-type="float">
            <text:p>1.994361534</text:p>
          </table:table-cell>
          <table:table-cell office:value-type="float" office:value="0.017527606" calcext:value-type="float">
            <text:p>0.017527606</text:p>
          </table:table-cell>
          <table:table-cell office:value-type="float" office:value="3.78119317" calcext:value-type="float">
            <text:p>3.78119317</text:p>
          </table:table-cell>
          <table:table-cell office:value-type="float" office:value="0.490772968" calcext:value-type="float">
            <text:p>0.490772968</text:p>
          </table:table-cell>
          <table:table-cell office:value-type="float" office:value="105.87340876" calcext:value-type="float">
            <text:p>105.873408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079554815" calcext:value-type="float">
            <text:p>2.079554815</text:p>
          </table:table-cell>
          <table:table-cell office:value-type="float" office:value="0.043590415" calcext:value-type="float">
            <text:p>0.043590415</text:p>
          </table:table-cell>
          <table:table-cell office:value-type="float" office:value="3.640981009" calcext:value-type="float">
            <text:p>3.640981009</text:p>
          </table:table-cell>
          <table:table-cell office:value-type="float" office:value="1.264122035" calcext:value-type="float">
            <text:p>1.264122035</text:p>
          </table:table-cell>
          <table:table-cell office:value-type="float" office:value="105.588449261" calcext:value-type="float">
            <text:p>105.5884492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48002224" calcext:value-type="float">
            <text:p>2.148002224</text:p>
          </table:table-cell>
          <table:table-cell office:value-type="float" office:value="0.103536886" calcext:value-type="float">
            <text:p>0.103536886</text:p>
          </table:table-cell>
          <table:table-cell office:value-type="float" office:value="3.780343213" calcext:value-type="float">
            <text:p>3.780343213</text:p>
          </table:table-cell>
          <table:table-cell office:value-type="float" office:value="3.10610658" calcext:value-type="float">
            <text:p>3.10610658</text:p>
          </table:table-cell>
          <table:table-cell office:value-type="float" office:value="113.41029639" calcext:value-type="float">
            <text:p>113.410296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070759828" calcext:value-type="float">
            <text:p>2.070759828</text:p>
          </table:table-cell>
          <table:table-cell office:value-type="float" office:value="0.210708633" calcext:value-type="float">
            <text:p>0.210708633</text:p>
          </table:table-cell>
          <table:table-cell office:value-type="float" office:value="3.417461708" calcext:value-type="float">
            <text:p>3.417461708</text:p>
          </table:table-cell>
          <table:table-cell office:value-type="float" office:value="6.531967623" calcext:value-type="float">
            <text:p>6.531967623</text:p>
          </table:table-cell>
          <table:table-cell office:value-type="float" office:value="105.941312948" calcext:value-type="float">
            <text:p>105.9413129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7" office:value-type="float" office:value="1.912888013" calcext:value-type="float">
            <text:p>1.912888013</text:p>
          </table:table-cell>
          <table:table-cell table:style-name="ce43" office:value-type="float" office:value="0.427510963" calcext:value-type="float">
            <text:p>0.427510963</text:p>
          </table:table-cell>
          <table:table-cell table:style-name="ce43" office:value-type="float" office:value="3.514473843" calcext:value-type="float">
            <text:p>3.514473843</text:p>
          </table:table-cell>
          <table:table-cell table:style-name="ce43" office:value-type="float" office:value="13.680350816" calcext:value-type="float">
            <text:p>13.680350816</text:p>
          </table:table-cell>
          <table:table-cell table:style-name="ce49" office:value-type="float" office:value="112.463162976" calcext:value-type="float">
            <text:p>112.463162976</text:p>
          </table:table-cell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8" office:value-type="float" office:value="1.86331404928125" calcext:value-type="float">
            <text:p>1.86331404928125</text:p>
          </table:table-cell>
          <table:table-cell table:style-name="ce44" office:value-type="float" office:value="0.553434276625" calcext:value-type="float">
            <text:p>0.553434276625</text:p>
          </table:table-cell>
          <table:table-cell table:style-name="ce44" office:value-type="float" office:value="2.7840813876875" calcext:value-type="float">
            <text:p>2.7840813876875</text:p>
          </table:table-cell>
          <table:table-cell table:style-name="ce44" office:value-type="float" office:value="5.89984589546875" calcext:value-type="float">
            <text:p>5.89984589546875</text:p>
          </table:table-cell>
          <table:table-cell table:style-name="ce50" office:value-type="float" office:value="51.1282004904375" calcext:value-type="float">
            <text:p>51.1282004904375</text:p>
          </table:table-cell>
        </table:table-row>
      </table:table>
      <table:named-expressions/>
      <table:data-pilot-tables>
        <table:data-pilot-table table:name="DataPilot1" table:application-data="" table:target-range-address="'Pivot Table_bench.cr_1'.A1:'Pivot Table_bench.cr_1'.F39" table:buttons="'Pivot Table_bench.cr_1'.A1 'Pivot Table_bench.cr_1'.A2 'Pivot Table_bench.cr_1'.A3 'Pivot Table_bench.cr_1'.A6 'Pivot Table_bench.cr_1'.B5" table:show-filter-button="false" table:drill-down-on-double-click="false">
          <table:source-cell-range table:cell-range-address="'bench.cr'.A1:'bench.cr'.K257"/>
          <table:data-pilot-field table:source-field-name="batch_timestamp" table:orientation="page" table:used-hierarchy="0" table:function="auto" loext:ignore-selected-page="true" table:selected-page="2019-10-20 21:01:09 UTC">
            <table:data-pilot-level table:show-empty="false" calcext:repeat-item-labels="false">
              <table:data-pilot-members>
                <table:data-pilot-member table:name="2019-10-20 21:01:09 UTC" table:display="true" table:show-details="true"/>
                <table:data-pilot-member table:name="2019-10-20 21:01:16 UTC" table:display="true" table:show-details="true"/>
                <table:data-pilot-member table:name="2019-10-20 21:01:17 UTC" table:display="true" table:show-details="true"/>
                <table:data-pilot-member table:name="2019-10-20 21:07:38 UTC" table:display="true" table:show-details="true"/>
                <table:data-pilot-member table:name="2019-10-20 21:07:39 UTC" table:display="true" table:show-details="true"/>
                <table:data-pilot-member table:name="2019-10-20 21:07:40 UTC" table:display="true" table:show-details="true"/>
                <table:data-pilot-member table:name="2019-10-20 21:07:41 UTC" table:display="true" table:show-details="true"/>
                <table:data-pilot-member table:name="2019-10-20 21:07:42 UTC" table:display="true" table:show-details="true"/>
                <table:data-pilot-member table:name="2019-10-20 21:07:43 UTC" table:display="true" table:show-details="true"/>
                <table:data-pilot-member table:name="2019-10-20 21:07:44 UTC" table:display="true" table:show-details="true"/>
                <table:data-pilot-member table:name="2019-10-20 21:07:45 UTC" table:display="true" table:show-details="true"/>
                <table:data-pilot-member table:name="2019-10-20 21:07:46 UTC" table:display="true" table:show-details="true"/>
                <table:data-pilot-member table:name="2019-10-20 21:07:47 UTC" table:display="true" table:show-details="true"/>
                <table:data-pilot-member table:name="2019-10-20 21:07:48 UTC" table:display="true" table:show-details="true"/>
                <table:data-pilot-member table:name="2019-10-20 21:07:49 UTC" table:display="true" table:show-details="true"/>
                <table:data-pilot-member table:name="2019-10-20 21:07:50 UTC" table:display="true" table:show-details="true"/>
                <table:data-pilot-member table:name="2019-10-20 21:07:51 UTC" table:display="true" table:show-details="true"/>
                <table:data-pilot-member table:name="2019-10-20 21:07:52 UTC" table:display="true" table:show-details="true"/>
                <table:data-pilot-member table:name="2019-10-20 21:07:53 UTC" table:display="true" table:show-details="true"/>
                <table:data-pilot-member table:name="2019-10-20 21:07:58 UTC" table:display="true" table:show-details="true"/>
                <table:data-pilot-member table:name="2019-10-20 21:08:03 UTC" table:display="true" table:show-details="true"/>
                <table:data-pilot-member table:name="2019-10-20 21:08:08 UTC" table:display="true" table:show-details="true"/>
                <table:data-pilot-member table:name="2019-10-20 21:08:13 UTC" table:display="true" table:show-details="true"/>
                <table:data-pilot-member table:name="2019-10-20 21:08:18 UTC" table:display="true" table:show-details="true"/>
                <table:data-pilot-member table:name="2019-10-20 21:08:23 UTC" table:display="true" table:show-details="true"/>
                <table:data-pilot-member table:name="2019-10-20 21:08:28 UTC" table:display="true" table:show-details="true"/>
                <table:data-pilot-member table:name="2019-10-20 21:08:32 UTC" table:display="true" table:show-details="true"/>
                <table:data-pilot-member table:name="2019-10-20 21:08:37 UTC" table:display="true" table:show-details="true"/>
                <table:data-pilot-member table:name="2019-10-20 21:08:42 UTC" table:display="true" table:show-details="true"/>
                <table:data-pilot-member table:name="2019-10-20 21:08:47 UTC" table:display="true" table:show-details="true"/>
                <table:data-pilot-member table:name="2019-10-20 21:08:52 UTC" table:display="true" table:show-details="true"/>
                <table:data-pilot-member table:name="2019-10-20 21:08:57 UTC" table:display="true" table:show-details="true"/>
                <table:data-pilot-member table:name="2019-10-20 21:09:02 UTC" table:display="true" table:show-details="true"/>
                <table:data-pilot-member table:name="2019-10-20 21:09:07 UTC" table:display="true" table:show-details="true"/>
                <table:data-pilot-member table:name="2019-10-20 21:09:12 UTC" table:display="true" table:show-details="true"/>
                <table:data-pilot-member table:name="2019-10-20 21:09:17 UTC" table:display="true" table:show-details="true"/>
                <table:data-pilot-member table:name="2019-10-20 21:09:22 UTC" table:display="true" table:show-details="true"/>
                <table:data-pilot-member table:name="2019-10-20 21:09:27 UTC" table:display="true" table:show-details="true"/>
                <table:data-pilot-member table:name="2019-10-20 21:09:32 UTC" table:display="true" table:show-details="true"/>
                <table:data-pilot-member table:name="2019-10-20 21:09:37 UTC" table:display="true" table:show-details="true"/>
                <table:data-pilot-member table:name="2019-10-20 21:09:42 UTC" table:display="true" table:show-details="true"/>
                <table:data-pilot-member table:name="2019-10-20 21:09:47 UTC" table:display="true" table:show-details="true"/>
                <table:data-pilot-member table:name="2019-10-20 21:09:53 UTC" table:display="true" table:show-details="true"/>
                <table:data-pilot-member table:name="2019-10-20 21:09:58 UTC" table:display="true" table:show-details="true"/>
                <table:data-pilot-member table:name="2019-10-20 21:10:04 UTC" table:display="true" table:show-details="true"/>
                <table:data-pilot-member table:name="2019-10-20 21:10:10 UTC" table:display="true" table:show-details="true"/>
                <table:data-pilot-member table:name="2019-10-20 21:10:15 UTC" table:display="true" table:show-details="true"/>
                <table:data-pilot-member table:name="2019-10-20 21:10:21 UTC" table:display="true" table:show-details="true"/>
                <table:data-pilot-member table:name="2019-10-20 21:10:27 UTC" table:display="true" table:show-details="true"/>
                <table:data-pilot-member table:name="2019-10-20 21:10:33 UTC" table:display="true" table:show-details="true"/>
                <table:data-pilot-member table:name="2019-10-20 21:10:39 UT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_loops" table:orientation="page" table:used-hierarchy="0" table:function="auto" loext:ignore-selected-page="true" table:selected-page="35">
            <table:data-pilot-level table:show-empty="false" calcext:repeat-item-labels="false">
              <table:data-pilot-members>
                <table:data-pilot-member table:name="10" table:display="false" table:show-details="true"/>
                <table:data-pilot-member table:name="20" table:display="false" table:show-details="true"/>
                <table:data-pilot-member table:name="30" table:display="false" table:show-details="true"/>
                <table:data-pilot-member table:name="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page" table:used-hierarchy="0" table:function="auto" loext:ignore-selected-page="true" table:selected-page="fib">
            <table:data-pilot-level table:show-empty="false" calcext:repeat-item-labels="false">
              <table:data-pilot-members>
                <table:data-pilot-member table:name="array_360" table:display="false" table:show-details="true"/>
                <table:data-pilot-member table:name="fi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_crystal_worker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al" table:orientation="data" table:used-hierarchy="0" table:function="average">
            <table:data-pilot-level table:show-empty="false" calcext:repeat-item-labels="false">
              <table:data-pilot-members>
                <table:data-pilot-member table:name="1.03E-05" table:display="true" table:show-details="true"/>
                <table:data-pilot-member table:name="1.1702E-05" table:display="true" table:show-details="true"/>
                <table:data-pilot-member table:name="1.2063E-05" table:display="true" table:show-details="true"/>
                <table:data-pilot-member table:name="1.4176E-05" table:display="true" table:show-details="true"/>
                <table:data-pilot-member table:name="1.5028E-05" table:display="true" table:show-details="true"/>
                <table:data-pilot-member table:name="1.5338E-05" table:display="true" table:show-details="true"/>
                <table:data-pilot-member table:name="1.5469E-05" table:display="true" table:show-details="true"/>
                <table:data-pilot-member table:name="1.598E-05" table:display="true" table:show-details="true"/>
                <table:data-pilot-member table:name="1.6231E-05" table:display="true" table:show-details="true"/>
                <table:data-pilot-member table:name="1.6831E-05" table:display="true" table:show-details="true"/>
                <table:data-pilot-member table:name="1.7052E-05" table:display="true" table:show-details="true"/>
                <table:data-pilot-member table:name="1.7082E-05" table:display="true" table:show-details="true"/>
                <table:data-pilot-member table:name="1.7212E-05" table:display="true" table:show-details="true"/>
                <table:data-pilot-member table:name="1.7583E-05" table:display="true" table:show-details="true"/>
                <table:data-pilot-member table:name="1.7602E-05" table:display="true" table:show-details="true"/>
                <table:data-pilot-member table:name="1.8104E-05" table:display="true" table:show-details="true"/>
                <table:data-pilot-member table:name="1.8374E-05" table:display="true" table:show-details="true"/>
                <table:data-pilot-member table:name="1.8565E-05" table:display="true" table:show-details="true"/>
                <table:data-pilot-member table:name="1.8635E-05" table:display="true" table:show-details="true"/>
                <table:data-pilot-member table:name="1.8645E-05" table:display="true" table:show-details="true"/>
                <table:data-pilot-member table:name="1.9106E-05" table:display="true" table:show-details="true"/>
                <table:data-pilot-member table:name="1.9226E-05" table:display="true" table:show-details="true"/>
                <table:data-pilot-member table:name="1.9586E-05" table:display="true" table:show-details="true"/>
                <table:data-pilot-member table:name="2.0428E-05" table:display="true" table:show-details="true"/>
                <table:data-pilot-member table:name="2.0498E-05" table:display="true" table:show-details="true"/>
                <table:data-pilot-member table:name="2.0729E-05" table:display="true" table:show-details="true"/>
                <table:data-pilot-member table:name="2.132E-05" table:display="true" table:show-details="true"/>
                <table:data-pilot-member table:name="2.1701E-05" table:display="true" table:show-details="true"/>
                <table:data-pilot-member table:name="2.2202E-05" table:display="true" table:show-details="true"/>
                <table:data-pilot-member table:name="2.2742E-05" table:display="true" table:show-details="true"/>
                <table:data-pilot-member table:name="2.2763E-05" table:display="true" table:show-details="true"/>
                <table:data-pilot-member table:name="2.3173E-05" table:display="true" table:show-details="true"/>
                <table:data-pilot-member table:name="2.3624E-05" table:display="true" table:show-details="true"/>
                <table:data-pilot-member table:name="2.5026E-05" table:display="true" table:show-details="true"/>
                <table:data-pilot-member table:name="2.5337E-05" table:display="true" table:show-details="true"/>
                <table:data-pilot-member table:name="2.665E-05" table:display="true" table:show-details="true"/>
                <table:data-pilot-member table:name="2.67E-05" table:display="true" table:show-details="true"/>
                <table:data-pilot-member table:name="2.68E-05" table:display="true" table:show-details="true"/>
                <table:data-pilot-member table:name="2.711E-05" table:display="true" table:show-details="true"/>
                <table:data-pilot-member table:name="2.7191E-05" table:display="true" table:show-details="true"/>
                <table:data-pilot-member table:name="2.7431E-05" table:display="true" table:show-details="true"/>
                <table:data-pilot-member table:name="2.7451E-05" table:display="true" table:show-details="true"/>
                <table:data-pilot-member table:name="2.7492E-05" table:display="true" table:show-details="true"/>
                <table:data-pilot-member table:name="2.8133E-05" table:display="true" table:show-details="true"/>
                <table:data-pilot-member table:name="2.8543E-05" table:display="true" table:show-details="true"/>
                <table:data-pilot-member table:name="2.8934E-05" table:display="true" table:show-details="true"/>
                <table:data-pilot-member table:name="2.9135E-05" table:display="true" table:show-details="true"/>
                <table:data-pilot-member table:name="2.9275E-05" table:display="true" table:show-details="true"/>
                <table:data-pilot-member table:name="2.9645E-05" table:display="true" table:show-details="true"/>
                <table:data-pilot-member table:name="3.1209E-05" table:display="true" table:show-details="true"/>
                <table:data-pilot-member table:name="3.1239E-05" table:display="true" table:show-details="true"/>
                <table:data-pilot-member table:name="3.1599E-05" table:display="true" table:show-details="true"/>
                <table:data-pilot-member table:name="3.3363E-05" table:display="true" table:show-details="true"/>
                <table:data-pilot-member table:name="3.3522E-05" table:display="true" table:show-details="true"/>
                <table:data-pilot-member table:name="3.3703E-05" table:display="true" table:show-details="true"/>
                <table:data-pilot-member table:name="3.4595E-05" table:display="true" table:show-details="true"/>
                <table:data-pilot-member table:name="3.4785E-05" table:display="true" table:show-details="true"/>
                <table:data-pilot-member table:name="3.5006E-05" table:display="true" table:show-details="true"/>
                <table:data-pilot-member table:name="3.6789E-05" table:display="true" table:show-details="true"/>
                <table:data-pilot-member table:name="3.6989E-05" table:display="true" table:show-details="true"/>
                <table:data-pilot-member table:name="3.8342E-05" table:display="true" table:show-details="true"/>
                <table:data-pilot-member table:name="3.8372E-05" table:display="true" table:show-details="true"/>
                <table:data-pilot-member table:name="7.0101E-05" table:display="true" table:show-details="true"/>
                <table:data-pilot-member table:name="7.6183E-05" table:display="true" table:show-details="true"/>
                <table:data-pilot-member table:name="7.6242E-05" table:display="true" table:show-details="true"/>
                <table:data-pilot-member table:name="7.9929E-05" table:display="true" table:show-details="true"/>
                <table:data-pilot-member table:name="8.1282E-05" table:display="true" table:show-details="true"/>
                <table:data-pilot-member table:name="8.1453E-05" table:display="true" table:show-details="true"/>
                <table:data-pilot-member table:name="8.2584E-05" table:display="true" table:show-details="true"/>
                <table:data-pilot-member table:name="8.9187E-05" table:display="true" table:show-details="true"/>
                <table:data-pilot-member table:name="9.5168E-05" table:display="true" table:show-details="true"/>
                <table:data-pilot-member table:name="9.7543E-05" table:display="true" table:show-details="true"/>
                <table:data-pilot-member table:name="9.8284E-05" table:display="true" table:show-details="true"/>
                <table:data-pilot-member table:name="9.9296E-05" table:display="true" table:show-details="true"/>
                <table:data-pilot-member table:name="0.00010196" table:display="true" table:show-details="true"/>
                <table:data-pilot-member table:name="0.000102301" table:display="true" table:show-details="true"/>
                <table:data-pilot-member table:name="0.000103013" table:display="true" table:show-details="true"/>
                <table:data-pilot-member table:name="0.000104656" table:display="true" table:show-details="true"/>
                <table:data-pilot-member table:name="0.000105087" table:display="true" table:show-details="true"/>
                <table:data-pilot-member table:name="0.000105367" table:display="true" table:show-details="true"/>
                <table:data-pilot-member table:name="0.00010678" table:display="true" table:show-details="true"/>
                <table:data-pilot-member table:name="0.000109204" table:display="true" table:show-details="true"/>
                <table:data-pilot-member table:name="0.000109224" table:display="true" table:show-details="true"/>
                <table:data-pilot-member table:name="0.000109455" table:display="true" table:show-details="true"/>
                <table:data-pilot-member table:name="0.000110076" table:display="true" table:show-details="true"/>
                <table:data-pilot-member table:name="0.000112591" table:display="true" table:show-details="true"/>
                <table:data-pilot-member table:name="0.000115025" table:display="true" table:show-details="true"/>
                <table:data-pilot-member table:name="0.000115426" table:display="true" table:show-details="true"/>
                <table:data-pilot-member table:name="0.000118071" table:display="true" table:show-details="true"/>
                <table:data-pilot-member table:name="0.000118672" table:display="true" table:show-details="true"/>
                <table:data-pilot-member table:name="0.000121998" table:display="true" table:show-details="true"/>
                <table:data-pilot-member table:name="0.000126336" table:display="true" table:show-details="true"/>
                <table:data-pilot-member table:name="0.000131726" table:display="true" table:show-details="true"/>
                <table:data-pilot-member table:name="0.000153127" table:display="true" table:show-details="true"/>
                <table:data-pilot-member table:name="0.000190565" table:display="true" table:show-details="true"/>
                <table:data-pilot-member table:name="0.000191547" table:display="true" table:show-details="true"/>
                <table:data-pilot-member table:name="0.000194253" table:display="true" table:show-details="true"/>
                <table:data-pilot-member table:name="0.000212817" table:display="true" table:show-details="true"/>
                <table:data-pilot-member table:name="0.000212947" table:display="true" table:show-details="true"/>
                <table:data-pilot-member table:name="0.000228928" table:display="true" table:show-details="true"/>
                <table:data-pilot-member table:name="0.000246119" table:display="true" table:show-details="true"/>
                <table:data-pilot-member table:name="0.000250297" table:display="true" table:show-details="true"/>
                <table:data-pilot-member table:name="0.00025131" table:display="true" table:show-details="true"/>
                <table:data-pilot-member table:name="0.000254856" table:display="true" table:show-details="true"/>
                <table:data-pilot-member table:name="0.000255818" table:display="true" table:show-details="true"/>
                <table:data-pilot-member table:name="0.000258743" table:display="true" table:show-details="true"/>
                <table:data-pilot-member table:name="0.00026744" table:display="true" table:show-details="true"/>
                <table:data-pilot-member table:name="0.00026752" table:display="true" table:show-details="true"/>
                <table:data-pilot-member table:name="0.000268361" table:display="true" table:show-details="true"/>
                <table:data-pilot-member table:name="0.000272238" table:display="true" table:show-details="true"/>
                <table:data-pilot-member table:name="0.000274232" table:display="true" table:show-details="true"/>
                <table:data-pilot-member table:name="0.000274823" table:display="true" table:show-details="true"/>
                <table:data-pilot-member table:name="0.000277228" table:display="true" table:show-details="true"/>
                <table:data-pilot-member table:name="0.000278219" table:display="true" table:show-details="true"/>
                <table:data-pilot-member table:name="0.000279372" table:display="true" table:show-details="true"/>
                <table:data-pilot-member table:name="0.000282277" table:display="true" table:show-details="true"/>
                <table:data-pilot-member table:name="0.000282287" table:display="true" table:show-details="true"/>
                <table:data-pilot-member table:name="0.00028375" table:display="true" table:show-details="true"/>
                <table:data-pilot-member table:name="0.000290061" table:display="true" table:show-details="true"/>
                <table:data-pilot-member table:name="0.000293518" table:display="true" table:show-details="true"/>
                <table:data-pilot-member table:name="0.00029466" table:display="true" table:show-details="true"/>
                <table:data-pilot-member table:name="0.000302825" table:display="true" table:show-details="true"/>
                <table:data-pilot-member table:name="0.000310189" table:display="true" table:show-details="true"/>
                <table:data-pilot-member table:name="0.00031053" table:display="true" table:show-details="true"/>
                <table:data-pilot-member table:name="0.000311361" table:display="true" table:show-details="true"/>
                <table:data-pilot-member table:name="0.000312113" table:display="true" table:show-details="true"/>
                <table:data-pilot-member table:name="0.000317503" table:display="true" table:show-details="true"/>
                <table:data-pilot-member table:name="0.000320859" table:display="true" table:show-details="true"/>
                <table:data-pilot-member table:name="0.00032128" table:display="true" table:show-details="true"/>
                <table:data-pilot-member table:name="0.000332592" table:display="true" table:show-details="true"/>
                <table:data-pilot-member table:name="0.000345395" table:display="true" table:show-details="true"/>
                <table:data-pilot-member table:name="0.000349873" table:display="true" table:show-details="true"/>
                <table:data-pilot-member table:name="0.000357658" table:display="true" table:show-details="true"/>
                <table:data-pilot-member table:name="0.000365763" table:display="true" table:show-details="true"/>
                <table:data-pilot-member table:name="0.0003693" table:display="true" table:show-details="true"/>
                <table:data-pilot-member table:name="0.000369941" table:display="true" table:show-details="true"/>
                <table:data-pilot-member table:name="0.000370963" table:display="true" table:show-details="true"/>
                <table:data-pilot-member table:name="0.000377726" table:display="true" table:show-details="true"/>
                <table:data-pilot-member table:name="0.000378306" table:display="true" table:show-details="true"/>
                <table:data-pilot-member table:name="0.00038027" table:display="true" table:show-details="true"/>
                <table:data-pilot-member table:name="0.000382334" table:display="true" table:show-details="true"/>
                <table:data-pilot-member table:name="0.000387063" table:display="true" table:show-details="true"/>
                <table:data-pilot-member table:name="0.000389377" table:display="true" table:show-details="true"/>
                <table:data-pilot-member table:name="0.000390339" table:display="true" table:show-details="true"/>
                <table:data-pilot-member table:name="0.000393284" table:display="true" table:show-details="true"/>
                <table:data-pilot-member table:name="0.000394848" table:display="true" table:show-details="true"/>
                <table:data-pilot-member table:name="0.000395117" table:display="true" table:show-details="true"/>
                <table:data-pilot-member table:name="0.000396971" table:display="true" table:show-details="true"/>
                <table:data-pilot-member table:name="0.000401008" table:display="true" table:show-details="true"/>
                <table:data-pilot-member table:name="0.00040151" table:display="true" table:show-details="true"/>
                <table:data-pilot-member table:name="0.000403173" table:display="true" table:show-details="true"/>
                <table:data-pilot-member table:name="0.000406208" table:display="true" table:show-details="true"/>
                <table:data-pilot-member table:name="0.000409194" table:display="true" table:show-details="true"/>
                <table:data-pilot-member table:name="0.000416046" table:display="true" table:show-details="true"/>
                <table:data-pilot-member table:name="0.000421046" table:display="true" table:show-details="true"/>
                <table:data-pilot-member table:name="0.000444821" table:display="true" table:show-details="true"/>
                <table:data-pilot-member table:name="0.000446654" table:display="true" table:show-details="true"/>
                <table:data-pilot-member table:name="0.000499503" table:display="true" table:show-details="true"/>
                <table:data-pilot-member table:name="0.001641921" table:display="true" table:show-details="true"/>
                <table:data-pilot-member table:name="0.002068179" table:display="true" table:show-details="true"/>
                <table:data-pilot-member table:name="0.002073639" table:display="true" table:show-details="true"/>
                <table:data-pilot-member table:name="0.00211674" table:display="true" table:show-details="true"/>
                <table:data-pilot-member table:name="0.002148779" table:display="true" table:show-details="true"/>
                <table:data-pilot-member table:name="0.002174357" table:display="true" table:show-details="true"/>
                <table:data-pilot-member table:name="0.002188464" table:display="true" table:show-details="true"/>
                <table:data-pilot-member table:name="0.002285626" table:display="true" table:show-details="true"/>
                <table:data-pilot-member table:name="0.002299541" table:display="true" table:show-details="true"/>
                <table:data-pilot-member table:name="0.00233101" table:display="true" table:show-details="true"/>
                <table:data-pilot-member table:name="0.002351388" table:display="true" table:show-details="true"/>
                <table:data-pilot-member table:name="0.002364423" table:display="true" table:show-details="true"/>
                <table:data-pilot-member table:name="0.00238447" table:display="true" table:show-details="true"/>
                <table:data-pilot-member table:name="0.002386424" table:display="true" table:show-details="true"/>
                <table:data-pilot-member table:name="0.002411962" table:display="true" table:show-details="true"/>
                <table:data-pilot-member table:name="0.002433963" table:display="true" table:show-details="true"/>
                <table:data-pilot-member table:name="0.002551042" table:display="true" table:show-details="true"/>
                <table:data-pilot-member table:name="0.002561281" table:display="true" table:show-details="true"/>
                <table:data-pilot-member table:name="0.002575168" table:display="true" table:show-details="true"/>
                <table:data-pilot-member table:name="0.002589664" table:display="true" table:show-details="true"/>
                <table:data-pilot-member table:name="0.002601065" table:display="true" table:show-details="true"/>
                <table:data-pilot-member table:name="0.002615212" table:display="true" table:show-details="true"/>
                <table:data-pilot-member table:name="0.002634639" table:display="true" table:show-details="true"/>
                <table:data-pilot-member table:name="0.002660627" table:display="true" table:show-details="true"/>
                <table:data-pilot-member table:name="0.002873114" table:display="true" table:show-details="true"/>
                <table:data-pilot-member table:name="0.002912037" table:display="true" table:show-details="true"/>
                <table:data-pilot-member table:name="0.002959747" table:display="true" table:show-details="true"/>
                <table:data-pilot-member table:name="0.003032403" table:display="true" table:show-details="true"/>
                <table:data-pilot-member table:name="0.003047311" table:display="true" table:show-details="true"/>
                <table:data-pilot-member table:name="0.003250501" table:display="true" table:show-details="true"/>
                <table:data-pilot-member table:name="0.003269816" table:display="true" table:show-details="true"/>
                <table:data-pilot-member table:name="0.003274425" table:display="true" table:show-details="true"/>
                <table:data-pilot-member table:name="0.146541351" table:display="true" table:show-details="true"/>
                <table:data-pilot-member table:name="0.148649234" table:display="true" table:show-details="true"/>
                <table:data-pilot-member table:name="0.148656413" table:display="true" table:show-details="true"/>
                <table:data-pilot-member table:name="0.152726043" table:display="true" table:show-details="true"/>
                <table:data-pilot-member table:name="0.154332365" table:display="true" table:show-details="true"/>
                <table:data-pilot-member table:name="0.154521922" table:display="true" table:show-details="true"/>
                <table:data-pilot-member table:name="0.157267127" table:display="true" table:show-details="true"/>
                <table:data-pilot-member table:name="0.157909716" table:display="true" table:show-details="true"/>
                <table:data-pilot-member table:name="0.161261774" table:display="true" table:show-details="true"/>
                <table:data-pilot-member table:name="0.161732517" table:display="true" table:show-details="true"/>
                <table:data-pilot-member table:name="0.16498244" table:display="true" table:show-details="true"/>
                <table:data-pilot-member table:name="0.165932903" table:display="true" table:show-details="true"/>
                <table:data-pilot-member table:name="0.16770459" table:display="true" table:show-details="true"/>
                <table:data-pilot-member table:name="0.168442751" table:display="true" table:show-details="true"/>
                <table:data-pilot-member table:name="0.172514261" table:display="true" table:show-details="true"/>
                <table:data-pilot-member table:name="0.173031732" table:display="true" table:show-details="true"/>
                <table:data-pilot-member table:name="0.175699931" table:display="true" table:show-details="true"/>
                <table:data-pilot-member table:name="0.17608467" table:display="true" table:show-details="true"/>
                <table:data-pilot-member table:name="0.176084767" table:display="true" table:show-details="true"/>
                <table:data-pilot-member table:name="0.178471991" table:display="true" table:show-details="true"/>
                <table:data-pilot-member table:name="0.180307954" table:display="true" table:show-details="true"/>
                <table:data-pilot-member table:name="0.181437914" table:display="true" table:show-details="true"/>
                <table:data-pilot-member table:name="0.182157621" table:display="true" table:show-details="true"/>
                <table:data-pilot-member table:name="0.183380749" table:display="true" table:show-details="true"/>
                <table:data-pilot-member table:name="0.184775025" table:display="true" table:show-details="true"/>
                <table:data-pilot-member table:name="0.185183654" table:display="true" table:show-details="true"/>
                <table:data-pilot-member table:name="0.188632147" table:display="true" table:show-details="true"/>
                <table:data-pilot-member table:name="0.192928896" table:display="true" table:show-details="true"/>
                <table:data-pilot-member table:name="0.193239714" table:display="true" table:show-details="true"/>
                <table:data-pilot-member table:name="0.193892804" table:display="true" table:show-details="true"/>
                <table:data-pilot-member table:name="0.196951171" table:display="true" table:show-details="true"/>
                <table:data-pilot-member table:name="0.205486756" table:display="true" table:show-details="true"/>
                <table:data-pilot-member table:name="1.596332206" table:display="true" table:show-details="true"/>
                <table:data-pilot-member table:name="1.61787657" table:display="true" table:show-details="true"/>
                <table:data-pilot-member table:name="1.66742316" table:display="true" table:show-details="true"/>
                <table:data-pilot-member table:name="1.682477567" table:display="true" table:show-details="true"/>
                <table:data-pilot-member table:name="1.693013678" table:display="true" table:show-details="true"/>
                <table:data-pilot-member table:name="1.729534249" table:display="true" table:show-details="true"/>
                <table:data-pilot-member table:name="1.731754752" table:display="true" table:show-details="true"/>
                <table:data-pilot-member table:name="1.746379856" table:display="true" table:show-details="true"/>
                <table:data-pilot-member table:name="1.753529585" table:display="true" table:show-details="true"/>
                <table:data-pilot-member table:name="1.786676143" table:display="true" table:show-details="true"/>
                <table:data-pilot-member table:name="1.788225756" table:display="true" table:show-details="true"/>
                <table:data-pilot-member table:name="1.788989898" table:display="true" table:show-details="true"/>
                <table:data-pilot-member table:name="1.798891679" table:display="true" table:show-details="true"/>
                <table:data-pilot-member table:name="1.812134706" table:display="true" table:show-details="true"/>
                <table:data-pilot-member table:name="1.812790251" table:display="true" table:show-details="true"/>
                <table:data-pilot-member table:name="1.81350315" table:display="true" table:show-details="true"/>
                <table:data-pilot-member table:name="1.852648488" table:display="true" table:show-details="true"/>
                <table:data-pilot-member table:name="1.855885149" table:display="true" table:show-details="true"/>
                <table:data-pilot-member table:name="1.905633712" table:display="true" table:show-details="true"/>
                <table:data-pilot-member table:name="1.912888013" table:display="true" table:show-details="true"/>
                <table:data-pilot-member table:name="1.929126152" table:display="true" table:show-details="true"/>
                <table:data-pilot-member table:name="1.942003387" table:display="true" table:show-details="true"/>
                <table:data-pilot-member table:name="1.957456202" table:display="true" table:show-details="true"/>
                <table:data-pilot-member table:name="1.982555408" table:display="true" table:show-details="true"/>
                <table:data-pilot-member table:name="1.989153765" table:display="true" table:show-details="true"/>
                <table:data-pilot-member table:name="1.994361534" table:display="true" table:show-details="true"/>
                <table:data-pilot-member table:name="2.00016315" table:display="true" table:show-details="true"/>
                <table:data-pilot-member table:name="2.020922975" table:display="true" table:show-details="true"/>
                <table:data-pilot-member table:name="2.070759828" table:display="true" table:show-details="true"/>
                <table:data-pilot-member table:name="2.079554815" table:display="true" table:show-details="true"/>
                <table:data-pilot-member table:name="2.148002224" table:display="true" table:show-details="true"/>
                <table:data-pilot-member table:name="2.1654015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" table:orientation="data" table:used-hierarchy="0" table:function="average">
            <table:data-pilot-level table:show-empty="false" calcext:repeat-item-labels="false">
              <table:data-pilot-members>
                <table:data-pilot-member table:name="2.2542E-05" table:display="true" table:show-details="true"/>
                <table:data-pilot-member table:name="2.9886E-05" table:display="true" table:show-details="true"/>
                <table:data-pilot-member table:name="3.6989E-05" table:display="true" table:show-details="true"/>
                <table:data-pilot-member table:name="3.746E-05" table:display="true" table:show-details="true"/>
                <table:data-pilot-member table:name="3.9123E-05" table:display="true" table:show-details="true"/>
                <table:data-pilot-member table:name="3.9644E-05" table:display="true" table:show-details="true"/>
                <table:data-pilot-member table:name="3.9694E-05" table:display="true" table:show-details="true"/>
                <table:data-pilot-member table:name="4.0996E-05" table:display="true" table:show-details="true"/>
                <table:data-pilot-member table:name="4.1368E-05" table:display="true" table:show-details="true"/>
                <table:data-pilot-member table:name="4.231E-05" table:display="true" table:show-details="true"/>
                <table:data-pilot-member table:name="4.2369E-05" table:display="true" table:show-details="true"/>
                <table:data-pilot-member table:name="4.5505E-05" table:display="true" table:show-details="true"/>
                <table:data-pilot-member table:name="4.6567E-05" table:display="true" table:show-details="true"/>
                <table:data-pilot-member table:name="4.7539E-05" table:display="true" table:show-details="true"/>
                <table:data-pilot-member table:name="4.798E-05" table:display="true" table:show-details="true"/>
                <table:data-pilot-member table:name="4.9021E-05" table:display="true" table:show-details="true"/>
                <table:data-pilot-member table:name="5.1165E-05" table:display="true" table:show-details="true"/>
                <table:data-pilot-member table:name="5.1346E-05" table:display="true" table:show-details="true"/>
                <table:data-pilot-member table:name="5.1807E-05" table:display="true" table:show-details="true"/>
                <table:data-pilot-member table:name="5.3029E-05" table:display="true" table:show-details="true"/>
                <table:data-pilot-member table:name="5.5183E-05" table:display="true" table:show-details="true"/>
                <table:data-pilot-member table:name="5.8589E-05" table:display="true" table:show-details="true"/>
                <table:data-pilot-member table:name="6.0554E-05" table:display="true" table:show-details="true"/>
                <table:data-pilot-member table:name="6.1294E-05" table:display="true" table:show-details="true"/>
                <table:data-pilot-member table:name="6.1916E-05" table:display="true" table:show-details="true"/>
                <table:data-pilot-member table:name="6.2567E-05" table:display="true" table:show-details="true"/>
                <table:data-pilot-member table:name="6.8368E-05" table:display="true" table:show-details="true"/>
                <table:data-pilot-member table:name="6.933E-05" table:display="true" table:show-details="true"/>
                <table:data-pilot-member table:name="7.2245E-05" table:display="true" table:show-details="true"/>
                <table:data-pilot-member table:name="7.2265E-05" table:display="true" table:show-details="true"/>
                <table:data-pilot-member table:name="7.5381E-05" table:display="true" table:show-details="true"/>
                <table:data-pilot-member table:name="7.6233E-05" table:display="true" table:show-details="true"/>
                <table:data-pilot-member table:name="7.6693E-05" table:display="true" table:show-details="true"/>
                <table:data-pilot-member table:name="7.7214E-05" table:display="true" table:show-details="true"/>
                <table:data-pilot-member table:name="7.7966E-05" table:display="true" table:show-details="true"/>
                <table:data-pilot-member table:name="7.9699E-05" table:display="true" table:show-details="true"/>
                <table:data-pilot-member table:name="8.0481E-05" table:display="true" table:show-details="true"/>
                <table:data-pilot-member table:name="8.1132E-05" table:display="true" table:show-details="true"/>
                <table:data-pilot-member table:name="8.6011E-05" table:display="true" table:show-details="true"/>
                <table:data-pilot-member table:name="8.6542E-05" table:display="true" table:show-details="true"/>
                <table:data-pilot-member table:name="8.7774E-05" table:display="true" table:show-details="true"/>
                <table:data-pilot-member table:name="8.9979E-05" table:display="true" table:show-details="true"/>
                <table:data-pilot-member table:name="9.3856E-05" table:display="true" table:show-details="true"/>
                <table:data-pilot-member table:name="9.4767E-05" table:display="true" table:show-details="true"/>
                <table:data-pilot-member table:name="9.5268E-05" table:display="true" table:show-details="true"/>
                <table:data-pilot-member table:name="9.7382E-05" table:display="true" table:show-details="true"/>
                <table:data-pilot-member table:name="9.9747E-05" table:display="true" table:show-details="true"/>
                <table:data-pilot-member table:name="0.000103563" table:display="true" table:show-details="true"/>
                <table:data-pilot-member table:name="0.000103985" table:display="true" table:show-details="true"/>
                <table:data-pilot-member table:name="0.000105327" table:display="true" table:show-details="true"/>
                <table:data-pilot-member table:name="0.000105528" table:display="true" table:show-details="true"/>
                <table:data-pilot-member table:name="0.000108744" table:display="true" table:show-details="true"/>
                <table:data-pilot-member table:name="0.000109655" table:display="true" table:show-details="true"/>
                <table:data-pilot-member table:name="0.000110246" table:display="true" table:show-details="true"/>
                <table:data-pilot-member table:name="0.000110337" table:display="true" table:show-details="true"/>
                <table:data-pilot-member table:name="0.000111949" table:display="true" table:show-details="true"/>
                <table:data-pilot-member table:name="0.000114845" table:display="true" table:show-details="true"/>
                <table:data-pilot-member table:name="0.000115536" table:display="true" table:show-details="true"/>
                <table:data-pilot-member table:name="0.000116047" table:display="true" table:show-details="true"/>
                <table:data-pilot-member table:name="0.000116658" table:display="true" table:show-details="true"/>
                <table:data-pilot-member table:name="0.000118432" table:display="true" table:show-details="true"/>
                <table:data-pilot-member table:name="0.000119333" table:display="true" table:show-details="true"/>
                <table:data-pilot-member table:name="0.000119814" table:display="true" table:show-details="true"/>
                <table:data-pilot-member table:name="0.00012304" table:display="true" table:show-details="true"/>
                <table:data-pilot-member table:name="0.000125675" table:display="true" table:show-details="true"/>
                <table:data-pilot-member table:name="0.00012833" table:display="true" table:show-details="true"/>
                <table:data-pilot-member table:name="0.000128661" table:display="true" table:show-details="true"/>
                <table:data-pilot-member table:name="0.000131987" table:display="true" table:show-details="true"/>
                <table:data-pilot-member table:name="0.000135374" table:display="true" table:show-details="true"/>
                <table:data-pilot-member table:name="0.000135533" table:display="true" table:show-details="true"/>
                <table:data-pilot-member table:name="0.000136275" table:display="true" table:show-details="true"/>
                <table:data-pilot-member table:name="0.000137838" table:display="true" table:show-details="true"/>
                <table:data-pilot-member table:name="0.000140763" table:display="true" table:show-details="true"/>
                <table:data-pilot-member table:name="0.000141474" table:display="true" table:show-details="true"/>
                <table:data-pilot-member table:name="0.000148127" table:display="true" table:show-details="true"/>
                <table:data-pilot-member table:name="0.000150611" table:display="true" table:show-details="true"/>
                <table:data-pilot-member table:name="0.000152275" table:display="true" table:show-details="true"/>
                <table:data-pilot-member table:name="0.000159117" table:display="true" table:show-details="true"/>
                <table:data-pilot-member table:name="0.000161112" table:display="true" table:show-details="true"/>
                <table:data-pilot-member table:name="0.000203581" table:display="true" table:show-details="true"/>
                <table:data-pilot-member table:name="0.000205314" table:display="true" table:show-details="true"/>
                <table:data-pilot-member table:name="0.000205996" table:display="true" table:show-details="true"/>
                <table:data-pilot-member table:name="0.000216465" table:display="true" table:show-details="true"/>
                <table:data-pilot-member table:name="0.000218699" table:display="true" table:show-details="true"/>
                <table:data-pilot-member table:name="0.000227696" table:display="true" table:show-details="true"/>
                <table:data-pilot-member table:name="0.00022998" table:display="true" table:show-details="true"/>
                <table:data-pilot-member table:name="0.000244357" table:display="true" table:show-details="true"/>
                <table:data-pilot-member table:name="0.000255157" table:display="true" table:show-details="true"/>
                <table:data-pilot-member table:name="0.000262962" table:display="true" table:show-details="true"/>
                <table:data-pilot-member table:name="0.000263443" table:display="true" table:show-details="true"/>
                <table:data-pilot-member table:name="0.000266027" table:display="true" table:show-details="true"/>
                <table:data-pilot-member table:name="0.000270105" table:display="true" table:show-details="true"/>
                <table:data-pilot-member table:name="0.000276517" table:display="true" table:show-details="true"/>
                <table:data-pilot-member table:name="0.000276848" table:display="true" table:show-details="true"/>
                <table:data-pilot-member table:name="0.000281696" table:display="true" table:show-details="true"/>
                <table:data-pilot-member table:name="0.000281807" table:display="true" table:show-details="true"/>
                <table:data-pilot-member table:name="0.00028351" table:display="true" table:show-details="true"/>
                <table:data-pilot-member table:name="0.000304109" table:display="true" table:show-details="true"/>
                <table:data-pilot-member table:name="0.000307083" table:display="true" table:show-details="true"/>
                <table:data-pilot-member table:name="0.000308207" table:display="true" table:show-details="true"/>
                <table:data-pilot-member table:name="0.000311082" table:display="true" table:show-details="true"/>
                <table:data-pilot-member table:name="0.000317294" table:display="true" table:show-details="true"/>
                <table:data-pilot-member table:name="0.00032592" table:display="true" table:show-details="true"/>
                <table:data-pilot-member table:name="0.000348372" table:display="true" table:show-details="true"/>
                <table:data-pilot-member table:name="0.000357599" table:display="true" table:show-details="true"/>
                <table:data-pilot-member table:name="0.000359462" table:display="true" table:show-details="true"/>
                <table:data-pilot-member table:name="0.000368279" table:display="true" table:show-details="true"/>
                <table:data-pilot-member table:name="0.000376224" table:display="true" table:show-details="true"/>
                <table:data-pilot-member table:name="0.000379068" table:display="true" table:show-details="true"/>
                <table:data-pilot-member table:name="0.000386323" table:display="true" table:show-details="true"/>
                <table:data-pilot-member table:name="0.000395029" table:display="true" table:show-details="true"/>
                <table:data-pilot-member table:name="0.000398225" table:display="true" table:show-details="true"/>
                <table:data-pilot-member table:name="0.000416457" table:display="true" table:show-details="true"/>
                <table:data-pilot-member table:name="0.000418362" table:display="true" table:show-details="true"/>
                <table:data-pilot-member table:name="0.000420366" table:display="true" table:show-details="true"/>
                <table:data-pilot-member table:name="0.000429433" table:display="true" table:show-details="true"/>
                <table:data-pilot-member table:name="0.000457196" table:display="true" table:show-details="true"/>
                <table:data-pilot-member table:name="0.000494676" table:display="true" table:show-details="true"/>
                <table:data-pilot-member table:name="0.000501106" table:display="true" table:show-details="true"/>
                <table:data-pilot-member table:name="0.000512788" table:display="true" table:show-details="true"/>
                <table:data-pilot-member table:name="0.000515542" table:display="true" table:show-details="true"/>
                <table:data-pilot-member table:name="0.000526504" table:display="true" table:show-details="true"/>
                <table:data-pilot-member table:name="0.000527817" table:display="true" table:show-details="true"/>
                <table:data-pilot-member table:name="0.000536494" table:display="true" table:show-details="true"/>
                <table:data-pilot-member table:name="0.000581686" table:display="true" table:show-details="true"/>
                <table:data-pilot-member table:name="0.000584604" table:display="true" table:show-details="true"/>
                <table:data-pilot-member table:name="0.000595232" table:display="true" table:show-details="true"/>
                <table:data-pilot-member table:name="0.000614908" table:display="true" table:show-details="true"/>
                <table:data-pilot-member table:name="0.000623485" table:display="true" table:show-details="true"/>
                <table:data-pilot-member table:name="0.000638212" table:display="true" table:show-details="true"/>
                <table:data-pilot-member table:name="0.000640546" table:display="true" table:show-details="true"/>
                <table:data-pilot-member table:name="0.000673109" table:display="true" table:show-details="true"/>
                <table:data-pilot-member table:name="0.000676704" table:display="true" table:show-details="true"/>
                <table:data-pilot-member table:name="0.000677185" table:display="true" table:show-details="true"/>
                <table:data-pilot-member table:name="0.000679409" table:display="true" table:show-details="true"/>
                <table:data-pilot-member table:name="0.000679609" table:display="true" table:show-details="true"/>
                <table:data-pilot-member table:name="0.000695349" table:display="true" table:show-details="true"/>
                <table:data-pilot-member table:name="0.00070163" table:display="true" table:show-details="true"/>
                <table:data-pilot-member table:name="0.000706549" table:display="true" table:show-details="true"/>
                <table:data-pilot-member table:name="0.00070682" table:display="true" table:show-details="true"/>
                <table:data-pilot-member table:name="0.000709154" table:display="true" table:show-details="true"/>
                <table:data-pilot-member table:name="0.000735182" table:display="true" table:show-details="true"/>
                <table:data-pilot-member table:name="0.000740725" table:display="true" table:show-details="true"/>
                <table:data-pilot-member table:name="0.000761251" table:display="true" table:show-details="true"/>
                <table:data-pilot-member table:name="0.000765288" table:display="true" table:show-details="true"/>
                <table:data-pilot-member table:name="0.000767674" table:display="true" table:show-details="true"/>
                <table:data-pilot-member table:name="0.000770709" table:display="true" table:show-details="true"/>
                <table:data-pilot-member table:name="0.00077666" table:display="true" table:show-details="true"/>
                <table:data-pilot-member table:name="0.000804733" table:display="true" table:show-details="true"/>
                <table:data-pilot-member table:name="0.000808472" table:display="true" table:show-details="true"/>
                <table:data-pilot-member table:name="0.000819741" table:display="true" table:show-details="true"/>
                <table:data-pilot-member table:name="0.000822416" table:display="true" table:show-details="true"/>
                <table:data-pilot-member table:name="0.000825571" table:display="true" table:show-details="true"/>
                <table:data-pilot-member table:name="0.000826594" table:display="true" table:show-details="true"/>
                <table:data-pilot-member table:name="0.000826917" table:display="true" table:show-details="true"/>
                <table:data-pilot-member table:name="0.000841943" table:display="true" table:show-details="true"/>
                <table:data-pilot-member table:name="0.000882207" table:display="true" table:show-details="true"/>
                <table:data-pilot-member table:name="0.000895773" table:display="true" table:show-details="true"/>
                <table:data-pilot-member table:name="0.000906081" table:display="true" table:show-details="true"/>
                <table:data-pilot-member table:name="0.000937842" table:display="true" table:show-details="true"/>
                <table:data-pilot-member table:name="0.000956427" table:display="true" table:show-details="true"/>
                <table:data-pilot-member table:name="0.000967417" table:display="true" table:show-details="true"/>
                <table:data-pilot-member table:name="0.00099121" table:display="true" table:show-details="true"/>
                <table:data-pilot-member table:name="0.001001931" table:display="true" table:show-details="true"/>
                <table:data-pilot-member table:name="0.001016067" table:display="true" table:show-details="true"/>
                <table:data-pilot-member table:name="0.001038097" table:display="true" table:show-details="true"/>
                <table:data-pilot-member table:name="0.001082061" table:display="true" table:show-details="true"/>
                <table:data-pilot-member table:name="0.001103912" table:display="true" table:show-details="true"/>
                <table:data-pilot-member table:name="0.00112426" table:display="true" table:show-details="true"/>
                <table:data-pilot-member table:name="0.001138565" table:display="true" table:show-details="true"/>
                <table:data-pilot-member table:name="0.001141451" table:display="true" table:show-details="true"/>
                <table:data-pilot-member table:name="0.00114647" table:display="true" table:show-details="true"/>
                <table:data-pilot-member table:name="0.00115705" table:display="true" table:show-details="true"/>
                <table:data-pilot-member table:name="0.00115778" table:display="true" table:show-details="true"/>
                <table:data-pilot-member table:name="0.001163162" table:display="true" table:show-details="true"/>
                <table:data-pilot-member table:name="0.001171428" table:display="true" table:show-details="true"/>
                <table:data-pilot-member table:name="0.001178419" table:display="true" table:show-details="true"/>
                <table:data-pilot-member table:name="0.001195787" table:display="true" table:show-details="true"/>
                <table:data-pilot-member table:name="0.00124016" table:display="true" table:show-details="true"/>
                <table:data-pilot-member table:name="0.00124242" table:display="true" table:show-details="true"/>
                <table:data-pilot-member table:name="0.001263468" table:display="true" table:show-details="true"/>
                <table:data-pilot-member table:name="0.001266054" table:display="true" table:show-details="true"/>
                <table:data-pilot-member table:name="0.001334021" table:display="true" table:show-details="true"/>
                <table:data-pilot-member table:name="0.001390697" table:display="true" table:show-details="true"/>
                <table:data-pilot-member table:name="0.001417461" table:display="true" table:show-details="true"/>
                <table:data-pilot-member table:name="0.001427566" table:display="true" table:show-details="true"/>
                <table:data-pilot-member table:name="0.001429859" table:display="true" table:show-details="true"/>
                <table:data-pilot-member table:name="0.001452042" table:display="true" table:show-details="true"/>
                <table:data-pilot-member table:name="0.001460999" table:display="true" table:show-details="true"/>
                <table:data-pilot-member table:name="0.001463093" table:display="true" table:show-details="true"/>
                <table:data-pilot-member table:name="0.001497521" table:display="true" table:show-details="true"/>
                <table:data-pilot-member table:name="0.001735561" table:display="true" table:show-details="true"/>
                <table:data-pilot-member table:name="0.001769033" table:display="true" table:show-details="true"/>
                <table:data-pilot-member table:name="0.001815637" table:display="true" table:show-details="true"/>
                <table:data-pilot-member table:name="0.001848092" table:display="true" table:show-details="true"/>
                <table:data-pilot-member table:name="0.001930111" table:display="true" table:show-details="true"/>
                <table:data-pilot-member table:name="0.002016672" table:display="true" table:show-details="true"/>
                <table:data-pilot-member table:name="0.002034921" table:display="true" table:show-details="true"/>
                <table:data-pilot-member table:name="0.002134914" table:display="true" table:show-details="true"/>
                <table:data-pilot-member table:name="0.002337793" table:display="true" table:show-details="true"/>
                <table:data-pilot-member table:name="0.002365489" table:display="true" table:show-details="true"/>
                <table:data-pilot-member table:name="0.003766815" table:display="true" table:show-details="true"/>
                <table:data-pilot-member table:name="0.005100514" table:display="true" table:show-details="true"/>
                <table:data-pilot-member table:name="0.005491393" table:display="true" table:show-details="true"/>
                <table:data-pilot-member table:name="0.012834748" table:display="true" table:show-details="true"/>
                <table:data-pilot-member table:name="0.016971663" table:display="true" table:show-details="true"/>
                <table:data-pilot-member table:name="0.017527606" table:display="true" table:show-details="true"/>
                <table:data-pilot-member table:name="0.019483174" table:display="true" table:show-details="true"/>
                <table:data-pilot-member table:name="0.023596638" table:display="true" table:show-details="true"/>
                <table:data-pilot-member table:name="0.029892832" table:display="true" table:show-details="true"/>
                <table:data-pilot-member table:name="0.036063196" table:display="true" table:show-details="true"/>
                <table:data-pilot-member table:name="0.036069108" table:display="true" table:show-details="true"/>
                <table:data-pilot-member table:name="0.043590415" table:display="true" table:show-details="true"/>
                <table:data-pilot-member table:name="0.044485321" table:display="true" table:show-details="true"/>
                <table:data-pilot-member table:name="0.048005614" table:display="true" table:show-details="true"/>
                <table:data-pilot-member table:name="0.050857481" table:display="true" table:show-details="true"/>
                <table:data-pilot-member table:name="0.061122971" table:display="true" table:show-details="true"/>
                <table:data-pilot-member table:name="0.069648447" table:display="true" table:show-details="true"/>
                <table:data-pilot-member table:name="0.075669336" table:display="true" table:show-details="true"/>
                <table:data-pilot-member table:name="0.076415485" table:display="true" table:show-details="true"/>
                <table:data-pilot-member table:name="0.078062226" table:display="true" table:show-details="true"/>
                <table:data-pilot-member table:name="0.080093269" table:display="true" table:show-details="true"/>
                <table:data-pilot-member table:name="0.103536886" table:display="true" table:show-details="true"/>
                <table:data-pilot-member table:name="0.108926219" table:display="true" table:show-details="true"/>
                <table:data-pilot-member table:name="0.116410529" table:display="true" table:show-details="true"/>
                <table:data-pilot-member table:name="0.121807047" table:display="true" table:show-details="true"/>
                <table:data-pilot-member table:name="0.124292882" table:display="true" table:show-details="true"/>
                <table:data-pilot-member table:name="0.126795403" table:display="true" table:show-details="true"/>
                <table:data-pilot-member table:name="0.131034967" table:display="true" table:show-details="true"/>
                <table:data-pilot-member table:name="0.134442984" table:display="true" table:show-details="true"/>
                <table:data-pilot-member table:name="0.140071478" table:display="true" table:show-details="true"/>
                <table:data-pilot-member table:name="0.144336857" table:display="true" table:show-details="true"/>
                <table:data-pilot-member table:name="0.154111275" table:display="true" table:show-details="true"/>
                <table:data-pilot-member table:name="0.174344778" table:display="true" table:show-details="true"/>
                <table:data-pilot-member table:name="0.182977451" table:display="true" table:show-details="true"/>
                <table:data-pilot-member table:name="0.183266949" table:display="true" table:show-details="true"/>
                <table:data-pilot-member table:name="0.210708633" table:display="true" table:show-details="true"/>
                <table:data-pilot-member table:name="0.252300322" table:display="true" table:show-details="true"/>
                <table:data-pilot-member table:name="0.282508859" table:display="true" table:show-details="true"/>
                <table:data-pilot-member table:name="0.359921259" table:display="true" table:show-details="true"/>
                <table:data-pilot-member table:name="0.427510963" table:display="true" table:show-details="true"/>
                <table:data-pilot-member table:name="0.428294596" table:display="true" table:show-details="true"/>
                <table:data-pilot-member table:name="0.436448406" table:display="true" table:show-details="true"/>
                <table:data-pilot-member table:name="0.5682306" table:display="true" table:show-details="true"/>
                <table:data-pilot-member table:name="0.645237449" table:display="true" table:show-details="true"/>
                <table:data-pilot-member table:name="0.817903746" table:display="true" table:show-details="true"/>
                <table:data-pilot-member table:name="1.045965966" table:display="true" table:show-details="true"/>
                <table:data-pilot-member table:name="1.055074283" table:display="true" table:show-details="true"/>
                <table:data-pilot-member table:name="1.332190422" table:display="true" table:show-details="true"/>
                <table:data-pilot-member table:name="1.383231681" table:display="true" table:show-details="true"/>
                <table:data-pilot-member table:name="1.446961152" table:display="true" table:show-details="true"/>
                <table:data-pilot-member table:name="1.501438203" table:display="true" table:show-details="true"/>
                <table:data-pilot-member table:name="1.536394787" table:display="true" table:show-details="true"/>
                <table:data-pilot-member table:name="1.665201797" table:display="true" table:show-details="true"/>
                <table:data-pilot-member table:name="1.701727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" table:orientation="data" table:used-hierarchy="0" table:function="average">
            <table:data-pilot-level table:show-empty="false" calcext:repeat-item-labels="false">
              <table:data-pilot-members>
                <table:data-pilot-member table:name="1.6711E-05" table:display="true" table:show-details="true"/>
                <table:data-pilot-member table:name="2.2141E-05" table:display="true" table:show-details="true"/>
                <table:data-pilot-member table:name="2.2743E-05" table:display="true" table:show-details="true"/>
                <table:data-pilot-member table:name="2.4106E-05" table:display="true" table:show-details="true"/>
                <table:data-pilot-member table:name="2.8864E-05" table:display="true" table:show-details="true"/>
                <table:data-pilot-member table:name="3.0186E-05" table:display="true" table:show-details="true"/>
                <table:data-pilot-member table:name="3.0367E-05" table:display="true" table:show-details="true"/>
                <table:data-pilot-member table:name="3.8242E-05" table:display="true" table:show-details="true"/>
                <table:data-pilot-member table:name="4.1077E-05" table:display="true" table:show-details="true"/>
                <table:data-pilot-member table:name="4.1367E-05" table:display="true" table:show-details="true"/>
                <table:data-pilot-member table:name="4.3101E-05" table:display="true" table:show-details="true"/>
                <table:data-pilot-member table:name="4.4463E-05" table:display="true" table:show-details="true"/>
                <table:data-pilot-member table:name="4.6587E-05" table:display="true" table:show-details="true"/>
                <table:data-pilot-member table:name="5.1567E-05" table:display="true" table:show-details="true"/>
                <table:data-pilot-member table:name="5.2138E-05" table:display="true" table:show-details="true"/>
                <table:data-pilot-member table:name="5.907E-05" table:display="true" table:show-details="true"/>
                <table:data-pilot-member table:name="6.0443E-05" table:display="true" table:show-details="true"/>
                <table:data-pilot-member table:name="6.3288E-05" table:display="true" table:show-details="true"/>
                <table:data-pilot-member table:name="6.6134E-05" table:display="true" table:show-details="true"/>
                <table:data-pilot-member table:name="6.949E-05" table:display="true" table:show-details="true"/>
                <table:data-pilot-member table:name="7.5391E-05" table:display="true" table:show-details="true"/>
                <table:data-pilot-member table:name="7.7024E-05" table:display="true" table:show-details="true"/>
                <table:data-pilot-member table:name="7.8216E-05" table:display="true" table:show-details="true"/>
                <table:data-pilot-member table:name="7.8977E-05" table:display="true" table:show-details="true"/>
                <table:data-pilot-member table:name="7.9238E-05" table:display="true" table:show-details="true"/>
                <table:data-pilot-member table:name="8.024E-05" table:display="true" table:show-details="true"/>
                <table:data-pilot-member table:name="8.1011E-05" table:display="true" table:show-details="true"/>
                <table:data-pilot-member table:name="8.1042E-05" table:display="true" table:show-details="true"/>
                <table:data-pilot-member table:name="8.1973E-05" table:display="true" table:show-details="true"/>
                <table:data-pilot-member table:name="8.3567E-05" table:display="true" table:show-details="true"/>
                <table:data-pilot-member table:name="8.4688E-05" table:display="true" table:show-details="true"/>
                <table:data-pilot-member table:name="8.7985E-05" table:display="true" table:show-details="true"/>
                <table:data-pilot-member table:name="8.8375E-05" table:display="true" table:show-details="true"/>
                <table:data-pilot-member table:name="8.9127E-05" table:display="true" table:show-details="true"/>
                <table:data-pilot-member table:name="9.2393E-05" table:display="true" table:show-details="true"/>
                <table:data-pilot-member table:name="9.2553E-05" table:display="true" table:show-details="true"/>
                <table:data-pilot-member table:name="9.4547E-05" table:display="true" table:show-details="true"/>
                <table:data-pilot-member table:name="9.4978E-05" table:display="true" table:show-details="true"/>
                <table:data-pilot-member table:name="9.5107E-05" table:display="true" table:show-details="true"/>
                <table:data-pilot-member table:name="9.5819E-05" table:display="true" table:show-details="true"/>
                <table:data-pilot-member table:name="9.613E-05" table:display="true" table:show-details="true"/>
                <table:data-pilot-member table:name="9.9125E-05" table:display="true" table:show-details="true"/>
                <table:data-pilot-member table:name="9.9156E-05" table:display="true" table:show-details="true"/>
                <table:data-pilot-member table:name="9.9226E-05" table:display="true" table:show-details="true"/>
                <table:data-pilot-member table:name="9.9326E-05" table:display="true" table:show-details="true"/>
                <table:data-pilot-member table:name="9.9846E-05" table:display="true" table:show-details="true"/>
                <table:data-pilot-member table:name="0.000102161" table:display="true" table:show-details="true"/>
                <table:data-pilot-member table:name="0.000102692" table:display="true" table:show-details="true"/>
                <table:data-pilot-member table:name="0.000109194" table:display="true" table:show-details="true"/>
                <table:data-pilot-member table:name="0.000109846" table:display="true" table:show-details="true"/>
                <table:data-pilot-member table:name="0.000109886" table:display="true" table:show-details="true"/>
                <table:data-pilot-member table:name="0.000113312" table:display="true" table:show-details="true"/>
                <table:data-pilot-member table:name="0.000114464" table:display="true" table:show-details="true"/>
                <table:data-pilot-member table:name="0.000115085" table:display="true" table:show-details="true"/>
                <table:data-pilot-member table:name="0.000118512" table:display="true" table:show-details="true"/>
                <table:data-pilot-member table:name="0.000119092" table:display="true" table:show-details="true"/>
                <table:data-pilot-member table:name="0.000122389" table:display="true" table:show-details="true"/>
                <table:data-pilot-member table:name="0.000123121" table:display="true" table:show-details="true"/>
                <table:data-pilot-member table:name="0.000127158" table:display="true" table:show-details="true"/>
                <table:data-pilot-member table:name="0.000127318" table:display="true" table:show-details="true"/>
                <table:data-pilot-member table:name="0.00012791" table:display="true" table:show-details="true"/>
                <table:data-pilot-member table:name="0.000130444" table:display="true" table:show-details="true"/>
                <table:data-pilot-member table:name="0.000131526" table:display="true" table:show-details="true"/>
                <table:data-pilot-member table:name="0.000134932" table:display="true" table:show-details="true"/>
                <table:data-pilot-member table:name="0.000147335" table:display="true" table:show-details="true"/>
                <table:data-pilot-member table:name="0.000151895" table:display="true" table:show-details="true"/>
                <table:data-pilot-member table:name="0.000159498" table:display="true" table:show-details="true"/>
                <table:data-pilot-member table:name="0.000171982" table:display="true" table:show-details="true"/>
                <table:data-pilot-member table:name="0.000173164" table:display="true" table:show-details="true"/>
                <table:data-pilot-member table:name="0.000185457" table:display="true" table:show-details="true"/>
                <table:data-pilot-member table:name="0.000196417" table:display="true" table:show-details="true"/>
                <table:data-pilot-member table:name="0.000200735" table:display="true" table:show-details="true"/>
                <table:data-pilot-member table:name="0.000201847" table:display="true" table:show-details="true"/>
                <table:data-pilot-member table:name="0.00020291" table:display="true" table:show-details="true"/>
                <table:data-pilot-member table:name="0.000203611" table:display="true" table:show-details="true"/>
                <table:data-pilot-member table:name="0.000210333" table:display="true" table:show-details="true"/>
                <table:data-pilot-member table:name="0.000211766" table:display="true" table:show-details="true"/>
                <table:data-pilot-member table:name="0.000213539" table:display="true" table:show-details="true"/>
                <table:data-pilot-member table:name="0.000220723" table:display="true" table:show-details="true"/>
                <table:data-pilot-member table:name="0.000227345" table:display="true" table:show-details="true"/>
                <table:data-pilot-member table:name="0.000230441" table:display="true" table:show-details="true"/>
                <table:data-pilot-member table:name="0.000259516" table:display="true" table:show-details="true"/>
                <table:data-pilot-member table:name="0.000265056" table:display="true" table:show-details="true"/>
                <table:data-pilot-member table:name="0.00027805" table:display="true" table:show-details="true"/>
                <table:data-pilot-member table:name="0.000291315" table:display="true" table:show-details="true"/>
                <table:data-pilot-member table:name="0.000298218" table:display="true" table:show-details="true"/>
                <table:data-pilot-member table:name="0.000312074" table:display="true" table:show-details="true"/>
                <table:data-pilot-member table:name="0.000346216" table:display="true" table:show-details="true"/>
                <table:data-pilot-member table:name="0.000346306" table:display="true" table:show-details="true"/>
                <table:data-pilot-member table:name="0.00035293" table:display="true" table:show-details="true"/>
                <table:data-pilot-member table:name="0.000360082" table:display="true" table:show-details="true"/>
                <table:data-pilot-member table:name="0.000367536" table:display="true" table:show-details="true"/>
                <table:data-pilot-member table:name="0.000395499" table:display="true" table:show-details="true"/>
                <table:data-pilot-member table:name="0.000417219" table:display="true" table:show-details="true"/>
                <table:data-pilot-member table:name="0.000434583" table:display="true" table:show-details="true"/>
                <table:data-pilot-member table:name="0.000436024" table:display="true" table:show-details="true"/>
                <table:data-pilot-member table:name="0.000460241" table:display="true" table:show-details="true"/>
                <table:data-pilot-member table:name="0.000464298" table:display="true" table:show-details="true"/>
                <table:data-pilot-member table:name="0.000491911" table:display="true" table:show-details="true"/>
                <table:data-pilot-member table:name="0.00050345" table:display="true" table:show-details="true"/>
                <table:data-pilot-member table:name="0.000522598" table:display="true" table:show-details="true"/>
                <table:data-pilot-member table:name="0.000541412" table:display="true" table:show-details="true"/>
                <table:data-pilot-member table:name="0.000569585" table:display="true" table:show-details="true"/>
                <table:data-pilot-member table:name="0.000573052" table:display="true" table:show-details="true"/>
                <table:data-pilot-member table:name="0.000595061" table:display="true" table:show-details="true"/>
                <table:data-pilot-member table:name="0.000627422" table:display="true" table:show-details="true"/>
                <table:data-pilot-member table:name="0.000656746" table:display="true" table:show-details="true"/>
                <table:data-pilot-member table:name="0.000670174" table:display="true" table:show-details="true"/>
                <table:data-pilot-member table:name="0.000678666" table:display="true" table:show-details="true"/>
                <table:data-pilot-member table:name="0.000682054" table:display="true" table:show-details="true"/>
                <table:data-pilot-member table:name="0.000684469" table:display="true" table:show-details="true"/>
                <table:data-pilot-member table:name="0.000711629" table:display="true" table:show-details="true"/>
                <table:data-pilot-member table:name="0.000732027" table:display="true" table:show-details="true"/>
                <table:data-pilot-member table:name="0.00073937" table:display="true" table:show-details="true"/>
                <table:data-pilot-member table:name="0.000740072" table:display="true" table:show-details="true"/>
                <table:data-pilot-member table:name="0.00074486" table:display="true" table:show-details="true"/>
                <table:data-pilot-member table:name="0.000745881" table:display="true" table:show-details="true"/>
                <table:data-pilot-member table:name="0.000810563" table:display="true" table:show-details="true"/>
                <table:data-pilot-member table:name="0.000856069" table:display="true" table:show-details="true"/>
                <table:data-pilot-member table:name="0.000859343" table:display="true" table:show-details="true"/>
                <table:data-pilot-member table:name="0.00087842" table:display="true" table:show-details="true"/>
                <table:data-pilot-member table:name="0.00088346" table:display="true" table:show-details="true"/>
                <table:data-pilot-member table:name="0.000887247" table:display="true" table:show-details="true"/>
                <table:data-pilot-member table:name="0.000888209" table:display="true" table:show-details="true"/>
                <table:data-pilot-member table:name="0.000892326" table:display="true" table:show-details="true"/>
                <table:data-pilot-member table:name="0.000906333" table:display="true" table:show-details="true"/>
                <table:data-pilot-member table:name="0.00094777" table:display="true" table:show-details="true"/>
                <table:data-pilot-member table:name="0.000966194" table:display="true" table:show-details="true"/>
                <table:data-pilot-member table:name="0.001045111" table:display="true" table:show-details="true"/>
                <table:data-pilot-member table:name="0.001069457" table:display="true" table:show-details="true"/>
                <table:data-pilot-member table:name="0.00107657" table:display="true" table:show-details="true"/>
                <table:data-pilot-member table:name="0.001097069" table:display="true" table:show-details="true"/>
                <table:data-pilot-member table:name="0.001100014" table:display="true" table:show-details="true"/>
                <table:data-pilot-member table:name="0.001152462" table:display="true" table:show-details="true"/>
                <table:data-pilot-member table:name="0.001218075" table:display="true" table:show-details="true"/>
                <table:data-pilot-member table:name="0.001220197" table:display="true" table:show-details="true"/>
                <table:data-pilot-member table:name="0.001222973" table:display="true" table:show-details="true"/>
                <table:data-pilot-member table:name="0.001228874" table:display="true" table:show-details="true"/>
                <table:data-pilot-member table:name="0.001315035" table:display="true" table:show-details="true"/>
                <table:data-pilot-member table:name="0.001457012" table:display="true" table:show-details="true"/>
                <table:data-pilot-member table:name="0.001494881" table:display="true" table:show-details="true"/>
                <table:data-pilot-member table:name="0.001512614" table:display="true" table:show-details="true"/>
                <table:data-pilot-member table:name="0.001527212" table:display="true" table:show-details="true"/>
                <table:data-pilot-member table:name="0.001560735" table:display="true" table:show-details="true"/>
                <table:data-pilot-member table:name="0.00156326" table:display="true" table:show-details="true"/>
                <table:data-pilot-member table:name="0.001586873" table:display="true" table:show-details="true"/>
                <table:data-pilot-member table:name="0.00159593" table:display="true" table:show-details="true"/>
                <table:data-pilot-member table:name="0.001627664" table:display="true" table:show-details="true"/>
                <table:data-pilot-member table:name="0.001651845" table:display="true" table:show-details="true"/>
                <table:data-pilot-member table:name="0.00165468" table:display="true" table:show-details="true"/>
                <table:data-pilot-member table:name="0.001672392" table:display="true" table:show-details="true"/>
                <table:data-pilot-member table:name="0.001745686" table:display="true" table:show-details="true"/>
                <table:data-pilot-member table:name="0.001766118" table:display="true" table:show-details="true"/>
                <table:data-pilot-member table:name="0.001783771" table:display="true" table:show-details="true"/>
                <table:data-pilot-member table:name="0.001813717" table:display="true" table:show-details="true"/>
                <table:data-pilot-member table:name="0.001815288" table:display="true" table:show-details="true"/>
                <table:data-pilot-member table:name="0.001836009" table:display="true" table:show-details="true"/>
                <table:data-pilot-member table:name="0.001960357" table:display="true" table:show-details="true"/>
                <table:data-pilot-member table:name="0.001982893" table:display="true" table:show-details="true"/>
                <table:data-pilot-member table:name="0.001996414" table:display="true" table:show-details="true"/>
                <table:data-pilot-member table:name="0.002017544" table:display="true" table:show-details="true"/>
                <table:data-pilot-member table:name="0.002051438" table:display="true" table:show-details="true"/>
                <table:data-pilot-member table:name="0.002110087" table:display="true" table:show-details="true"/>
                <table:data-pilot-member table:name="0.002160575" table:display="true" table:show-details="true"/>
                <table:data-pilot-member table:name="0.002170423" table:display="true" table:show-details="true"/>
                <table:data-pilot-member table:name="0.002242555" table:display="true" table:show-details="true"/>
                <table:data-pilot-member table:name="0.002249219" table:display="true" table:show-details="true"/>
                <table:data-pilot-member table:name="0.002321302" table:display="true" table:show-details="true"/>
                <table:data-pilot-member table:name="0.002322576" table:display="true" table:show-details="true"/>
                <table:data-pilot-member table:name="0.002387877" table:display="true" table:show-details="true"/>
                <table:data-pilot-member table:name="0.002425227" table:display="true" table:show-details="true"/>
                <table:data-pilot-member table:name="0.002440806" table:display="true" table:show-details="true"/>
                <table:data-pilot-member table:name="0.002986757" table:display="true" table:show-details="true"/>
                <table:data-pilot-member table:name="0.003352451" table:display="true" table:show-details="true"/>
                <table:data-pilot-member table:name="0.003473708" table:display="true" table:show-details="true"/>
                <table:data-pilot-member table:name="0.003491601" table:display="true" table:show-details="true"/>
                <table:data-pilot-member table:name="0.003528761" table:display="true" table:show-details="true"/>
                <table:data-pilot-member table:name="0.003555561" table:display="true" table:show-details="true"/>
                <table:data-pilot-member table:name="0.003614361" table:display="true" table:show-details="true"/>
                <table:data-pilot-member table:name="0.003717454" table:display="true" table:show-details="true"/>
                <table:data-pilot-member table:name="0.003735037" table:display="true" table:show-details="true"/>
                <table:data-pilot-member table:name="0.003852957" table:display="true" table:show-details="true"/>
                <table:data-pilot-member table:name="0.003901658" table:display="true" table:show-details="true"/>
                <table:data-pilot-member table:name="0.003972952" table:display="true" table:show-details="true"/>
                <table:data-pilot-member table:name="0.004046519" table:display="true" table:show-details="true"/>
                <table:data-pilot-member table:name="0.004083799" table:display="true" table:show-details="true"/>
                <table:data-pilot-member table:name="0.004163648" table:display="true" table:show-details="true"/>
                <table:data-pilot-member table:name="0.004182734" table:display="true" table:show-details="true"/>
                <table:data-pilot-member table:name="0.00445325" table:display="true" table:show-details="true"/>
                <table:data-pilot-member table:name="0.004501841" table:display="true" table:show-details="true"/>
                <table:data-pilot-member table:name="0.004832329" table:display="true" table:show-details="true"/>
                <table:data-pilot-member table:name="0.005066958" table:display="true" table:show-details="true"/>
                <table:data-pilot-member table:name="0.143207534" table:display="true" table:show-details="true"/>
                <table:data-pilot-member table:name="0.145886036" table:display="true" table:show-details="true"/>
                <table:data-pilot-member table:name="0.146810748" table:display="true" table:show-details="true"/>
                <table:data-pilot-member table:name="0.149412665" table:display="true" table:show-details="true"/>
                <table:data-pilot-member table:name="0.152942315" table:display="true" table:show-details="true"/>
                <table:data-pilot-member table:name="0.154590016" table:display="true" table:show-details="true"/>
                <table:data-pilot-member table:name="0.155634413" table:display="true" table:show-details="true"/>
                <table:data-pilot-member table:name="0.158816356" table:display="true" table:show-details="true"/>
                <table:data-pilot-member table:name="0.158863261" table:display="true" table:show-details="true"/>
                <table:data-pilot-member table:name="0.169536379" table:display="true" table:show-details="true"/>
                <table:data-pilot-member table:name="0.191815106" table:display="true" table:show-details="true"/>
                <table:data-pilot-member table:name="0.207875761" table:display="true" table:show-details="true"/>
                <table:data-pilot-member table:name="0.209187594" table:display="true" table:show-details="true"/>
                <table:data-pilot-member table:name="0.209512145" table:display="true" table:show-details="true"/>
                <table:data-pilot-member table:name="0.230377214" table:display="true" table:show-details="true"/>
                <table:data-pilot-member table:name="0.240195013" table:display="true" table:show-details="true"/>
                <table:data-pilot-member table:name="0.246076587" table:display="true" table:show-details="true"/>
                <table:data-pilot-member table:name="0.247705746" table:display="true" table:show-details="true"/>
                <table:data-pilot-member table:name="0.2540987" table:display="true" table:show-details="true"/>
                <table:data-pilot-member table:name="0.256229515" table:display="true" table:show-details="true"/>
                <table:data-pilot-member table:name="0.281407494" table:display="true" table:show-details="true"/>
                <table:data-pilot-member table:name="0.290099275" table:display="true" table:show-details="true"/>
                <table:data-pilot-member table:name="0.292745496" table:display="true" table:show-details="true"/>
                <table:data-pilot-member table:name="0.292791486" table:display="true" table:show-details="true"/>
                <table:data-pilot-member table:name="0.297855085" table:display="true" table:show-details="true"/>
                <table:data-pilot-member table:name="0.311435724" table:display="true" table:show-details="true"/>
                <table:data-pilot-member table:name="0.312876648" table:display="true" table:show-details="true"/>
                <table:data-pilot-member table:name="0.316187107" table:display="true" table:show-details="true"/>
                <table:data-pilot-member table:name="0.328789889" table:display="true" table:show-details="true"/>
                <table:data-pilot-member table:name="0.335023738" table:display="true" table:show-details="true"/>
                <table:data-pilot-member table:name="0.380288265" table:display="true" table:show-details="true"/>
                <table:data-pilot-member table:name="0.380316654" table:display="true" table:show-details="true"/>
                <table:data-pilot-member table:name="1.633740581" table:display="true" table:show-details="true"/>
                <table:data-pilot-member table:name="1.67571959" table:display="true" table:show-details="true"/>
                <table:data-pilot-member table:name="1.783402537" table:display="true" table:show-details="true"/>
                <table:data-pilot-member table:name="1.794081324" table:display="true" table:show-details="true"/>
                <table:data-pilot-member table:name="1.824092066" table:display="true" table:show-details="true"/>
                <table:data-pilot-member table:name="1.911764395" table:display="true" table:show-details="true"/>
                <table:data-pilot-member table:name="1.928231081" table:display="true" table:show-details="true"/>
                <table:data-pilot-member table:name="2.172242834" table:display="true" table:show-details="true"/>
                <table:data-pilot-member table:name="2.367324531" table:display="true" table:show-details="true"/>
                <table:data-pilot-member table:name="2.376674445" table:display="true" table:show-details="true"/>
                <table:data-pilot-member table:name="2.509560335" table:display="true" table:show-details="true"/>
                <table:data-pilot-member table:name="2.625504007" table:display="true" table:show-details="true"/>
                <table:data-pilot-member table:name="2.628285188" table:display="true" table:show-details="true"/>
                <table:data-pilot-member table:name="2.643402423" table:display="true" table:show-details="true"/>
                <table:data-pilot-member table:name="2.672644637" table:display="true" table:show-details="true"/>
                <table:data-pilot-member table:name="2.73779753" table:display="true" table:show-details="true"/>
                <table:data-pilot-member table:name="2.781663018" table:display="true" table:show-details="true"/>
                <table:data-pilot-member table:name="2.853381917" table:display="true" table:show-details="true"/>
                <table:data-pilot-member table:name="2.96153956" table:display="true" table:show-details="true"/>
                <table:data-pilot-member table:name="3.033936222" table:display="true" table:show-details="true"/>
                <table:data-pilot-member table:name="3.034341955" table:display="true" table:show-details="true"/>
                <table:data-pilot-member table:name="3.074856994" table:display="true" table:show-details="true"/>
                <table:data-pilot-member table:name="3.288383624" table:display="true" table:show-details="true"/>
                <table:data-pilot-member table:name="3.417461708" table:display="true" table:show-details="true"/>
                <table:data-pilot-member table:name="3.514473843" table:display="true" table:show-details="true"/>
                <table:data-pilot-member table:name="3.531650839" table:display="true" table:show-details="true"/>
                <table:data-pilot-member table:name="3.640981009" table:display="true" table:show-details="true"/>
                <table:data-pilot-member table:name="3.674666422" table:display="true" table:show-details="true"/>
                <table:data-pilot-member table:name="3.689996636" table:display="true" table:show-details="true"/>
                <table:data-pilot-member table:name="3.747266772" table:display="true" table:show-details="true"/>
                <table:data-pilot-member table:name="3.780343213" table:display="true" table:show-details="true"/>
                <table:data-pilot-member table:name="3.781193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times_worker" table:orientation="data" table:used-hierarchy="0" table:function="average">
            <table:data-pilot-level table:show-empty="false" calcext:repeat-item-labels="false">
              <table:data-pilot-members>
                <table:data-pilot-member table:name="2.2542E-05" table:display="true" table:show-details="true"/>
                <table:data-pilot-member table:name="7.9388E-05" table:display="true" table:show-details="true"/>
                <table:data-pilot-member table:name="0.000118932" table:display="true" table:show-details="true"/>
                <table:data-pilot-member table:name="0.000121108" table:display="true" table:show-details="true"/>
                <table:data-pilot-member table:name="0.000163984" table:display="true" table:show-details="true"/>
                <table:data-pilot-member table:name="0.00022998" table:display="true" table:show-details="true"/>
                <table:data-pilot-member table:name="0.000237695" table:display="true" table:show-details="true"/>
                <table:data-pilot-member table:name="0.000254214" table:display="true" table:show-details="true"/>
                <table:data-pilot-member table:name="0.000273861" table:display="true" table:show-details="true"/>
                <table:data-pilot-member table:name="0.000357999" table:display="true" table:show-details="true"/>
                <table:data-pilot-member table:name="0.000388518" table:display="true" table:show-details="true"/>
                <table:data-pilot-member table:name="0.000395029" table:display="true" table:show-details="true"/>
                <table:data-pilot-member table:name="0.000416457" table:display="true" table:show-details="true"/>
                <table:data-pilot-member table:name="0.000424232" table:display="true" table:show-details="true"/>
                <table:data-pilot-member table:name="0.000455048" table:display="true" table:show-details="true"/>
                <table:data-pilot-member table:name="0.000466632" table:display="true" table:show-details="true"/>
                <table:data-pilot-member table:name="0.000496647" table:display="true" table:show-details="true"/>
                <table:data-pilot-member table:name="0.000505855" table:display="true" table:show-details="true"/>
                <table:data-pilot-member table:name="0.00050772" table:display="true" table:show-details="true"/>
                <table:data-pilot-member table:name="0.000510314" table:display="true" table:show-details="true"/>
                <table:data-pilot-member table:name="0.000614166" table:display="true" table:show-details="true"/>
                <table:data-pilot-member table:name="0.000623485" table:display="true" table:show-details="true"/>
                <table:data-pilot-member table:name="0.00063682" table:display="true" table:show-details="true"/>
                <table:data-pilot-member table:name="0.000651938" table:display="true" table:show-details="true"/>
                <table:data-pilot-member table:name="0.00067687" table:display="true" table:show-details="true"/>
                <table:data-pilot-member table:name="0.0007197" table:display="true" table:show-details="true"/>
                <table:data-pilot-member table:name="0.00077214" table:display="true" table:show-details="true"/>
                <table:data-pilot-member table:name="0.000791922" table:display="true" table:show-details="true"/>
                <table:data-pilot-member table:name="0.000810315" table:display="true" table:show-details="true"/>
                <table:data-pilot-member table:name="0.000957152" table:display="true" table:show-details="true"/>
                <table:data-pilot-member table:name="0.000975574" table:display="true" table:show-details="true"/>
                <table:data-pilot-member table:name="0.001029441" table:display="true" table:show-details="true"/>
                <table:data-pilot-member table:name="0.001046615" table:display="true" table:show-details="true"/>
                <table:data-pilot-member table:name="0.001079748" table:display="true" table:show-details="true"/>
                <table:data-pilot-member table:name="0.001102704" table:display="true" table:show-details="true"/>
                <table:data-pilot-member table:name="0.00110928" table:display="true" table:show-details="true"/>
                <table:data-pilot-member table:name="0.00110967" table:display="true" table:show-details="true"/>
                <table:data-pilot-member table:name="0.001126206" table:display="true" table:show-details="true"/>
                <table:data-pilot-member table:name="0.001137204" table:display="true" table:show-details="true"/>
                <table:data-pilot-member table:name="0.00115497" table:display="true" table:show-details="true"/>
                <table:data-pilot-member table:name="0.001212706" table:display="true" table:show-details="true"/>
                <table:data-pilot-member table:name="0.00122796" table:display="true" table:show-details="true"/>
                <table:data-pilot-member table:name="0.001231971" table:display="true" table:show-details="true"/>
                <table:data-pilot-member table:name="0.001257309" table:display="true" table:show-details="true"/>
                <table:data-pilot-member table:name="0.00129879" table:display="true" table:show-details="true"/>
                <table:data-pilot-member table:name="0.00131661" table:display="true" table:show-details="true"/>
                <table:data-pilot-member table:name="0.001474578" table:display="true" table:show-details="true"/>
                <table:data-pilot-member table:name="0.001522502" table:display="true" table:show-details="true"/>
                <table:data-pilot-member table:name="0.00152275" table:display="true" table:show-details="true"/>
                <table:data-pilot-member table:name="0.001523314" table:display="true" table:show-details="true"/>
                <table:data-pilot-member table:name="0.00153235" table:display="true" table:show-details="true"/>
                <table:data-pilot-member table:name="0.001541035" table:display="true" table:show-details="true"/>
                <table:data-pilot-member table:name="0.00158939" table:display="true" table:show-details="true"/>
                <table:data-pilot-member table:name="0.0015929" table:display="true" table:show-details="true"/>
                <table:data-pilot-member table:name="0.00159398" table:display="true" table:show-details="true"/>
                <table:data-pilot-member table:name="0.001606017" table:display="true" table:show-details="true"/>
                <table:data-pilot-member table:name="0.001619556" table:display="true" table:show-details="true"/>
                <table:data-pilot-member table:name="0.001657008" table:display="true" table:show-details="true"/>
                <table:data-pilot-member table:name="0.001733648" table:display="true" table:show-details="true"/>
                <table:data-pilot-member table:name="0.001784904" table:display="true" table:show-details="true"/>
                <table:data-pilot-member table:name="0.001793218" table:display="true" table:show-details="true"/>
                <table:data-pilot-member table:name="0.001931544" table:display="true" table:show-details="true"/>
                <table:data-pilot-member table:name="0.001937936" table:display="true" table:show-details="true"/>
                <table:data-pilot-member table:name="0.001970976" table:display="true" table:show-details="true"/>
                <table:data-pilot-member table:name="0.002051152" table:display="true" table:show-details="true"/>
                <table:data-pilot-member table:name="0.002070711" table:display="true" table:show-details="true"/>
                <table:data-pilot-member table:name="0.00212046" table:display="true" table:show-details="true"/>
                <table:data-pilot-member table:name="0.00212211" table:display="true" table:show-details="true"/>
                <table:data-pilot-member table:name="0.002134914" table:display="true" table:show-details="true"/>
                <table:data-pilot-member table:name="0.00216355" table:display="true" table:show-details="true"/>
                <table:data-pilot-member table:name="0.002210757" table:display="true" table:show-details="true"/>
                <table:data-pilot-member table:name="0.00221472" table:display="true" table:show-details="true"/>
                <table:data-pilot-member table:name="0.002239391" table:display="true" table:show-details="true"/>
                <table:data-pilot-member table:name="0.002350929" table:display="true" table:show-details="true"/>
                <table:data-pilot-member table:name="0.002387825" table:display="true" table:show-details="true"/>
                <table:data-pilot-member table:name="0.002392368" table:display="true" table:show-details="true"/>
                <table:data-pilot-member table:name="0.002412192" table:display="true" table:show-details="true"/>
                <table:data-pilot-member table:name="0.002537751" table:display="true" table:show-details="true"/>
                <table:data-pilot-member table:name="0.002538352" table:display="true" table:show-details="true"/>
                <table:data-pilot-member table:name="0.002577792" table:display="true" table:show-details="true"/>
                <table:data-pilot-member table:name="0.00258033" table:display="true" table:show-details="true"/>
                <table:data-pilot-member table:name="0.002593422" table:display="true" table:show-details="true"/>
                <table:data-pilot-member table:name="0.002726696" table:display="true" table:show-details="true"/>
                <table:data-pilot-member table:name="0.002799738" table:display="true" table:show-details="true"/>
                <table:data-pilot-member table:name="0.002834922" table:display="true" table:show-details="true"/>
                <table:data-pilot-member table:name="0.002954784" table:display="true" table:show-details="true"/>
                <table:data-pilot-member table:name="0.0029608" table:display="true" table:show-details="true"/>
                <table:data-pilot-member table:name="0.003003936" table:display="true" table:show-details="true"/>
                <table:data-pilot-member table:name="0.00301222" table:display="true" table:show-details="true"/>
                <table:data-pilot-member table:name="0.003015565" table:display="true" table:show-details="true"/>
                <table:data-pilot-member table:name="0.003179995" table:display="true" table:show-details="true"/>
                <table:data-pilot-member table:name="0.003278964" table:display="true" table:show-details="true"/>
                <table:data-pilot-member table:name="0.003341457" table:display="true" table:show-details="true"/>
                <table:data-pilot-member table:name="0.003473847" table:display="true" table:show-details="true"/>
                <table:data-pilot-member table:name="0.00348141" table:display="true" table:show-details="true"/>
                <table:data-pilot-member table:name="0.003490338" table:display="true" table:show-details="true"/>
                <table:data-pilot-member table:name="0.00354577" table:display="true" table:show-details="true"/>
                <table:data-pilot-member table:name="0.003555048" table:display="true" table:show-details="true"/>
                <table:data-pilot-member table:name="0.00367504" table:display="true" table:show-details="true"/>
                <table:data-pilot-member table:name="0.003714234" table:display="true" table:show-details="true"/>
                <table:data-pilot-member table:name="0.00372048" table:display="true" table:show-details="true"/>
                <table:data-pilot-member table:name="0.00386323" table:display="true" table:show-details="true"/>
                <table:data-pilot-member table:name="0.004092228" table:display="true" table:show-details="true"/>
                <table:data-pilot-member table:name="0.004224525" table:display="true" table:show-details="true"/>
                <table:data-pilot-member table:name="0.00423696" table:display="true" table:show-details="true"/>
                <table:data-pilot-member table:name="0.004337056" table:display="true" table:show-details="true"/>
                <table:data-pilot-member table:name="0.004363653" table:display="true" table:show-details="true"/>
                <table:data-pilot-member table:name="0.004419348" table:display="true" table:show-details="true"/>
                <table:data-pilot-member table:name="0.00444435" table:display="true" table:show-details="true"/>
                <table:data-pilot-member table:name="0.004624026" table:display="true" table:show-details="true"/>
                <table:data-pilot-member table:name="0.004736928" table:display="true" table:show-details="true"/>
                <table:data-pilot-member table:name="0.004781616" table:display="true" table:show-details="true"/>
                <table:data-pilot-member table:name="0.004783148" table:display="true" table:show-details="true"/>
                <table:data-pilot-member table:name="0.004934496" table:display="true" table:show-details="true"/>
                <table:data-pilot-member table:name="0.005030077" table:display="true" table:show-details="true"/>
                <table:data-pilot-member table:name="0.005190485" table:display="true" table:show-details="true"/>
                <table:data-pilot-member table:name="0.005355896" table:display="true" table:show-details="true"/>
                <table:data-pilot-member table:name="0.00564336" table:display="true" table:show-details="true"/>
                <table:data-pilot-member table:name="0.005857068" table:display="true" table:show-details="true"/>
                <table:data-pilot-member table:name="0.006057981" table:display="true" table:show-details="true"/>
                <table:data-pilot-member table:name="0.006110854" table:display="true" table:show-details="true"/>
                <table:data-pilot-member table:name="0.006199754" table:display="true" table:show-details="true"/>
                <table:data-pilot-member table:name="0.006311088" table:display="true" table:show-details="true"/>
                <table:data-pilot-member table:name="0.006342567" table:display="true" table:show-details="true"/>
                <table:data-pilot-member table:name="0.006384648" table:display="true" table:show-details="true"/>
                <table:data-pilot-member table:name="0.006612752" table:display="true" table:show-details="true"/>
                <table:data-pilot-member table:name="0.006841996" table:display="true" table:show-details="true"/>
                <table:data-pilot-member table:name="0.006870928" table:display="true" table:show-details="true"/>
                <table:data-pilot-member table:name="0.006887592" table:display="true" table:show-details="true"/>
                <table:data-pilot-member table:name="0.006936381" table:display="true" table:show-details="true"/>
                <table:data-pilot-member table:name="0.00694668" table:display="true" table:show-details="true"/>
                <table:data-pilot-member table:name="0.007465959" table:display="true" table:show-details="true"/>
                <table:data-pilot-member table:name="0.007473499" table:display="true" table:show-details="true"/>
                <table:data-pilot-member table:name="0.007686552" table:display="true" table:show-details="true"/>
                <table:data-pilot-member table:name="0.00790329" table:display="true" table:show-details="true"/>
                <table:data-pilot-member table:name="0.008229528" table:display="true" table:show-details="true"/>
                <table:data-pilot-member table:name="0.0087093" table:display="true" table:show-details="true"/>
                <table:data-pilot-member table:name="0.008732576" table:display="true" table:show-details="true"/>
                <table:data-pilot-member table:name="0.008819161" table:display="true" table:show-details="true"/>
                <table:data-pilot-member table:name="0.008822184" table:display="true" table:show-details="true"/>
                <table:data-pilot-member table:name="0.008904168" table:display="true" table:show-details="true"/>
                <table:data-pilot-member table:name="0.00907232" table:display="true" table:show-details="true"/>
                <table:data-pilot-member table:name="0.00910852" table:display="true" table:show-details="true"/>
                <table:data-pilot-member table:name="0.009185137" table:display="true" table:show-details="true"/>
                <table:data-pilot-member table:name="0.009306976" table:display="true" table:show-details="true"/>
                <table:data-pilot-member table:name="0.00967417" table:display="true" table:show-details="true"/>
                <table:data-pilot-member table:name="0.009923004" table:display="true" table:show-details="true"/>
                <table:data-pilot-member table:name="0.01008336" table:display="true" table:show-details="true"/>
                <table:data-pilot-member table:name="0.010118944" table:display="true" table:show-details="true"/>
                <table:data-pilot-member table:name="0.010193386" table:display="true" table:show-details="true"/>
                <table:data-pilot-member table:name="0.01055634" table:display="true" table:show-details="true"/>
                <table:data-pilot-member table:name="0.011443168" table:display="true" table:show-details="true"/>
                <table:data-pilot-member table:name="0.0114647" table:display="true" table:show-details="true"/>
                <table:data-pilot-member table:name="0.012373008" table:display="true" table:show-details="true"/>
                <table:data-pilot-member table:name="0.01272755" table:display="true" table:show-details="true"/>
                <table:data-pilot-member table:name="0.012912571" table:display="true" table:show-details="true"/>
                <table:data-pilot-member table:name="0.013818132" table:display="true" table:show-details="true"/>
                <table:data-pilot-member table:name="0.01397988" table:display="true" table:show-details="true"/>
                <table:data-pilot-member table:name="0.0140326" table:display="true" table:show-details="true"/>
                <table:data-pilot-member table:name="0.014040664" table:display="true" table:show-details="true"/>
                <table:data-pilot-member table:name="0.014220885" table:display="true" table:show-details="true"/>
                <table:data-pilot-member table:name="0.015241005" table:display="true" table:show-details="true"/>
                <table:data-pilot-member table:name="0.015319447" table:display="true" table:show-details="true"/>
                <table:data-pilot-member table:name="0.015360968" table:display="true" table:show-details="true"/>
                <table:data-pilot-member table:name="0.0153727" table:display="true" table:show-details="true"/>
                <table:data-pilot-member table:name="0.015440888" table:display="true" table:show-details="true"/>
                <table:data-pilot-member table:name="0.015454768" table:display="true" table:show-details="true"/>
                <table:data-pilot-member table:name="0.015993027" table:display="true" table:show-details="true"/>
                <table:data-pilot-member table:name="0.016035392" table:display="true" table:show-details="true"/>
                <table:data-pilot-member table:name="0.016321624" table:display="true" table:show-details="true"/>
                <table:data-pilot-member table:name="0.01651142" table:display="true" table:show-details="true"/>
                <table:data-pilot-member table:name="0.017019687" table:display="true" table:show-details="true"/>
                <table:data-pilot-member table:name="0.017688552" table:display="true" table:show-details="true"/>
                <table:data-pilot-member table:name="0.01815637" table:display="true" table:show-details="true"/>
                <table:data-pilot-member table:name="0.018508859" table:display="true" table:show-details="true"/>
                <table:data-pilot-member table:name="0.019408554" table:display="true" table:show-details="true"/>
                <table:data-pilot-member table:name="0.019467773" table:display="true" table:show-details="true"/>
                <table:data-pilot-member table:name="0.021344336" table:display="true" table:show-details="true"/>
                <table:data-pilot-member table:name="0.021447885" table:display="true" table:show-details="true"/>
                <table:data-pilot-member table:name="0.02180662" table:display="true" table:show-details="true"/>
                <table:data-pilot-member table:name="0.021890518" table:display="true" table:show-details="true"/>
                <table:data-pilot-member table:name="0.022508208" table:display="true" table:show-details="true"/>
                <table:data-pilot-member table:name="0.023044413" table:display="true" table:show-details="true"/>
                <table:data-pilot-member table:name="0.024268622" table:display="true" table:show-details="true"/>
                <table:data-pilot-member table:name="0.025823529" table:display="true" table:show-details="true"/>
                <table:data-pilot-member table:name="0.026587134" table:display="true" table:show-details="true"/>
                <table:data-pilot-member table:name="0.028536275" table:display="true" table:show-details="true"/>
                <table:data-pilot-member table:name="0.029569472" table:display="true" table:show-details="true"/>
                <table:data-pilot-member table:name="0.03035502" table:display="true" table:show-details="true"/>
                <table:data-pilot-member table:name="0.0310605" table:display="true" table:show-details="true"/>
                <table:data-pilot-member table:name="0.03246183" table:display="true" table:show-details="true"/>
                <table:data-pilot-member table:name="0.032568536" table:display="true" table:show-details="true"/>
                <table:data-pilot-member table:name="0.033971412" table:display="true" table:show-details="true"/>
                <table:data-pilot-member table:name="0.036158122" table:display="true" table:show-details="true"/>
                <table:data-pilot-member table:name="0.037753092" table:display="true" table:show-details="true"/>
                <table:data-pilot-member table:name="0.040907972" table:display="true" table:show-details="true"/>
                <table:data-pilot-member table:name="0.042456792" table:display="true" table:show-details="true"/>
                <table:data-pilot-member table:name="0.04389279" table:display="true" table:show-details="true"/>
                <table:data-pilot-member table:name="0.04675586" table:display="true" table:show-details="true"/>
                <table:data-pilot-member table:name="0.050331269" table:display="true" table:show-details="true"/>
                <table:data-pilot-member table:name="0.065117472" table:display="true" table:show-details="true"/>
                <table:data-pilot-member table:name="0.073330159" table:display="true" table:show-details="true"/>
                <table:data-pilot-member table:name="0.098845074" table:display="true" table:show-details="true"/>
                <table:data-pilot-member table:name="0.101704005" table:display="true" table:show-details="true"/>
                <table:data-pilot-member table:name="0.12751285" table:display="true" table:show-details="true"/>
                <table:data-pilot-member table:name="0.154111275" table:display="true" table:show-details="true"/>
                <table:data-pilot-member table:name="0.218190716" table:display="true" table:show-details="true"/>
                <table:data-pilot-member table:name="0.220631619" table:display="true" table:show-details="true"/>
                <table:data-pilot-member table:name="0.269035488" table:display="true" table:show-details="true"/>
                <table:data-pilot-member table:name="0.336039298" table:display="true" table:show-details="true"/>
                <table:data-pilot-member table:name="0.365954902" table:display="true" table:show-details="true"/>
                <table:data-pilot-member table:name="0.393104901" table:display="true" table:show-details="true"/>
                <table:data-pilot-member table:name="0.406859848" table:display="true" table:show-details="true"/>
                <table:data-pilot-member table:name="0.448336122" table:display="true" table:show-details="true"/>
                <table:data-pilot-member table:name="0.465642116" table:display="true" table:show-details="true"/>
                <table:data-pilot-member table:name="0.489338531" table:display="true" table:show-details="true"/>
                <table:data-pilot-member table:name="0.490772968" table:display="true" table:show-details="true"/>
                <table:data-pilot-member table:name="0.506562524" table:display="true" table:show-details="true"/>
                <table:data-pilot-member table:name="0.609035235" table:display="true" table:show-details="true"/>
                <table:data-pilot-member table:name="0.649137528" table:display="true" table:show-details="true"/>
                <table:data-pilot-member table:name="0.760772418" table:display="true" table:show-details="true"/>
                <table:data-pilot-member table:name="0.855721594" table:display="true" table:show-details="true"/>
                <table:data-pilot-member table:name="0.908032032" table:display="true" table:show-details="true"/>
                <table:data-pilot-member table:name="0.973865916" table:display="true" table:show-details="true"/>
                <table:data-pilot-member table:name="1.146232275" table:display="true" table:show-details="true"/>
                <table:data-pilot-member table:name="1.24292882" table:display="true" table:show-details="true"/>
                <table:data-pilot-member table:name="1.264122035" table:display="true" table:show-details="true"/>
                <table:data-pilot-member table:name="1.521772111" table:display="true" table:show-details="true"/>
                <table:data-pilot-member table:name="1.56124452" table:display="true" table:show-details="true"/>
                <table:data-pilot-member table:name="1.649402541" table:display="true" table:show-details="true"/>
                <table:data-pilot-member table:name="1.665201797" table:display="true" table:show-details="true"/>
                <table:data-pilot-member table:name="1.680857736" table:display="true" table:show-details="true"/>
                <table:data-pilot-member table:name="1.950156516" table:display="true" table:show-details="true"/>
                <table:data-pilot-member table:name="2.018402576" table:display="true" table:show-details="true"/>
                <table:data-pilot-member table:name="2.165052855" table:display="true" table:show-details="true"/>
                <table:data-pilot-member table:name="2.618690436" table:display="true" table:show-details="true"/>
                <table:data-pilot-member table:name="2.68885968" table:display="true" table:show-details="true"/>
                <table:data-pilot-member table:name="3.10610658" table:display="true" table:show-details="true"/>
                <table:data-pilot-member table:name="3.137897898" table:display="true" table:show-details="true"/>
                <table:data-pilot-member table:name="3.158860351" table:display="true" table:show-details="true"/>
                <table:data-pilot-member table:name="3.271614984" table:display="true" table:show-details="true"/>
                <table:data-pilot-member table:name="3.403454202" table:display="true" table:show-details="true"/>
                <table:data-pilot-member table:name="5.23034334" table:display="true" table:show-details="true"/>
                <table:data-pilot-member table:name="5.567829748" table:display="true" table:show-details="true"/>
                <table:data-pilot-member table:name="5.758740144" table:display="true" table:show-details="true"/>
                <table:data-pilot-member table:name="5.932686039" table:display="true" table:show-details="true"/>
                <table:data-pilot-member table:name="6.2505366" table:display="true" table:show-details="true"/>
                <table:data-pilot-member table:name="6.531967623" table:display="true" table:show-details="true"/>
                <table:data-pilot-member table:name="6.66095211" table:display="true" table:show-details="true"/>
                <table:data-pilot-member table:name="9.682621767" table:display="true" table:show-details="true"/>
                <table:data-pilot-member table:name="13.680350816" table:display="true" table:show-details="true"/>
                <table:data-pilot-member table:name="14.195223878" table:display="true" table:show-details="true"/>
                <table:data-pilot-member table:name="15.36394787" table:display="true" table:show-details="true"/>
                <table:data-pilot-member table:name="17.936262811" table:display="true" table:show-details="true"/>
                <table:data-pilot-member table:name="21.020134842" table:display="true" table:show-details="true"/>
                <table:data-pilot-member table:name="33.2801064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times_worker" table:orientation="data" table:used-hierarchy="0" table:function="average">
            <table:data-pilot-level table:show-empty="false" calcext:repeat-item-labels="false">
              <table:data-pilot-members>
                <table:data-pilot-member table:name="1.6711E-05" table:display="true" table:show-details="true"/>
                <table:data-pilot-member table:name="3.0186E-05" table:display="true" table:show-details="true"/>
                <table:data-pilot-member table:name="4.5486E-05" table:display="true" table:show-details="true"/>
                <table:data-pilot-member table:name="7.6484E-05" table:display="true" table:show-details="true"/>
                <table:data-pilot-member table:name="8.1011E-05" table:display="true" table:show-details="true"/>
                <table:data-pilot-member table:name="0.000124101" table:display="true" table:show-details="true"/>
                <table:data-pilot-member table:name="0.000132846" table:display="true" table:show-details="true"/>
                <table:data-pilot-member table:name="0.000164308" table:display="true" table:show-details="true"/>
                <table:data-pilot-member table:name="0.000227345" table:display="true" table:show-details="true"/>
                <table:data-pilot-member table:name="0.000234648" table:display="true" table:show-details="true"/>
                <table:data-pilot-member table:name="0.00024106" table:display="true" table:show-details="true"/>
                <table:data-pilot-member table:name="0.000254636" table:display="true" table:show-details="true"/>
                <table:data-pilot-member table:name="0.000259776" table:display="true" table:show-details="true"/>
                <table:data-pilot-member table:name="0.000264536" table:display="true" table:show-details="true"/>
                <table:data-pilot-member table:name="0.000301707" table:display="true" table:show-details="true"/>
                <table:data-pilot-member table:name="0.000302215" table:display="true" table:show-details="true"/>
                <table:data-pilot-member table:name="0.00031644" table:display="true" table:show-details="true"/>
                <table:data-pilot-member table:name="0.000334037" table:display="true" table:show-details="true"/>
                <table:data-pilot-member table:name="0.000346216" table:display="true" table:show-details="true"/>
                <table:data-pilot-member table:name="0.000355704" table:display="true" table:show-details="true"/>
                <table:data-pilot-member table:name="0.000364966" table:display="true" table:show-details="true"/>
                <table:data-pilot-member table:name="0.000452346" table:display="true" table:show-details="true"/>
                <table:data-pilot-member table:name="0.000455685" table:display="true" table:show-details="true"/>
                <table:data-pilot-member table:name="0.000559044" table:display="true" table:show-details="true"/>
                <table:data-pilot-member table:name="0.00062541" table:display="true" table:show-details="true"/>
                <table:data-pilot-member table:name="0.000633904" table:display="true" table:show-details="true"/>
                <table:data-pilot-member table:name="0.000692612" table:display="true" table:show-details="true"/>
                <table:data-pilot-member table:name="0.000721938" table:display="true" table:show-details="true"/>
                <table:data-pilot-member table:name="0.000785668" table:display="true" table:show-details="true"/>
                <table:data-pilot-member table:name="0.00078977" table:display="true" table:show-details="true"/>
                <table:data-pilot-member table:name="0.00094512" table:display="true" table:show-details="true"/>
                <table:data-pilot-member table:name="0.00101455" table:display="true" table:show-details="true"/>
                <table:data-pilot-member table:name="0.001031892" table:display="true" table:show-details="true"/>
                <table:data-pilot-member table:name="0.001053546" table:display="true" table:show-details="true"/>
                <table:data-pilot-member table:name="0.001102608" table:display="true" table:show-details="true"/>
                <table:data-pilot-member table:name="0.001108716" table:display="true" table:show-details="true"/>
                <table:data-pilot-member table:name="0.001259104" table:display="true" table:show-details="true"/>
                <table:data-pilot-member table:name="0.001297998" table:display="true" table:show-details="true"/>
                <table:data-pilot-member table:name="0.001298199" table:display="true" table:show-details="true"/>
                <table:data-pilot-member table:name="0.001309408" table:display="true" table:show-details="true"/>
                <table:data-pilot-member table:name="0.001464054" table:display="true" table:show-details="true"/>
                <table:data-pilot-member table:name="0.00148839" table:display="true" table:show-details="true"/>
                <table:data-pilot-member table:name="0.00151035" table:display="true" table:show-details="true"/>
                <table:data-pilot-member table:name="0.001557487" table:display="true" table:show-details="true"/>
                <table:data-pilot-member table:name="0.001587773" table:display="true" table:show-details="true"/>
                <table:data-pilot-member table:name="0.00159075" table:display="true" table:show-details="true"/>
                <table:data-pilot-member table:name="0.00159498" table:display="true" table:show-details="true"/>
                <table:data-pilot-member table:name="0.001616819" table:display="true" table:show-details="true"/>
                <table:data-pilot-member table:name="0.001634576" table:display="true" table:show-details="true"/>
                <table:data-pilot-member table:name="0.001694128" table:display="true" table:show-details="true"/>
                <table:data-pilot-member table:name="0.001713446" table:display="true" table:show-details="true"/>
                <table:data-pilot-member table:name="0.00173034" table:display="true" table:show-details="true"/>
                <table:data-pilot-member table:name="0.001744096" table:display="true" table:show-details="true"/>
                <table:data-pilot-member table:name="0.001816623" table:display="true" table:show-details="true"/>
                <table:data-pilot-member table:name="0.001846815" table:display="true" table:show-details="true"/>
                <table:data-pilot-member table:name="0.001994538" table:display="true" table:show-details="true"/>
                <table:data-pilot-member table:name="0.002017544" table:display="true" table:show-details="true"/>
                <table:data-pilot-member table:name="0.002049921" table:display="true" table:show-details="true"/>
                <table:data-pilot-member table:name="0.002086095" table:display="true" table:show-details="true"/>
                <table:data-pilot-member table:name="0.002156532" table:display="true" table:show-details="true"/>
                <table:data-pilot-member table:name="0.002160492" table:display="true" table:show-details="true"/>
                <table:data-pilot-member table:name="0.00218388" table:display="true" table:show-details="true"/>
                <table:data-pilot-member table:name="0.002221272" table:display="true" table:show-details="true"/>
                <table:data-pilot-member table:name="0.00224672" table:display="true" table:show-details="true"/>
                <table:data-pilot-member table:name="0.00226624" table:display="true" table:show-details="true"/>
                <table:data-pilot-member table:name="0.002313663" table:display="true" table:show-details="true"/>
                <table:data-pilot-member table:name="0.002380244" table:display="true" table:show-details="true"/>
                <table:data-pilot-member table:name="0.002383824" table:display="true" table:show-details="true"/>
                <table:data-pilot-member table:name="0.002395475" table:display="true" table:show-details="true"/>
                <table:data-pilot-member table:name="0.002551565" table:display="true" table:show-details="true"/>
                <table:data-pilot-member table:name="0.002620024" table:display="true" table:show-details="true"/>
                <table:data-pilot-member table:name="0.002625328" table:display="true" table:show-details="true"/>
                <table:data-pilot-member table:name="0.002725776" table:display="true" table:show-details="true"/>
                <table:data-pilot-member table:name="0.002797476" table:display="true" table:show-details="true"/>
                <table:data-pilot-member table:name="0.002857036" table:display="true" table:show-details="true"/>
                <table:data-pilot-member table:name="0.00297468" table:display="true" table:show-details="true"/>
                <table:data-pilot-member table:name="0.003025504" table:display="true" table:show-details="true"/>
                <table:data-pilot-member table:name="0.003075688" table:display="true" table:show-details="true"/>
                <table:data-pilot-member table:name="0.003172" table:display="true" table:show-details="true"/>
                <table:data-pilot-member table:name="0.00321176" table:display="true" table:show-details="true"/>
                <table:data-pilot-member table:name="0.00328373" table:display="true" table:show-details="true"/>
                <table:data-pilot-member table:name="0.00328815" table:display="true" table:show-details="true"/>
                <table:data-pilot-member table:name="0.003310845" table:display="true" table:show-details="true"/>
                <table:data-pilot-member table:name="0.003461387" table:display="true" table:show-details="true"/>
                <table:data-pilot-member table:name="0.003508232" table:display="true" table:show-details="true"/>
                <table:data-pilot-member table:name="0.003521988" table:display="true" table:show-details="true"/>
                <table:data-pilot-member table:name="0.003567635" table:display="true" table:show-details="true"/>
                <table:data-pilot-member table:name="0.003578616" table:display="true" table:show-details="true"/>
                <table:data-pilot-member table:name="0.00370939" table:display="true" table:show-details="true"/>
                <table:data-pilot-member table:name="0.003843702" table:display="true" table:show-details="true"/>
                <table:data-pilot-member table:name="0.004056962" table:display="true" table:show-details="true"/>
                <table:data-pilot-member table:name="0.00407841" table:display="true" table:show-details="true"/>
                <table:data-pilot-member table:name="0.004220174" table:display="true" table:show-details="true"/>
                <table:data-pilot-member table:name="0.00442005" table:display="true" table:show-details="true"/>
                <table:data-pilot-member table:name="0.004475286" table:display="true" table:show-details="true"/>
                <table:data-pilot-member table:name="0.00460882" table:display="true" table:show-details="true"/>
                <table:data-pilot-member table:name="0.004675428" table:display="true" table:show-details="true"/>
                <table:data-pilot-member table:name="0.004750662" table:display="true" table:show-details="true"/>
                <table:data-pilot-member table:name="0.005036064" table:display="true" table:show-details="true"/>
                <table:data-pilot-member table:name="0.00521402" table:display="true" table:show-details="true"/>
                <table:data-pilot-member table:name="0.005449836" table:display="true" table:show-details="true"/>
                <table:data-pilot-member table:name="0.00627422" table:display="true" table:show-details="true"/>
                <table:data-pilot-member table:name="0.006404661" table:display="true" table:show-details="true"/>
                <table:data-pilot-member table:name="0.006874744" table:display="true" table:show-details="true"/>
                <table:data-pilot-member table:name="0.00695125" table:display="true" table:show-details="true"/>
                <table:data-pilot-member table:name="0.007163631" table:display="true" table:show-details="true"/>
                <table:data-pilot-member table:name="0.007250664" table:display="true" table:show-details="true"/>
                <table:data-pilot-member table:name="0.007985656" table:display="true" table:show-details="true"/>
                <table:data-pilot-member table:name="0.00847032" table:display="true" table:show-details="true"/>
                <table:data-pilot-member table:name="0.00872843" table:display="true" table:show-details="true"/>
                <table:data-pilot-member table:name="0.00966262" table:display="true" table:show-details="true"/>
                <table:data-pilot-member table:name="0.00971806" table:display="true" table:show-details="true"/>
                <table:data-pilot-member table:name="0.011347882" table:display="true" table:show-details="true"/>
                <table:data-pilot-member table:name="0.011497156" table:display="true" table:show-details="true"/>
                <table:data-pilot-member table:name="0.011600238" table:display="true" table:show-details="true"/>
                <table:data-pilot-member table:name="0.011835315" table:display="true" table:show-details="true"/>
                <table:data-pilot-member table:name="0.012168324" table:display="true" table:show-details="true"/>
                <table:data-pilot-member table:name="0.01220197" table:display="true" table:show-details="true"/>
                <table:data-pilot-member table:name="0.012260469" table:display="true" table:show-details="true"/>
                <table:data-pilot-member table:name="0.013180196" table:display="true" table:show-details="true"/>
                <table:data-pilot-member table:name="0.013308705" table:display="true" table:show-details="true"/>
                <table:data-pilot-member table:name="0.013346989" table:display="true" table:show-details="true"/>
                <table:data-pilot-member table:name="0.01345533" table:display="true" table:show-details="true"/>
                <table:data-pilot-member table:name="0.014393238" table:display="true" table:show-details="true"/>
                <table:data-pilot-member table:name="0.014618124" table:display="true" table:show-details="true"/>
                <table:data-pilot-member table:name="0.014675676" table:display="true" table:show-details="true"/>
                <table:data-pilot-member table:name="0.015741152" table:display="true" table:show-details="true"/>
                <table:data-pilot-member table:name="0.01627664" table:display="true" table:show-details="true"/>
                <table:data-pilot-member table:name="0.016369296" table:display="true" table:show-details="true"/>
                <table:data-pilot-member table:name="0.016976589" table:display="true" table:show-details="true"/>
                <table:data-pilot-member table:name="0.01708755" table:display="true" table:show-details="true"/>
                <table:data-pilot-member table:name="0.017424524" table:display="true" table:show-details="true"/>
                <table:data-pilot-member table:name="0.017766887" table:display="true" table:show-details="true"/>
                <table:data-pilot-member table:name="0.017938572" table:display="true" table:show-details="true"/>
                <table:data-pilot-member table:name="0.018462942" table:display="true" table:show-details="true"/>
                <table:data-pilot-member table:name="0.01922362" table:display="true" table:show-details="true"/>
                <table:data-pilot-member table:name="0.019526448" table:display="true" table:show-details="true"/>
                <table:data-pilot-member table:name="0.019800252" table:display="true" table:show-details="true"/>
                <table:data-pilot-member table:name="0.019849601" table:display="true" table:show-details="true"/>
                <table:data-pilot-member table:name="0.020722016" table:display="true" table:show-details="true"/>
                <table:data-pilot-member table:name="0.02085094" table:display="true" table:show-details="true"/>
                <table:data-pilot-member table:name="0.021401725" table:display="true" table:show-details="true"/>
                <table:data-pilot-member table:name="0.02194138" table:display="true" table:show-details="true"/>
                <table:data-pilot-member table:name="0.022216222" table:display="true" table:show-details="true"/>
                <table:data-pilot-member table:name="0.02268921" table:display="true" table:show-details="true"/>
                <table:data-pilot-member table:name="0.023143425" table:display="true" table:show-details="true"/>
                <table:data-pilot-member table:name="0.023598744" table:display="true" table:show-details="true"/>
                <table:data-pilot-member table:name="0.024435392" table:display="true" table:show-details="true"/>
                <table:data-pilot-member table:name="0.024597511" table:display="true" table:show-details="true"/>
                <table:data-pilot-member table:name="0.025806354" table:display="true" table:show-details="true"/>
                <table:data-pilot-member table:name="0.026758272" table:display="true" table:show-details="true"/>
                <table:data-pilot-member table:name="0.02812956" table:display="true" table:show-details="true"/>
                <table:data-pilot-member table:name="0.028422688" table:display="true" table:show-details="true"/>
                <table:data-pilot-member table:name="0.02898582" table:display="true" table:show-details="true"/>
                <table:data-pilot-member table:name="0.02906739" table:display="true" table:show-details="true"/>
                <table:data-pilot-member table:name="0.030176926" table:display="true" table:show-details="true"/>
                <table:data-pilot-member table:name="0.033421398" table:display="true" table:show-details="true"/>
                <table:data-pilot-member table:name="0.038088057" table:display="true" table:show-details="true"/>
                <table:data-pilot-member table:name="0.039111171" table:display="true" table:show-details="true"/>
                <table:data-pilot-member table:name="0.03920714" table:display="true" table:show-details="true"/>
                <table:data-pilot-member table:name="0.040485942" table:display="true" table:show-details="true"/>
                <table:data-pilot-member table:name="0.040796336" table:display="true" table:show-details="true"/>
                <table:data-pilot-member table:name="0.042228207" table:display="true" table:show-details="true"/>
                <table:data-pilot-member table:name="0.04294797" table:display="true" table:show-details="true"/>
                <table:data-pilot-member table:name="0.04340846" table:display="true" table:show-details="true"/>
                <table:data-pilot-member table:name="0.043623646" table:display="true" table:show-details="true"/>
                <table:data-pilot-member table:name="0.044128944" table:display="true" table:show-details="true"/>
                <table:data-pilot-member table:name="0.04415295" table:display="true" table:show-details="true"/>
                <table:data-pilot-member table:name="0.044609448" table:display="true" table:show-details="true"/>
                <table:data-pilot-member table:name="0.0468978" table:display="true" table:show-details="true"/>
                <table:data-pilot-member table:name="0.048161817" table:display="true" table:show-details="true"/>
                <table:data-pilot-member table:name="0.048382785" table:display="true" table:show-details="true"/>
                <table:data-pilot-member table:name="0.05106976" table:display="true" table:show-details="true"/>
                <table:data-pilot-member table:name="0.0518538" table:display="true" table:show-details="true"/>
                <table:data-pilot-member table:name="0.05210562" table:display="true" table:show-details="true"/>
                <table:data-pilot-member table:name="0.055865616" table:display="true" table:show-details="true"/>
                <table:data-pilot-member table:name="0.056748383" table:display="true" table:show-details="true"/>
                <table:data-pilot-member table:name="0.058558276" table:display="true" table:show-details="true"/>
                <table:data-pilot-member table:name="0.067230666" table:display="true" table:show-details="true"/>
                <table:data-pilot-member table:name="0.070401471" table:display="true" table:show-details="true"/>
                <table:data-pilot-member table:name="0.070782016" table:display="true" table:show-details="true"/>
                <table:data-pilot-member table:name="0.081161503" table:display="true" table:show-details="true"/>
                <table:data-pilot-member table:name="0.089843578" table:display="true" table:show-details="true"/>
                <table:data-pilot-member table:name="0.093639792" table:display="true" table:show-details="true"/>
                <table:data-pilot-member table:name="0.104816469" table:display="true" table:show-details="true"/>
                <table:data-pilot-member table:name="0.112546025" table:display="true" table:show-details="true"/>
                <table:data-pilot-member table:name="0.1157845" table:display="true" table:show-details="true"/>
                <table:data-pilot-member table:name="0.119441667" table:display="true" table:show-details="true"/>
                <table:data-pilot-member table:name="0.12139557" table:display="true" table:show-details="true"/>
                <table:data-pilot-member table:name="0.127134464" table:display="true" table:show-details="true"/>
                <table:data-pilot-member table:name="0.130472883" table:display="true" table:show-details="true"/>
                <table:data-pilot-member table:name="0.141874824" table:display="true" table:show-details="true"/>
                <table:data-pilot-member table:name="0.152942315" table:display="true" table:show-details="true"/>
                <table:data-pilot-member table:name="0.317726522" table:display="true" table:show-details="true"/>
                <table:data-pilot-member table:name="0.466903239" table:display="true" table:show-details="true"/>
                <table:data-pilot-member table:name="0.587242992" table:display="true" table:show-details="true"/>
                <table:data-pilot-member table:name="0.747063325" table:display="true" table:show-details="true"/>
                <table:data-pilot-member table:name="0.927540096" table:display="true" table:show-details="true"/>
                <table:data-pilot-member table:name="1.43207534" table:display="true" table:show-details="true"/>
                <table:data-pilot-member table:name="1.466585015" table:display="true" table:show-details="true"/>
                <table:data-pilot-member table:name="1.663006088" table:display="true" table:show-details="true"/>
                <table:data-pilot-member table:name="1.67571959" table:display="true" table:show-details="true"/>
                <table:data-pilot-member table:name="1.750632432" table:display="true" table:show-details="true"/>
                <table:data-pilot-member table:name="2.214689283" table:display="true" table:show-details="true"/>
                <table:data-pilot-member table:name="2.38224534" table:display="true" table:show-details="true"/>
                <table:data-pilot-member table:name="2.534149354" table:display="true" table:show-details="true"/>
                <table:data-pilot-member table:name="3.39072758" table:display="true" table:show-details="true"/>
                <table:data-pilot-member table:name="3.467880444" table:display="true" table:show-details="true"/>
                <table:data-pilot-member table:name="3.588162648" table:display="true" table:show-details="true"/>
                <table:data-pilot-member table:name="3.872116105" table:display="true" table:show-details="true"/>
                <table:data-pilot-member table:name="3.974564286" table:display="true" table:show-details="true"/>
                <table:data-pilot-member table:name="4.5737766" table:display="true" table:show-details="true"/>
                <table:data-pilot-member table:name="4.683927936" table:display="true" table:show-details="true"/>
                <table:data-pilot-member table:name="4.977455262" table:display="true" table:show-details="true"/>
                <table:data-pilot-member table:name="5.75445318" table:display="true" table:show-details="true"/>
                <table:data-pilot-member table:name="5.784693243" table:display="true" table:show-details="true"/>
                <table:data-pilot-member table:name="6.092084775" table:display="true" table:show-details="true"/>
                <table:data-pilot-member table:name="6.190964868" table:display="true" table:show-details="true"/>
                <table:data-pilot-member table:name="6.965655377" table:display="true" table:show-details="true"/>
                <table:data-pilot-member table:name="7.163021652" table:display="true" table:show-details="true"/>
                <table:data-pilot-member table:name="7.17442642" table:display="true" table:show-details="true"/>
                <table:data-pilot-member table:name="7.588490568" table:display="true" table:show-details="true"/>
                <table:data-pilot-member table:name="8.134792848" table:display="true" table:show-details="true"/>
                <table:data-pilot-member table:name="8.37559345" table:display="true" table:show-details="true"/>
                <table:data-pilot-member table:name="8.877327003" table:display="true" table:show-details="true"/>
                <table:data-pilot-member table:name="9.12046033" table:display="true" table:show-details="true"/>
                <table:data-pilot-member table:name="9.50669778" table:display="true" table:show-details="true"/>
                <table:data-pilot-member table:name="11.436184067" table:display="true" table:show-details="true"/>
                <table:data-pilot-member table:name="11.789816274" table:display="true" table:show-details="true"/>
                <table:data-pilot-member table:name="12.16922448" table:display="true" table:show-details="true"/>
                <table:data-pilot-member table:name="15.05736201" table:display="true" table:show-details="true"/>
                <table:data-pilot-member table:name="19.11764395" table:display="true" table:show-details="true"/>
                <table:data-pilot-member table:name="21.004032056" table:display="true" table:show-details="true"/>
                <table:data-pilot-member table:name="24.967635518" table:display="true" table:show-details="true"/>
                <table:data-pilot-member table:name="26.65385604" table:display="true" table:show-details="true"/>
                <table:data-pilot-member table:name="29.077426653" table:display="true" table:show-details="true"/>
                <table:data-pilot-member table:name="34.744380281" table:display="true" table:show-details="true"/>
                <table:data-pilot-member table:name="36.407234664" table:display="true" table:show-details="true"/>
                <table:data-pilot-member table:name="40.244517027" table:display="true" table:show-details="true"/>
                <table:data-pilot-member table:name="45.654110672" table:display="true" table:show-details="true"/>
                <table:data-pilot-member table:name="46.12285491" table:display="true" table:show-details="true"/>
                <table:data-pilot-member table:name="49.961585182" table:display="true" table:show-details="true"/>
                <table:data-pilot-member table:name="52.851597342" table:display="true" table:show-details="true"/>
                <table:data-pilot-member table:name="54.61815519" table:display="true" table:show-details="true"/>
                <table:data-pilot-member table:name="54.7559506" table:display="true" table:show-details="true"/>
                <table:data-pilot-member table:name="57.822274136" table:display="true" table:show-details="true"/>
                <table:data-pilot-member table:name="69.056056104" table:display="true" table:show-details="true"/>
                <table:data-pilot-member table:name="84.759620136" table:display="true" table:show-details="true"/>
                <table:data-pilot-member table:name="93.6816693" table:display="true" table:show-details="true"/>
                <table:data-pilot-member table:name="95.939912536" table:display="true" table:show-details="true"/>
                <table:data-pilot-member table:name="99.215993394" table:display="true" table:show-details="true"/>
                <table:data-pilot-member table:name="105.588449261" table:display="true" table:show-details="true"/>
                <table:data-pilot-member table:name="105.87340876" table:display="true" table:show-details="true"/>
                <table:data-pilot-member table:name="105.941312948" table:display="true" table:show-details="true"/>
                <table:data-pilot-member table:name="112.463162976" table:display="true" table:show-details="true"/>
                <table:data-pilot-member table:name="113.410296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0:12:09.999194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0T20:22:31.721824629</dc:date>
    <meta:editing-duration>PT20M51S</meta:editing-duration>
    <meta:editing-cycles>3</meta:editing-cycles>
    <meta:document-statistic meta:table-count="2" meta:cell-count="30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aa61a" draw:fill-color="#faa6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add58a" draw:fill-color="#add58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dc578" draw:fill-color="#fdc578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974cm" svg:height="24.172cm" xlink:href=".." xlink:type="simple" loext:data-pilot-source="DataPilot1" chart:class="chart:line" chart:style-name="ch1">
        <chart:title svg:x="16.152cm" svg:y="1.519cm" chart:style-name="ch2">
          <text:p>35 loops of Fibbonacci w/ CRYSTAL_WORKERS = X</text:p>
        </chart:title>
        <chart:subtitle svg:x="17.223cm" svg:y="2.781cm" chart:style-name="ch3">
          <text:p>AMD Ryzen 7 1700X Eight-Core Processor × 16</text:p>
        </chart:subtitle>
        <chart:legend svg:x="6.203cm" svg:y="20.563cm" style:legend-expansion="custom" chartooo:width="30.567cm" chartooo:height="2.226cm" style:legend-expansion-aspect-ratio="13.7318059299191" chart:style-name="ch4"/>
        <chart:plot-area chart:style-name="ch5" table:cell-range-address="PivotChart" chart:data-source-has-labels="column" svg:x="0.858cm" svg:y="3.634cm" svg:width="41.254cm" svg:height="16.595cm">
          <chartooo:coordinate-region svg:x="2.141cm" svg:y="3.834cm" svg:width="39.784cm" svg:height="15.748cm"/>
          <chart:axis chart:dimension="x" chart:name="primary-x" chart:style-name="ch6" chartooo:axis-type="auto">
            <chartooo:date-scale/>
            <chart:categories table:cell-range-address="PT@categories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PT@data 0" chart:label-cell-address="PT@label 0" chart:class="chart:line">
            <chart:data-point chart:repeated="32"/>
          </chart:series>
          <chart:series chart:style-name="ch10" chart:values-cell-range-address="PT@data 1" chart:label-cell-address="PT@label 1" chart:class="chart:line">
            <chart:data-point chart:repeated="32"/>
          </chart:series>
          <chart:series chart:style-name="ch11" chart:values-cell-range-address="PT@data 2" chart:label-cell-address="PT@label 2" chart:class="chart:line">
            <chart:data-point chart:repeated="32"/>
          </chart:series>
          <chart:series chart:style-name="ch12" chart:values-cell-range-address="PT@data 3" chart:label-cell-address="PT@label 3" chart:class="chart:line">
            <chart:data-point chart:repeated="32"/>
          </chart:series>
          <chart:series chart:style-name="ch13" chart:values-cell-range-address="PT@data 4" chart:label-cell-address="PT@label 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normal</text:p>
                <draw:g>
                  <svg:desc>PT@label 0</svg:desc>
                </draw:g>
              </table:table-cell>
              <table:table-cell office:value-type="string">
                <text:p>Average - fibers_any_thread</text:p>
                <draw:g>
                  <svg:desc>PT@label 1</svg:desc>
                </draw:g>
              </table:table-cell>
              <table:table-cell office:value-type="string">
                <text:p>Average - fibers_same_thread</text:p>
                <draw:g>
                  <svg:desc>PT@label 2</svg:desc>
                </draw:g>
              </table:table-cell>
              <table:table-cell office:value-type="string">
                <text:p>Average - fibers_any_thread_times_worker</text:p>
                <draw:g>
                  <svg:desc>PT@label 3</svg:desc>
                </draw:g>
              </table:table-cell>
              <table:table-cell office:value-type="string">
                <text:p>Average - fibers_same_thread_times_worker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.682477567">
                <text:p>1.682477567</text:p>
                <draw:g>
                  <svg:desc>PT@data 0</svg:desc>
                </draw:g>
              </table:table-cell>
              <table:table-cell office:value-type="float" office:value="1.665201797">
                <text:p>1.665201797</text:p>
                <draw:g>
                  <svg:desc>PT@data 1</svg:desc>
                </draw:g>
              </table:table-cell>
              <table:table-cell office:value-type="float" office:value="1.67571959">
                <text:p>1.67571959</text:p>
                <draw:g>
                  <svg:desc>PT@data 2</svg:desc>
                </draw:g>
              </table:table-cell>
              <table:table-cell office:value-type="float" office:value="1.665201797">
                <text:p>1.665201797</text:p>
                <draw:g>
                  <svg:desc>PT@data 3</svg:desc>
                </draw:g>
              </table:table-cell>
              <table:table-cell office:value-type="float" office:value="1.67571959">
                <text:p>1.67571959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5885149">
                <text:p>1.855885149</text:p>
              </table:table-cell>
              <table:table-cell office:value-type="float" office:value="1.701727101">
                <text:p>1.701727101</text:p>
              </table:table-cell>
              <table:table-cell office:value-type="float" office:value="1.794081324">
                <text:p>1.794081324</text:p>
              </table:table-cell>
              <table:table-cell office:value-type="float" office:value="3.403454202">
                <text:p>3.403454202</text:p>
              </table:table-cell>
              <table:table-cell office:value-type="float" office:value="3.588162648">
                <text:p>3.58816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2790251">
                <text:p>1.812790251</text:p>
              </table:table-cell>
              <table:table-cell office:value-type="float" office:value="1.045965966">
                <text:p>1.045965966</text:p>
              </table:table-cell>
              <table:table-cell office:value-type="float" office:value="1.928231081">
                <text:p>1.928231081</text:p>
              </table:table-cell>
              <table:table-cell office:value-type="float" office:value="3.137897898">
                <text:p>3.137897898</text:p>
              </table:table-cell>
              <table:table-cell office:value-type="float" office:value="5.784693243">
                <text:p>5.784693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29126152">
                <text:p>1.929126152</text:p>
              </table:table-cell>
              <table:table-cell office:value-type="float" office:value="0.817903746">
                <text:p>0.817903746</text:p>
              </table:table-cell>
              <table:table-cell office:value-type="float" office:value="2.376674445">
                <text:p>2.376674445</text:p>
              </table:table-cell>
              <table:table-cell office:value-type="float" office:value="3.271614984">
                <text:p>3.271614984</text:p>
              </table:table-cell>
              <table:table-cell office:value-type="float" office:value="9.50669778">
                <text:p>9.50669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6332206">
                <text:p>1.596332206</text:p>
              </table:table-cell>
              <table:table-cell office:value-type="float" office:value="1.332190422">
                <text:p>1.332190422</text:p>
              </table:table-cell>
              <table:table-cell office:value-type="float" office:value="1.824092066">
                <text:p>1.824092066</text:p>
              </table:table-cell>
              <table:table-cell office:value-type="float" office:value="6.66095211">
                <text:p>6.66095211</text:p>
              </table:table-cell>
              <table:table-cell office:value-type="float" office:value="9.12046033">
                <text:p>9.12046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2134706">
                <text:p>1.812134706</text:p>
              </table:table-cell>
              <table:table-cell office:value-type="float" office:value="0.436448406">
                <text:p>0.436448406</text:p>
              </table:table-cell>
              <table:table-cell office:value-type="float" office:value="2.509560335">
                <text:p>2.509560335</text:p>
              </table:table-cell>
              <table:table-cell office:value-type="float" office:value="2.618690436">
                <text:p>2.618690436</text:p>
              </table:table-cell>
              <table:table-cell office:value-type="float" office:value="15.05736201">
                <text:p>15.05736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742316">
                <text:p>1.66742316</text:p>
              </table:table-cell>
              <table:table-cell office:value-type="float" office:value="1.383231681">
                <text:p>1.383231681</text:p>
              </table:table-cell>
              <table:table-cell office:value-type="float" office:value="1.633740581">
                <text:p>1.633740581</text:p>
              </table:table-cell>
              <table:table-cell office:value-type="float" office:value="9.682621767">
                <text:p>9.682621767</text:p>
              </table:table-cell>
              <table:table-cell office:value-type="float" office:value="11.436184067">
                <text:p>11.436184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1787657">
                <text:p>1.61787657</text:p>
              </table:table-cell>
              <table:table-cell office:value-type="float" office:value="0.252300322">
                <text:p>0.252300322</text:p>
              </table:table-cell>
              <table:table-cell office:value-type="float" office:value="2.625504007">
                <text:p>2.625504007</text:p>
              </table:table-cell>
              <table:table-cell office:value-type="float" office:value="2.018402576">
                <text:p>2.018402576</text:p>
              </table:table-cell>
              <table:table-cell office:value-type="float" office:value="21.004032056">
                <text:p>21.004032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93013678">
                <text:p>1.693013678</text:p>
              </table:table-cell>
              <table:table-cell office:value-type="float" office:value="0.183266949">
                <text:p>0.183266949</text:p>
              </table:table-cell>
              <table:table-cell office:value-type="float" office:value="2.96153956">
                <text:p>2.96153956</text:p>
              </table:table-cell>
              <table:table-cell office:value-type="float" office:value="1.649402541">
                <text:p>1.649402541</text:p>
              </table:table-cell>
              <table:table-cell office:value-type="float" office:value="26.65385604">
                <text:p>26.65385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88225756">
                <text:p>1.788225756</text:p>
              </table:table-cell>
              <table:table-cell office:value-type="float" office:value="1.536394787">
                <text:p>1.536394787</text:p>
              </table:table-cell>
              <table:table-cell office:value-type="float" office:value="1.911764395">
                <text:p>1.911764395</text:p>
              </table:table-cell>
              <table:table-cell office:value-type="float" office:value="15.36394787">
                <text:p>15.36394787</text:p>
              </table:table-cell>
              <table:table-cell office:value-type="float" office:value="19.11764395">
                <text:p>19.11764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9534249">
                <text:p>1.729534249</text:p>
              </table:table-cell>
              <table:table-cell office:value-type="float" office:value="0.5682306">
                <text:p>0.5682306</text:p>
              </table:table-cell>
              <table:table-cell office:value-type="float" office:value="2.643402423">
                <text:p>2.643402423</text:p>
              </table:table-cell>
              <table:table-cell office:value-type="float" office:value="6.2505366">
                <text:p>6.2505366</text:p>
              </table:table-cell>
              <table:table-cell office:value-type="float" office:value="29.077426653">
                <text:p>29.077426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31754752">
                <text:p>1.731754752</text:p>
              </table:table-cell>
              <table:table-cell office:value-type="float" office:value="0.075669336">
                <text:p>0.075669336</text:p>
              </table:table-cell>
              <table:table-cell office:value-type="float" office:value="3.033936222">
                <text:p>3.033936222</text:p>
              </table:table-cell>
              <table:table-cell office:value-type="float" office:value="0.908032032">
                <text:p>0.908032032</text:p>
              </table:table-cell>
              <table:table-cell office:value-type="float" office:value="36.407234664">
                <text:p>36.407234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98891679">
                <text:p>1.798891679</text:p>
              </table:table-cell>
              <table:table-cell office:value-type="float" office:value="0.428294596">
                <text:p>0.428294596</text:p>
              </table:table-cell>
              <table:table-cell office:value-type="float" office:value="2.672644637">
                <text:p>2.672644637</text:p>
              </table:table-cell>
              <table:table-cell office:value-type="float" office:value="5.567829748">
                <text:p>5.567829748</text:p>
              </table:table-cell>
              <table:table-cell office:value-type="float" office:value="34.744380281">
                <text:p>34.744380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2648488">
                <text:p>1.852648488</text:p>
              </table:table-cell>
              <table:table-cell office:value-type="float" office:value="1.501438203">
                <text:p>1.501438203</text:p>
              </table:table-cell>
              <table:table-cell office:value-type="float" office:value="1.783402537">
                <text:p>1.783402537</text:p>
              </table:table-cell>
              <table:table-cell office:value-type="float" office:value="21.020134842">
                <text:p>21.020134842</text:p>
              </table:table-cell>
              <table:table-cell office:value-type="float" office:value="24.967635518">
                <text:p>24.967635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86676143">
                <text:p>1.786676143</text:p>
              </table:table-cell>
              <table:table-cell office:value-type="float" office:value="0.076415485">
                <text:p>0.076415485</text:p>
              </table:table-cell>
              <table:table-cell office:value-type="float" office:value="3.074856994">
                <text:p>3.074856994</text:p>
              </table:table-cell>
              <table:table-cell office:value-type="float" office:value="1.146232275">
                <text:p>1.146232275</text:p>
              </table:table-cell>
              <table:table-cell office:value-type="float" office:value="46.12285491">
                <text:p>46.12285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65401569">
                <text:p>2.165401569</text:p>
              </table:table-cell>
              <table:table-cell office:value-type="float" office:value="0.359921259">
                <text:p>0.359921259</text:p>
              </table:table-cell>
              <table:table-cell office:value-type="float" office:value="2.853381917">
                <text:p>2.853381917</text:p>
              </table:table-cell>
              <table:table-cell office:value-type="float" office:value="5.758740144">
                <text:p>5.758740144</text:p>
              </table:table-cell>
              <table:table-cell office:value-type="float" office:value="45.654110672">
                <text:p>45.654110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46379856">
                <text:p>1.746379856</text:p>
              </table:table-cell>
              <table:table-cell office:value-type="float" office:value="1.055074283">
                <text:p>1.055074283</text:p>
              </table:table-cell>
              <table:table-cell office:value-type="float" office:value="2.367324531">
                <text:p>2.367324531</text:p>
              </table:table-cell>
              <table:table-cell office:value-type="float" office:value="17.936262811">
                <text:p>17.936262811</text:p>
              </table:table-cell>
              <table:table-cell office:value-type="float" office:value="40.244517027">
                <text:p>40.244517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3529585">
                <text:p>1.753529585</text:p>
              </table:table-cell>
              <table:table-cell office:value-type="float" office:value="0.005491393">
                <text:p>0.005491393</text:p>
              </table:table-cell>
              <table:table-cell office:value-type="float" office:value="3.034341955">
                <text:p>3.034341955</text:p>
              </table:table-cell>
              <table:table-cell office:value-type="float" office:value="0.098845074">
                <text:p>0.098845074</text:p>
              </table:table-cell>
              <table:table-cell office:value-type="float" office:value="54.61815519">
                <text:p>54.61815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1350315">
                <text:p>1.81350315</text:p>
              </table:table-cell>
              <table:table-cell office:value-type="float" office:value="0.023596638">
                <text:p>0.023596638</text:p>
              </table:table-cell>
              <table:table-cell office:value-type="float" office:value="2.781663018">
                <text:p>2.781663018</text:p>
              </table:table-cell>
              <table:table-cell office:value-type="float" office:value="0.448336122">
                <text:p>0.448336122</text:p>
              </table:table-cell>
              <table:table-cell office:value-type="float" office:value="52.851597342">
                <text:p>52.851597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5633712">
                <text:p>1.905633712</text:p>
              </table:table-cell>
              <table:table-cell office:value-type="float" office:value="0.078062226">
                <text:p>0.078062226</text:p>
              </table:table-cell>
              <table:table-cell office:value-type="float" office:value="2.73779753">
                <text:p>2.73779753</text:p>
              </table:table-cell>
              <table:table-cell office:value-type="float" office:value="1.56124452">
                <text:p>1.56124452</text:p>
              </table:table-cell>
              <table:table-cell office:value-type="float" office:value="54.7559506">
                <text:p>54.7559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20922975">
                <text:p>2.020922975</text:p>
              </table:table-cell>
              <table:table-cell office:value-type="float" office:value="0.282508859">
                <text:p>0.282508859</text:p>
              </table:table-cell>
              <table:table-cell office:value-type="float" office:value="3.288383624">
                <text:p>3.288383624</text:p>
              </table:table-cell>
              <table:table-cell office:value-type="float" office:value="5.932686039">
                <text:p>5.932686039</text:p>
              </table:table-cell>
              <table:table-cell office:value-type="float" office:value="69.056056104">
                <text:p>69.056056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88989898">
                <text:p>1.788989898</text:p>
              </table:table-cell>
              <table:table-cell office:value-type="float" office:value="0.645237449">
                <text:p>0.645237449</text:p>
              </table:table-cell>
              <table:table-cell office:value-type="float" office:value="2.628285188">
                <text:p>2.628285188</text:p>
              </table:table-cell>
              <table:table-cell office:value-type="float" office:value="14.195223878">
                <text:p>14.195223878</text:p>
              </table:table-cell>
              <table:table-cell office:value-type="float" office:value="57.822274136">
                <text:p>57.822274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42003387">
                <text:p>1.942003387</text:p>
              </table:table-cell>
              <table:table-cell office:value-type="float" office:value="1.446961152">
                <text:p>1.446961152</text:p>
              </table:table-cell>
              <table:table-cell office:value-type="float" office:value="2.172242834">
                <text:p>2.172242834</text:p>
              </table:table-cell>
              <table:table-cell office:value-type="float" office:value="33.280106496">
                <text:p>33.280106496</text:p>
              </table:table-cell>
              <table:table-cell office:value-type="float" office:value="49.961585182">
                <text:p>49.961585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57456202">
                <text:p>1.957456202</text:p>
              </table:table-cell>
              <table:table-cell office:value-type="float" office:value="0.000266027">
                <text:p>0.000266027</text:p>
              </table:table-cell>
              <table:table-cell office:value-type="float" office:value="3.531650839">
                <text:p>3.531650839</text:p>
              </table:table-cell>
              <table:table-cell office:value-type="float" office:value="0.006384648">
                <text:p>0.006384648</text:p>
              </table:table-cell>
              <table:table-cell office:value-type="float" office:value="84.759620136">
                <text:p>84.759620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82555408">
                <text:p>1.982555408</text:p>
              </table:table-cell>
              <table:table-cell office:value-type="float" office:value="0.000614908">
                <text:p>0.000614908</text:p>
              </table:table-cell>
              <table:table-cell office:value-type="float" office:value="3.747266772">
                <text:p>3.747266772</text:p>
              </table:table-cell>
              <table:table-cell office:value-type="float" office:value="0.0153727">
                <text:p>0.0153727</text:p>
              </table:table-cell>
              <table:table-cell office:value-type="float" office:value="93.6816693">
                <text:p>93.6816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0016315">
                <text:p>2.00016315</text:p>
              </table:table-cell>
              <table:table-cell office:value-type="float" office:value="0.000841943">
                <text:p>0.000841943</text:p>
              </table:table-cell>
              <table:table-cell office:value-type="float" office:value="3.689996636">
                <text:p>3.689996636</text:p>
              </table:table-cell>
              <table:table-cell office:value-type="float" office:value="0.021890518">
                <text:p>0.021890518</text:p>
              </table:table-cell>
              <table:table-cell office:value-type="float" office:value="95.939912536">
                <text:p>95.939912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89153765">
                <text:p>1.989153765</text:p>
              </table:table-cell>
              <table:table-cell office:value-type="float" office:value="0.003766815">
                <text:p>0.003766815</text:p>
              </table:table-cell>
              <table:table-cell office:value-type="float" office:value="3.674666422">
                <text:p>3.674666422</text:p>
              </table:table-cell>
              <table:table-cell office:value-type="float" office:value="0.101704005">
                <text:p>0.101704005</text:p>
              </table:table-cell>
              <table:table-cell office:value-type="float" office:value="99.215993394">
                <text:p>99.215993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94361534">
                <text:p>1.994361534</text:p>
              </table:table-cell>
              <table:table-cell office:value-type="float" office:value="0.017527606">
                <text:p>0.017527606</text:p>
              </table:table-cell>
              <table:table-cell office:value-type="float" office:value="3.78119317">
                <text:p>3.78119317</text:p>
              </table:table-cell>
              <table:table-cell office:value-type="float" office:value="0.490772968">
                <text:p>0.490772968</text:p>
              </table:table-cell>
              <table:table-cell office:value-type="float" office:value="105.87340876">
                <text:p>105.87340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79554815">
                <text:p>2.079554815</text:p>
              </table:table-cell>
              <table:table-cell office:value-type="float" office:value="0.043590415">
                <text:p>0.043590415</text:p>
              </table:table-cell>
              <table:table-cell office:value-type="float" office:value="3.640981009">
                <text:p>3.640981009</text:p>
              </table:table-cell>
              <table:table-cell office:value-type="float" office:value="1.264122035">
                <text:p>1.264122035</text:p>
              </table:table-cell>
              <table:table-cell office:value-type="float" office:value="105.588449261">
                <text:p>105.588449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48002224">
                <text:p>2.148002224</text:p>
              </table:table-cell>
              <table:table-cell office:value-type="float" office:value="0.103536886">
                <text:p>0.103536886</text:p>
              </table:table-cell>
              <table:table-cell office:value-type="float" office:value="3.780343213">
                <text:p>3.780343213</text:p>
              </table:table-cell>
              <table:table-cell office:value-type="float" office:value="3.10610658">
                <text:p>3.10610658</text:p>
              </table:table-cell>
              <table:table-cell office:value-type="float" office:value="113.41029639">
                <text:p>113.41029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70759828">
                <text:p>2.070759828</text:p>
              </table:table-cell>
              <table:table-cell office:value-type="float" office:value="0.210708633">
                <text:p>0.210708633</text:p>
              </table:table-cell>
              <table:table-cell office:value-type="float" office:value="3.417461708">
                <text:p>3.417461708</text:p>
              </table:table-cell>
              <table:table-cell office:value-type="float" office:value="6.531967623">
                <text:p>6.531967623</text:p>
              </table:table-cell>
              <table:table-cell office:value-type="float" office:value="105.941312948">
                <text:p>105.941312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12888013">
                <text:p>1.912888013</text:p>
              </table:table-cell>
              <table:table-cell office:value-type="float" office:value="0.427510963">
                <text:p>0.427510963</text:p>
              </table:table-cell>
              <table:table-cell office:value-type="float" office:value="3.514473843">
                <text:p>3.514473843</text:p>
              </table:table-cell>
              <table:table-cell office:value-type="float" office:value="13.680350816">
                <text:p>13.680350816</text:p>
              </table:table-cell>
              <table:table-cell office:value-type="float" office:value="112.463162976">
                <text:p>112.463162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